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0"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1"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9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99"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2"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1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0" style:family="paragraph" style:parent-style-name="Text_20_body">
      <style:paragraph-properties fo:line-height="100%"/>
      <style:text-properties style:font-name="Lohit Devanagari" style:font-name-complex="Lohit Devanagari"/>
    </style:style>
    <style:style style:name="P1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2"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4"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25" style:family="paragraph" style:parent-style-name="Footnote">
      <style:paragraph-properties fo:margin-left="0in" fo:margin-right="0in" fo:text-indent="0in" style:auto-text-indent="false"/>
    </style:style>
    <style:style style:name="P126" style:family="paragraph" style:parent-style-name="Text_20_body">
      <style:paragraph-properties fo:margin-top="0in" fo:margin-bottom="0in" style:contextual-spacing="false" fo:line-height="120%" style:writing-mode="lr-tb"/>
    </style:style>
    <style:style style:name="P127" style:family="paragraph" style:parent-style-name="Footnote">
      <style:text-properties officeooo:rsid="0029e87b" officeooo:paragraph-rsid="0029e87b"/>
    </style:style>
    <style:style style:name="P128" style:family="paragraph" style:parent-style-name="Footnote">
      <style:text-properties officeooo:rsid="003e9fd3" officeooo:paragraph-rsid="003e9fd3"/>
    </style:style>
    <style:style style:name="P129" style:family="paragraph" style:parent-style-name="Footnote">
      <style:text-properties fo:font-size="8pt" fo:font-weight="bold" style:font-size-asian="8pt" style:font-weight-asian="bold" style:font-size-complex="8pt" style:font-weight-complex="bold"/>
    </style:style>
    <style:style style:name="P130" style:family="paragraph" style:parent-style-name="Footnote">
      <style:text-properties fo:font-size="8pt" style:font-size-asian="8pt" style:font-size-complex="8pt"/>
    </style:style>
    <style:style style:name="P131" style:family="paragraph" style:parent-style-name="Shloka_20_number_20_heading">
      <style:paragraph-properties fo:break-before="page"/>
      <style:text-properties officeooo:paragraph-rsid="005d7a1a"/>
    </style:style>
    <style:style style:name="P132" style:family="paragraph" style:parent-style-name="Standard_20_hindi_20_text">
      <style:text-properties fo:font-size="11pt" style:font-size-asian="11pt" style:font-size-complex="11pt"/>
    </style:style>
    <style:style style:name="P133"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34" style:family="paragraph" style:parent-style-name="Standard_20_hindi_20_text">
      <style:text-properties fo:font-size="11pt" style:font-size-asian="11pt" style:font-size-complex="11pt"/>
    </style:style>
    <style:style style:name="P135" style:family="paragraph" style:parent-style-name="Standard_20_hindi_20_text">
      <style:paragraph-properties fo:text-align="center" style:justify-single-word="false"/>
    </style:style>
    <style:style style:name="P1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6pt"/>
    </style:style>
    <style:style style:name="P137" style:family="paragraph" style:parent-style-name="Text_20_body">
      <style:paragraph-properties fo:line-height="100%"/>
      <style:text-properties style:font-name="Lohit Devanagari" fo:background-color="#ffff00" style:font-name-complex="Lohit Devanagari"/>
    </style:style>
    <style:style style:name="P138" style:family="paragraph" style:parent-style-name="Text_20_body">
      <style:paragraph-properties fo:line-height="100%"/>
      <style:text-properties style:font-name="Lohit Devanagari" style:font-name-complex="Lohit Devanagari"/>
    </style:style>
    <style:style style:name="P139"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40" style:family="paragraph" style:parent-style-name="Text_20_body">
      <style:paragraph-properties fo:margin-left="0in" fo:margin-right="0in" fo:margin-top="0in" fo:margin-bottom="0in" style:contextual-spacing="false" fo:line-height="100%" fo:text-indent="0in" style:auto-text-indent="false" fo:break-before="page" style:writing-mode="lr-tb"/>
      <style:text-properties style:font-name="Lohit Devanagari" style:font-name-complex="Lohit Devanagari"/>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07"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08"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10"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12"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13"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14"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15"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17"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18"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19"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20"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21"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22"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23"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2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12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12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13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136"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13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3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14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4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159"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16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16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16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16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17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171"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17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17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17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17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176"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1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17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1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180"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18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18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1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1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185"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186"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187"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18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18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19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font-name="Lohit Devanagari" fo:font-size="11pt" fo:font-style="italic" style:text-underline-style="none" fo:font-weight="bold" style:text-blinking="false" fo:background-color="transparent" loext:char-shading-value="0" style:font-name-complex="Lohit Devanagari"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202"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20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20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09"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21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21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21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213"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214"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215"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216"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217"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218"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2pt" style:font-style-complex="normal" style:font-weight-complex="bold"/>
    </style:style>
    <style:style style:name="T219"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220"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221" style:family="text">
      <style:text-properties fo:font-weight="bold" style:font-weight-asian="bold" style:font-weight-complex="bold"/>
    </style:style>
    <style:style style:name="T222" style:family="text">
      <style:text-properties fo:font-weight="bold" officeooo:rsid="00173add" style:font-weight-asian="bold" style:font-weight-complex="bold"/>
    </style:style>
    <style:style style:name="T223" style:family="text">
      <style:text-properties fo:font-weight="bold" officeooo:rsid="00316ac2" style:font-weight-asian="bold" style:font-weight-complex="bold"/>
    </style:style>
    <style:style style:name="T224" style:family="text">
      <style:text-properties fo:font-weight="bold" officeooo:rsid="004d74aa" style:font-weight-asian="bold" style:font-weight-complex="bold"/>
    </style:style>
    <style:style style:name="T225" style:family="text">
      <style:text-properties fo:font-weight="bold" officeooo:rsid="00517ce6" style:font-weight-asian="bold" style:font-weight-complex="bold"/>
    </style:style>
    <style:style style:name="T226" style:family="text">
      <style:text-properties fo:font-weight="bold" officeooo:rsid="005c431b" style:font-weight-asian="bold" style:font-weight-complex="bold"/>
    </style:style>
    <style:style style:name="T227" style:family="text">
      <style:text-properties fo:font-weight="bold" style:font-style-asian="normal" style:font-weight-asian="bold" style:font-size-complex="11pt" style:font-style-complex="normal" style:font-weight-complex="bold"/>
    </style:style>
    <style:style style:name="T228" style:family="text">
      <style:text-properties officeooo:rsid="0015461a"/>
    </style:style>
    <style:style style:name="T229" style:family="text">
      <style:text-properties officeooo:rsid="0015acb5"/>
    </style:style>
    <style:style style:name="T230" style:family="text">
      <style:text-properties officeooo:rsid="00168139"/>
    </style:style>
    <style:style style:name="T231" style:family="text">
      <style:text-properties officeooo:rsid="00173add"/>
    </style:style>
    <style:style style:name="T232" style:family="text">
      <style:text-properties fo:font-style="italic" fo:font-weight="bold" style:font-style-asian="italic" style:font-weight-asian="bold" style:font-style-complex="italic" style:font-weight-complex="bold"/>
    </style:style>
    <style:style style:name="T233" style:family="text">
      <style:text-properties fo:font-style="italic" fo:font-weight="bold" officeooo:rsid="00173add" style:font-style-asian="italic" style:font-weight-asian="bold" style:font-style-complex="italic" style:font-weight-complex="bold"/>
    </style:style>
    <style:style style:name="T234" style:family="text">
      <style:text-properties fo:font-style="italic" fo:font-weight="bold" officeooo:rsid="0017745a" style:font-style-asian="italic" style:font-weight-asian="bold" style:font-style-complex="italic" style:font-weight-complex="bold"/>
    </style:style>
    <style:style style:name="T235" style:family="text">
      <style:text-properties fo:font-style="italic" fo:font-weight="bold" officeooo:rsid="001c700e" style:font-style-asian="italic" style:font-weight-asian="bold" style:font-style-complex="italic" style:font-weight-complex="bold"/>
    </style:style>
    <style:style style:name="T236" style:family="text">
      <style:text-properties fo:font-style="italic" fo:font-weight="bold" officeooo:rsid="0025264d" style:font-style-asian="italic" style:font-weight-asian="bold" style:font-style-complex="italic" style:font-weight-complex="bold"/>
    </style:style>
    <style:style style:name="T237" style:family="text">
      <style:text-properties fo:font-style="italic" fo:font-weight="bold" officeooo:rsid="0029e87b" style:font-style-asian="italic" style:font-weight-asian="bold" style:font-style-complex="italic" style:font-weight-complex="bold"/>
    </style:style>
    <style:style style:name="T238" style:family="text">
      <style:text-properties fo:font-style="italic" fo:font-weight="bold" officeooo:rsid="004151d0" style:font-style-asian="italic" style:font-weight-asian="bold" style:font-style-complex="italic" style:font-weight-complex="bold"/>
    </style:style>
    <style:style style:name="T239" style:family="text">
      <style:text-properties fo:font-style="italic" fo:font-weight="bold" officeooo:rsid="0046043e" style:font-style-asian="italic" style:font-weight-asian="bold" style:font-style-complex="italic" style:font-weight-complex="bold"/>
    </style:style>
    <style:style style:name="T240" style:family="text">
      <style:text-properties fo:font-style="italic" fo:font-weight="bold" officeooo:rsid="004d74aa" style:font-style-asian="italic" style:font-weight-asian="bold" style:font-style-complex="italic" style:font-weight-complex="bold"/>
    </style:style>
    <style:style style:name="T241" style:family="text">
      <style:text-properties fo:font-style="italic" fo:font-weight="bold" officeooo:rsid="004f4520" style:font-style-asian="italic" style:font-weight-asian="bold" style:font-style-complex="italic" style:font-weight-complex="bold"/>
    </style:style>
    <style:style style:name="T242" style:family="text">
      <style:text-properties fo:font-style="italic" fo:font-weight="bold" officeooo:rsid="0057f9ed" style:font-style-asian="italic" style:font-weight-asian="bold" style:font-style-complex="italic" style:font-weight-complex="bold"/>
    </style:style>
    <style:style style:name="T243" style:family="text">
      <style:text-properties fo:font-style="italic" fo:font-weight="bold" officeooo:rsid="005b00c9" style:font-style-asian="italic" style:font-weight-asian="bold" style:font-style-complex="italic" style:font-weight-complex="bold"/>
    </style:style>
    <style:style style:name="T244" style:family="text">
      <style:text-properties fo:font-style="italic" fo:font-weight="bold" officeooo:rsid="005c431b" style:font-style-asian="italic" style:font-weight-asian="bold" style:font-style-complex="italic" style:font-weight-complex="bold"/>
    </style:style>
    <style:style style:name="T245" style:family="text">
      <style:text-properties fo:font-style="italic" fo:font-weight="bold" officeooo:rsid="005d7a1a" style:font-style-asian="italic" style:font-weight-asian="bold" style:font-style-complex="italic" style:font-weight-complex="bold"/>
    </style:style>
    <style:style style:name="T246" style:family="text">
      <style:text-properties fo:font-style="italic" fo:font-weight="bold" style:font-style-asian="italic" style:font-weight-asian="bold" style:font-size-complex="11pt" style:font-style-complex="italic" style:font-weight-complex="bold"/>
    </style:style>
    <style:style style:name="T247" style:family="text">
      <style:text-properties fo:font-style="italic" fo:font-weight="bold" officeooo:rsid="002c6603" style:font-style-asian="italic" style:font-weight-asian="bold" style:font-size-complex="11pt" style:font-style-complex="italic" style:font-weight-complex="bold"/>
    </style:style>
    <style:style style:name="T248" style:family="text">
      <style:text-properties fo:font-style="italic" fo:font-weight="bold" officeooo:rsid="002ef86c" style:font-style-asian="italic" style:font-weight-asian="bold" style:font-size-complex="11pt" style:font-style-complex="italic" style:font-weight-complex="bold"/>
    </style:style>
    <style:style style:name="T249" style:family="text">
      <style:text-properties fo:font-style="italic" fo:font-weight="bold" style:font-style-asian="italic" style:font-weight-asian="bold" style:font-size-complex="11pt" style:font-style-complex="normal" style:font-weight-complex="bold"/>
    </style:style>
    <style:style style:name="T250" style:family="text">
      <style:text-properties fo:font-style="italic" fo:font-weight="bold" style:font-size-asian="12pt" style:font-style-asian="italic" style:font-weight-asian="bold" style:font-style-complex="italic" style:font-weight-complex="bold"/>
    </style:style>
    <style:style style:name="T251" style:family="text">
      <style:text-properties fo:font-style="italic" style:font-style-asian="italic" style:font-style-complex="italic"/>
    </style:style>
    <style:style style:name="T252" style:family="text">
      <style:text-properties fo:font-style="italic" officeooo:rsid="0017745a" style:font-style-asian="italic" style:font-style-complex="italic"/>
    </style:style>
    <style:style style:name="T253" style:family="text">
      <style:text-properties fo:font-style="italic" officeooo:rsid="003e9fd3" style:font-style-asian="italic" style:font-style-complex="italic"/>
    </style:style>
    <style:style style:name="T254" style:family="text">
      <style:text-properties fo:font-style="italic" officeooo:rsid="004151d0" style:font-style-asian="italic" style:font-style-complex="italic"/>
    </style:style>
    <style:style style:name="T255" style:family="text">
      <style:text-properties fo:font-style="italic" officeooo:rsid="0046043e" style:font-style-asian="italic" style:font-style-complex="italic"/>
    </style:style>
    <style:style style:name="T256" style:family="text">
      <style:text-properties fo:font-style="italic" officeooo:rsid="004d74aa" style:font-style-asian="italic" style:font-style-complex="italic"/>
    </style:style>
    <style:style style:name="T257" style:family="text">
      <style:text-properties fo:font-style="italic" officeooo:rsid="00517ce6" style:font-style-asian="italic" style:font-style-complex="italic"/>
    </style:style>
    <style:style style:name="T258" style:family="text">
      <style:text-properties fo:font-style="italic" officeooo:rsid="005794ec" style:font-style-asian="italic" style:font-style-complex="italic"/>
    </style:style>
    <style:style style:name="T259" style:family="text">
      <style:text-properties fo:font-style="italic" officeooo:rsid="005b00c9" style:font-style-asian="italic" style:font-style-complex="italic"/>
    </style:style>
    <style:style style:name="T260" style:family="text">
      <style:text-properties fo:font-style="italic" officeooo:rsid="005c431b" style:font-style-asian="italic" style:font-style-complex="italic"/>
    </style:style>
    <style:style style:name="T261" style:family="text">
      <style:text-properties fo:font-style="italic" officeooo:rsid="005d7a1a" style:font-style-asian="italic" style:font-style-complex="italic"/>
    </style:style>
    <style:style style:name="T262" style:family="text">
      <style:text-properties fo:font-style="italic" style:font-style-asian="italic" style:font-size-complex="11pt" style:font-style-complex="italic" style:font-weight-complex="normal"/>
    </style:style>
    <style:style style:name="T263" style:family="text">
      <style:text-properties fo:font-style="italic" officeooo:rsid="002911ac" style:font-style-asian="italic" style:font-size-complex="11pt" style:font-style-complex="italic" style:font-weight-complex="normal"/>
    </style:style>
    <style:style style:name="T264" style:family="text">
      <style:text-properties fo:font-style="italic" officeooo:rsid="0029b675" style:font-style-asian="italic" style:font-size-complex="11pt" style:font-style-complex="italic" style:font-weight-complex="normal"/>
    </style:style>
    <style:style style:name="T265" style:family="text">
      <style:text-properties fo:font-style="italic" style:font-style-asian="italic" style:font-weight-asian="normal" style:font-size-complex="11pt" style:font-style-complex="italic"/>
    </style:style>
    <style:style style:name="T266" style:family="text">
      <style:text-properties fo:font-style="italic" officeooo:rsid="002c6603" style:font-style-asian="italic" style:font-weight-asian="normal" style:font-size-complex="11pt" style:font-style-complex="italic"/>
    </style:style>
    <style:style style:name="T267" style:family="text">
      <style:text-properties fo:font-style="italic" officeooo:rsid="002ef86c" style:font-style-asian="italic" style:font-weight-asian="normal" style:font-size-complex="11pt" style:font-style-complex="italic"/>
    </style:style>
    <style:style style:name="T268" style:family="text">
      <style:text-properties fo:font-style="italic" officeooo:rsid="002c6603" style:font-style-asian="normal" style:font-weight-asian="normal" style:font-size-complex="11pt" style:font-style-complex="normal"/>
    </style:style>
    <style:style style:name="T269" style:family="text">
      <style:text-properties fo:font-style="italic" officeooo:rsid="002ef86c" style:font-style-asian="normal" style:font-weight-asian="normal" style:font-size-complex="11pt" style:font-style-complex="normal"/>
    </style:style>
    <style:style style:name="T270" style:family="text">
      <style:text-properties fo:font-style="normal"/>
    </style:style>
    <style:style style:name="T271" style:family="text">
      <style:text-properties fo:font-style="normal" style:font-style-asian="normal"/>
    </style:style>
    <style:style style:name="T272" style:family="text">
      <style:text-properties fo:font-style="normal" fo:font-weight="normal"/>
    </style:style>
    <style:style style:name="T273" style:family="text">
      <style:text-properties fo:font-style="normal" fo:font-weight="normal" style:font-weight-asian="normal" style:font-weight-complex="normal"/>
    </style:style>
    <style:style style:name="T274" style:family="text">
      <style:text-properties officeooo:rsid="0017745a"/>
    </style:style>
    <style:style style:name="T275" style:family="text">
      <style:text-properties style:font-size-complex="11pt" style:font-style-complex="normal"/>
    </style:style>
    <style:style style:name="T276" style:family="text">
      <style:text-properties style:font-size-complex="11pt" style:font-style-complex="normal" style:font-weight-complex="normal"/>
    </style:style>
    <style:style style:name="T277" style:family="text">
      <style:text-properties officeooo:rsid="00221a9f" style:font-size-complex="11pt" style:font-style-complex="normal" style:font-weight-complex="normal"/>
    </style:style>
    <style:style style:name="T278" style:family="text">
      <style:text-properties officeooo:rsid="0025264d" style:font-size-complex="11pt" style:font-style-complex="normal" style:font-weight-complex="normal"/>
    </style:style>
    <style:style style:name="T279" style:family="text">
      <style:text-properties officeooo:rsid="00278e7e" style:font-size-complex="11pt" style:font-style-complex="normal" style:font-weight-complex="normal"/>
    </style:style>
    <style:style style:name="T280" style:family="text">
      <style:text-properties officeooo:rsid="00264861" style:font-size-complex="11pt" style:font-style-complex="normal" style:font-weight-complex="normal"/>
    </style:style>
    <style:style style:name="T281" style:family="text">
      <style:text-properties officeooo:rsid="002911ac" style:font-size-complex="11pt" style:font-style-complex="normal" style:font-weight-complex="normal"/>
    </style:style>
    <style:style style:name="T282" style:family="text">
      <style:text-properties officeooo:rsid="0029b675" style:font-size-complex="11pt" style:font-style-complex="normal" style:font-weight-complex="normal"/>
    </style:style>
    <style:style style:name="T283" style:family="text">
      <style:text-properties officeooo:rsid="0029e87b" style:font-size-complex="11pt" style:font-style-complex="normal" style:font-weight-complex="normal"/>
    </style:style>
    <style:style style:name="T284" style:family="text">
      <style:text-properties officeooo:rsid="005d7a1a" style:font-size-complex="11pt" style:font-style-complex="normal" style:font-weight-complex="normal"/>
    </style:style>
    <style:style style:name="T285" style:family="text">
      <style:text-properties officeooo:rsid="005f5879" style:font-size-complex="11pt" style:font-style-complex="normal" style:font-weight-complex="normal"/>
    </style:style>
    <style:style style:name="T286" style:family="text">
      <style:text-properties officeooo:rsid="006028f2" style:font-size-complex="11pt" style:font-style-complex="normal" style:font-weight-complex="normal"/>
    </style:style>
    <style:style style:name="T287" style:family="text">
      <style:text-properties officeooo:rsid="0061faf0" style:font-size-complex="11pt" style:font-style-complex="normal" style:font-weight-complex="normal"/>
    </style:style>
    <style:style style:name="T288" style:family="text">
      <style:text-properties officeooo:rsid="00636801" style:font-size-complex="11pt" style:font-style-complex="normal" style:font-weight-complex="normal"/>
    </style:style>
    <style:style style:name="T289" style:family="text">
      <style:text-properties officeooo:rsid="00638fa6" style:font-size-complex="11pt" style:font-style-complex="normal" style:font-weight-complex="normal"/>
    </style:style>
    <style:style style:name="T290" style:family="text">
      <style:text-properties officeooo:rsid="00f08026" style:font-size-complex="11pt" style:font-style-complex="normal" style:font-weight-complex="normal"/>
    </style:style>
    <style:style style:name="T291" style:family="text">
      <style:text-properties officeooo:rsid="015992fb" style:font-size-complex="11pt" style:font-style-complex="normal" style:font-weight-complex="normal"/>
    </style:style>
    <style:style style:name="T292" style:family="text">
      <style:text-properties officeooo:rsid="0159aafd" style:font-size-complex="11pt" style:font-style-complex="normal" style:font-weight-complex="normal"/>
    </style:style>
    <style:style style:name="T293" style:family="text">
      <style:text-properties officeooo:rsid="015e34b9" style:font-size-complex="11pt" style:font-style-complex="normal" style:font-weight-complex="normal"/>
    </style:style>
    <style:style style:name="T294" style:family="text">
      <style:text-properties officeooo:rsid="019d4d87" style:font-size-complex="11pt" style:font-style-complex="normal" style:font-weight-complex="normal"/>
    </style:style>
    <style:style style:name="T295" style:family="text">
      <style:text-properties officeooo:rsid="01c5a8f6" style:font-size-complex="11pt" style:font-style-complex="normal" style:font-weight-complex="normal"/>
    </style:style>
    <style:style style:name="T296" style:family="text">
      <style:text-properties officeooo:rsid="01c64cbd" style:font-size-complex="11pt" style:font-style-complex="normal" style:font-weight-complex="normal"/>
    </style:style>
    <style:style style:name="T297" style:family="text">
      <style:text-properties officeooo:rsid="01c8979e" style:font-size-complex="11pt" style:font-style-complex="normal" style:font-weight-complex="normal"/>
    </style:style>
    <style:style style:name="T298" style:family="text">
      <style:text-properties officeooo:rsid="01c932cf" style:font-size-complex="11pt" style:font-style-complex="normal" style:font-weight-complex="normal"/>
    </style:style>
    <style:style style:name="T299" style:family="text">
      <style:text-properties officeooo:rsid="01ca5bcc" style:font-size-complex="11pt" style:font-style-complex="normal" style:font-weight-complex="normal"/>
    </style:style>
    <style:style style:name="T300" style:family="text">
      <style:text-properties officeooo:rsid="01d1489b" style:font-size-complex="11pt" style:font-style-complex="normal" style:font-weight-complex="normal"/>
    </style:style>
    <style:style style:name="T301" style:family="text">
      <style:text-properties officeooo:rsid="01d2beda" style:font-size-complex="11pt" style:font-style-complex="normal" style:font-weight-complex="normal"/>
    </style:style>
    <style:style style:name="T302" style:family="text">
      <style:text-properties officeooo:rsid="022538fa" style:font-size-complex="11pt" style:font-style-complex="normal" style:font-weight-complex="normal"/>
    </style:style>
    <style:style style:name="T303" style:family="text">
      <style:text-properties officeooo:rsid="0252b369" style:font-size-complex="11pt" style:font-style-complex="normal" style:font-weight-complex="normal"/>
    </style:style>
    <style:style style:name="T304" style:family="text">
      <style:text-properties style:font-size-complex="11pt" style:font-style-complex="normal" style:font-weight-complex="bold"/>
    </style:style>
    <style:style style:name="T305" style:family="text">
      <style:text-properties officeooo:rsid="001e0b05" style:font-size-complex="11pt" style:font-style-complex="normal"/>
    </style:style>
    <style:style style:name="T306" style:family="text">
      <style:text-properties style:font-size-complex="11pt" style:font-style-complex="italic" style:font-weight-complex="normal"/>
    </style:style>
    <style:style style:name="T307" style:family="text">
      <style:text-properties officeooo:rsid="006028f2" style:font-size-complex="11pt" style:font-style-complex="italic" style:font-weight-complex="normal"/>
    </style:style>
    <style:style style:name="T308" style:family="text">
      <style:text-properties officeooo:rsid="0061faf0" style:font-size-complex="11pt" style:font-style-complex="italic" style:font-weight-complex="normal"/>
    </style:style>
    <style:style style:name="T309" style:family="text">
      <style:text-properties officeooo:rsid="00f12c85" style:font-size-complex="11pt" style:font-style-complex="italic" style:font-weight-complex="normal"/>
    </style:style>
    <style:style style:name="T310" style:family="text">
      <style:text-properties officeooo:rsid="010c121c" style:font-size-complex="11pt" style:font-style-complex="italic" style:font-weight-complex="normal"/>
    </style:style>
    <style:style style:name="T311" style:family="text">
      <style:text-properties officeooo:rsid="010c8c97" style:font-size-complex="11pt" style:font-style-complex="italic" style:font-weight-complex="normal"/>
    </style:style>
    <style:style style:name="T312" style:family="text">
      <style:text-properties officeooo:rsid="023ca86d" style:font-size-complex="11pt" style:font-style-complex="italic" style:font-weight-complex="normal"/>
    </style:style>
    <style:style style:name="T313" style:family="text">
      <style:text-properties officeooo:rsid="023d109d" style:font-size-complex="11pt" style:font-style-complex="italic" style:font-weight-complex="normal"/>
    </style:style>
    <style:style style:name="T314" style:family="text">
      <style:text-properties officeooo:rsid="024b544c" style:font-size-complex="11pt" style:font-style-complex="italic" style:font-weight-complex="normal"/>
    </style:style>
    <style:style style:name="T315" style:family="text">
      <style:text-properties officeooo:rsid="024c99e8" style:font-size-complex="11pt" style:font-style-complex="italic" style:font-weight-complex="normal"/>
    </style:style>
    <style:style style:name="T316" style:family="text">
      <style:text-properties style:font-size-complex="11pt" style:font-weight-complex="normal"/>
    </style:style>
    <style:style style:name="T317" style:family="text">
      <style:text-properties fo:font-size="11pt" fo:font-style="normal" fo:font-weight="normal"/>
    </style:style>
    <style:style style:name="T318" style:family="text">
      <style:text-properties fo:font-size="11pt" fo:font-style="normal" fo:font-weight="normal" style:font-size-complex="11pt" style:font-style-complex="normal" style:font-weight-complex="normal"/>
    </style:style>
    <style:style style:name="T319" style:family="text">
      <style:text-properties fo:font-size="11pt" fo:font-style="normal" fo:font-weight="normal" officeooo:rsid="0061faf0" style:font-size-complex="11pt" style:font-style-complex="normal" style:font-weight-complex="normal"/>
    </style:style>
    <style:style style:name="T320" style:family="text">
      <style:text-properties fo:font-size="11pt" fo:font-style="normal" fo:font-weight="normal" officeooo:rsid="015e34b9" style:font-size-complex="11pt" style:font-style-complex="normal" style:font-weight-complex="normal"/>
    </style:style>
    <style:style style:name="T321" style:family="text">
      <style:text-properties fo:font-size="11pt" fo:font-style="normal" fo:font-weight="normal" officeooo:rsid="0252b5e8" style:font-size-complex="11pt" style:font-style-complex="normal" style:font-weight-complex="normal"/>
    </style:style>
    <style:style style:name="T322" style:family="text">
      <style:text-properties fo:font-size="11pt" fo:font-style="normal" fo:font-weight="bold"/>
    </style:style>
    <style:style style:name="T323" style:family="text">
      <style:text-properties fo:font-size="11pt" fo:font-style="italic" fo:font-weight="normal"/>
    </style:style>
    <style:style style:name="T324" style:family="text">
      <style:text-properties fo:font-size="11pt" fo:font-style="italic" fo:font-weight="normal" officeooo:rsid="002ef86c" style:font-style-asian="normal" style:font-weight-asian="normal" style:font-size-complex="11pt" style:font-style-complex="normal"/>
    </style:style>
    <style:style style:name="T325" style:family="text">
      <style:text-properties fo:font-size="11pt" fo:font-style="italic" fo:font-weight="normal" officeooo:rsid="002f8109" style:font-style-asian="normal" style:font-weight-asian="normal" style:font-size-complex="11pt" style:font-style-complex="normal"/>
    </style:style>
    <style:style style:name="T326" style:family="text">
      <style:text-properties fo:font-size="11pt" fo:font-style="italic" fo:font-weight="normal" officeooo:rsid="002ef86c" style:font-style-asian="italic" style:font-weight-asian="normal" style:font-size-complex="11pt" style:font-style-complex="italic"/>
    </style:style>
    <style:style style:name="T327" style:family="text">
      <style:text-properties fo:font-size="11pt" fo:font-style="italic" fo:font-weight="normal" officeooo:rsid="002f8109" style:font-size-asian="12pt" style:font-style-asian="normal" style:font-weight-asian="normal" style:font-size-complex="11pt" style:font-style-complex="normal"/>
    </style:style>
    <style:style style:name="T328" style:family="text">
      <style:text-properties fo:font-size="11pt" fo:font-style="italic" fo:font-weight="normal" style:font-size-complex="11pt" style:font-style-complex="italic" style:font-weight-complex="normal"/>
    </style:style>
    <style:style style:name="T329" style:family="text">
      <style:text-properties fo:font-size="11pt" fo:font-style="italic" fo:font-weight="normal" officeooo:rsid="006028f2" style:font-size-complex="11pt" style:font-style-complex="italic" style:font-weight-complex="normal"/>
    </style:style>
    <style:style style:name="T330" style:family="text">
      <style:text-properties fo:font-size="11pt" fo:font-style="italic" fo:font-weight="normal" officeooo:rsid="0247fac9" style:font-size-complex="11pt" style:font-style-complex="italic" style:font-weight-complex="normal"/>
    </style:style>
    <style:style style:name="T331" style:family="text">
      <style:text-properties fo:font-size="11pt" fo:font-weight="normal"/>
    </style:style>
    <style:style style:name="T332" style:family="text">
      <style:text-properties fo:font-size="11pt" fo:font-weight="normal" style:font-size-complex="11pt" style:font-weight-complex="normal"/>
    </style:style>
    <style:style style:name="T333" style:family="text">
      <style:text-properties style:font-size-complex="12pt" style:font-style-complex="normal" style:font-weight-complex="bold"/>
    </style:style>
    <style:style style:name="T334" style:family="text">
      <style:text-properties style:font-size-complex="12pt" style:font-weight-complex="bold"/>
    </style:style>
    <style:style style:name="T335" style:family="text">
      <style:text-properties officeooo:rsid="004d74aa" style:font-size-complex="12pt" style:font-weight-complex="bold"/>
    </style:style>
    <style:style style:name="T336" style:family="text">
      <style:text-properties officeooo:rsid="004f4520" style:font-size-complex="12pt" style:font-weight-complex="bold"/>
    </style:style>
    <style:style style:name="T337" style:family="text">
      <style:text-properties fo:font-size="12pt" fo:font-style="normal" fo:font-weight="bold"/>
    </style:style>
    <style:style style:name="T338" style:family="text">
      <style:text-properties fo:font-size="12pt" fo:font-style="normal" fo:font-weight="normal" officeooo:rsid="00382f8b" style:font-size-asian="12pt" style:font-style-asian="normal" style:font-weight-asian="normal" style:font-size-complex="11pt" style:font-style-complex="normal"/>
    </style:style>
    <style:style style:name="T339" style:family="text">
      <style:text-properties style:font-size-complex="14pt" style:font-style-complex="normal"/>
    </style:style>
    <style:style style:name="T340" style:family="text">
      <style:text-properties style:font-size-complex="14pt" style:font-style-complex="normal" style:font-weight-complex="normal"/>
    </style:style>
    <style:style style:name="T341" style:family="text">
      <style:text-properties officeooo:rsid="004d74aa" style:font-size-complex="14pt" style:font-style-complex="normal" style:font-weight-complex="normal"/>
    </style:style>
    <style:style style:name="T342" style:family="text">
      <style:text-properties officeooo:rsid="00547803" style:font-size-complex="14pt" style:font-style-complex="normal" style:font-weight-complex="normal"/>
    </style:style>
    <style:style style:name="T343" style:family="text">
      <style:text-properties fo:font-size="14pt" fo:font-style="normal"/>
    </style:style>
    <style:style style:name="T344" style:family="text">
      <style:text-properties fo:font-size="14pt" fo:font-style="normal" fo:font-weight="normal"/>
    </style:style>
    <style:style style:name="T345" style:family="text">
      <style:text-properties fo:font-size="14pt" fo:font-style="normal" style:font-name-asian="Noto Serif CJK SC" style:font-size-asian="14pt" style:font-size-complex="14pt"/>
    </style:style>
    <style:style style:name="T346" style:family="text">
      <style:text-properties fo:font-size="14pt" fo:font-style="normal" officeooo:rsid="0029e87b" style:font-name-asian="Noto Serif CJK SC" style:font-size-asian="14pt" style:font-size-complex="14pt" style:font-style-complex="normal"/>
    </style:style>
    <style:style style:name="T347" style:family="text">
      <style:text-properties style:font-size-complex="10.5pt" style:font-style-complex="italic" style:font-weight-complex="normal"/>
    </style:style>
    <style:style style:name="T348" style:family="text">
      <style:text-properties fo:font-size="10.5pt" fo:font-style="italic" fo:font-weight="normal"/>
    </style:style>
    <style:style style:name="T349" style:family="text">
      <style:text-properties officeooo:rsid="0019c594"/>
    </style:style>
    <style:style style:name="T350" style:family="text">
      <style:text-properties officeooo:rsid="001b2478"/>
    </style:style>
    <style:style style:name="T351" style:family="text">
      <style:text-properties officeooo:rsid="001c700e"/>
    </style:style>
    <style:style style:name="T352" style:family="text">
      <style:text-properties style:font-style-asian="normal" style:font-weight-asian="normal"/>
    </style:style>
    <style:style style:name="T353" style:family="text">
      <style:text-properties officeooo:rsid="0025264d" style:font-style-asian="normal" style:font-weight-asian="normal"/>
    </style:style>
    <style:style style:name="T354" style:family="text">
      <style:text-properties style:font-style-asian="normal" style:font-weight-asian="normal" style:font-size-complex="11pt" style:font-style-complex="normal"/>
    </style:style>
    <style:style style:name="T355" style:family="text">
      <style:text-properties officeooo:rsid="002c6603" style:font-style-asian="normal" style:font-weight-asian="normal" style:font-size-complex="11pt" style:font-style-complex="normal"/>
    </style:style>
    <style:style style:name="T356" style:family="text">
      <style:text-properties officeooo:rsid="0025264d"/>
    </style:style>
    <style:style style:name="T357" style:family="text">
      <style:text-properties fo:font-size="10pt" style:font-size-asian="10pt" style:font-size-complex="10pt"/>
    </style:style>
    <style:style style:name="T358" style:family="text">
      <style:text-properties style:font-name="Lohit Devanagari" fo:font-size="8pt" fo:font-weight="bold" style:font-size-asian="8pt" style:font-weight-asian="bold" style:font-name-complex="Lohit Devanagari" style:font-size-complex="8pt" style:font-weight-complex="bold"/>
    </style:style>
    <style:style style:name="T359" style:family="text">
      <style:text-properties style:font-name="Lohit Devanagari" fo:font-size="8pt" style:font-size-asian="8pt" style:font-name-complex="Lohit Devanagari" style:font-size-complex="8pt"/>
    </style:style>
    <style:style style:name="T360" style:family="text">
      <style:text-properties officeooo:rsid="0029e87b"/>
    </style:style>
    <style:style style:name="T361" style:family="text">
      <style:text-properties fo:font-size="8pt" style:font-size-asian="8pt" style:font-size-complex="8pt"/>
    </style:style>
    <style:style style:name="T362" style:family="text">
      <style:text-properties fo:font-size="8pt" fo:font-weight="bold" style:font-size-asian="8pt" style:font-weight-asian="bold" style:font-size-complex="8pt" style:font-weight-complex="bold"/>
    </style:style>
    <style:style style:name="T363" style:family="text">
      <style:text-properties fo:color="#980000" loext:opacity="100%" style:font-size-complex="12pt"/>
    </style:style>
    <style:style style:name="T364" style:family="text">
      <style:text-properties fo:color="#980000" loext:opacity="100%" officeooo:rsid="00221a9f" style:font-size-complex="12pt"/>
    </style:style>
    <style:style style:name="T365" style:family="text">
      <style:text-properties fo:color="#980000" loext:opacity="100%" officeooo:rsid="0048566d" style:font-size-complex="12pt"/>
    </style:style>
    <style:style style:name="T366"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367"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368" style:family="text">
      <style:text-properties fo:color="#980000" loext:opacity="100%" fo:font-weight="normal" style:font-weight-asian="normal" style:font-size-complex="14pt" style:font-style-complex="normal" style:font-weight-complex="normal"/>
    </style:style>
    <style:style style:name="T369" style:family="text">
      <style:text-properties fo:color="#980000" loext:opacity="100%" fo:font-size="14pt" fo:font-style="normal" fo:font-weight="normal" style:font-weight-asian="normal" style:font-weight-complex="normal"/>
    </style:style>
    <style:style style:name="T370" style:family="text">
      <style:text-properties fo:color="#980000" loext:opacity="100%" style:font-name="Liberation Serif" fo:font-size="14pt" fo:font-weight="normal" style:font-name-asian="Noto Serif CJK SC" style:font-size-asian="14pt" style:font-weight-asian="normal" style:font-name-complex="Noto Sans Devanagari1" style:font-size-complex="14pt" style:font-style-complex="normal" style:font-weight-complex="normal"/>
    </style:style>
    <style:style style:name="T371" style:family="text">
      <style:text-properties style:font-size-asian="12pt"/>
    </style:style>
    <style:style style:name="T372" style:family="text">
      <style:text-properties fo:color="#000000" loext:opacity="100%" officeooo:rsid="00316ac2" style:font-size-complex="11pt"/>
    </style:style>
    <style:style style:name="T373" style:family="text">
      <style:text-properties fo:color="#000000" loext:opacity="100%" officeooo:rsid="0036b76a" style:font-size-complex="11pt"/>
    </style:style>
    <style:style style:name="T374" style:family="text">
      <style:text-properties fo:color="#000000" loext:opacity="100%" fo:font-weight="bold" officeooo:rsid="00316ac2" style:font-weight-asian="bold" style:font-size-complex="11pt" style:font-weight-complex="bold"/>
    </style:style>
    <style:style style:name="T375"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376"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377" style:family="text">
      <style:text-properties fo:color="#000000" loext:opacity="100%" fo:font-style="italic" style:font-style-asian="italic" style:font-size-complex="11pt" style:font-style-complex="italic"/>
    </style:style>
    <style:style style:name="T378" style:family="text">
      <style:text-properties fo:color="#000000" loext:opacity="100%" fo:font-style="italic" officeooo:rsid="00316ac2" style:font-style-asian="italic" style:font-size-complex="11pt" style:font-style-complex="italic"/>
    </style:style>
    <style:style style:name="T379" style:family="text">
      <style:text-properties fo:color="#000000" loext:opacity="100%" fo:font-style="italic" officeooo:rsid="0036b76a" style:font-style-asian="italic" style:font-size-complex="11pt" style:font-style-complex="italic"/>
    </style:style>
    <style:style style:name="T380" style:family="text">
      <style:text-properties fo:color="#000000" loext:opacity="100%" fo:font-style="italic" officeooo:rsid="003caa1a" style:font-style-asian="italic" style:font-size-complex="11pt" style:font-style-complex="italic"/>
    </style:style>
    <style:style style:name="T381" style:family="text">
      <style:text-properties fo:color="#000000" loext:opacity="100%" fo:font-style="normal" style:font-style-asian="normal" style:font-size-complex="11pt"/>
    </style:style>
    <style:style style:name="T382" style:family="text">
      <style:text-properties fo:color="#000000" loext:opacity="100%" fo:font-style="normal" officeooo:rsid="0036b76a" style:font-style-asian="normal" style:font-size-complex="11pt"/>
    </style:style>
    <style:style style:name="T383" style:family="text">
      <style:text-properties fo:color="#000000" loext:opacity="100%" fo:font-style="normal" officeooo:rsid="00382f8b" style:font-style-asian="normal" style:font-size-complex="11pt"/>
    </style:style>
    <style:style style:name="T384" style:family="text">
      <style:text-properties fo:color="#000000" loext:opacity="100%" fo:font-style="normal" officeooo:rsid="00316ac2" style:font-style-asian="normal" style:font-size-complex="11pt"/>
    </style:style>
    <style:style style:name="T385" style:family="text">
      <style:text-properties fo:color="#000000" loext:opacity="100%" fo:font-style="normal" officeooo:rsid="00221a9f" style:font-style-asian="normal" style:font-size-complex="11pt"/>
    </style:style>
    <style:style style:name="T386" style:family="text">
      <style:text-properties fo:color="#000000" loext:opacity="100%" fo:font-style="normal" officeooo:rsid="003caa1a" style:font-style-asian="normal" style:font-size-complex="11pt"/>
    </style:style>
    <style:style style:name="T387" style:family="text">
      <style:text-properties fo:color="#000000" loext:opacity="100%" fo:font-style="normal" officeooo:rsid="0047d866" style:font-style-asian="normal" style:font-size-complex="11pt"/>
    </style:style>
    <style:style style:name="T388" style:family="text">
      <style:text-properties fo:color="#000000" loext:opacity="100%" fo:font-style="normal" fo:font-weight="bold" style:font-style-asian="normal" style:font-weight-asian="bold" style:font-size-complex="11pt" style:font-weight-complex="bold"/>
    </style:style>
    <style:style style:name="T389" style:family="text">
      <style:text-properties fo:color="#000000" loext:opacity="100%" fo:font-style="normal" fo:font-weight="bold" officeooo:rsid="00316ac2" style:font-style-asian="normal" style:font-weight-asian="bold" style:font-size-complex="11pt" style:font-weight-complex="bold"/>
    </style:style>
    <style:style style:name="T390" style:family="text">
      <style:text-properties officeooo:rsid="003e9fd3"/>
    </style:style>
    <style:style style:name="T391" style:family="text">
      <style:text-properties officeooo:rsid="00316ac2"/>
    </style:style>
    <style:style style:name="T392" style:family="text">
      <style:text-properties officeooo:rsid="003f1335"/>
    </style:style>
    <style:style style:name="T393" style:family="text">
      <style:text-properties fo:color="#202122" loext:opacity="100%" fo:letter-spacing="normal" style:font-size-complex="12pt"/>
    </style:style>
    <style:style style:name="T394"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395"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396"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397" style:family="text">
      <style:text-properties officeooo:rsid="004151d0"/>
    </style:style>
    <style:style style:name="T398" style:family="text">
      <style:text-properties officeooo:rsid="004267a7"/>
    </style:style>
    <style:style style:name="T399" style:family="text">
      <style:text-properties officeooo:rsid="004445e3"/>
    </style:style>
    <style:style style:name="T400" style:family="text">
      <style:text-properties officeooo:rsid="0046043e"/>
    </style:style>
    <style:style style:name="T401" style:family="text">
      <style:text-properties officeooo:rsid="0047d866"/>
    </style:style>
    <style:style style:name="T402" style:family="text">
      <style:text-properties officeooo:rsid="0048566d"/>
    </style:style>
    <style:style style:name="T403" style:family="text">
      <style:text-properties officeooo:rsid="004d74aa"/>
    </style:style>
    <style:style style:name="T404" style:family="text">
      <style:text-properties officeooo:rsid="004f4520"/>
    </style:style>
    <style:style style:name="T405" style:family="text">
      <style:text-properties officeooo:rsid="00517ce6"/>
    </style:style>
    <style:style style:name="T406" style:family="text">
      <style:text-properties officeooo:rsid="00547803"/>
    </style:style>
    <style:style style:name="T407" style:family="text">
      <style:text-properties officeooo:rsid="0056179a"/>
    </style:style>
    <style:style style:name="T408" style:family="text">
      <style:text-properties officeooo:rsid="005794ec"/>
    </style:style>
    <style:style style:name="T409" style:family="text">
      <style:text-properties officeooo:rsid="0057f9ed"/>
    </style:style>
    <style:style style:name="T410" style:family="text">
      <style:text-properties officeooo:rsid="005b00c9"/>
    </style:style>
    <style:style style:name="T411" style:family="text">
      <style:text-properties officeooo:rsid="005b8355"/>
    </style:style>
    <style:style style:name="T412" style:family="text">
      <style:text-properties officeooo:rsid="005c431b"/>
    </style:style>
    <style:style style:name="T413" style:family="text">
      <style:text-properties officeooo:rsid="005d7a1a"/>
    </style:style>
    <style:style style:name="T414" style:family="text">
      <style:text-properties style:font-style-complex="normal"/>
    </style:style>
    <style:style style:name="T415" style:family="text">
      <style:text-properties style:font-style-complex="normal" style:font-weight-complex="normal"/>
    </style:style>
    <style:style style:name="T416" style:family="text">
      <style:text-properties fo:background-color="transparent" loext:char-shading-value="0" style:font-style-complex="normal" style:font-weight-complex="normal"/>
    </style:style>
    <style:style style:name="T417" style:family="text">
      <style:text-properties officeooo:rsid="005d7a1a" fo:background-color="transparent" loext:char-shading-value="0" style:font-style-complex="normal" style:font-weight-complex="normal"/>
    </style:style>
    <style:style style:name="T418" style:family="text">
      <style:text-properties officeooo:rsid="006028f2"/>
    </style:style>
    <style:style style:name="T419" style:family="text">
      <style:text-properties officeooo:rsid="00ce999f"/>
    </style:style>
    <style:style style:name="T420" style:family="text">
      <style:text-properties fo:letter-spacing="normal"/>
    </style:style>
    <style:style style:name="T421" style:family="text">
      <style:text-properties officeooo:rsid="023d3da2"/>
    </style:style>
    <style:style style:name="T422" style:family="text">
      <style:text-properties fo:font-size="16pt" fo:font-style="italic" fo:font-weight="normal" style:font-size-asian="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290">­</text:span><text:span text:style-name="T276">अब हम भक्ति-योग नामक इस छोटे से अध्याय में प्रवेश करते हैं जिसमें ध्यान योग्य कई गूढ़ रहस्य हैं। आध्यात्मिक पूर्णता प्राप्ति हेतु—भक्ति</text:span><text:span text:style-name="T317">, </text:span><text:span text:style-name="T276">ज्ञान</text:span><text:span text:style-name="T317">, </text:span><text:span text:style-name="T276">तथा वैराग्य</text:span><text:span text:style-name="T317">, </text:span><text:span text:style-name="T276">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317">, </text:span><text:span text:style-name="T276">तो भक्ति उसकी चमक है, और दीपक को वात</text:span><text:span text:style-name="T284">र</text:span><text:span text:style-name="T276">हित सुरक्षित स्थान पर रखना ही</text:span><text:span text:style-name="T317"> </text:span><text:span text:style-name="T276">वैराग्य है । </text:span></text:p>
      <text:p text:style-name="Standard_20_hindi_20_text"/>
      <text:p text:style-name="P132">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415">। </text:span><text:span text:style-name="T416">योग </text:span><text:span text:style-name="T417">के रूप में, तथा</text:span><text:span text:style-name="T416"> साधना के रूप, में भक्ति सार्वभौम स्वीकृत </text:span><text:span text:style-name="T188">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276">भक्ति को त्याग और साक्षात्कार की माता कहते है। दिव्य तत्व का अस्पष्ट अपितु मधुर स्वाद आध्यात्मिक जागृति का प्रथम अंकुर होता है। </text:span><text:span text:style-name="T317">'</text:span><text:span text:style-name="T276">स्रोत</text:span><text:span text:style-name="T317">' </text:span><text:span text:style-name="T276">में विलीन हो जाने की एक दिव्य उत्कण्ठा</text:span><text:span text:style-name="T317">, </text:span><text:span text:style-name="T276">तथा अज्ञेय की अज्ञात प्रकृति का अनुभव करने की लालसा</text:span><text:span text:style-name="T317">, </text:span><text:span text:style-name="T276">इसी का नाम भक्ति है। यह गूढ़ अनुभव साधक को आध्यात्मिक साधना के पथ पर, परम-प्रकाश की ओर आगे ले जाता है। यह उन सभी संतों का अनुभव है जिन्हें ईश्वर</text:span><text:span text:style-name="T317">-</text:span><text:span text:style-name="T276">साक्षात्कार हुआ है।</text:span></text:p>
      <text:h text:style-name="Section_20_outside_20_of_20_shloka" text:outline-level="3">नारदीय भक्ति</text:h>
      <text:p text:style-name="Standard_20_hindi_20_text"><text:span text:style-name="T5">भक्ति को परिभाषित करना इसे अपवित्र करने के समान है। बहुप्रशंसित भक्ति ग्रंथ, नारद</text:span><text:span text:style-name="T140">-</text:span><text:span text:style-name="T5">भक्ति-सूत्र में नारद मुनि कहते हैं कि भक्ति </text:span><text:span text:style-name="T109">अनिर्वचनीय</text:span><text:span text:style-name="T169">, </text:span><text:span text:style-name="T5">अर्थात अवर्णनीय है। तथापि</text:span><text:span text:style-name="T140">,</text:span><text:span text:style-name="T141">प्रसिद्ध लेखकों ने,</text:span><text:span text:style-name="T5">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140">, </text:span><text:span text:style-name="T5">एक ही साधक के लिए भी</text:span><text:span text:style-name="T140">, </text:span><text:span text:style-name="T5">समय</text:span><text:span text:style-name="T140">-</text:span><text:span text:style-name="T5">समय पर और साधना के अलग-अल</text:span><text:span text:style-name="T8">ग चरणों</text:span><text:span text:style-name="T5"> में, भक्ति के भाव भिन्न-भिन्न हो सकते हैं। हम केवल इतना कह सकते हैं कि यह एक दिव्य प्रेम है</text:span><text:span text:style-name="T140">, </text:span><text:span text:style-name="T5">एक दिव्य अनुभव है। साधक मे यह </text:span><text:span text:style-name="T203">भगवान के प्रति</text:span><text:span text:style-name="T205"> </text:span><text:span text:style-name="T203">प्रेम</text:span><text:span text:style-name="T5"> की अभिव्यक्ति है</text:span><text:span text:style-name="T140">, </text:span><text:span text:style-name="T5">तथा संतों में </text:span><text:span text:style-name="T203">भगवान</text:span><text:span text:style-name="T5"> </text:span><text:span text:style-name="T109">के</text:span><text:span text:style-name="T2"> </text:span><text:span text:style-name="T5">प्रेम की अभिव्यक्ति। भक्ति-सूत्रों में नारद मुनि </text:span><text:span text:style-name="T109">भक्ति</text:span><text:span text:style-name="T2"> </text:span><text:span text:style-name="T5">के विभिन्न पहलुओं का अन्वेषण करते हैं।</text:span></text:p>
      <text:p text:style-name="P135"><text:span text:style-name="T106">सा त्वस्मिन् परमप्रेमरूपा ॥</text:span><text:span text:style-name="T2"> </text:span><text:span text:style-name="T5">ना</text:span><text:span text:style-name="T140">. </text:span><text:span text:style-name="T5">भ</text:span><text:span text:style-name="T140">. </text:span><text:span text:style-name="T5">सू</text:span><text:span text:style-name="T140">. </text:span><text:span text:style-name="T5">२</text:span></text:p>
      <text:p text:style-name="Standard_20_hindi_20_text"><text:span text:style-name="T9">यह सूत्र भक्ति को एक पारलौकिक प्रेम के रूप में बताता है</text:span><text:span text:style-name="T5">। इसका दिव्य</text:span><text:span text:style-name="T9"> अनुभव प्रबुद्ध अवस्था में होता है</text:span><text:span text:style-name="T142">; इसका नाम </text:span><text:span text:style-name="T159">पराभक्ति </text:span><text:span text:style-name="T5"><text:s/>है</text:span><text:span text:style-name="T9">ं</text:span><text:span text:style-name="T5">।</text:span></text:p>
      <text:p text:style-name="Standard_20_hindi_20_text"/>
      <text:p text:style-name="P135"><text:span text:style-name="T106">अमृतस्वरूपा च ।</text:span><text:span text:style-name="T2"> </text:span><text:span text:style-name="T5">ना</text:span><text:span text:style-name="T140">. </text:span><text:span text:style-name="T5">भ</text:span><text:span text:style-name="T140">. </text:span><text:span text:style-name="T5">सू</text:span><text:span text:style-name="T140">. </text:span><text:span text:style-name="T5">३</text:span></text:p>
      <text:p text:style-name="Standard_20_hindi_20_text">भक्ति अमृत स्वरूपी है।</text:p>
      <text:p text:style-name="Standard_20_hindi_20_text"/>
      <text:p text:style-name="Standard_20_hindi_20_text"><text:span text:style-name="T5">भगवान नारद ने </text:span><text:span text:style-name="T203">अमृत</text:span><text:span text:style-name="T5"> शब्द यहाँ दोहरे अर्थ के साथ प्रयोग किया है—</text:span><text:span text:style-name="T109">अमर</text:span><text:span text:style-name="T140">, </text:span><text:span text:style-name="T5">तथा </text:span><text:span text:style-name="T203">अमरत्व प्रदान करने वाला मधुर पदार्थ </text:span><text:span text:style-name="T206">। </text:span><text:span text:style-name="T5">आत्मा</text:span><text:span text:style-name="T141">—</text:span><text:span text:style-name="T5">ईश्वर का स्वरूप अमृत की भांति मधुर है। आत्मसाक्षात्कार होने पर आत्मा का स्वरूप प्रकाशित होता है</text:span><text:span text:style-name="T141">— जो </text:span><text:span text:style-name="T5">उत्तम आनंद है</text:span><text:span text:style-name="T141">, जो </text:span><text:span text:style-name="T5">मधुर है, स्वयं शीतल है एवं बुद्धि</text:span><text:span text:style-name="T140">, </text:span><text:span text:style-name="T5">मन</text:span><text:span text:style-name="T140">, </text:span><text:span text:style-name="T5">और शरीर को शीतल करता है। इसके अतिरिक्त</text:span><text:span text:style-name="T140">, </text:span><text:span text:style-name="T5">संत को यह ज्ञान होता है कि वह अमृतस्वरूपी है। यह ज्ञान</text:span><text:span text:style-name="T140"> </text:span><text:span text:style-name="T5">शारीरिक कारावास के कारण होने वाली घुटन से भक्त को पूर्ण मुक्ति दिलाता है। भक्त द्रवीभूत होकर उस पूर्ण निर्भयता</text:span><text:span text:style-name="T140">, </text:span><text:span text:style-name="T5">स्वतंत्रता और प्रेम की मूर्ति के साथ एक हो जाता है, जिसे </text:span><text:span text:style-name="T8">ईश्वर कहते हैं</text:span><text:span text:style-name="T5">।</text:span></text:p>
      <text:p text:style-name="Standard_20_hindi_20_text"/>
      <text:p text:style-name="P135"><text:span text:style-name="T106">यल्लब्ध्वा पुमान् सिद्धो भवति अमृतो भवति तृप्तो भवति।</text:span><text:span text:style-name="T2"> </text:span><text:span text:style-name="T5">ना</text:span><text:span text:style-name="T140">. </text:span><text:span text:style-name="T5">भ</text:span><text:span text:style-name="T140">. </text:span><text:span text:style-name="T5">सू</text:span><text:span text:style-name="T140">. </text:span><text:span text:style-name="T5">४</text:span></text:p>
      <text:p text:style-name="Standard_20_hindi_20_text"><text:span text:style-name="T306">जिसे पाकर व्यक्ति आत्मा में पूर्णतः स्थापित हो जाता है</text:span><text:span text:style-name="T323">; </text:span><text:span text:style-name="T306">अमर तथा तृप्त हो जाता है ।</text:span></text:p>
      <text:p text:style-name="Standard_20_hindi_20_text"/>
      <text:p text:style-name="P135"><text:span text:style-name="T106">यत्प्राप्य न किञ्चिद्वाञ्छति न शोचति न द्वेष्टि न रमते नोत्साही भवति।</text:span><text:span text:style-name="T2"> </text:span><text:span text:style-name="T5">ना</text:span><text:span text:style-name="T140">. </text:span><text:span text:style-name="T5">भ</text:span><text:span text:style-name="T140">. </text:span><text:span text:style-name="T5">सू</text:span><text:span text:style-name="T140">. </text:span><text:span text:style-name="T5">५</text:span></text:p>
      <text:p text:style-name="Standard_20_hindi_20_text"><text:span text:style-name="T306">जिसे पाकर सब कामनाएँ मिट जाती हैं</text:span><text:span text:style-name="T323">, </text:span><text:span text:style-name="T306">शोक समाप्त हो जाता है</text:span><text:span text:style-name="T323">, </text:span><text:span text:style-name="T306">द्वेष कभी उत्पन्न नहीं होता</text:span><text:span text:style-name="T323">; </text:span><text:span text:style-name="T306">वह किसी और वस्तु में आनंद या उत्साह नहीं रखता</text:span><text:span text:style-name="T323">; </text:span><text:span text:style-name="T306">वह केवल आत्मा में आनंद लेता है।</text:span></text:p>
      <text:p text:style-name="Standard_20_hindi_20_text"/>
      <text:p text:style-name="P135"><text:span text:style-name="T106">यज्ज्ञात्वा मत्तो भवति स्तब्धो भवति आत्मारामो भवति।</text:span><text:span text:style-name="T2"> </text:span><text:span text:style-name="T5">ना</text:span><text:span text:style-name="T140">. </text:span><text:span text:style-name="T5">भ</text:span><text:span text:style-name="T140">. </text:span><text:span text:style-name="T5">सू</text:span><text:span text:style-name="T140">. </text:span><text:span text:style-name="T5">६</text:span></text:p>
      <text:p text:style-name="Standard_20_hindi_20_text"><text:span text:style-name="T306">जिसे जानकर व्यक्ति मदमस्त</text:span><text:span text:style-name="T323">, </text:span><text:span text:style-name="T306">निस्तब्ध और प्रेम में लीन हो जाता है</text:span><text:span text:style-name="T323">, </text:span><text:span text:style-name="T306">आत्मा में आनंद लेता है।</text:span></text:p>
      <text:p text:style-name="Standard_20_hindi_20_text"><text:soft-page-break/></text:p>
      <text:p text:style-name="Standard_20_hindi_20_text"><text:span text:style-name="T5">इस अनुभव का वर्णन करने के लिए भगवान नारद जान</text:span><text:span text:style-name="T140">-</text:span><text:span text:style-name="T5">बूझकर </text:span><text:span text:style-name="T109">यज्ज्ञात्वा </text:span><text:span text:style-name="T206">शब्द</text:span><text:span text:style-name="T5"> का प्रयोग करते हैं </text:span><text:span text:style-name="T140">- </text:span><text:span text:style-name="T5">अर्थात </text:span><text:span text:style-name="T203">जिसे </text:span><text:span text:style-name="T109">जानकर</text:span><text:span text:style-name="T140">, </text:span><text:span text:style-name="T203">न कि</text:span><text:span text:style-name="T5"> </text:span><text:span text:style-name="T109">प्राप्त कर</text:span><text:span text:style-name="T169">, </text:span><text:span text:style-name="T5">क्योंकि प्राप्त करने के लिए कुछ नही है। केवल </text:span><text:span text:style-name="T203">अनावरण</text:span><text:span text:style-name="T109"> </text:span><text:span text:style-name="T5">की आवश्यकता है</text:span><text:span text:style-name="T141">—</text:span><text:span text:style-name="T5">अर्थात अंतर्ज्योति को ढकने वाले पर्दे को हटाना। ईश्वर सदा ही आत्मा के रूप मे उपलब्ध हैं।</text:span></text:p>
      <text:p text:style-name="Standard_20_hindi_20_text"/>
      <text:p text:style-name="Standard_20_hindi_20_text"><text:span text:style-name="T276">जब यह सदैव </text:span><text:span text:style-name="T282">उ</text:span><text:span text:style-name="T276">पलब्ध सम्पत्ति पहचान मे आ जाती है</text:span><text:span text:style-name="T317">, </text:span><text:span text:style-name="T276">तब जिस पर अपना शाश्वत अधिकार था उस पर पुनः अधिपत्य प्राप्त हो जाता है। स्पष्ट होता है कि ज्ञान और भक्ति केवल कहने के लिए अलग हैं। </text:span><text:span text:style-name="T285">सच्चे</text:span><text:span text:style-name="T276"> भक्त तथा सच्चे ज्ञानी का अनुभव समान ही है। </text:span></text:p>
      <text:h text:style-name="Section_20_outside_20_of_20_shloka" text:outline-level="3"><text:span text:style-name="T414">भक्ति </text:span><text:span text:style-name="T270">- </text:span><text:span text:style-name="T414">दिव्य प्रेम की आकर्षण शक्ति</text:span></text:h>
      <text:p text:style-name="Standard_20_hindi_20_text"><text:span text:style-name="T5">आत्मा का स्वरूप ही प्रेम है। अतः बृहदारण्यक उपनिषद् मे कहते हैं</text:span><text:span text:style-name="T5"><text:note text:id="ftn1" text:note-class="footnote"><text:note-citation>1</text:note-citation><text:note-body><text:p text:style-name="Standard"><text:bookmark text:name="docs-internal-guid-03a3ae0d-7fff-385d-bd46-688d1ab76357"/><text:span text:style-name="T4"><text:s/></text:span><text:span text:style-name="T174">तदेतत्प्रेयः पुत्रात्प्रेयो वित्तात्प्रेयोऽन्यस्मात्सर्वस्मादन्तरतरं यदयमात्मा।</text:span><text:span text:style-name="T177"> <text:tab/></text:span><text:span text:style-name="T175">बृ</text:span><text:span text:style-name="T181">. </text:span><text:span text:style-name="T175">उ</text:span><text:span text:style-name="T181">. </text:span><text:span text:style-name="T175">१</text:span><text:span text:style-name="T181">.</text:span><text:span text:style-name="T175">४</text:span><text:span text:style-name="T181">.</text:span><text:span text:style-name="T175">८</text:span><text:span text:style-name="T181">.</text:span></text:p></text:note-body></text:note></text:span><text:span text:style-name="T140">, "</text:span><text:span text:style-name="T5">यह आत्मा अपने पुत्र से अधिक प्रिय है</text:span><text:span text:style-name="T140">, </text:span><text:span text:style-name="T5">धन से अधिक प्रिय है</text:span><text:span text:style-name="T140">, </text:span><text:span text:style-name="T5">सबसे अधिक प्रिय है। यह वास्तव में अंतरतम गहराई है।"</text:span></text:p>
      <text:p text:style-name="Standard_20_hindi_20_text"><text:span text:style-name="T276">जब मनुष्य भक्ति में प्रवृत्त होता है</text:span><text:span text:style-name="T317">, </text:span><text:span text:style-name="T276">तो मानो वह लोहे की सूई है</text:span><text:span text:style-name="T317">, </text:span><text:span text:style-name="T276">जिसको एक चुम्बक प्रबलता से खींच रहा है। ऐसा प्रतीत होता है कि चुम्बक स्थिर है</text:span><text:span text:style-name="T317">, </text:span><text:span text:style-name="T276">और सूई उसकी ओर दौड़ा जा रहा है। सूई द्वारा प्रदर्शित यह ऊर्जा उसकी अपनी नहीं</text:span><text:span text:style-name="T317">, </text:span><text:span text:style-name="T276">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317">, </text:span><text:span text:style-name="T276">जप</text:span><text:span text:style-name="T317">, </text:span><text:span text:style-name="T276">ध्यान आदि कराती है। यद्यपि दर्शक को भक्ति</text:span><text:span text:style-name="T317">-</text:span><text:span text:style-name="T276">साधक विलक्षण प्रयास करता हुआ दिखाई देता है</text:span><text:span text:style-name="T317">, </text:span><text:span text:style-name="T276">वास्तव में वह ईश्वर की कृपा गंगा मे बहता हुआ तिनका मात्र है।</text:span></text:p>
      <text:p text:style-name="Standard_20_hindi_20_text"/>
      <text:p text:style-name="Standard_20_hindi_20_text"><text:span text:style-name="T5">साधक के आत्मसाक्षात्कार के लिए पर्याप्त परिपक्व हो जाने पर, आत्मा</text:span><text:span text:style-name="T140">, </text:span><text:span text:style-name="T5">जो हृदय मे छिपी हुई, मन और प्राण से आच्छादित है</text:span><text:span text:style-name="T140">, </text:span><text:span text:style-name="T5">अपनी ऊर्जा द्वारा मन को उसके </text:span><text:span text:style-name="T109">स्रोत</text:span><text:span text:style-name="T2"> </text:span><text:span text:style-name="T5">की ओर आकर्षित करती है। जब अंतर्मुखी मन स्रोत में विलीन हो जाता है</text:span><text:span text:style-name="T140">, </text:span><text:span text:style-name="T5">तब आत्मा अथवा ईश्वर अपनी प्रभा मन मे प्रकट करके</text:span><text:span text:style-name="T140">, </text:span><text:span text:style-name="T5">मन को अंततः अपने मे समाहित कर लेती है। यही ईश्वरीय प्रेम की प्रक्रिया है। जब आत्मा अपने स्वभाव को भक्त के व्यक्तित्व मे प्रकट करती है</text:span><text:span text:style-name="T140">, </text:span><text:span text:style-name="T5">तब भक्त मे यह भगवद्‌प्रेम के रूप मे अभिव्यक्त होता है। जब तक साधक मे पूर्ण रूप से ज्ञान प्रकाशित नही होता तब तक वह अनजाने मे ही चलता है</text:span><text:span text:style-name="T141">—ईश्वर </text:span><text:span text:style-name="T5">अनुग्रह की शक्ति से प्रेरित</text:span><text:span text:style-name="T141">—</text:span><text:span text:style-name="T5">उफान पर नदी में घास के एक तिनके की तरह। जिस क्षण वह इस अनुग्रह शक्ति को पहचान लेता है</text:span><text:span text:style-name="T141">—</text:span><text:span text:style-name="T109">कृपा साक्षात्कार</text:span><text:span text:style-name="T2"> </text:span><text:span text:style-name="T160">—</text:span><text:span text:style-name="T5">उसी क्षण उसमे आनंद का उदय होता है। यह धन्य क्षण मानव मन और दिव्य प्रकाश का मिलन बिंदु है। इस क्षण साधक का मन भगवान के तेज में मिल जाता है</text:span><text:span text:style-name="T140">, </text:span><text:span text:style-name="T5">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414">भाव भक्ति</text:span><text:span text:style-name="T220">—</text:span><text:span text:style-name="T414">विरह व्यथा</text:span></text:h>
      <text:p text:style-name="Standard_20_hindi_20_text"><text:span text:style-name="T276">भक्ति ही ध्यान का उच्चतम रूप है—जब ध्यान समाधि में परिणत होता है, तो इसे ही भक्ति कहते है</text:span><text:span text:style-name="T286">ं</text:span><text:span text:style-name="T276">। भाव-समाधि परम आनंद युक्त भक्ति है। महात्माओं मे</text:span><text:span text:style-name="T317">, </text:span><text:span text:style-name="T276">ज्ञान के अधिष्ठान से भाव उत्पन्न होता है। यदि साधक को इस भाव का अनुभव हो और तत्पश्चात वह भाव विलुप्त हो जाए</text:span><text:span text:style-name="T317">, </text:span><text:span text:style-name="T276">तो साधक विरह की तीव्र व्यथा मे डूब जाता है। जब वह ईश्वर के साथ अपनी आंतरिक कड़ी खो देता है</text:span><text:span text:style-name="T317">, </text:span><text:span text:style-name="T276">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276">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317">'</text:span><text:span text:style-name="T276">एस्केप वेलोसिटी</text:span><text:span text:style-name="T317">' </text:span><text:span text:style-name="T276">उत्पन्न करने का यह संघर्ष</text:span><text:span text:style-name="T318">—</text:span><text:span text:style-name="T276">निचले स्तर के खिंचाव से दूर जाने</text:span><text:span text:style-name="T317">, </text:span><text:span text:style-name="T276">और मन के गुरुत्वाकर्षण खिंचाव से परे, अंतरिक्ष में स्थापित होने की यह कहानी सभी साधू संतों की जीवनी में बार</text:span><text:span text:style-name="T317">-</text:span><text:span text:style-name="T276">बार दोहराई जाती है। मीरबाई के भजन</text:span><text:span text:style-name="T317">, </text:span><text:span text:style-name="T276">श्रीमद्भागवद् मे गोपिका</text:span><text:span text:style-name="T317">-</text:span><text:span text:style-name="T276">गीत</text:span><text:span text:style-name="T288">ं</text:span><text:span text:style-name="T317">, </text:span><text:span text:style-name="T276">मराठा सन्तों के अभंग</text:span><text:span text:style-name="T317">, </text:span><text:span text:style-name="T276">तमिल सन्तों के शिवभक्ति गीत</text:span><text:span text:style-name="T318">— ये सभी, </text:span><text:span text:style-name="T276">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317">, </text:span><text:span text:style-name="T276">कभी उसमे विलीन हो जाती है</text:span><text:span text:style-name="T317">; </text:span><text:span text:style-name="T276">फिर एक झरने की भांति स्रोत से निकलती है और उस से फिर अलग हो जाती है</text:span><text:span text:style-name="T318">—</text:span><text:span text:style-name="T276">केवल विरह और मिलन के आनंद का आस्वादन करने के लिये। इस दिव्य क्रीड़ा की प्रकृति ही ऐसी है। भक्त की विरह वेदना दिव्य कहलाई जाती है</text:span><text:span text:style-name="T317">, </text:span><text:span text:style-name="T276">क्योंकि वह आत्मानुभव के नी</text:span><text:span text:style-name="T286">ंव पर आधारित है</text:span><text:span text:style-name="T276">।</text:span></text:p>
      <text:p text:style-name="P120"/>
      <text:p text:style-name="Standard_20_hindi_20_text"><text:soft-page-break/><text:span text:style-name="T276">भक्ति के केवल प्रारंभिक स्तर पर पृथकता का अनुभव होता है। परमात्म-तत्व की प्रारंभिक झलक के पश्चात</text:span><text:span text:style-name="T317">, </text:span><text:span text:style-name="T276">भक्ति की मनोदशा आत्मबोध से संतृप्त हो जाती है। भक्त को ज्ञात है कि उसे अपने प्रियतम से कोई अलग नहीं कर सकता। अतः</text:span><text:span text:style-name="T317"> </text:span><text:span text:style-name="T276">भक्त को इस काल्पनिक पृथकता से विषाद नहीं होता, जैसे संसारी मनुष्य को सां</text:span><text:span text:style-name="T286">सारिक पृथकता से होता </text:span><text:span text:style-name="T276">है।</text:span></text:p>
      <text:p text:style-name="Standard_20_hindi_20_text"/>
      <text:p text:style-name="Standard_20_hindi_20_text"><text:span text:style-name="T276">ज्ञान मार्ग पर भी साधक आत्म तत्व की प्रारंभिक झांकी के पश्चात इस व्यथा का अनुभव करता है। जब आत्मबोध की झलक धुँधली पड जाती है</text:span><text:span text:style-name="T317">, </text:span><text:span text:style-name="T276">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276">ऐसा पारलौकिक प्रेम देवप्रयाग में गंगाजी की प्रचंड धारा के समान है</text:span><text:span text:style-name="T318">—</text:span><text:span text:style-name="T276">पृथ्वी से अछूते पवित्र जल का गर्जन</text:span><text:span text:style-name="T317">, </text:span><text:span text:style-name="T276">प्रचंड कोलाहल</text:span><text:span text:style-name="T318">—</text:span><text:span text:style-name="T276">अपने दिव्य सौ</text:span><text:span text:style-name="T286">ं</text:span><text:span text:style-name="T285">द</text:span><text:span text:style-name="T276">र्य में</text:span><text:span text:style-name="T317">, </text:span><text:span text:style-name="T276">अपने भगवान हिमालय का आलिंगन करते हुए</text:span><text:span text:style-name="T317">, </text:span><text:span text:style-name="T276">कल</text:span><text:span text:style-name="T317">-</text:span><text:span text:style-name="T276">कल ध्वनि समेत अपने जल</text:span><text:span text:style-name="T317">-</text:span><text:span text:style-name="T276">शरीर से उन्हें लपेटते हुए</text:span><text:span text:style-name="T317">! </text:span><text:span text:style-name="T276">महात्माओं में दिव्य प्रेमानंद की प्रकृति ऐसी ही होती है। यह पूर्णतया अलौकिक</text:span><text:span text:style-name="T317">, </text:span><text:span text:style-name="T276">पारलौकिक है</text:span><text:span text:style-name="T317">; </text:span><text:span text:style-name="T276">यह मूसलाधार प्रेम-धारा है। संसार भूला जाता है</text:span><text:span text:style-name="T318">—</text:span><text:span text:style-name="T276">स्वप्न के जितना भी प्रतीत नहीं होता। केवल दिव्य प्रेम का नित्योत्सव ही शेष रहता है। इसका चित्रण हमें निम्नलिखित सुप्रसिद्ध श्लोक में मिलता है।</text:span></text:p>
      <text:p text:style-name="P120"/>
      <text:p text:style-name="P40">नित्योत्सवो भवेत्तेषां नित्यश्रीर्नित्यमङ्गलम् ।</text:p>
      <text:p text:style-name="P40">येषां हृदिस्थो भगवान् मङ्गलायतनं हरिः ।।</text:p>
      <text:p text:style-name="P120"/>
      <text:p text:style-name="Standard_20_hindi_20_text"><text:span text:style-name="T109">नित्य है उनका उत्सव</text:span><text:span text:style-name="T169">, </text:span><text:span text:style-name="T109">नित्य है उनका ऐश्वर्य</text:span><text:span text:style-name="T169">, </text:span><text:span text:style-name="T109">नित्य उनका मंगल जिनके हृदय में समस्त मंगल के स्रोत हरि उज्ज्वलित हैं।</text:span></text:p>
      <text:p text:style-name="P136"><text:span text:style-name="T422">*</text:span></text:p>
      <text:p text:style-name="Standard_20_hindi_20_text">यह अध्याय अर्जुन के एक प्रश्न से आरंभ होता है।</text:p>
      <text:h text:style-name="Shloka_20_number_20_heading" text:outline-level="3">१२<text:span text:style-name="T270">.</text:span>१</text:h>
      <text:p text:style-name="P4">अर्जुन उवाच।</text:p>
      <text:p text:style-name="P4">एवं सततयुक्ता ये भक्तास्त्वां पर्युपासते।</text:p>
      <text:p text:style-name="P4">ये चाप्यक्षरमव्यक्तं तेषां के योगवित्तमाः॥</text:p>
      <text:p text:style-name="P120"/>
      <text:p text:style-name="P36"><text:span text:style-name="T316">अर्जुन ने पूछा</text:span><text:span text:style-name="T331">: </text:span><text:span text:style-name="T316">इनमे से कौन योग में अधिक श्रेष्ठ है</text:span><text:span text:style-name="T332">—</text:span><text:span text:style-name="T316">वो जो दृढ़तापूर्वक आपकी आराधना करते हैं</text:span><text:span text:style-name="T331">, </text:span><text:span text:style-name="T316">अथवा वो जो उस सनातन अव्यक्त तत्व की आराधना करते हैं</text:span><text:span text:style-name="T331">?</text:span></text:p>
      <text:p text:style-name="P120"/>
      <text:p text:style-name="Standard_20_hindi_20_text"><text:span text:style-name="T276">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317">'</text:span><text:span text:style-name="T276">अनंत का भव्य अनावरण</text:span><text:span text:style-name="T317">' </text:span><text:span text:style-name="T276">था। अर्जुन के भीतर शक्ति की प्रचंड धाराएँ बहने लगीं। अर्जुन ने, श्रीकृष्ण के नीलमेघ</text:span><text:span text:style-name="T317">-</text:span><text:span text:style-name="T276">श्यामल शरीर में शांति</text:span><text:span text:style-name="T317">, </text:span><text:span text:style-name="T276">आनंद</text:span><text:span text:style-name="T317">, </text:span><text:span text:style-name="T276">भय</text:span><text:span text:style-name="T317">, </text:span><text:span text:style-name="T276">काम</text:span><text:span text:style-name="T317">, </text:span><text:span text:style-name="T276">उद्वेग</text:span><text:span text:style-name="T317">, </text:span><text:span text:style-name="T276">मृत्यु</text:span><text:span text:style-name="T317">, </text:span><text:span text:style-name="T276">जीवन</text:span><text:span text:style-name="T317">, </text:span><text:span text:style-name="T276">मित्र</text:span><text:span text:style-name="T317">, </text:span><text:span text:style-name="T276">शत्रु</text:span><text:span text:style-name="T317">, </text:span><text:span text:style-name="T276">देव</text:span><text:span text:style-name="T317">, </text:span><text:span text:style-name="T276">दानव</text:span><text:span text:style-name="T318">, </text:span><text:span text:style-name="T276">ये सब देखा। उन्हें वैयक्तिक एवं निर्वैयक्तिक</text:span><text:span text:style-name="T317">, </text:span><text:span text:style-name="T276">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5">भगव</text:span><text:span text:style-name="T143">द्</text:span><text:span text:style-name="T5">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140">, </text:span><text:span text:style-name="T5">अथवा अदृश्य अनंत निर्वैयक्तिक तत्व के ध्यान से</text:span><text:span text:style-name="T140">? </text:span><text:span text:style-name="T5">यहां अर्जुन एक मामूली साधक की चिंता को व्यक्त करते हैं। भोलेपन में कोई पूछता है कि “मै</text:span><text:span text:style-name="T11">ं</text:span><text:span text:style-name="T5"> भगवान से प्रेम करना चाहता हूं</text:span><text:span text:style-name="T140">, </text:span><text:span text:style-name="T5">परंतु</text:span><text:span text:style-name="T140">, </text:span><text:span text:style-name="T5">कौन से देव</text:span><text:span text:style-name="T140">, </text:span><text:span text:style-name="T5">कौन सा रूप</text:span><text:span text:style-name="T140">, </text:span><text:span text:style-name="T5">कौन से नाम की उपासना करूँ</text:span><text:span text:style-name="T140">?” </text:span><text:span text:style-name="T5">साधक को आध्यात्मिक जीवन की दीक्षा देना एक गहन विज्ञान है। गुरु का उपासना सिद्ध होना आवश्यक है</text:span><text:span text:style-name="T140">, </text:span><text:span text:style-name="T5">जो साधक के मन की गहराइयों में उतर कर साधक की पूर्व साधनाओं के बीज देख सके। पूर्व जन्म की साधना वासना के बिना कोई साधक ‘</text:span><text:span text:style-name="T109">आध्यात्मिक पथ </text:span><text:span text:style-name="T2">’ </text:span><text:span text:style-name="T5">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5">ग्यारहवें अध्याय के आखिरी श्लोक में भगवान कहते हैं</text:span><text:span text:style-name="T140">, “</text:span><text:span text:style-name="T5">जो व्यक्ति अपने सारे कर्म मुझे अर्पण करता है</text:span><text:span text:style-name="T140">, </text:span><text:span text:style-name="T5">मेरे परायण है</text:span><text:span text:style-name="T140">, </text:span><text:span text:style-name="T5">मेरा भक्त है</text:span><text:span text:style-name="T140">, </text:span><text:span text:style-name="T5">जो सांसारिक आसक्ति-रहित है</text:span><text:span text:style-name="T141">, किसी प्राणी के सा</text:span><text:span text:style-name="T143">थ बैर नहीं रखता</text:span><text:span text:style-name="T5"> है</text:span><text:span text:style-name="T141">—</text:span><text:span text:style-name="T5">वह मुझ को ही प्राप्त होता है।” उस श्लोक की ओर संकेत करते हुए अर्जुन </text:span><text:span text:style-name="T2">‘</text:span><text:span text:style-name="T106">एवं’</text:span><text:span text:style-name="T2"> </text:span><text:span text:style-name="T5">शब्द का प्रयोग करते हैं। ऐसा भी कहा जा सकता है कि इस शब्द का असली अर्थ समझने के लिए हमें पहले के सारे अध्यायों का मनन करना आवश्यक है। </text:span><text:span text:style-name="T106">साधक के लिए संपूर्ण भगवद्गीता एक शास्त्र है</text:span><text:span text:style-name="T168">—</text:span><text:span text:style-name="T106">वह योगशास्त्र जो सिखाता है कि भक्ति कैसे विकसित की जाए—भगवान के प्रति अनन्य भक्ति।</text:span></text:p>
      <text:p text:style-name="Standard_20_hindi_20_text"/>
      <text:p text:style-name="Standard_20_hindi_20_text"><text:span text:style-name="T5">भक्ति-मार्ग में</text:span><text:span text:style-name="T140">, </text:span><text:span text:style-name="T5">इंद्रिया</text:span><text:span text:style-name="T11">ं</text:span><text:span text:style-name="T140">, </text:span><text:span text:style-name="T5">मन और शरीर</text:span><text:span text:style-name="T140">, </text:span><text:span text:style-name="T5">ईश्वर को अर्पण कर दिए जाते हैं। भक्त का सारा जीवन भगवद्भक्ति से भर जाता है। अतः अर्जुन यहाँ इसे </text:span><text:span text:style-name="T106">सतत योग</text:span><text:span text:style-name="T138">—</text:span><text:span text:style-name="T5">निरंतर योग</text:span><text:span text:style-name="T140">, </text:span><text:span text:style-name="T5">कहते हैं। जो व्यक्ति प्रातः संध्या से सायं संध्या तक भगवान की पूजा करता है</text:span><text:span text:style-name="T140">, </text:span><text:span text:style-name="T5">उसे आसानी से सच्चे भक्त के रूप में पहचाना जा सकता है। उसका सारा समय किसी उपासना रूपी प्रेम से भरा होता है। अर्जुन के प्रश्न में</text:span><text:span text:style-name="T10"> जो दो प्रकार के भक्त हैं, उसमें से यह पहला प्रकार है</text:span><text:span text:style-name="T5">।</text:span></text:p>
      <text:p text:style-name="Standard_20_hindi_20_text"/>
      <text:p text:style-name="Standard_20_hindi_20_text"><text:span text:style-name="T106">सततयुक्ता ये भक्तास्त्वाम् पर्युपासते</text:span><text:span text:style-name="T161">—</text:span><text:span text:style-name="T5">वे भगवान के निरंतर स्मरण के रूप में उनकी पूजा करते हैं। उनका मन सदैव भगवान से जुड़ा होता है। भगवान ने उनके बारे में पिछले श्लोक में कहा</text:span><text:span text:style-name="T141">—</text:span><text:span text:style-name="T106">मत्कर्मकृत मत्परमः</text:span><text:span text:style-name="T138">—</text:span><text:span text:style-name="T5">उनके कर्म</text:span><text:span text:style-name="T140">, </text:span><text:span text:style-name="T5">लक्ष्य</text:span><text:span text:style-name="T140">, </text:span><text:span text:style-name="T5">मन</text:span><text:span text:style-name="T140">, </text:span><text:span text:style-name="T5">इंद्रियां</text:span><text:span text:style-name="T141">—</text:span><text:span text:style-name="T5">सब भगवान को अर्पण हो जाता है। इस अवस्था को </text:span><text:span text:style-name="T106">सतत</text:span><text:span text:style-name="T167">-</text:span><text:span text:style-name="T106">योग</text:span><text:span text:style-name="T2"> </text:span><text:span text:style-name="T5">कहते हैं। वे अपना </text:span><text:span text:style-name="T109">स्वधर्म </text:span><text:span text:style-name="T5">भी भगवान की उपासना के रूप में करते हैं। अपने का</text:span><text:span text:style-name="T10">म में पूर्ण तल्लीनता के</text:span><text:span text:style-name="T5"> समेत गहन उपासना—</text:span><text:span text:style-name="T202">पर्युपासना </text:span><text:span text:style-name="T5">। यह सुलभ भक्ति है</text:span><text:span text:style-name="T140">, </text:span><text:span text:style-name="T5">जिसमें निरंतर स्मरण के रूप में भगवान को हृदय में धारण किया जाता है। इस प्रकार के भक्त </text:span><text:span text:style-name="T109">कर्मयोगी </text:span><text:span text:style-name="T5">कहलाते हैं</text:span><text:span text:style-name="T140">, </text:span><text:span text:style-name="T5">जिनका उल्लेख पिछले अध्यायों में किया गया है। भगवान रमण महर्षि कहते हैं</text:span><text:span text:style-name="T5"><text:note text:id="ftn2" text:note-class="footnote"><text:note-citation>2</text:note-citation><text:note-body><text:p text:style-name="Standard"><text:bookmark text:name="docs-internal-guid-0a9d2638-7fff-1096-3e0d-267edead62ed"/><text:span text:style-name="T4"><text:s/></text:span><text:span text:style-name="T182">जगत ईशधी युक्तसेवनम् अष्टमूर्तिभृद्देवपूजनम्।</text:span><text:span text:style-name="T184"> <text:tab/></text:span><text:span text:style-name="T183">उप</text:span><text:span text:style-name="T181">. </text:span><text:span text:style-name="T183">सा</text:span><text:span text:style-name="T181">. </text:span><text:span text:style-name="T183">५</text:span></text:p></text:note-body></text:note></text:span><text:span text:style-name="T2"> </text:span><text:span text:style-name="T140">- “</text:span><text:span text:style-name="T5">जगत को ईश्वर समझ कर उसकी सेवा करना ही ईश्वर की सेवा करना है”। ऐसे भक्त के लिए अलग ध्यान में</text:span><text:span text:style-name="T10"> बैठने</text:span><text:span text:style-name="T5"> की आवश्यकता नहीं है</text:span><text:span text:style-name="T140">; </text:span><text:span text:style-name="T5">वह सर्वत्र</text:span><text:span text:style-name="T140">, </text:span><text:span text:style-name="T5">सर्वदा ध्यानमग्न ही है। उसका अपना हृदय ही ध्यान करने का आसन है</text:span><text:span text:style-name="T140">, </text:span><text:span text:style-name="T5">जहां वह ईश्वर के साथ एक है। इसे कहते हैं </text:span><text:span text:style-name="T106">सतत</text:span><text:span text:style-name="T167">-</text:span><text:span text:style-name="T106">योग</text:span><text:span text:style-name="T5">।</text:span></text:p>
      <text:p text:style-name="Standard_20_hindi_20_text"/>
      <text:p text:style-name="Standard_20_hindi_20_text"><text:span text:style-name="T5">प्रायः देखने में आता है कि गीता</text:span><text:span text:style-name="T140">-</text:span><text:span text:style-name="T5">माता स्वयं ही एक श्लोक का अर्थ किसी दूसरे श्लोक में देतीं हैं। भगवान ने स्पष्ट रूप से </text:span><text:span text:style-name="T106">सतत</text:span><text:span text:style-name="T167">-</text:span><text:span text:style-name="T106">योग</text:span><text:span text:style-name="T2"> </text:span><text:span text:style-name="T5">का अर्थ नौवें अध्याय में</text:span><text:span text:style-name="T140">, </text:span><text:span text:style-name="T5">तथा इस अध्याय के अगले श्लोक में दिया है।</text:span></text:p>
      <text:p text:style-name="Standard_20_hindi_20_text"/>
      <text:p text:style-name="P40">सततं कीर्तयन्तो मां यतन्तश्च दृढव्रताः ।</text:p>
      <text:p text:style-name="P119"><text:span text:style-name="T1">                                               </text:span><text:span text:style-name="T106">नमस्यन्तश्च मां भक्त्या नित्ययुक्ता उपासते ।।</text:span><text:span text:style-name="T2"> </text:span><text:span text:style-name="T5">गीता ९</text:span><text:span text:style-name="T140">.</text:span><text:span text:style-name="T5">१४</text:span></text:p>
      <text:p text:style-name="P120"/>
      <text:p text:style-name="Standard_20_hindi_20_text"><text:span text:style-name="T306">दृढ निश्चय वाले वे भक्तजन नि</text:span><text:span text:style-name="T307">रंत</text:span><text:span text:style-name="T306">र मेरे नाम और गुणों का कीर्तन करते हुए</text:span><text:span text:style-name="T323">, </text:span><text:span text:style-name="T328">नि</text:span><text:span text:style-name="T329">रंत</text:span><text:span text:style-name="T328">र</text:span><text:span text:style-name="T306"> मरे स्मरण में स्थित होने का यत्न करते हुए</text:span><text:span text:style-name="T328">, मुझे</text:span><text:span text:style-name="T306"> सर्वदा प्रणाम करते हुए—ऐसे अविभाज्य भक्तियोग में मेरी उपासना करते हैं।</text:span></text:p>
      <text:p text:style-name="P120"/>
      <text:p text:style-name="Standard_20_hindi_20_text">ऐसे भक्त निरंतर भगवद्स्मरण में मग्न रहते हैं।</text:p>
      <text:p text:style-name="Standard_20_hindi_20_text"/>
      <text:p text:style-name="Standard_20_hindi_20_text"><text:span text:style-name="T5">सच कहें तो भक्ति बड़ा सरल मार्ग है</text:span><text:span text:style-name="T140">, </text:span><text:span text:style-name="T5">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140">, </text:span><text:span text:style-name="T5">उसी क्षण शरीर पर से अहंकार की पकड़ छूट जाती है। साथ ही</text:span><text:span text:style-name="T140">, </text:span><text:span text:style-name="T5">जब यह बात समझ में आ जाती है कि केवल ईश्वर का ही अस्तित्व है</text:span><text:span text:style-name="T140">, </text:span><text:span text:style-name="T5">उसी क्षण 'मैं</text:span><text:span text:style-name="T140">'-</text:span><text:span text:style-name="T5">भावना काम करना बंद कर देती है</text:span><text:span text:style-name="T140">, </text:span><text:span text:style-name="T5">और भक्त वापस अपने वास्तविक स्वरूप में आ जाता है। ये है </text:span><text:span text:style-name="T106">सतत</text:span><text:span text:style-name="T167">-</text:span><text:span text:style-name="T106">योग</text:span><text:span text:style-name="T5">।</text:span></text:p>
      <text:p text:style-name="Standard_20_hindi_20_text"/>
      <text:p text:style-name="Standard_20_hindi_20_text"><text:span text:style-name="T5">अर्जुन के प्रश्न में जो दूसरे प्रकार के भक्त हैं</text:span><text:span text:style-name="T10">, वे</text:span><text:span text:style-name="T5"> मन को संसार से उपरत करके</text:span><text:span text:style-name="T140">, </text:span><text:span text:style-name="T141">इंद्रियों के परे होने वाले </text:span><text:span text:style-name="T5">अक्षर अव्यक्त आत्मा का ध्यान करते हैं</text:span><text:span text:style-name="T141">—</text:span><text:span text:style-name="T204">अक्षरम्</text:span><text:span text:style-name="T173">-</text:span><text:span text:style-name="T204">अव्यक्तम् पर्युपासते </text:span><text:span text:style-name="T5">।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141">—</text:span><text:span text:style-name="T204">अव्यक्तम् </text:span><text:span text:style-name="T5">।</text:span></text:p>
      <text:p text:style-name="Standard_20_hindi_20_text"/>
      <text:p text:style-name="Standard_20_hindi_20_text"><text:span text:style-name="T5">इस प्रकार के योगी की चर्चा छठे अध्याय में की गई थी। वहाँ भगवान ने मन को अंतरमुख करके उसे आत्मा में स्थिर रखने के बारे में विस्तार से बताया</text:span><text:span text:style-name="T141">—</text:span><text:span text:style-name="T5">आत्मा</text:span><text:span text:style-name="T140">, </text:span><text:span text:style-name="T5">जो </text:span><text:span text:style-name="T204">अक्षर</text:span><text:span text:style-name="T106"> </text:span><text:span text:style-name="T5">अर्थात अविनाशी है</text:span><text:span text:style-name="T140">, </text:span><text:span text:style-name="T5">और </text:span><text:span text:style-name="T204">अव्यक्त</text:span><text:span text:style-name="T2"> </text:span><text:span text:style-name="T5">है</text:span><text:span text:style-name="T140">, </text:span><text:span text:style-name="T5">अर्थात इंद्रियों द्वारा बोधगम्य नहीं है। उपनिषद् कहते हैं</text:span><text:span text:style-name="T140">,</text:span></text:p>
      <text:p text:style-name="P50"><text:soft-page-break/>  <text:span text:style-name="T304">यच्चक्षुषा न पश्यन्ति येन चक्षूंषि पश्यति।</text:span></text:p>
      <text:p text:style-name="P119"><text:span text:style-name="T1">                                         </text:span><text:span text:style-name="T106">तदेव ब्रह्म त्वं विद्धि नेदं यदिदमुपासते॥<text:tab/></text:span><text:span text:style-name="T5">के</text:span><text:span text:style-name="T140">. </text:span><text:span text:style-name="T5">उप</text:span><text:span text:style-name="T140">.</text:span><text:span text:style-name="T5">१</text:span><text:span text:style-name="T140">.</text:span><text:span text:style-name="T5">७</text:span></text:p>
      <text:p text:style-name="P120"/>
      <text:p text:style-name="Standard_20_hindi_20_text"><text:span text:style-name="T306">वह जो आँखों से नही देखा जा सकता</text:span><text:span text:style-name="T323">, </text:span><text:span text:style-name="T306">परन्तु जिसके होने से आँखें देख पाती हैं</text:span><text:span text:style-name="T323">, </text:span><text:span text:style-name="T306">जान लो कि वही ब्रह्म है</text:span><text:span text:style-name="T323">, </text:span><text:span text:style-name="T306">न कि वो</text:span><text:span text:style-name="T323">, </text:span><text:span text:style-name="T306">जिसकी उपासना तुम कर रहे हो।</text:span></text:p>
      <text:p text:style-name="Standard_20_hindi_20_text"/>
      <text:p text:style-name="Standard_20_hindi_20_text"><text:span text:style-name="T5">योगी अपनी दृष्टि अंतर्मुख करके “नेत्रों के नेत्र” के रूप में स्थापित हो जाता है</text:span><text:span text:style-name="T140">, </text:span><text:span text:style-name="T5">वास्तविक “मैं” के रूप में</text:span><text:span text:style-name="T140">, “</text:span><text:span text:style-name="T5">मैं हूँ” के रूप में। वहाँ यत्नपूर्वक स्थित होना </text:span><text:span text:style-name="T109">अक्षर</text:span><text:span text:style-name="T169">-</text:span><text:span text:style-name="T109">उपासना <text:s/></text:span><text:span text:style-name="T5">कहलाता है</text:span><text:span text:style-name="T140">, </text:span><text:span text:style-name="T5">जबकि यदि यह स्थिति सहज हो जाए</text:span><text:span text:style-name="T140">, </text:span><text:span text:style-name="T5">तो इसे साक्षात्कार कहते हैं।</text:span></text:p>
      <text:p text:style-name="Standard_20_hindi_20_text"/>
      <text:p text:style-name="Standard_20_hindi_20_text"><text:span text:style-name="T5">भगवान ने इन दोनों प्रकार के योगियों का उल्लेख किया है। अब अर्जुन का प्रश्न है</text:span><text:span text:style-name="T140">, </text:span><text:span text:style-name="T116">तेषां के योगवित्तमाः</text:span><text:span text:style-name="T2"> </text:span><text:span text:style-name="T140">- </text:span><text:span text:style-name="T5">इनमें से कौन उच्चतम श्रेणी का योगी है</text:span><text:span text:style-name="T140">? </text:span><text:span text:style-name="T5">वह व्यक्ति</text:span><text:span text:style-name="T140">, </text:span><text:span text:style-name="T5">जो पूर्ण परित्याग में अपने प्रारब्ध के अनुसार जीवन व्यतीत करता हुआ भी भक्ति</text:span><text:span text:style-name="T140">-</text:span><text:span text:style-name="T5">रस के परमानंद में रहता है</text:span><text:span text:style-name="T140">? </text:span><text:span text:style-name="T5">अथवा दूसरा</text:span><text:span text:style-name="T140">, </text:span><text:span text:style-name="T5">जिसकी बाहरी गतिविधियों में कोई रुचि नहीं है</text:span><text:span text:style-name="T140">, </text:span><text:span text:style-name="T5">जो मन तथा इंद्रियों को भीतर की ओर खींच कर समाधि में सर्वदा स्थित रहता है</text:span><text:span text:style-name="T140">? </text:span><text:span text:style-name="T5">इन दोनों में कौन सबसे बड़ा योगी है</text:span><text:span text:style-name="T140">?</text:span></text:p>
      <text:p text:style-name="Standard_20_hindi_20_text"/>
      <text:p text:style-name="Standard_20_hindi_20_text"><text:span text:style-name="T276">प्रायः लोग एक को दूसरे से तुलना करते हुए प्रश्न पूछते हैं। परंतु जो वास्तविक गुरु होते हैं</text:span><text:span text:style-name="T317">, </text:span><text:span text:style-name="T276">वे एक मार्ग को दूसरे मार्ग से श्रेष्ठ घोषित नहीं करते।</text:span><text:span text:style-name="T318"> </text:span><text:span text:style-name="T276">साधकों को उनके पिछले संस्कारों के अनुसार, आध्यात्मिक अनुभव अलग</text:span><text:span text:style-name="T317">-</text:span><text:span text:style-name="T276">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317">, </text:span><text:span text:style-name="T276">भगवान अर्जुन के प्रश्न का उत्तर देना प्रारंभ करते हैं।</text:span></text:p>
      <text:h text:style-name="P21" text:outline-level="3">१२<text:span text:style-name="T270">.</text:span>२</text:h>
      <text:p text:style-name="P4">श्रीभगवानुवाच।</text:p>
      <text:p text:style-name="P4">मय्यावेश्य मनो ये मां नित्ययुक्ता उपासते।</text:p>
      <text:p text:style-name="P4">श्रद्धया परयोपेताः ते मे युक्ततमा मताः।।</text:p>
      <text:p text:style-name="P120"/>
      <text:p text:style-name="P15"><text:span text:style-name="T276">श्री भगवान ने कहा</text:span><text:span text:style-name="T317">: </text:span><text:span text:style-name="T318">जो परम श्रद्धा से परिपूर्ण हैं</text:span><text:span text:style-name="T319">, </text:span><text:span text:style-name="T276">जिनका मन मेरे भजन</text:span><text:span text:style-name="T317">-</text:span><text:span text:style-name="T276">ध्यान में सर्वदा मेरे साथ एकजुट है</text:span><text:span text:style-name="T287">, जो</text:span><text:span text:style-name="T317"> </text:span><text:span text:style-name="T276">मुझमें समाहित हैं</text:span><text:span text:style-name="T317">, </text:span><text:span text:style-name="T276">मैं उन्हें योगियों में अति उत्तम योगी मानता हूँ।</text:span></text:p>
      <text:p text:style-name="P120"/>
      <text:p text:style-name="Standard_20_hindi_20_text"><text:span text:style-name="T276">अर्जुन के सीधे प्रश्न का उत्तर नहीं देते हुए</text:span><text:span text:style-name="T317">, </text:span><text:span text:style-name="T276">भगवान इस श्लोक में आध्यात्मिक साधना का सार प्रकट करते हैं। चाहे साधक श्रीकृष्ण के रमणीय रूप का ध्यान करे</text:span><text:span text:style-name="T317">, </text:span><text:span text:style-name="T276">अथवा भगवान के</text:span><text:span text:style-name="T289"> बताए गए</text:span><text:span text:style-name="T276"> आत्म</text:span><text:span text:style-name="T287">-</text:span><text:span text:style-name="T276">ध्यान का अनुसरण करे</text:span><text:span text:style-name="T317">, </text:span><text:span text:style-name="T276">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318">—</text:span><text:span text:style-name="T276">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0"/>
      <text:p text:style-name="P121"><text:span text:style-name="T1"> </text:span><text:span text:style-name="T106">हृदा मनीषा मनसाभिकॢप्तो य एतद्विदुरमृतास्ते भवन्ति। </text:span><text:span text:style-name="T107"><text:tab/></text:span><text:span text:style-name="T5">क</text:span><text:span text:style-name="T140">.</text:span><text:span text:style-name="T5">उप</text:span><text:span text:style-name="T140">. </text:span><text:span text:style-name="T5">२</text:span><text:span text:style-name="T140">.</text:span><text:span text:style-name="T5">३</text:span><text:span text:style-name="T140">.</text:span><text:span text:style-name="T5">९</text:span></text:p>
      <text:p text:style-name="P120"/>
      <text:p text:style-name="Standard_20_hindi_20_text"><text:span text:style-name="T306">जब मन हृदय में प्रवेश करता है</text:span><text:span text:style-name="T323">, </text:span><text:span text:style-name="T306">तब तत्व अनुभूति होती है। धन्य है वो,</text:span><text:span text:style-name="T308"> जो </text:span><text:span text:style-name="T306">इस प्रकार हृदय</text:span><text:span text:style-name="T309">-</text:span><text:span text:style-name="T306">तीर्थ में डुबकी लगाकर</text:span><text:span text:style-name="T323">, </text:span><text:span text:style-name="T306">अमृतत्व प्राप्त करता है।   </text:span></text:p>
      <text:p text:style-name="Standard_20_hindi_20_text"/>
      <text:p text:style-name="Standard_20_hindi_20_text"><text:span text:style-name="T5">उपर्युक्त वेदमंत्र इस श्लोक का श्रुति</text:span><text:span text:style-name="T140">-</text:span><text:span text:style-name="T5">प्रमाण है। केवल वो ही ज्ञानी है जो आत्मा को जानता है</text:span><text:span text:style-name="T140">, </text:span><text:span text:style-name="T5">क्योंकि उसके मन ने हृदय में प्रवेश कर लिया है। यहां हृदय का तात्पर्य शारीरिक हृदय से नहीं है</text:span><text:span text:style-name="T149">; अपितु </text:span><text:span text:style-name="T5">यह उस स्थान को दर्शाता है जहां अपने भीतर ईश्वर का अनुभव होता</text:span><text:span text:style-name="T12"> </text:span><text:span text:style-name="T5">है। जब मन इस स्थान में प्रवेश करता है</text:span><text:span text:style-name="T140">, </text:span><text:span text:style-name="T5">तब व्यक्ति एक विशेष प्रकार के दिव्य आनंद का अनुभव करता है</text:span><text:span text:style-name="T141">—</text:span><text:span text:style-name="T5">एक ध्यानमग्नता</text:span><text:span text:style-name="T140">, </text:span><text:span text:style-name="T5">जिसे </text:span><text:span text:style-name="T116">आवेश </text:span><text:span text:style-name="T117"><text:s/></text:span><text:span text:style-name="T5">कहा जाता है। जब ऐसा होता है</text:span><text:span text:style-name="T140">, </text:span><text:span text:style-name="T5">तब व्यक्ति को समझ आता है कि उसने किसी पवित्र दिव्य तत्व को स्पर्श किया है</text:span><text:span text:style-name="T140">, </text:span><text:span text:style-name="T5">जो कि शरीर</text:span><text:span text:style-name="T140">, </text:span><text:span text:style-name="T5">मन अथवा इंद्रियों से संबंधित नहीं है</text:span><text:span text:style-name="T141">—</text:span><text:span text:style-name="T5">जो सनातन है</text:span><text:span text:style-name="T144">, जो मन, </text:span><text:span text:style-name="T5">काल देश आदि से मुक्त है। यह निस्संदेह आध्यात्मिक द्वार के खुलने का संकेत है। चाहे मार्ग कोई भी हो</text:span><text:span text:style-name="T140">, </text:span><text:span text:style-name="T5">मन को संसार से उपरत करके</text:span><text:span text:style-name="T140">, </text:span><text:span text:style-name="T5">उसे प्रेम</text:span><text:span text:style-name="T34">,</text:span><text:span text:style-name="T140"> </text:span><text:span text:style-name="T5">जागरूकता तथा दृढ़ता पूर्वक आत्मा में स्थापित करना ही उपासना है</text:span><text:span text:style-name="T141">—</text:span><text:span text:style-name="T5">यही ध्यान है। इसके लिए अपार श्रद्धा की आवश्यकता है। यहां श्रद्धा </text:span><text:soft-page-break/><text:span text:style-name="T5">का तात्पर्य आध्यात्मिक उत्</text:span><text:span text:style-name="T13">कण्ठा</text:span><text:span text:style-name="T5"> से है। इस उत्</text:span><text:span text:style-name="T13">कण्ठा</text:span><text:span text:style-name="T5"> के बिना हृदिस्थ होना</text:span><text:span text:style-name="T141">—अर्था</text:span><text:span text:style-name="T145">त </text:span><text:span text:style-name="T5">निरंतर ध्यान में रहना संभव नहीं है। अतः भगवान कहते हैं</text:span><text:span text:style-name="T140">, </text:span><text:span text:style-name="T116">श्रद्धया परया उपेतः</text:span><text:span text:style-name="T5">। ऐसी तीव्र लालसा से युक्त</text:span><text:span text:style-name="T14">, </text:span><text:span text:style-name="T5">वह</text:span><text:span text:style-name="T14"> योगी</text:span><text:span text:style-name="T5"> ध्यान करता है</text:span><text:span text:style-name="T141">—</text:span><text:span text:style-name="T109">उपासते </text:span><text:span text:style-name="T109"><text:note text:id="ftn3" text:note-class="footnote"><text:note-citation>3</text:note-citation><text:note-body><text:p text:style-name="Standard"><text:bookmark text:name="docs-internal-guid-310c6c13-7fff-ea77-89c0-acdf14cfffae"/><text:span text:style-name="T3"><text:s/></text:span><text:span text:style-name="T187">उप</text:span><text:span text:style-name="T175"> अर्थात निकट</text:span><text:span text:style-name="T181">, </text:span><text:span text:style-name="T187">आसते</text:span><text:span text:style-name="T175"> अर्थात बैठना।</text:span><text:span text:style-name="T176"> </text:span><text:span text:style-name="T175">जिसका</text:span><text:span text:style-name="T176"> </text:span><text:span text:style-name="T175">भगवान से घनिष्ठ</text:span><text:span text:style-name="T176"> संबंध</text:span><text:span text:style-name="T175"> है</text:span><text:span text:style-name="T176">,</text:span><text:span text:style-name="T175"> वह उपासक है।</text:span></text:p></text:note-body></text:note></text:span><text:span text:style-name="T5">। </text:span></text:p>
      <text:p text:style-name="Standard_20_hindi_20_text"/>
      <text:p text:style-name="Standard_20_hindi_20_text"><text:span text:style-name="T5">भक्ति प्रेम का मार्ग है। अथवा कहा जा सकता है कि भक्ति प्रेम का शुद्धतम रूप है। सांसारिक प्रेम अपने उच्चतम रूप में आवेग बन जाता है। इसी तरह</text:span><text:span text:style-name="T140">, </text:span><text:span text:style-name="T5">दिव्य प्रेम अत्यधिक भावुक और आनंदमय हो जाता है। यह व्यक्त करने के लिए भगवान</text:span><text:span text:style-name="T15"> </text:span><text:span text:style-name="T116">आवेश </text:span><text:span text:style-name="T118"><text:s/></text:span><text:span text:style-name="T5">पद का प्रयोग करते हैं</text:span><text:span text:style-name="T141">—</text:span><text:span text:style-name="T5">जिसका अर्थ है अत्यंत आनंदपूर्वक प्रवेश करना। पिछले अध्याय में हमने यह वाक्यांश देखा</text:span><text:span text:style-name="T141">—</text:span><text:span text:style-name="T109">तत्वेन प्रवेष्टुं</text:span><text:span text:style-name="T158">—</text:span><text:span text:style-name="T5">ज्ञान के द्वारा वह प्रवेश करता है</text:span><text:span text:style-name="T141">—</text:span><text:span text:style-name="T5">हृदय में—सत्य में</text:span><text:span text:style-name="T146">, अर्थात</text:span><text:span text:style-name="T5"> उसका व्यक्तिगत</text:span><text:span text:style-name="T140">-</text:span><text:span text:style-name="T5">बोध समाप्त हो जाता है। वहा</text:span><text:span text:style-name="T16">ं</text:span><text:span text:style-name="T5"> प्रवेश का तात्पर्य केवल अंदर घुसने से है</text:span><text:span text:style-name="T140">; </text:span><text:span text:style-name="T5">परन्तु यहा</text:span><text:span text:style-name="T17">ं</text:span><text:span text:style-name="T5"> </text:span><text:span text:style-name="T109">आवेश</text:span><text:span text:style-name="T2"> </text:span><text:span text:style-name="T5">का अर्थ है अत्यधिक अनुराग के साथ प्रवेश करना। तमिल भाषा में आवेश शब्द का प्रयोग तब करते हैं जब कोई प्रत्यक्ष रूप से उन्मत्त हो जाता है</text:span><text:span text:style-name="T140">; </text:span><text:span text:style-name="T5">तब कहते हैं कि ‘आवेश हो गया’। जब भक्त भगवन्नाम का स्मरण करता है</text:span><text:span text:style-name="T140">, </text:span><text:span text:style-name="T5">उसका सारा शरीर कांप उठता है</text:span><text:span text:style-name="T140">; </text:span><text:span text:style-name="T5">शरीर की प्रत्येक कोशिका परमानंद से </text:span><text:span text:style-name="T189">स्पंदित होती</text:span><text:span text:style-name="T5"> है। ऐसा दिव्य भाव</text:span><text:span text:style-name="T140">, </text:span><text:span text:style-name="T5">भक्ति</text:span><text:span text:style-name="T140">-</text:span><text:span text:style-name="T5">साधना के चरम पर प्रकट होता है।</text:span></text:p>
      <text:p text:style-name="Standard_20_hindi_20_text"><text:span text:style-name="T5">यहा</text:span><text:span text:style-name="T18">ं</text:span><text:span text:style-name="T5"> भगवान कहते हैं </text:span><text:span text:style-name="T116">मय्यावेश्य मनो ये मा</text:span><text:span text:style-name="T119">ं</text:span><text:span text:style-name="T164">—</text:span><text:span text:style-name="T5">मन को मुझ परमेश्वर में केन्द्रित करके। परिपक्व साधक बिना किसी पूर्व धारणा के</text:span><text:span text:style-name="T140">, </text:span><text:span text:style-name="T5">सिद्ध महात्मा की सन्निधि में प्रवेश करता है और वेदांत</text:span><text:span text:style-name="T140">-</text:span><text:span text:style-name="T5">वाक्य का श्रवण करता है। उसे सुनने में आता है </text:span><text:span text:style-name="T140">- “</text:span><text:span text:style-name="T106">तुम ब्रह्म हो। तुम्हारे हृदय में जो ‘मैं</text:span><text:span text:style-name="T167">-</text:span><text:span text:style-name="T106">मैं’ का अनुभव होता है</text:span><text:span text:style-name="T167">, </text:span><text:span text:style-name="T106">वह शरीर मन या अहंकार नहीं है</text:span><text:span text:style-name="T167">; </text:span><text:span text:style-name="T106">वही अनंत है।</text:span><text:span text:style-name="T2">” </text:span><text:span text:style-name="T5">जब परिपक्व साधक परम श्रद्धा युक्त यह सुनता है</text:span><text:span text:style-name="T140">, </text:span><text:span text:style-name="T5">उसके भीतर मानो पुष्प</text:span><text:span text:style-name="T140">-</text:span><text:span text:style-name="T5">सा कुछ खिल</text:span><text:span text:style-name="T19"> उठता</text:span><text:span text:style-name="T5"> है। उसका मन पतंगे की भा</text:span><text:span text:style-name="T20">ंति</text:span><text:span text:style-name="T5"> सत्य की अग्नि की ओर आकर्षित होता है। तत्काल</text:span><text:span text:style-name="T140">, </text:span><text:span text:style-name="T5">उसके मन में</text:span><text:span text:style-name="T140">, </text:span><text:span text:style-name="T5">समाधि</text:span><text:span text:style-name="T140">-</text:span><text:span text:style-name="T5">अनुभव के साथ एक हो जाने की असीम तृष्णा प्रकट होती है</text:span><text:span text:style-name="T140">, </text:span><text:span text:style-name="T5">और वह उस स्थिति में प्रवेश कर जाता है। एक ही क्षण में</text:span><text:span text:style-name="T140">, </text:span><text:span text:style-name="T5">सब कुछ समाप्त हो जाता है। मन एक दीपक की तरह बुझ जाता है</text:span><text:span text:style-name="T140">, </text:span><text:span text:style-name="T5">व्यक्तिगत</text:span><text:span text:style-name="T140">-</text:span><text:span text:style-name="T5">बोध मिट जाता है</text:span><text:span text:style-name="T140">, </text:span><text:span text:style-name="T5">और साधक को आत्मज्ञान प्राप्त हो</text:span><text:span text:style-name="T21"> जाता है</text:span><text:span text:style-name="T5">। यह इतना सरल और सीधा है</text:span><text:span text:style-name="T140">!</text:span></text:p>
      <text:p text:style-name="Standard_20_hindi_20_text"/>
      <text:p text:style-name="Standard_20_hindi_20_text"><text:span text:style-name="T5">ऐसे अनुभव को </text:span><text:span text:style-name="T203">आवेश</text:span><text:span text:style-name="T5"> कहते हैं। भगवद्गीता भाष्य </text:span><text:span text:style-name="T140">(</text:span><text:span text:style-name="T5">१३</text:span><text:span text:style-name="T140">.</text:span><text:span text:style-name="T5">१८</text:span><text:span text:style-name="T140">) </text:span><text:span text:style-name="T5">में भगवान</text:span><text:span text:style-name="T140">-</text:span><text:span text:style-name="T5">शंकराचार्य इस पद की सुन्दर परिभाषा देते हैं। वे निम्न</text:span><text:span text:style-name="T22">लिखित</text:span><text:span text:style-name="T5"> वाक्यांश</text:span><text:span text:style-name="T2"> </text:span><text:span text:style-name="T5">का उपयोग करते हैं</text:span><text:span text:style-name="T23"> </text:span><text:span text:style-name="T5"><text:note text:id="ftn4" text:note-class="footnote"><text:note-citation>4</text:note-citation><text:note-body><text:p text:style-name="Standard"><text:bookmark text:name="docs-internal-guid-32716b53-7fff-35e4-28aa-4bcc71ca490f"/><text:span text:style-name="T4"><text:s/></text:span><text:span text:style-name="T180">ग्रहाविष्ट</text:span><text:span text:style-name="T185">-</text:span><text:span text:style-name="T180">बुद्धिः।</text:span></text:p></text:note-body></text:note></text:span><text:span text:style-name="T5">—</text:span><text:span text:style-name="T140">‘</text:span><text:span text:style-name="T5">मानो किसी अलौकिक शक्ति के वश में हो’। श्रीमद्भागवद् में प्रह्लाद के विषय में कुछ ऐसा ही कहते हैं</text:span><text:span text:style-name="T5"><text:note text:id="ftn5" text:note-class="footnote"><text:note-citation>5</text:note-citation><text:note-body><text:p text:style-name="Standard"><text:bookmark text:name="docs-internal-guid-1ba752b9-7fff-4aae-6b12-5d89fecbe834"/><text:span text:style-name="T4"><text:s/></text:span><text:span text:style-name="T174">कृष्णग्रहगृहीतात्मा न वेद जगदीदृशम्। </text:span><text:span text:style-name="T175">श्री</text:span><text:span text:style-name="T181">. </text:span><text:span text:style-name="T175">भा</text:span><text:span text:style-name="T181">. </text:span><text:span text:style-name="T175">७</text:span><text:span text:style-name="T181">.</text:span><text:span text:style-name="T175">४</text:span><text:span text:style-name="T181">.</text:span><text:span text:style-name="T175">३७</text:span></text:p></text:note-body></text:note></text:span><text:span text:style-name="T2"> </text:span><text:span text:style-name="T140">- “</text:span><text:span text:style-name="T5">दिव्य कृष्णानुभव के आवेश में आकर वह इस संसार को संसार के रूप में पहचानता नही</text:span><text:span text:style-name="T30">ं</text:span><text:span text:style-name="T5"> था”। उसके लिये केवल ईश्वर का ही अस्तित्व था।</text:span></text:p>
      <text:p text:style-name="Standard_20_hindi_20_text"/>
      <text:p text:style-name="Standard_20_hindi_20_text"><text:span text:style-name="T5">कठोपनिषद में भी पाते हैं</text:span><text:span text:style-name="T35">,</text:span><text:span text:style-name="T5"> अपने पिता की सेवा करते हुए</text:span><text:span text:style-name="T140">, </text:span><text:span text:style-name="T5">नचिकेता सहसा ऐसे आवेश</text:span><text:span text:style-name="T5"><text:note text:id="ftn6" text:note-class="footnote"><text:note-citation>6</text:note-citation><text:note-body><text:p text:style-name="P125"><text:s/><text:span text:style-name="T358">श्रद्धा आविवेश।</text:span><text:span text:style-name="T359"><text:tab/>क.उप.१.१.२</text:span></text:p></text:note-body></text:note></text:span><text:span text:style-name="T2"> </text:span><text:span text:style-name="T5">में आ जाता है। श्रद्धा शक्ति उसके हृदय में प्रकट होती है</text:span><text:span text:style-name="T140">, </text:span><text:span text:style-name="T5">और वो गंभीर विचार करने लगता है</text:span><text:span text:style-name="T140">, “</text:span><text:span text:style-name="T5">इन</text:span><text:span text:style-name="T24"> </text:span><text:span text:style-name="T5">सबका उद्देश्य क्या है</text:span><text:span text:style-name="T140">? </text:span><text:span text:style-name="T5">जीवन क्या है</text:span><text:span text:style-name="T140">? </text:span><text:span text:style-name="T5">मृत्यु क्या है</text:span><text:span text:style-name="T140">?” </text:span><text:span text:style-name="T5">मानो उसके मन ने अनजाने में मृत्यु के द्वार की चाबी लगा दी हो। जीवित अवस्था में ही वह मृत्यु के लोक में प्रवेश करता</text:span><text:span text:style-name="T36"> है</text:span><text:span text:style-name="T5">।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16">आवेश </text:span><text:span text:style-name="T5">अत्यंत महत्वपूर्ण है। किसी तरह</text:span><text:span text:style-name="T140">, </text:span><text:span text:style-name="T5">एक धन्य क्षण में</text:span><text:span text:style-name="T140">, </text:span><text:span text:style-name="T5">मन</text:span><text:span text:style-name="T147">, </text:span><text:span text:style-name="T5">सभी भावनाओं</text:span><text:span text:style-name="T140">, </text:span><text:span text:style-name="T5">बुद्धि और इच्छाशक्ति के साथ</text:span><text:span text:style-name="T140">, </text:span><text:span text:style-name="T5">अपने सभी संसाधनों समेत</text:span><text:span text:style-name="T25">,</text:span><text:span text:style-name="T5"> अनंत के द्वार में प्रवेश करता है और वहां खो जाता है। इस </text:span><text:span text:style-name="T109">आवेश </text:span><text:span text:style-name="T5">को प्रदान करने वाली शक्ति को </text:span><text:span text:style-name="T109">अनुग्रह</text:span><text:span text:style-name="T2"> </text:span><text:span text:style-name="T5">कहते हैं। चाहे अनुग्रह संसार में कर्म करते हुए मिले या समाधि अवस्था में मन को एकाग्र करके</text:span><text:span text:style-name="T148">,</text:span><text:span text:style-name="T150"> यह अनुग्रह</text:span><text:span text:style-name="T148"> आत्मसाक्षात्कार</text:span><text:span text:style-name="T5"> प्रदान करता</text:span><text:span text:style-name="T37"> है</text:span><text:span text:style-name="T5">। व्यक्ति में पूर्ण श्रद्धा और इस स्थिति को प्राप्त करने की तीव्र लालसा होना</text:span><text:span text:style-name="T26"> आवश्यक है—</text:span><text:span text:style-name="T5">तभी इस आवेश के होने पर व्यक्ति उसे पहचान पाता है।</text:span></text:p>
      <text:p text:style-name="P44"/>
      <text:h text:style-name="Subsection_20_within_20_shloka" text:outline-level="4">गुरु नानक की भक्ति</text:h>
      <text:p text:style-name="Standard_20_hindi_20_text"><text:span text:style-name="T5">यह किस्सा श्रद्धेय सिख गुरु श्री नानक के बारे में है</text:span><text:span text:style-name="T140">, </text:span><text:span text:style-name="T5">जो अपनी युवावस्था में भी एक महान रहस्यवादी थे। अपने परिवार की किराने की दुकान में काम करते हुए भी</text:span><text:span text:style-name="T140">, </text:span><text:span text:style-name="T5">हर समय</text:span><text:span text:style-name="T140">, </text:span><text:span text:style-name="T5">एक अंतर्धारा के रूप में</text:span><text:span text:style-name="T140">, </text:span><text:span text:style-name="T5">भगवान के नाम का जप और ध्यान उनके भीतर चलता रहता था। एक दिन जब किसी ने दुकान में आकर उनसे पंद्रह किलो गेहूँ मा</text:span><text:span text:style-name="T27">ं</text:span><text:span text:style-name="T5">गा</text:span><text:span text:style-name="T140">, </text:span><text:span text:style-name="T5">तब उनका</text:span><text:span text:style-name="T28"> आंतरिक भाव</text:span><text:span text:style-name="T5"> बड़े वेग से प्रत्यक्ष हो गया।</text:span><text:span text:style-name="T38"> गेहूँ तोलते समय</text:span><text:span text:style-name="T5"> “</text:span><text:span text:style-name="T109">एक</text:span><text:span text:style-name="T169">, </text:span><text:span text:style-name="T109">दो</text:span><text:span text:style-name="T169">, </text:span><text:span text:style-name="T109">तीन</text:span><text:span text:style-name="T169">, </text:span><text:span text:style-name="T109">चार</text:span><text:span text:style-name="T110"> </text:span><text:span text:style-name="T2">”‌ </text:span><text:span text:style-name="T5">आदि गिनती करते हुए, जैसे ही उनकी गिनती “</text:span><text:span text:style-name="T109">तेरह</text:span><text:span text:style-name="T111"> </text:span><text:span text:style-name="T2">” </text:span><text:span text:style-name="T5">तक पहुँची</text:span><text:span text:style-name="T140">, </text:span><text:span text:style-name="T5">तब</text:span><text:span text:style-name="T40"> </text:span><text:span text:style-name="T39">"</text:span><text:span text:style-name="T114">तेरा</text:span><text:span text:style-name="T40">” शब्द</text:span><text:span text:style-name="T5"> उनके </text:span><text:soft-page-break/><text:span text:style-name="T5">मन में <text:s/>प्रकाशित हुआ। तत्काल उनके मन में दिव्य भाव का आवेश हो गया—</text:span><text:span text:style-name="T140">“</text:span><text:span text:style-name="T5">सब कुछ तेरा</text:span><text:span text:style-name="T140">, </text:span><text:span text:style-name="T5">सब कुछ तेरा”। वे परमानंद में नाचते</text:span><text:span text:style-name="T140">-</text:span><text:span text:style-name="T5">गाते हुए</text:span><text:span text:style-name="T140">, </text:span><text:span text:style-name="T5">गेहूँ इधर</text:span><text:span text:style-name="T140">-</text:span><text:span text:style-name="T5">उधर फेंकने लगे—</text:span><text:span text:style-name="T140">“</text:span><text:span text:style-name="T109">तेरा</text:span><text:span text:style-name="T169">, </text:span><text:span text:style-name="T109">तेरा</text:span><text:span text:style-name="T169">, </text:span><text:span text:style-name="T109">तेरा</text:span><text:span text:style-name="T2">”</text:span><text:span text:style-name="T5">। इस तरह अपना दैनिक काम करते समय उन्हें यह आवेश हुआ।</text:span></text:p>
      <text:p text:style-name="Standard_20_hindi_20_text"/>
      <text:p text:style-name="Standard_20_hindi_20_text"><text:span text:style-name="T5">भक्ति साधना का प्रयोजन ही </text:span><text:span text:style-name="T109">आत्मरति</text:span><text:span text:style-name="T158">—</text:span><text:span text:style-name="T109">पराभक्ति</text:span><text:span text:style-name="T2"> </text:span><text:span text:style-name="T5">है</text:span><text:span text:style-name="T141">—</text:span><text:span text:style-name="T5">जो कि आत्मा का निर्बाध अनुभव है। आत्मा का अर्थ है शांति</text:span><text:span text:style-name="T140">, </text:span><text:span text:style-name="T5">प्रेम</text:span><text:span text:style-name="T140">, </text:span><text:span text:style-name="T5">बोध</text:span><text:span text:style-name="T140">, </text:span><text:span text:style-name="T5">आनंद</text:span><text:span text:style-name="T140">, </text:span><text:span text:style-name="T5">मोक्ष</text:span><text:span text:style-name="T140">, </text:span><text:span text:style-name="T141">संतुष्टि</text:span><text:span text:style-name="T140">; </text:span><text:span text:style-name="T5">ये सभी शब्द परमात्मा के पर्यायवाची हैं। भक्त के लिये</text:span><text:span text:style-name="T140">, </text:span><text:span text:style-name="T5">उसका आंतरिक भक्ति भाव ही उसका सारा</text:span><text:span text:style-name="T41"> </text:span><text:span text:style-name="T5">जीवन है। इस दिव्य भक्ति अनुभव पर अपनी पकड़ बनाए हुए</text:span><text:span text:style-name="T140">, </text:span><text:span text:style-name="T5">भक्त इस संसार में गृहस्थ के रूप में</text:span><text:span text:style-name="T140">, </text:span><text:span text:style-name="T5">ब्रह्मचारी के रूप में अथवा सर्व</text:span><text:span text:style-name="T140">-</text:span><text:span text:style-name="T5">परित्यागी संन्यासी के रूप में हो सकता है। गृहस्थ का जीवन या कर्तव्य भक्त के लिए बाधक नहीं है परन्तु भक्ति</text:span><text:span text:style-name="T140">-</text:span><text:span text:style-name="T5">भाव पर अपनी पकड़ खो</text:span><text:span text:style-name="T29"> देने की समस्या से वो जूझता है</text:span><text:span text:style-name="T5">। श्रीमद्भागवद् में कहते हैं</text:span><text:span text:style-name="T140">,</text:span></text:p>
      <text:p text:style-name="P120"/>
      <text:p text:style-name="P42">मद्गुणश्रुतिमात्रेण मयि सर्वगुहाशये।</text:p>
      <text:p text:style-name="P42">मनोगतिरविच्छिन्ना यथा गङ्गाम्भसोऽम्बुधौ।।</text:p>
      <text:p text:style-name="P42">लक्षणं भक्तियोगस्य निर्गुणस्य ह्युदाहृतम।</text:p>
      <text:p text:style-name="P124"><text:span text:style-name="T1"><text:s/><text:tab/></text:span><text:span text:style-name="T106">अहैतुक्यव्यवहिता या भक्तिः पुरुषोत्तमे।।</text:span><text:span text:style-name="T2"> </text:span><text:span text:style-name="T5">श्री</text:span><text:span text:style-name="T140">. </text:span><text:span text:style-name="T5">भा</text:span><text:span text:style-name="T140">. </text:span><text:span text:style-name="T5">३</text:span><text:span text:style-name="T140">.</text:span><text:span text:style-name="T5">२९</text:span><text:span text:style-name="T140">.</text:span><text:span text:style-name="T5">११</text:span><text:span text:style-name="T140">-</text:span><text:span text:style-name="T5">१२</text:span></text:p>
      <text:p text:style-name="P120"/>
      <text:p text:style-name="P51"><text:span text:style-name="T306">सबके हृदय</text:span><text:span text:style-name="T323">-</text:span><text:span text:style-name="T306">गुहा में रहने वाले</text:span><text:span text:style-name="T323">, </text:span><text:span text:style-name="T306">मेरे गुणों का वर्णन</text:span></text:p>
      <text:p text:style-name="P37">जिस क्षण शुद्ध हृदय<text:span text:style-name="T419"> वाला </text:span>सुनता है</text:p>
      <text:p text:style-name="P51"><text:span text:style-name="T306">उसी क्षण उसका मन मुझमें लीन होने के लिए</text:span><text:span text:style-name="T323">, </text:span><text:span text:style-name="T306">मूसलाधार गति से बहने लगता है</text:span></text:p>
      <text:p text:style-name="P52"><text:span text:style-name="T306">उसी प्रकार</text:span><text:span text:style-name="T323">, </text:span><text:span text:style-name="T306">जैसे </text:span><text:span text:style-name="T310">कि दिव्य गंगा </text:span><text:span text:style-name="T306">सागर में मिल जाने के</text:span><text:span text:style-name="T311"> लिए</text:span><text:span text:style-name="T306"> बहती है</text:span></text:p>
      <text:p text:style-name="P51"><text:span text:style-name="T306">अकारण और निरंतर</text:span><text:span text:style-name="T323">, </text:span><text:span text:style-name="T306">वह मनमोहन पुरुषोत्तम से प्रेम करता है</text:span></text:p>
      <text:p text:style-name="P37">यह वास्तव में निर्गुण भक्तियोग का संकेत है</text:p>
      <text:p text:style-name="P120"/>
      <text:p text:style-name="Standard_20_hindi_20_text"><text:span text:style-name="T116">नित्य</text:span><text:span text:style-name="T172">-</text:span><text:span text:style-name="T116">युक्ताः</text:span><text:span text:style-name="T2"> </text:span><text:span text:style-name="T5">पद इस श्लोक हृदय है। अर्जुन का प्रश्न </text:span><text:span text:style-name="T109">सततयु</text:span><text:span text:style-name="T112">क्ता</text:span><text:span text:style-name="T2"> </text:span><text:span text:style-name="T5">के बारे में था</text:span><text:span text:style-name="T140">, </text:span><text:span text:style-name="T5">और भगवान यहा</text:span><text:span text:style-name="T42">ं</text:span><text:span text:style-name="T5"> नित्ययुक्ता के बारे में बात कर रहे हैं। दोनो का अर्थ एक ही है। योगी निरंतर अपने बिखरे हुए मन को एकाग्र करके उसे ध्यान में लगाता है</text:span><text:span text:style-name="T141">—</text:span><text:span text:style-name="T5">ईश्वर में स्थित करता है। मुमुक्षु का यह एकमात्र काम है। जो मन को कभी भी ईश्वर के आंतरिक आलिंगन से विचलित नहीं होने देते</text:span><text:span text:style-name="T140">, </text:span><text:span text:style-name="T5">वे ही सच्चे भक्त हैं। ऐसा नहीं है कि व्यक्ति एक दिन आनंद के चरम पर चढ़ता है</text:span><text:span text:style-name="T140">, </text:span><text:span text:style-name="T5">और दूसरे दिन विषाद की घाटी में गिर जाता है। उस तरह की निष्ठा हमारे कष्टों को दूर करने में समर्थ नहीं है। आध्यात्मिक अनुभव में दृढ़ता होनी चाहिए। जिन्हो</text:span><text:span text:style-name="T43">ंने अपने मन को सर्वदा ईश्वर में लगा रखा है, उन्ही</text:span><text:span text:style-name="T5"> को </text:span><text:span text:style-name="T116">नित्ययुक्ताः</text:span><text:span text:style-name="T2"> </text:span><text:span text:style-name="T5">कहते हैं।</text:span></text:p>
      <text:p text:style-name="Standard_20_hindi_20_text"/>
      <text:p text:style-name="Standard_20_hindi_20_text"><text:span text:style-name="T5">युक्त उसे कहते हैं जो निरंतर आत्मा में स्थित होता है। इनमें जो सबसे श्रेष्ठ होते हैं</text:span><text:span text:style-name="T140">, </text:span><text:span text:style-name="T5">उन्हे </text:span><text:span text:style-name="T116">युक्ततमाः</text:span><text:span text:style-name="T2"> </text:span><text:span text:style-name="T5">कहते हैं। भगवान ने इस गुण के श्रेष्ठतम भाव को प्रकट करते हुए</text:span><text:span text:style-name="T44">,</text:span><text:span text:style-name="T5"> इस पद द्वारा व्यक्त किया है कि ‘वे ध्यान करने वालों में सबसे श्रेष्ठ हैं</text:span><text:span text:style-name="T140">; </text:span><text:span text:style-name="T5">वे मुझमें नित्य रूप से स्थित हैं’।</text:span></text:p>
      <text:p text:style-name="Standard_20_hindi_20_text"><text:span text:style-name="T189">फिर</text:span><text:span text:style-name="T276"> उनका क्या जो अक्षर आत्मा का हृदय में ध्यान करते हैं</text:span><text:span text:style-name="T317">? </text:span><text:span text:style-name="T276">भगवान अगले श्लोक में इसका उत्तर देते हैं।</text:span></text:p>
      <text:p text:style-name="P120"/>
      <text:h text:style-name="Shloka_20_number_20_heading" text:outline-level="3">१२<text:span text:style-name="T270">.</text:span>३<text:span text:style-name="T273">-</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0"/>
      <text:p text:style-name="P14"><text:span text:style-name="T276">तथापि</text:span><text:span text:style-name="T317">, </text:span><text:span text:style-name="T276">जो अपनी इंद्रियों को वश में करके</text:span><text:span text:style-name="T317">, </text:span><text:span text:style-name="T276">उस अक्षर</text:span><text:span text:style-name="T317">, </text:span><text:span text:style-name="T276">अव्यक्त</text:span><text:span text:style-name="T317">, </text:span><text:span text:style-name="T276">अवर्णनीय</text:span><text:span text:style-name="T317">, </text:span><text:span text:style-name="T276">सर्वव्यापी</text:span><text:span text:style-name="T317">, </text:span><text:span text:style-name="T276">अचिन्त्य</text:span><text:span text:style-name="T317">, </text:span><text:span text:style-name="T276">अपरिवर्तनीय</text:span><text:span text:style-name="T317">, </text:span><text:span text:style-name="T276">अचल</text:span><text:span text:style-name="T317">, </text:span><text:span text:style-name="T276">सनातन की उपासना करते हैं</text:span><text:span text:style-name="T317">, </text:span><text:span text:style-name="T276">जो समचित्त हैं</text:span><text:span text:style-name="T317">, </text:span><text:span text:style-name="T276">जो सब प्राणियों के हित में लगे रहते हैं </text:span><text:span text:style-name="T317">- </text:span><text:span text:style-name="T276">वे मुझ को ही प्राप्त होते हैं।</text:span></text:p>
      <text:p text:style-name="P120"/>
      <text:p text:style-name="Standard_20_hindi_20_text"><text:span text:style-name="T5">अलग</text:span><text:span text:style-name="T140">-</text:span><text:span text:style-name="T5">अलग देखने पर इन श्लोकों का निहितार्थ बहुत गहरा है। इन श्लोकों में</text:span><text:span text:style-name="T140">, </text:span><text:span text:style-name="T5">ध्यान करने वाले के लिये</text:span><text:span text:style-name="T140">, </text:span><text:span text:style-name="T5">आत्मबोध पर अपनी पकड़ बनाए रखने के सूत्र उपस्थित हैं। ‘संपूर्ण त्याग’ वह भूमि है</text:span><text:span text:style-name="T140">, </text:span><text:span text:style-name="T5">जिस पर ध्यानरूपी परम सुगंधित पुष्प खिलता है। ज्ञात</text:span><text:span text:style-name="T31"> वस्तुओं</text:span><text:span text:style-name="T5"> </text:span><text:soft-page-break/><text:span text:style-name="T5">का त्याग</text:span><text:span text:style-name="T32"> ही</text:span><text:span text:style-name="T5"> वह अग्नि है जिसमें से अज्ञात प्रकट होता है। जो नाशवान</text:span><text:span text:style-name="T140">, </text:span><text:span text:style-name="T5">बोधगम्य</text:span><text:span text:style-name="T140">, </text:span><text:span text:style-name="T5">संवेदनात्मक या मन</text:span><text:span text:style-name="T140">-</text:span><text:span text:style-name="T5">कल्पित है</text:span><text:span text:style-name="T140">, </text:span><text:span text:style-name="T5">देश और काल से सीमित है</text:span><text:span text:style-name="T140">, </text:span><text:span text:style-name="T5">विचार से उत्पन्न</text:span><text:span text:style-name="T140">, </text:span><text:span text:style-name="T5">सर्वदा गतिशील है</text:span><text:span text:style-name="T141">—</text:span><text:span text:style-name="T5">ये सभी </text:span><text:span text:style-name="T140">'</text:span><text:span text:style-name="T5">ज्ञात</text:span><text:span text:style-name="T140">' </text:span><text:span text:style-name="T5">हैं। केनोपनिषद में कहते हैं</text:span><text:span text:style-name="T5"><text:note text:id="ftn7" text:note-class="footnote"><text:note-citation>7</text:note-citation><text:note-body><text:p text:style-name="Standard"><text:span text:style-name="T179"><text:s/></text:span><text:span text:style-name="T174">अन्यदेव तद्विदितादथो अविदितादधि।</text:span><text:span text:style-name="T177"> </text:span><text:span text:style-name="T175">के</text:span><text:span text:style-name="T181">.</text:span><text:span text:style-name="T175">उप</text:span><text:span text:style-name="T181">. </text:span><text:span text:style-name="T175">१</text:span><text:span text:style-name="T181">.</text:span><text:span text:style-name="T175">४</text:span></text:p></text:note-body></text:note></text:span><text:span text:style-name="T2"> </text:span><text:span text:style-name="T140">- </text:span><text:span text:style-name="T5">जो “</text:span><text:span text:style-name="T109">सत्</text:span><text:span text:style-name="T113"> </text:span><text:span text:style-name="T2">” </text:span><text:span text:style-name="T5">है</text:span><text:span text:style-name="T140">, </text:span><text:span text:style-name="T5">वो न तो ज्ञात है</text:span><text:span text:style-name="T140">, </text:span><text:span text:style-name="T5">न ही अज्ञात। </text:span><text:span text:style-name="T109">सत्</text:span><text:span text:style-name="T2"> </text:span><text:span text:style-name="T5">ज्ञाता का ही</text:span><text:span text:style-name="T33"> </text:span><text:span text:style-name="T5">स्वरूप है। यह बात इस श्लोक में प्रगाढ़ रूप से इंगित होती है। जब मन ज्ञात और अज्ञात की सीमा से परे चला जाता है</text:span><text:span text:style-name="T140">, </text:span><text:span text:style-name="T5">तब वह आत्मा में स्थापित हो जाता है। तब </text:span><text:span text:style-name="T116">अचिन्त्यं</text:span><text:span text:style-name="T2"> </text:span><text:span text:style-name="T5"><text:s/>से पर्दा हट जाता है।</text:span></text:p>
      <text:p text:style-name="Standard_20_hindi_20_text"><text:span text:style-name="T5">इन दो श्लोकों में उन</text:span><text:span text:style-name="T63"> लोगों का</text:span><text:span text:style-name="T5"> वर्णन है जिनमें संसार</text:span><text:span text:style-name="T64"> को</text:span><text:span text:style-name="T5"> त्यागने का साहस है</text:span><text:span text:style-name="T141">—</text:span><text:span text:style-name="T5">अर्थात संन्यासी। त्याग अति दुर्लभ है। पूर्ण इंद्रिय</text:span><text:span text:style-name="T45">-</text:span><text:span text:style-name="T5">निग्रह और सब के प्रति समभाव का यहा</text:span><text:span text:style-name="T46">ं</text:span><text:span text:style-name="T5"> वर्णन है। जब तक व्यक्ति सांसारिक जीवन में उलझा हुआ है</text:span><text:span text:style-name="T140">, </text:span><text:span text:style-name="T5">तब तक यह संभव नहीं है। </text:span><text:span text:style-name="T106">अविद्या के क्षेत्र में वास करता हुआ व्यक्ति सीमित भला ही कर सकता है। जो इस क्षेत्र से बाहर जाने का साहस करता है</text:span><text:span text:style-name="T167">, </text:span><text:span text:style-name="T106">वह सारे क्षेत्र का मंगल करता है। </text:span><text:span text:style-name="T5">तदनुसार</text:span><text:span text:style-name="T140">, </text:span><text:span text:style-name="T5">भगवान यहा</text:span><text:span text:style-name="T47">ं</text:span><text:span text:style-name="T5"> उसे </text:span><text:span text:style-name="T106">सर्वभूतहिते रताः</text:span><text:span text:style-name="T2"> </text:span><text:span text:style-name="T5">के रूप में संदर्भित करते हैं</text:span><text:span text:style-name="T141">—</text:span><text:span text:style-name="T5">उसका सारा जीवन सर्व प्राणियों के हित में लगा है। उसका आनंद सबके सुख में है। </text:span><text:span text:style-name="T106">प्रबुद्ध महात्मा वास्तव में सबके मित्र हैं</text:span><text:span text:style-name="T161">—</text:span><text:span text:style-name="T116">सर्वभूतसुहृत्</text:span><text:span text:style-name="T2"> </text:span><text:span text:style-name="T106">। वह सब में अद्वितीय आत्मा का दर्शन करता है। सबके साथ उसका गहरा संबंध है। वह</text:span><text:span text:style-name="T2"> </text:span><text:span text:style-name="T106">सब के साथ एक है</text:span><text:span text:style-name="T161">—</text:span><text:span text:style-name="T106">सूक्ष्मतम प्राणी से लेकर महानतम तक। वह इस एकत्व के ज्ञान द्वारा</text:span><text:span text:style-name="T108"> </text:span><text:span text:style-name="T106">सबके हृदय में प्रवेश करता हैं। </text:span><text:span text:style-name="T5">सबके हृदय में वह ईश्वर का ही दर्शन करता है—</text:span><text:span text:style-name="T141">इसलिए </text:span><text:span text:style-name="T5">भगवान कहते हैं</text:span><text:span text:style-name="T140">, </text:span><text:span text:style-name="T106">मामेव प्राप्नुवन्ति</text:span><text:span text:style-name="T5">। वह कभी किसी को अलग नहीं देखता। वह जहाँ देखता है</text:span><text:span text:style-name="T140">, </text:span><text:span text:style-name="T5">उसे केवल पुरुषोत्तम दीखते हैं। सब प्राणियों के हृदय में एक ही पुरुष है</text:span><text:span text:style-name="T141">—</text:span><text:span text:style-name="T5">कृष्ण</text:span><text:span text:style-name="T140">, </text:span><text:span text:style-name="T5">ईश्वर</text:span><text:span text:style-name="T140">, </text:span><text:span text:style-name="T5">आत्मा। उस एकत्व की स्थिति में वह निजी स्वार्थ</text:span><text:span text:style-name="T48"> से</text:span><text:span text:style-name="T5"> परे चला जाता है। केवल ऐसा ही व्यक्ति सच्ची</text:span><text:span text:style-name="T66"> </text:span><text:span text:style-name="T5">लोकसेवा क</text:span><text:span text:style-name="T65">र सकता </text:span><text:span text:style-name="T5">है।</text:span></text:p>
      <text:p text:style-name="Standard_20_hindi_20_text"/>
      <text:p text:style-name="Standard_20_hindi_20_text"><text:span text:style-name="T5">ऐसे व्यक्ति की इ</text:span><text:span text:style-name="T49">ंद्रि</text:span><text:span text:style-name="T5">या</text:span><text:span text:style-name="T50">ं</text:span><text:span text:style-name="T5"> अंतर्मुख होती हैं</text:span><text:span text:style-name="T141">—</text:span><text:span text:style-name="T116">सन्नियम्येन्द्रियग्राम</text:span><text:span text:style-name="T120">ं</text:span><text:span text:style-name="T121"> </text:span><text:span text:style-name="T5">। जब तक इंद्रिया</text:span><text:span text:style-name="T51">ं</text:span><text:span text:style-name="T5"> अपने</text:span><text:span text:style-name="T140">-</text:span><text:span text:style-name="T5">अपने विषयों में खेलती रहेंगी</text:span><text:span text:style-name="T140">, </text:span><text:span text:style-name="T5">सभी रिश्ते-नाते अंततः इंद्रिय संतुष्टि के स्तर पर ही रहेंगे। तथापि</text:span><text:span text:style-name="T140">, </text:span><text:span text:style-name="T5">प्रबुद्ध महात्मा की इ</text:span><text:span text:style-name="T49">ंद्रि</text:span><text:span text:style-name="T5">या</text:span><text:span text:style-name="T50">ं</text:span><text:span text:style-name="T5"> पूर्णतः विषयों से उपरत हैं।</text:span></text:p>
      <text:p text:style-name="Standard_20_hindi_20_text"><text:span text:style-name="T5">ऐसे ज्ञानी सब की ओर समदृष्टि रखते हैं </text:span><text:span text:style-name="T140">- </text:span><text:span text:style-name="T116">सर्वत्र समबुद्धयः</text:span><text:span text:style-name="T5">। वे शरीर के आवरण के पीछे झाँकने और हर शरीर के भीतर छिपे ईश्वर को देखने में सक्षम हैं। इस कारण</text:span><text:span text:style-name="T52">,</text:span><text:span text:style-name="T5"> उनमें नाम</text:span><text:span text:style-name="T140">-</text:span><text:span text:style-name="T5">रूप देखकर सांसारिक भाव उत्पन्न होने का प्रश्न ही नहीं उठता।</text:span></text:p>
      <text:p text:style-name="Standard_20_hindi_20_text"><text:span text:style-name="T5">ऐसे ऋषि का मन उस </text:span><text:span text:style-name="T116">अक्षर</text:span><text:span text:style-name="T2"> </text:span><text:span text:style-name="T5">में दृढ़तापूर्वक स्थापित होता है</text:span><text:span text:style-name="T141">—</text:span><text:span text:style-name="T151"> अक्षर</text:span><text:span text:style-name="T152">,</text:span><text:span text:style-name="T151"> </text:span><text:span text:style-name="T5">जो कभी परिवर्तित नहीं होता</text:span><text:span text:style-name="T140">, </text:span><text:span text:style-name="T5">अविनाशी आत्मा</text:span><text:span text:style-name="T53">,</text:span><text:span text:style-name="T5"> जो सभी नाम</text:span><text:span text:style-name="T54">-</text:span><text:span text:style-name="T5">रूपों का आधार है।</text:span></text:p>
      <text:p text:style-name="Standard_20_hindi_20_text"><text:span text:style-name="T5"/></text:p>
      <text:h text:style-name="Subsection_20_within_20_shloka" text:outline-level="4">ऋषि <text:span text:style-name="T366">की</text:span><text:span text:style-name="T367"> व्यक्तित्वहीनता</text:span></text:h>
      <text:p text:style-name="Standard_20_hindi_20_text"><text:span text:style-name="T116">अनिर्देश्यम्</text:span><text:span text:style-name="T2"> </text:span><text:span text:style-name="T160">—</text:span><text:span text:style-name="T5">उसे</text:span><text:span text:style-name="T67">,</text:span><text:span text:style-name="T5"> इस या उस रूप से इंगित नहीं किया जा सकता। वह सारे नामों और रूपों से परे है। आत्मज्ञान हो जाने पर समझ आता है कि वास्तव में</text:span><text:span text:style-name="T68">,</text:span><text:span text:style-name="T5"> अंदर कोई व्यक्ति नहीं है। शरीर एक तीर्थ स्थल अथवा मंदिर बन गया है जहा</text:span><text:span text:style-name="T55">ं</text:span><text:span text:style-name="T5"> केवल ईश्वर निवास करते हैं। उसे व्यक्तिगत अथवा अव्यक्तिगत नहीं कहा जा सकता। वह परिभाषा से परे है</text:span><text:span text:style-name="T140">, </text:span><text:span text:style-name="T5">इसका नाम नहीं रखा जा सकता</text:span><text:span text:style-name="T141">—</text:span><text:span text:style-name="T116">अनिर्देश्यम् </text:span><text:span text:style-name="T5">। भगवान रमण महर्षि ने ज्ञानोदय के पश्चात कभी अपना नाम नहीं लिखा। यदि कोई उनसे अपना नाम लिखने का अनुरोध करता</text:span><text:span text:style-name="T140">, </text:span><text:span text:style-name="T5">तो वे जवाब देते</text:span><text:span text:style-name="T140">, “</text:span><text:span text:style-name="T5">क्या नाम लिखें</text:span><text:span text:style-name="T140">?</text:span><text:span text:style-name="T5"> कोई नाम ही</text:span><text:span text:style-name="T56"> </text:span><text:span text:style-name="T5">नहीं है।” एक बार महर्षि ने एक कविता लिखी। उनके भक्त विश्वनाथन ने उनसे अनुरोध किया “भगवान</text:span><text:span text:style-name="T140">, </text:span><text:span text:style-name="T5">कृपया नाम भी लिख दें।” महर्षि ने नाम लिखा ‘विश्वनाथन’</text:span><text:span text:style-name="T140">! </text:span><text:span text:style-name="T5">उन्होंने स्वयं को पूरी तरह उस </text:span><text:span text:style-name="T109">अनिर्देश्यम्</text:span><text:span text:style-name="T2"> </text:span><text:span text:style-name="T5">के साथ जोड़ लिया था जिसका कोई नाम नहीं।</text:span></text:p>
      <text:p text:style-name="Standard_20_hindi_20_text"><text:span text:style-name="T276">ऐसे अनुभव का वर्णन अथवा </text:span><text:span text:style-name="T291">किसी और से</text:span><text:span text:style-name="T294"> </text:span><text:span text:style-name="T276">उसकी</text:span><text:span text:style-name="T292"> </text:span><text:span text:style-name="T276">उपमा</text:span><text:span text:style-name="T291"> <text:s/>करना</text:span><text:span text:style-name="T276"> संभव नहीं है</text:span><text:span text:style-name="T317">, </text:span><text:span text:style-name="T276">क्योंकि उसका इंद्रियों द्वारा ग्रहण संभव नहीं है। वह अव्यक्त है। यह वो बोध है जो इंद्रियों और मन को जीवंत बनाती है। केवल ये ही है</text:span><text:span text:style-name="T317">, </text:span><text:span text:style-name="T276">जो सारे विश्व को प्रकाशित करती है। यह दृष्टा का वास्तविक स्वरूप है</text:span><text:span text:style-name="T317">; </text:span><text:span text:style-name="T276">यह शुद्ध चित् है</text:span><text:span text:style-name="T318">—</text:span><text:span text:style-name="T276">जो तत्काल</text:span><text:span text:style-name="T317">, </text:span><text:span text:style-name="T276">यहीं और अभी है</text:span><text:span text:style-name="T320">, जो </text:span><text:span text:style-name="T276">हमारे अपने अस्तित्व का</text:span><text:span text:style-name="T293"> ही अनुभव</text:span><text:span text:style-name="T276"> है। अतः उपनिषद् इसे </text:span><text:span text:style-name="T262">अपरोक्ष</text:span><text:span text:style-name="T276"> कहते हैं।</text:span></text:p>
      <text:p text:style-name="Standard_20_hindi_20_text"/>
      <text:p text:style-name="Standard_20_hindi_20_text"><text:span text:style-name="T5">एक बार हृदय में </text:span><text:span text:style-name="T140">'</text:span><text:span text:style-name="T5">उसका</text:span><text:span text:style-name="T140">' </text:span><text:span text:style-name="T5">बोध हो जाने पर</text:span><text:span text:style-name="T140">, </text:span><text:span text:style-name="T5">जहां भी जाओ</text:span><text:span text:style-name="T140">, </text:span><text:span text:style-name="T5">जो कुछ देखो</text:span><text:span text:style-name="T140">, </text:span><text:span text:style-name="T5">उसी ईश्वर</text:span><text:span text:style-name="T140">, </text:span><text:span text:style-name="T5">उसी आत्मा के दर्शन होते हैं। अतः वह </text:span><text:span text:style-name="T116">सर्वत्रगम</text:span><text:span text:style-name="T2"> </text:span><text:span text:style-name="T5">अर्थात सर्वव्यापी है। खुली आँखों से ईश्वर के दर्शन होते हैं। सभी इंद्रियों से दिव्य तेज मन में व्याप्त होता है</text:span><text:span text:style-name="T140">, </text:span><text:span text:style-name="T5">और हृदय से वही तेज संसार में फैलता है। भगवान शंकराचार्य कहते हैं “</text:span><text:span text:style-name="T109">चिन्मात्र विस्तारितं </text:span><text:span text:style-name="T170">—</text:span><text:span text:style-name="T5">शुद्ध चैतन्य का अनुभव असीम रूप से विस्तृत होता है।”</text:span></text:p>
      <text:p text:style-name="Standard_20_hindi_20_text"/>
      <text:p text:style-name="Standard_20_hindi_20_text"><text:span text:style-name="T5">अगला है </text:span><text:span text:style-name="T116">अचिन्त्यं</text:span><text:span text:style-name="T2"> </text:span><text:span text:style-name="T160">—</text:span><text:span text:style-name="T5">अब व्यक्ति को विचारों पर अंकुश लगाने की आवश्यकता नहीं है</text:span><text:span text:style-name="T140">, </text:span><text:span text:style-name="T5">क्योंकि वह विचारों</text:span><text:span text:style-name="T57"> से</text:span><text:span text:style-name="T5"> परे जा चुका है। ज्ञानी महात्मा में भी मन काम करना जारी रखता है</text:span><text:span text:style-name="T58">,</text:span><text:span text:style-name="T5"> परंतु इसे मन की श्रेणी में नहीं रखा जा सकता</text:span><text:span text:style-name="T140">, </text:span><text:span text:style-name="T5">क्योंकि यहां </text:span><text:span text:style-name="T109">चिन्ता</text:span><text:span text:style-name="T2"> </text:span><text:span text:style-name="T5">अर्थात विचार प्रक्रिया</text:span><text:span text:style-name="T71">,</text:span><text:span text:style-name="T5"> अहंकार से उत्पन्न नही</text:span><text:span text:style-name="T72">ं होती</text:span><text:span text:style-name="T5">। अब उनका</text:span><text:span text:style-name="T73"> </text:span><text:span text:style-name="T5">मन आंतरिक सार को धुँधला नहीं कर पाता।</text:span><text:span text:style-name="T74"> जिसे मन छू भी नहीं </text:span><text:soft-page-break/><text:span text:style-name="T74">सकता,</text:span><text:span text:style-name="T140"> </text:span><text:span text:style-name="T5">उसे अचिन्त्य कहते हैं</text:span><text:span text:style-name="T59"> </text:span><text:span text:style-name="T5">। एक बार जब कोई व्यक्ति अपने भीतर के सार</text:span><text:span text:style-name="T140">, </text:span><text:span text:style-name="T5">मूल</text:span><text:span text:style-name="T140">-</text:span><text:span text:style-name="T5">तत्व</text:span><text:span text:style-name="T140">, </text:span><text:span text:style-name="T5">आत्मा के संपर्क में आता है</text:span><text:span text:style-name="T140">, </text:span><text:span text:style-name="T5">तो वह जान</text:span><text:span text:style-name="T69"> जा</text:span><text:span text:style-name="T5">ता है कि यह एकमात्र ऐसी चीज है जो</text:span><text:span text:style-name="T75"> मन से अछूता है</text:span><text:span text:style-name="T5">। मन केवल बाहरी सतह पर ही खेल सकता है। अधिकांश विचारक और ध्यान करने वाले</text:span><text:span text:style-name="T140">, </text:span><text:span text:style-name="T5">विचारों को अनुचित महत्व देते हैं। विचारों की शक्ति के बारे में अनेकों पुस्तकें लिखी गई हैं</text:span><text:span text:style-name="T140">, </text:span><text:span text:style-name="T5">लेकिन जब हम मूल चेतना के संपर्क में आते हैं</text:span><text:span text:style-name="T140">, </text:span><text:span text:style-name="T5">तो हमें पता चलता है</text:span><text:span text:style-name="T70">,</text:span><text:span text:style-name="T5"> कि विचारों का</text:span><text:span text:style-name="T70">,</text:span><text:span text:style-name="T5"> सार</text:span><text:span text:style-name="T60">-</text:span><text:span text:style-name="T5">तत्व से कोई संबंध ही</text:span><text:span text:style-name="T76"> </text:span><text:span text:style-name="T5">नहीं है</text:span><text:span text:style-name="T140">; </text:span><text:span text:style-name="T5">वे अंतरिक्ष में इधर</text:span><text:span text:style-name="T140">-</text:span><text:span text:style-name="T5">उधर उड़ती हुई रुई के टुकड़ों के समान हैं। चैतन्य के आधार के बिना वे ऊर्जाहीन हैं। दूसरे शब्दों में</text:span><text:span text:style-name="T140">, </text:span><text:span text:style-name="T5">अन्ततः</text:span><text:span text:style-name="T153">, ज्ञानी </text:span><text:span text:style-name="T5">मन को भी आत्मा की शक्ति के रूप में ही</text:span><text:span text:style-name="T77"> </text:span><text:span text:style-name="T5">देखता</text:span><text:span text:style-name="T61"> है</text:span><text:span text:style-name="T5">। यहां तक ​​कि जब आत्मा की ऊर्जा मन में घूमती रहती है और मन बहुत सक्रिय होता है</text:span><text:span text:style-name="T140">, </text:span><text:span text:style-name="T5">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140">, </text:span><text:span text:style-name="T5">अ</text:span><text:span text:style-name="T140">-</text:span><text:span text:style-name="T5">मन हो जाता है।</text:span></text:p>
      <text:p text:style-name="Standard_20_hindi_20_text"/>
      <text:p text:style-name="Standard_20_hindi_20_text"><text:span text:style-name="T116">कूटस्थम्</text:span><text:span text:style-name="T162">—</text:span><text:span text:style-name="T5">यह वो तत्व है जिसमें कोई परिवर्तन नहीं होता। आत्मसाक्षात्कार होने पर</text:span><text:span text:style-name="T140">, </text:span><text:span text:style-name="T5">व्यक्ति ऐसे क्षेत्र में स्थापित हो जाता है जो सदैव स्थिर रहता है। इसे कहते हैं </text:span><text:span text:style-name="T109">कूटस्थम्</text:span><text:span text:style-name="T115"> </text:span><text:span text:style-name="T5">। यह </text:span><text:span text:style-name="T109">अन्तःकरण</text:span><text:span text:style-name="T2"> </text:span><text:span text:style-name="T5">में छिपा होता है। मन में अज्ञान के अंधकार को </text:span><text:span text:style-name="T109">कूटम्</text:span><text:span text:style-name="T2"> </text:span><text:span text:style-name="T5">कहते हैं। इस अंधकार के भीतर चैतन्य की स्थिर ज्योति निवास करती है। इसलिये इस</text:span><text:span text:style-name="T78"> ज्योति को</text:span><text:span text:style-name="T5"> कूटस्थ</text:span><text:span text:style-name="T140">-</text:span><text:span text:style-name="T5">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140">, </text:span><text:span text:style-name="T5">जैसे मानो मेघ सूर्य को ढक रहे हों। कूटम् का एक अर्थ केन्द्र भी है। हृदय</text:span><text:span text:style-name="T140">-</text:span><text:span text:style-name="T5">केन्द्र को कूटम् कहते हैं</text:span><text:span text:style-name="T140">, </text:span><text:span text:style-name="T5">क्योंकि यह हमारे व्यक्तित्व का केन्द्र है</text:span><text:span text:style-name="T140">, </text:span><text:span text:style-name="T5">वह केन्द्र जिससे सारे विचार उभरते हैं।</text:span></text:p>
      <text:p text:style-name="Standard_20_hindi_20_text"><text:span text:style-name="T116">अचलं</text:span><text:span text:style-name="T2"> </text:span><text:span text:style-name="T140">- </text:span><text:span text:style-name="T5">यह स्थिर है</text:span><text:span text:style-name="T140">, </text:span><text:span text:style-name="T5">अचल। केवल इस तत्व में कोई हलचल नहीं होती।</text:span></text:p>
      <text:p text:style-name="Standard_20_hindi_20_text"><text:span text:style-name="T116">ध्रुवं</text:span><text:span text:style-name="T2"> </text:span><text:span text:style-name="T140">- </text:span><text:span text:style-name="T5">यह सनातन केन्द्र है</text:span><text:span text:style-name="T140">, </text:span><text:span text:style-name="T5">सम्पूर्ण अस्तित्व का आधार।</text:span></text:p>
      <text:p text:style-name="Standard_20_hindi_20_text"/>
      <text:p text:style-name="Standard_20_hindi_20_text"><text:span text:style-name="T5">योगी उस आत्मा का ध्यान करते हैं </text:span><text:span text:style-name="T140">- </text:span><text:span text:style-name="T116">पर्युपासते </text:span><text:span text:style-name="T5">। मन को अंतर्मुख किये</text:span><text:span text:style-name="T140">, </text:span><text:span text:style-name="T5">वे आत्मध्यान करते हैं। इस पद के लिये निम्नलिखित श्रुति प्रमाण है </text:span><text:span text:style-name="T140">- “</text:span><text:span text:style-name="T109">आत्मेत्येवोपासीत</text:span><text:span text:style-name="T2"> </text:span><text:span text:style-name="T140">(</text:span><text:span text:style-name="T5">बृ</text:span><text:span text:style-name="T140">. </text:span><text:span text:style-name="T5">उप</text:span><text:span text:style-name="T140">. </text:span><text:span text:style-name="T5">१</text:span><text:span text:style-name="T140">.</text:span><text:span text:style-name="T5">४</text:span><text:span text:style-name="T140">.</text:span><text:span text:style-name="T5">७</text:span><text:span text:style-name="T140">) -  </text:span><text:span text:style-name="T5">केवल आत्मा समझ कर ध्यान करो”। इस प्रकार की उपासना ध्यान की एक अत्यंत उन्नत अवस्था है</text:span><text:span text:style-name="T140">, </text:span><text:span text:style-name="T5">जिसमें ध्यान</text:span><text:span text:style-name="T62">-</text:span><text:span text:style-name="T5">कर्ता प्रत्येक वस्तु का आत्मा के रूप में ध्यान करता है।</text:span></text:p>
      <text:p text:style-name="Standard_20_hindi_20_text"/>
      <text:p text:style-name="Standard_20_hindi_20_text"><text:span text:style-name="T106">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167">, </text:span><text:span text:style-name="T106">जब तक उसे यह झलक या कम से कम यह जानकारी नहीं मिल जाती कि वह भौतिक शरीर नहीं है</text:span><text:span text:style-name="T167">, </text:span><text:span text:style-name="T106">तब तक निराकार ईश्वर का ध्यान करने का प्रयास केवल आंतरिक उथल</text:span><text:span text:style-name="T167">-</text:span><text:span text:style-name="T106">पुथल और यातना की ओर ले जाएगा। यही बात अगले श्लोक में व्यक्त की गई है।</text:span></text:p>
      <text:p text:style-name="P41"/>
      <text:h text:style-name="P21" text:outline-level="3">१२<text:span text:style-name="T270">.</text:span>५</text:h>
      <text:p text:style-name="P4"><text:span text:style-name="T420">क्लेशोऽधिकतरस्तेषामव्यक्तासक्तचेतसाम्</text:span>।</text:p>
      <text:p text:style-name="P4">अव्यक्ता हि गतिर्दुःखं देहवद्भिरवाप्यते।।</text:p>
      <text:p text:style-name="P4"/>
      <text:p text:style-name="P14"><text:span text:style-name="T276">उन लोगों के लिए कठिनाई अधिक है जिनका मन अव्यक्त पर केंद्रित है</text:span><text:span text:style-name="T317">, </text:span><text:span text:style-name="T276">क्योंकि अव्यक्त के लक्ष्य तक पहुंचना देहधारियों के लिए बहुत कठिन है।</text:span></text:p>
      <text:p text:style-name="P120"/>
      <text:p text:style-name="Standard_20_hindi_20_text"><text:span text:style-name="T106">इसके लायक बनो और इसे अपनाओ</text:span><text:span text:style-name="T161">—</text:span><text:span text:style-name="T5">यही आध्यात्मिक जीवन का नियम है। जो इसके लायक हैं</text:span><text:span text:style-name="T140">, </text:span><text:span text:style-name="T5">उन्हें अधिकारी कहते हैं। अधिकारी का क्या अर्थ है</text:span><text:span text:style-name="T140">? </text:span><text:span text:style-name="T5">अधिकारी वे हैं जिनकी इंद्रिया</text:span><text:span text:style-name="T79">ं</text:span><text:span text:style-name="T5"> पूर्णतः नियंत्रण में हैं</text:span><text:span text:style-name="T140">; </text:span><text:span text:style-name="T5">जिन्होंने हर चीज में संयम प्राप्त कर लिया है</text:span><text:span text:style-name="T140">; </text:span><text:span text:style-name="T5">जो निरंतर उपासना करते हैं</text:span><text:span text:style-name="T141">—</text:span><text:span text:style-name="T5">भगवान के किसी रूप का ध्यान</text:span><text:span text:style-name="T140">; </text:span><text:span text:style-name="T5">और जिनका मन शुद्ध और एकाग्र हो गया है। ऐसा व्यक्ति उसी क्षण आत्मसाक्षात्कार प्राप्त कर लेता है जिस क्षण उसे उपदेश मिलता है</text:span><text:span text:style-name="T141">—</text:span><text:span text:style-name="T116">तत्वमसि </text:span><text:span text:style-name="T5">। तुम ही</text:span><text:span text:style-name="T80"> वो</text:span><text:span text:style-name="T5"> हो। तुम आत्मा हो।</text:span></text:p>
      <text:p text:style-name="Standard_20_hindi_20_text"><text:span text:style-name="T276">प्रारंभिक अवस्था में ही</text:span><text:span text:style-name="T317">, </text:span><text:span text:style-name="T276">अधिकारी शरीर और मन को शुद्ध करके उच्चतम ज्ञान प्राप्त करने के लाय</text:span><text:span text:style-name="T295">क बन जाता</text:span><text:span text:style-name="T296"> है</text:span><text:span text:style-name="T276">। निस्संदेह</text:span><text:span text:style-name="T317">,</text:span><text:span text:style-name="T276"> मन या शरीर इस ज्ञान ग्रहण</text:span><text:span text:style-name="T297"> नहीं</text:span><text:span text:style-name="T276"> करता है</text:span><text:span text:style-name="T298">।</text:span><text:span text:style-name="T317"> </text:span><text:span text:style-name="T276">परन्तु यदि शरीर और मन</text:span><text:span text:style-name="T300"> को शुद्ध नहीं किया गया हो, तो वे</text:span><text:span text:style-name="T299"> श्रवण</text:span><text:span text:style-name="T276"> की प्रक्रिया को बाधित कर सकते है।</text:span><text:span text:style-name="T317"> </text:span><text:span text:style-name="T276">मन लगातार विचारों</text:span><text:span text:style-name="T317">, </text:span><text:span text:style-name="T276">कार्यों या भावनाओं के बारे में बड़बड़ाता रहता है—</text:span><text:span text:style-name="T317">'</text:span><text:span text:style-name="T276">तुमने ऐसा किया है</text:span><text:span text:style-name="T317">', </text:span><text:span text:style-name="T276">या </text:span><text:span text:style-name="T317">'</text:span><text:span text:style-name="T276">तुम्हें यह करना है</text:span><text:span text:style-name="T317">' </text:span><text:span text:style-name="T276">या </text:span><text:span text:style-name="T317">'</text:span><text:span text:style-name="T276">तुम्हारी यह इच्छा है</text:span><text:span text:style-name="T317">' </text:span><text:span text:style-name="T276">या </text:span><text:span text:style-name="T317">'</text:span><text:span text:style-name="T276">तुम्हारी वह प्रेरणा है।</text:span><text:span text:style-name="T317">' </text:span><text:span text:style-name="T276">जब ये सभी कोलाहल शांत हो जाते हैं</text:span><text:span text:style-name="T317">, </text:span><text:span text:style-name="T276">और साधक महावाक्य सुनता है</text:span><text:span text:style-name="T317">, </text:span><text:span text:style-name="T276">तो वह अपने भीतर स्वयं प्रकाशमान वास्तविकता को आसानी से पहचान लेता है। जब तक हम स्वयं को शरीर मानते हैं</text:span><text:span text:style-name="T317">, </text:span><text:span text:style-name="T276">हम अज्ञानी हैं। </text:span><text:soft-page-break/><text:span text:style-name="T301">ऐसे</text:span><text:span text:style-name="T276"> व्यक्ति ने अभी तक उस बात को नहीं सुना जिससे उसे यह समझ आए कि ‘मैं शरीर नहीं हूँ।’ इस स्थिति में किस प्रकार का ध्यान संभव है</text:span><text:span text:style-name="T317">? </text:span><text:span text:style-name="T276">आज</text:span><text:span text:style-name="T317">-</text:span><text:span text:style-name="T276">कल बहुत लोग ध्यान अथवा 'मेडिटेशन' करने का दावा करते हैं। यह संभवतः मानसिक सुस्ती है</text:span><text:span text:style-name="T317">, </text:span><text:span text:style-name="T276">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317">, </text:span><text:span text:style-name="T276">कोई सत्य के द्वार में कैसे प्रवेश कर सकता है</text:span><text:span text:style-name="T317">?</text:span></text:p>
      <text:p text:style-name="Standard_20_hindi_20_text"/>
      <text:p text:style-name="Standard_20_hindi_20_text"><text:span text:style-name="T5">हम केवल अव्यक्त के सिद्धांत से आसक्त होकर उसे प्राप्त नहीं कर सकते। कुछ शुष्क बुद्धिजीवी स्वयं को गर्व से वेदांत का अनुयायी बताते हैं</text:span><text:span text:style-name="T140">, </text:span><text:span text:style-name="T5">परन्तु उन्होंने उपासना</text:span><text:span text:style-name="T140">, </text:span><text:span text:style-name="T5">भक्ति या गुरु</text:span><text:span text:style-name="T140">-</text:span><text:span text:style-name="T5">सेवा जैसे आवश्यक शुद्धिकारी अभ्यास पूरे नहीं किये हैं। उनकी अंतरात्मा की खोज विफल होना निश्चित है। ऐसे लोग मन को शुद्ध करने वाले क्रियाओं की निंदा करते हैं</text:span><text:span text:style-name="T140">; </text:span><text:span text:style-name="T5">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1"> कहते हैं</text:span><text:span text:style-name="T5"> </text:span><text:span text:style-name="T116">अव्यक्तासक्त</text:span><text:span text:style-name="T172">-</text:span><text:span text:style-name="T116">चेताः</text:span><text:span text:style-name="T122"> </text:span><text:span text:style-name="T5">। वे तो बस अव्यक्त से मोहित हो गए हैं</text:span><text:span text:style-name="T140">, </text:span><text:span text:style-name="T5">जिसके बारे में उन्हें कोई जानकारी नहीं है। उनके लिये</text:span><text:span text:style-name="T140">, </text:span><text:span text:style-name="T5">निस्संदेह आत्मसाक्षात्कार बहुत कठिन है </text:span><text:span text:style-name="T140">- </text:span><text:span text:style-name="T116">क्लेशोऽधिकतरः</text:span><text:span text:style-name="T123"> </text:span><text:span text:style-name="T5">।</text:span></text:p>
      <text:p text:style-name="Standard_20_hindi_20_text"> </text:p>
      <text:p text:style-name="Standard_20_hindi_20_text"><text:span text:style-name="T5">अव्यक्त अर्थात वह जो शरीर</text:span><text:span text:style-name="T140">, </text:span><text:span text:style-name="T5">मन और इंद्रियों से परे है</text:span><text:span text:style-name="T140">; </text:span><text:span text:style-name="T5">जिसकी सीमा नहीं</text:span><text:span text:style-name="T140">, </text:span><text:span text:style-name="T5">जिसका कोई विभाजन नहीं। यद्यपि आत्मा सदैव प्रकाशमान है</text:span><text:span text:style-name="T140">, </text:span><text:span text:style-name="T5">अधिकांश लोगों के लिये</text:span><text:span text:style-name="T140">, </text:span><text:span text:style-name="T5">यह केवल एक विचार या अवधारणा है। इसे अव्यक्त कहते है</text:span><text:span text:style-name="T82">ं</text:span><text:span text:style-name="T154">—</text:span><text:span text:style-name="T5">अस्पष्ट। </text:span><text:span text:style-name="T116">अव्यक्त</text:span><text:span text:style-name="T172">-</text:span><text:span text:style-name="T116">गति</text:span><text:span text:style-name="T2"> </text:span><text:span text:style-name="T5">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3">, अर्थात ज्ञानी</text:span><text:span text:style-name="T140">, </text:span><text:span text:style-name="T5">उन्हें भी </text:span><text:span text:style-name="T109">अव्यक्त</text:span><text:span text:style-name="T169">-</text:span><text:span text:style-name="T109">गति</text:span><text:span text:style-name="T2"> </text:span><text:span text:style-name="T5">कहते हैं।</text:span></text:p>
      <text:p text:style-name="Standard_20_hindi_20_text"/>
      <text:p text:style-name="Standard_20_hindi_20_text"><text:span text:style-name="T5">श्रीमद्भागवद् में</text:span><text:span text:style-name="T84"> शुकाचार्य को</text:span><text:span text:style-name="T140"> </text:span><text:span text:style-name="T5">परीक्षित</text:span><text:span text:style-name="T109">अव्यक्त गति</text:span><text:span text:style-name="T2"> </text:span><text:span text:style-name="T5">कहकर संबोधित करते हैं</text:span><text:span text:style-name="T141">—</text:span><text:span text:style-name="T5">जो अगोचर मार्ग से यात्रा करते है</text:span><text:span text:style-name="T85">ं</text:span><text:span text:style-name="T5"><text:note text:id="ftn8" text:note-class="footnote"><text:note-citation>8</text:note-citation><text:note-body><text:p text:style-name="Standard"><text:span text:style-name="T179"><text:s/></text:span><text:span text:style-name="T174">अन्यथा तेऽव्यक्तगतेर्दर्शनं नः कथं नृणाम्।</text:span><text:span text:style-name="T177"> </text:span><text:span text:style-name="T175">श्री</text:span><text:span text:style-name="T181">.</text:span><text:span text:style-name="T175">भा</text:span><text:span text:style-name="T181">.</text:span><text:span text:style-name="T175">१</text:span><text:span text:style-name="T181">.</text:span><text:span text:style-name="T175">१९</text:span><text:span text:style-name="T181">.</text:span><text:span text:style-name="T175">३६</text:span></text:p></text:note-body></text:note></text:span><text:span text:style-name="T5">। अगोचर मार्ग से यह इंगित होता है कि कोई यात्रा ही नहीं है</text:span><text:span text:style-name="T140">; </text:span><text:span text:style-name="T5">यह आत्मा में स्थिरता का प्रतीक है</text:span><text:span text:style-name="T140">, </text:span><text:span text:style-name="T5">यही</text:span><text:span text:style-name="T86">ं</text:span><text:span text:style-name="T140">, </text:span><text:span text:style-name="T5">अभी। प्रायः</text:span><text:span text:style-name="T140">, </text:span><text:span text:style-name="T5">जीव द्वारा तय किया गया मार्ग योगियों के लिए बोधगम्य होता है। परंतु</text:span><text:span text:style-name="T140">, </text:span><text:span text:style-name="T5">शुकाचार्य जैसे जीवनमुक्त के विषय में कोई यात्रा आवश्यक नहीं है</text:span><text:span text:style-name="T140">, </text:span><text:span text:style-name="T5">क्योंकि आत्मा को प्राप्त करने के लिए कोई भी दूरी तय करने की आवश्यकता नहीं। उनकी गति अथवा पथ केवल ज्ञान</text:span><text:span text:style-name="T88"> ही</text:span><text:span text:style-name="T5"> है।</text:span></text:p>
      <text:p text:style-name="Standard_20_hindi_20_text"/>
      <text:p text:style-name="Standard_20_hindi_20_text"><text:span text:style-name="T5">अपने भीतर ‘मैं’ के रूप में देदीप्यमान आत्मा को यहा</text:span><text:span text:style-name="T87">ं</text:span><text:span text:style-name="T5"> अव्यक्त कहा गया है</text:span><text:span text:style-name="T140">, </text:span><text:span text:style-name="T5">क्योंकि</text:span><text:span text:style-name="T90"> जिस प्रकार हम एक फल को देख सकते हैं</text:span><text:span text:style-name="T155">, </text:span><text:span text:style-name="T90">पुष्प को सूंघ सकते हैं या किसी व्यक्ति को स्पर्श कर सकते हैं, उस प्रकार</text:span><text:span text:style-name="T5"> आत्मा इंद्रियों द्वारा पहचाना नही</text:span><text:span text:style-name="T89">ं</text:span><text:span text:style-name="T5"> जा सकता। इस दृष्टिकोण से यह अव्यक्त है। परंतु</text:span><text:span text:style-name="T140">, </text:span><text:span text:style-name="T5">वस्तुतः यह </text:span><text:span text:style-name="T109">अपरोक्ष</text:span><text:span text:style-name="T2"> </text:span><text:span text:style-name="T5">है</text:span><text:span text:style-name="T141">—</text:span><text:span text:style-name="T5">तत्काल</text:span><text:span text:style-name="T140">, </text:span><text:span text:style-name="T5">निकटतम। यह एकमात्र अनुभव है जो कभी भी खोया नहीं जा सकता। फिर भी</text:span><text:span text:style-name="T140">, </text:span><text:span text:style-name="T5">स्वयं को शरीर समझने की भूल व्यक्ति को प्राकृत अवस्था में ही रखती है</text:span><text:span text:style-name="T141">—</text:span><text:span text:style-name="T5">हमारे सबसे अधिक अंतरंग तत्व को पहचानने नही देती। अतः कहा जाता है कि शरीर से तादात्म्य रखने वाले व्यक्ति के लिए आत्मज्ञान</text:span><text:span text:style-name="T91"> </text:span><text:span text:style-name="T5">संभव नहीं है। भगवान यहाँ </text:span><text:span text:style-name="T116">देहवद्भिः</text:span><text:span text:style-name="T2"> </text:span><text:span text:style-name="T5">पद का प्रयोग करते हैं—</text:span><text:span text:style-name="T92">अर्थात वे</text:span><text:span text:style-name="T93">,</text:span><text:span text:style-name="T92"> जो</text:span><text:span text:style-name="T5"> शरीर में रहते हैं। तो क्या शरीर का त्याग कर दिया जाए</text:span><text:span text:style-name="T140">? </text:span><text:span text:style-name="T5">नही</text:span><text:span text:style-name="T140">! </text:span><text:span text:style-name="T5">इस श्लोक का यह अभिप्राय नहीं है। वास्तव में</text:span><text:span text:style-name="T140">, </text:span><text:span text:style-name="T5">स्वयं में कोई शरीर है ही नहीं। यह केवल अज्ञान है जो कहता है कि हमारे पास शरीर है। प्रतिदिन सुषुप्ति की अवस्था में हम अनायास ही शरीर</text:span><text:span text:style-name="T140">-</text:span><text:span text:style-name="T5">शून्यता का अनुभव करते हैं। इसी प्रकार</text:span><text:span text:style-name="T140">, </text:span><text:span text:style-name="T5">ज्ञान के द्वारा</text:span><text:span text:style-name="T140">, </text:span><text:span text:style-name="T5">हम शरीर को मात्र एक अध्यारोपण के रूप में पहचानने लगेंगे। ठीक उसी प्रकार जैसे अंधकार में</text:span><text:span text:style-name="T94"> </text:span><text:span text:style-name="T5">रस्सी सांप</text:span><text:span text:style-name="T94"> जैसा</text:span><text:span text:style-name="T95"> दिखता</text:span><text:span text:style-name="T5"> है।</text:span></text:p>
      <text:p text:style-name="Standard_20_hindi_20_text"/>
      <text:p text:style-name="Standard_20_hindi_20_text"><text:span text:style-name="T5">जब तक हम स्वयं को इस माँस की पोटली में कैद मानते हैं</text:span><text:span text:style-name="T140">, </text:span><text:span text:style-name="T5">तब तक हम अपने वास्तविक असीम स्वरूप को नहीं</text:span><text:span text:style-name="T96"> पहचान पाएंगे</text:span><text:span text:style-name="T5">। जब तक हमें यह आधारभूत विषय समझ नहीं आती कि ‘मैं शरीर नहीं हूँ’</text:span><text:span text:style-name="T140">, </text:span><text:span text:style-name="T5">आत्मा के सत्य को समझना अत्यंत कठिन होगा</text:span><text:span text:style-name="T140">; </text:span><text:span text:style-name="T5">आत्मविद्या अंदर प्रवेश नहीं करेगी। यह इंगित करने के लिए</text:span><text:span text:style-name="T140">, </text:span><text:span text:style-name="T5">भगवान कहते हैं </text:span><text:span text:style-name="T116">क्लेशोऽधिकतरः</text:span><text:span text:style-name="T2"> </text:span><text:span text:style-name="T140">- </text:span><text:span text:style-name="T5">उनके लिए अधिक कठिन है। महर्षि पतञ्जलि </text:span><text:span text:style-name="T116">क्लेश</text:span><text:span text:style-name="T2"> </text:span><text:span text:style-name="T5">शब्द की निम्नलिखित सुंदर परिभाषा देते हैं</text:span><text:span text:style-name="T5"><text:note text:id="ftn9" text:note-class="footnote"><text:note-citation>9</text:note-citation><text:note-body><text:p text:style-name="Standard"><text:bookmark text:name="docs-internal-guid-6dc0fbbf-7fff-4cae-8bdf-367ad83c5d6b"/><text:span text:style-name="T4"><text:s/></text:span><text:span text:style-name="T174">अविद्यास्मितारागद्वेषाभिनिवेशा क्लेशाः</text:span><text:span text:style-name="T175">।</text:span><text:span text:style-name="T177"> </text:span><text:span text:style-name="T175">यो</text:span><text:span text:style-name="T181">.</text:span><text:span text:style-name="T175">सू</text:span><text:span text:style-name="T181">.</text:span><text:span text:style-name="T175">२</text:span><text:span text:style-name="T181">.</text:span><text:span text:style-name="T175">३</text:span><text:span text:style-name="T2"> </text:span></text:p><text:p text:style-name="Footnote"/></text:note-body></text:note></text:span><text:span text:style-name="T5">। मूल कारण अविद्या है</text:span><text:span text:style-name="T141">—</text:span><text:span text:style-name="T5">अपने वास्तविक स्वरूप को न जानना। उससे पैदा होती है </text:span><text:span text:style-name="T109">अस्मिता</text:span><text:span text:style-name="T158">—</text:span><text:span text:style-name="T5">अहंकार ‘मैं’</text:span><text:span text:style-name="T140">, </text:span><text:span text:style-name="T5">और उससे</text:span><text:span text:style-name="T140">, </text:span><text:span text:style-name="T5">राग तथा द्वेष</text:span><text:span text:style-name="T140">; </text:span><text:span text:style-name="T5">फिर अभिनिवेश</text:span><text:span text:style-name="T141">—</text:span><text:span text:style-name="T5">शरीर और संसार के प्रति भावुक लगाव की मोहमयी भावना। ये सभी क्लेश कहलाते हैं</text:span><text:span text:style-name="T140">, </text:span><text:span text:style-name="T5">और इन सबका जड़ है अज्ञान। अतः</text:span><text:span text:style-name="T97"> अज्ञान ही एकमात्र कारण है इस विचार का कि</text:span><text:span text:style-name="T5"> </text:span><text:span text:style-name="T141">"</text:span><text:span text:style-name="T5">मैं शरीर हूँ</text:span><text:span text:style-name="T141">"—</text:span><text:span text:style-name="T156">जिसे</text:span><text:span text:style-name="T109">देहाभिमान</text:span><text:span text:style-name="T207"> कहते हैं</text:span><text:span text:style-name="T5">। जिस क्षण मन अंतर्मुख होकर अनंत आत्मा के दर्शन करता है</text:span><text:span text:style-name="T140">, </text:span><text:span text:style-name="T5">उसी क्षण यह समझ आ जाता है कि शरीर केवल चिदाकाश में तैर रहे मेघ के समान है</text:span><text:span text:style-name="T140">; </text:span><text:span text:style-name="T5">मैं वह अंतरिक्ष हूँ जहाँ मेघ आते जाते हैं</text:span><text:span text:style-name="T140">, </text:span><text:span text:style-name="T5">परंतु अंतरिक्ष में कोई बदलाव नहीं आता।</text:span></text:p>
      <text:p text:style-name="Standard_20_hindi_20_text"/>
      <text:p text:style-name="Standard_20_hindi_20_text"><text:soft-page-break/><text:span text:style-name="T276">यद्यपि यहां कहा गया है कि अव्यक्त पर ध्यान करने का योग बहुत कठिन है</text:span><text:span text:style-name="T317">, </text:span><text:span text:style-name="T276">देखा गया है कि भगवान रमण महर्षि आदि महात्माओं ने इसे तत्काल ही प्राप्त कर लिया। एक क्षण वे यहां थे</text:span><text:span text:style-name="T317">, </text:span><text:span text:style-name="T276">और दूसरे क्षण आत्मबोध की अलौकिक ऊँचाइयों पर। कुछ लोगों के लिए</text:span><text:span text:style-name="T317">, </text:span><text:span text:style-name="T276">आत्मसाक्षात्कार एक क्षण में हो जाता है। स्वयं महर्षि का गीत है </text:span><text:span text:style-name="T317">- “</text:span><text:span text:style-name="T276">अरे</text:span><text:span text:style-name="T302">!</text:span><text:span text:style-name="T317"> </text:span><text:span text:style-name="T276">आत्मविद्या तो इतनी सुलभ है</text:span><text:span text:style-name="T317">; </text:span><text:span text:style-name="T276">सबसे सुलभ है।” स्वामी विवेकानंद कहते हैं</text:span><text:span text:style-name="T317">, “</text:span><text:span text:style-name="T276">आत्मा तो इतनी सुलभ है</text:span><text:span text:style-name="T318">—</text:span><text:span text:style-name="T276">कि वह तुम्हारे अस्तित्व जितनी सुलभ है।” हमारे अस्तित्व ‘मैं’ से अधिक सुलभ और क्या हो सकता है</text:span><text:span text:style-name="T317">, </text:span><text:span text:style-name="T276">जो सदा हममें विद्यमान है</text:span><text:span text:style-name="T317">? </text:span><text:span text:style-name="T276">फिर भी</text:span><text:span text:style-name="T317">, </text:span><text:span text:style-name="T276">हम शरीर</text:span><text:span text:style-name="T317">, </text:span><text:span text:style-name="T276">इंद्रियों और मन के निरंतर खिंचाव के कारण इसे देखने में असफल रहते हैं।</text:span></text:p>
      <text:p text:style-name="Standard_20_hindi_20_text"/>
      <text:p text:style-name="Standard_20_hindi_20_text"><text:span text:style-name="T5">भगवान शंकराचार्य केवल आठ साल की आयु में अपने गुरु को मिले। उन्होंने केवल अपने गुरु के उपदेश का श्रवण किया</text:span><text:span text:style-name="T140">, </text:span><text:span text:style-name="T5">और  ग्यारह साल की आयु में महामुनि बन गए। हम उन्हें किस साधना का श्रेय दे</text:span><text:span text:style-name="T98">ं</text:span><text:span text:style-name="T140">? </text:span><text:span text:style-name="T5">ऐसे लोगों की कोई कमी नहीं है जिन्होंने महान संतों से आत्म</text:span><text:span text:style-name="T140">-</text:span><text:span text:style-name="T5">ज्ञान प्राप्त किया</text:span><text:span text:style-name="T140">, </text:span><text:span text:style-name="T5">और घोषणा की इसका</text:span><text:span text:style-name="T99"> कारण</text:span><text:span text:style-name="T5"> केवल गुरुकृपा ही</text:span><text:span text:style-name="T99"> था</text:span><text:span text:style-name="T5">।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140">, </text:span><text:span text:style-name="T5">यह कठिन प्रतीत होता है। </text:span><text:span text:style-name="T106">क्या कुछ भी आत्मा से अधिक अंतरंग और तत्काल हो सकता है</text:span><text:span text:style-name="T167">? </text:span><text:span text:style-name="T106">क्या कुछ भी ‘मैं हूँ’ रूपी सत् के अनुभव से अधिक तत्काल हो सकता है</text:span><text:span text:style-name="T167">? ‘</text:span><text:span text:style-name="T106">सत् का कभी अभाव नहीं होता और असत् का अस्तित्व नहीं होता’ </text:span><text:span text:style-name="T167">- </text:span><text:span text:style-name="T106">यह गीता का निर्विवाद निष्कर्ष है</text:span><text:span text:style-name="T5">। अतः आत्मा जैसा तत्काल और सरल और कुछ भी नही हो सकता। शरीर के साथ तादात्म्य लेशमात्र भी वास्तविक नहीं है</text:span><text:span text:style-name="T140">, </text:span><text:span text:style-name="T5">जबकि स्वयं के अस्तित्व का अनुभव सर्वदा देदीप्यमान है। फिर भी</text:span><text:span text:style-name="T140">, </text:span><text:span text:style-name="T5">यह भ्रम बना रहता है कि शरीर का अनुभव होते हुए</text:span><text:span text:style-name="T140">, </text:span><text:span text:style-name="T5">आत्मा का ज्ञान नहीं होता। इस भ्रम का निवारण करने के लिए</text:span><text:span text:style-name="T140">, </text:span><text:span text:style-name="T5">इस सत्य का एक ज्ञानी के मुख से श्रवण करके</text:span><text:span text:style-name="T140">, </text:span><text:span text:style-name="T5">इसका मनन और इस पर ध्यान करना आवश्यक है। भगवान श्रीकृष्ण ने गीता में कई बार कहा है पवित्र मन को आत्मा में स्थित करो</text:span><text:span text:style-name="T141">—</text:span><text:span text:style-name="T116">आत्मसम्स्थम् </text:span><text:span text:style-name="T5">। परंतु यदि व्यक्ति ने इस उपदेश को कभी सुना ही नहीं कि वो शरीर नहीं है</text:span><text:span text:style-name="T140">, </text:span><text:span text:style-name="T5">और उसने शरीर के साथ तादात्म्य बना रखा है</text:span><text:span text:style-name="T140">, </text:span><text:span text:style-name="T5">तो यह क्लेश अनुभव करना निश्चित है।</text:span></text:p>
      <text:p text:style-name="P120"/>
      <text:p text:style-name="P5">प्रेम का मधुर मार्ग</text:p>
      <text:p text:style-name="P120"/>
      <text:p text:style-name="P135"><text:span text:style-name="T306">मेरे गुरु आ रहे हैं</text:span><text:span text:style-name="T323">, </text:span><text:span text:style-name="T306">जो सदा निवास करते अनंत में</text:span></text:p>
      <text:p text:style-name="P135">सभी नामों और रूपों से परे है उनका घर</text:p>
      <text:p text:style-name="P135"><text:span text:style-name="T306">घाटियों या पहाड़ियों की ढलानों पर मिला मैं उनसे बार</text:span><text:span text:style-name="T323">-</text:span><text:span text:style-name="T306">बार</text:span></text:p>
      <text:p text:style-name="P135"><text:span text:style-name="T306">एक दिन संकल्प किया उन्हें ढूंढने का</text:span><text:span text:style-name="T323">, </text:span><text:span text:style-name="T306">उनके घर जाकर मिलने का</text:span></text:p>
      <text:p text:style-name="P135"><text:span text:style-name="T306">कुत्ते की भा</text:span><text:span text:style-name="T312">ंति</text:span><text:span text:style-name="T323">,</text:span><text:span text:style-name="T306">अपने</text:span><text:span text:style-name="T312"> </text:span><text:span text:style-name="T306">स्वामी</text:span><text:span text:style-name="T312"> की</text:span><text:span text:style-name="T306"> गंध</text:span><text:span text:style-name="T312"> ढूंढ</text:span><text:span text:style-name="T313"> ली मैने</text:span></text:p>
      <text:p text:style-name="P135"><text:span text:style-name="T306">उनकी सुगंध थी दिव्य</text:span><text:span text:style-name="T323">; </text:span><text:span text:style-name="T306">किसी भी सांसारिक गंध से परे  </text:span></text:p>
      <text:p text:style-name="P135"><text:span text:style-name="T306">जितना निर्मल था हृदय</text:span><text:span text:style-name="T323">, </text:span><text:span text:style-name="T306">उतना ही स्पष्ट था उनका अनुभव</text:span></text:p>
      <text:p text:style-name="P135">मन की रेत पर चरण<text:span text:style-name="T421">-</text:span>चिन्ह देखे मनमोहन प्रीतम के</text:p>
      <text:p text:style-name="P135">संघर्ष किया पावन और विषयी को अलग करने का</text:p>
      <text:p text:style-name="P135">अंत में पहुंचा मैं उनके निवास द्वार पर</text:p>
      <text:p text:style-name="P135">और शीघ्र ही नदी विलीन हो गई सागर में </text:p>
      <text:p text:style-name="P135"><text:span text:style-name="T306">मैं लीन हो गया उनमें</text:span><text:span text:style-name="T314">, </text:span><text:span text:style-name="T306">अनंत था मेरा शरीर</text:span><text:span text:style-name="T323">; </text:span><text:span text:style-name="T306">अनंत था मेरा नाम</text:span><text:span text:style-name="T323">!</text:span></text:p>
      <text:p text:style-name="P135">फिर भी कहीं न कहीं एक लालसा थी उन्हें देखने की  </text:p>
      <text:p text:style-name="P135"><text:span text:style-name="T306">इसलिए उठा मैं मेघ बनकर</text:span><text:span text:style-name="T323">, </text:span><text:span text:style-name="T306">सूरज की स्वर्णिम किरणें समेटे</text:span></text:p>
      <text:p text:style-name="P135">प्रेम का अमृत जल बनकर बरसा स्वर्ग से</text:p>
      <text:p text:style-name="P135"><text:span text:style-name="T306">फिर शुरू हुई मेरी लंबी यात्रा</text:span><text:span text:style-name="T323">, </text:span><text:span text:style-name="T306">लालसा की धारा बने</text:span></text:p>
      <text:p text:style-name="P135"><text:span text:style-name="T306">फिर आरंभ हुई मेरी मधुर प्रेम यात्रा</text:span><text:span text:style-name="T323">, </text:span></text:p>
      <text:p text:style-name="P135">अपने नीले प्रियतम को गले लगाने के लिए</text:p>
      <text:p text:style-name="P135"><text:span text:style-name="T306">पर लालसा के पीछे</text:span><text:span text:style-name="T323">, </text:span><text:span text:style-name="T306">गहराई में</text:span><text:span text:style-name="T315">, </text:span><text:span text:style-name="T330">मुझे </text:span><text:span text:style-name="T306">है ज्ञान कि </text:span><text:span text:style-name="T323">'</text:span><text:span text:style-name="T306">मैं ही मेरा प्रीतम हूं</text:span><text:span text:style-name="T323">'</text:span></text:p>
      <text:h text:style-name="Heading_20_3" text:outline-level="3"><text:soft-page-break/><text:span text:style-name="T370"/></text:h>
      <text:h text:style-name="Heading_20_3" text:outline-level="3"><text:span text:style-name="T368">१२</text:span><text:span text:style-name="T369">.</text:span><text:span text:style-name="T368">६</text:span><text:span text:style-name="T369">-</text:span><text:span text:style-name="T368">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0"/>
      <text:p text:style-name="Standard_20_hindi_20_text"><text:span text:style-name="T276">परंतु</text:span><text:span text:style-name="T317">, </text:span><text:span text:style-name="T276">जो मेरी उपासना करते हैं</text:span><text:span text:style-name="T317">, </text:span><text:span text:style-name="T276">अपने सारे कर्मों का मुझमें त्याग करते हैं</text:span><text:span text:style-name="T317">, </text:span><text:span text:style-name="T276">मुझे ही परम लक्ष्य मानते हैं</text:span><text:span text:style-name="T317">, </text:span><text:span text:style-name="T276">एकाग्र चित्त होकर मेरा ध्यान करते हैं</text:span><text:span text:style-name="T317">, </text:span><text:span text:style-name="T276">जिनके सारे विचार मुझ पर ही केंद्रित हैं</text:span><text:span text:style-name="T317">, </text:span><text:span text:style-name="T318">अति शीघ्र</text:span><text:span text:style-name="T321"> ही</text:span><text:span text:style-name="T276"> </text:span><text:span text:style-name="T303">हे</text:span><text:span text:style-name="T276"> पार्थ</text:span><text:span text:style-name="T317">, </text:span><text:span text:style-name="T276">मैं उन्हे इस मृत्यु रूपी सागर पार कराने वाला बन जाता हूं। </text:span></text:p>
      <text:p text:style-name="Standard_20_hindi_20_text"/>
      <text:p text:style-name="Standard_20_hindi_20_text"><text:span text:style-name="T5">यह श्लोक और अगले दो श्लोक उस योगी का वर्णन करते हैं जिसने अपना</text:span><text:span text:style-name="T100"> संपूर्ण मन</text:span><text:span text:style-name="T5"> आत्मा को अर्पण कर दिया है। ऐसा योगी परमात्मा के साथ एक होकर</text:span><text:span text:style-name="T140">, </text:span><text:span text:style-name="T5">सदा समाधि में रहता है। शरीर या मन के साथ उसका कोई तादात्म्य नही रह गया है</text:span><text:span text:style-name="T157">, </text:span><text:span text:style-name="T5">और न ही करने को कोई कर्म। उसने </text:span><text:span text:style-name="T109">नैष्कर्म्य सिद्धि</text:span><text:span text:style-name="T2"> </text:span><text:span text:style-name="T5">प्राप्त कर ली है।</text:span></text:p>
      <text:p text:style-name="Standard_20_hindi_20_text"/>
      <text:p text:style-name="Standard_20_hindi_20_text"><text:span text:style-name="T5">भगवान ऐसे योगी के बारे में कहते हैं</text:span><text:span text:style-name="T140">, </text:span><text:span text:style-name="T116">ये तु सर्वाणि कर्माणि मयि सन्न्यस्य</text:span><text:span text:style-name="T162">—</text:span><text:span text:style-name="T5">जिन्होंने अपने सारे कर्म मुझे अर्पण कर दि</text:span><text:span text:style-name="T101">या</text:span><text:span text:style-name="T5">।</text:span></text:p>
      <text:p text:style-name="Standard_20_hindi_20_text"><text:span text:style-name="T5">भगवा</text:span><text:span text:style-name="T102">न </text:span><text:span text:style-name="T5">शंकराचार्य कहते हैं</text:span><text:span text:style-name="T5"><text:note text:id="ftn10" text:note-class="footnote"><text:note-citation>10</text:note-citation><text:note-body><text:p text:style-name="P126"><text:bookmark text:name="docs-internal-guid-214528a7-7fff-e950-f0bc-799f19817da4"/><text:span text:style-name="T4"><text:s/></text:span><text:span text:style-name="T174">सन्न्यस्ताखिलधर्मकर्मविषयैः नित्यात्मनिष्ठापरैः।</text:span><text:span text:style-name="T177"> </text:span><text:span text:style-name="T175">वि</text:span><text:span text:style-name="T181">.</text:span><text:span text:style-name="T175">चू</text:span><text:span text:style-name="T181">.</text:span><text:span text:style-name="T175">३४१</text:span></text:p></text:note-body></text:note></text:span><text:span text:style-name="T2"> “</text:span><text:span text:style-name="T5">उन्होंने वैदिक धर्म</text:span><text:span text:style-name="T140">, </text:span><text:span text:style-name="T5">लौकिक कर्म तथा इंद्रिय विषयों का त्याग कर दिया है</text:span><text:span text:style-name="T140">, </text:span><text:span text:style-name="T5">और उनका एकमात्र व्यवसाय आत्मा में स्थित होना</text:span><text:span text:style-name="T140">, </text:span><text:span text:style-name="T109">समाधि</text:span><text:span text:style-name="T2"> </text:span><text:span text:style-name="T5">में रहना है।” उनका एकमात्र लक्ष्य कर्तृत्व</text:span><text:span text:style-name="T140">, </text:span><text:span text:style-name="T5">भोक्तृत्व और अहंकार से मुक्त वह सर्वोच्च स्थिति है</text:span><text:span text:style-name="T140">;</text:span><text:span text:style-name="T5"> जो सत्</text:span><text:span text:style-name="T140">-</text:span><text:span text:style-name="T5">चित्</text:span><text:span text:style-name="T140">-</text:span><text:span text:style-name="T5">आनंद</text:span><text:span text:style-name="T140">, </text:span><text:span text:style-name="T5">अर्थात अस्तित्व</text:span><text:span text:style-name="T140">-</text:span><text:span text:style-name="T5">जागरूकता</text:span><text:span text:style-name="T140">-</text:span><text:span text:style-name="T5">आनंद है। भगवान का </text:span><text:span text:style-name="T116">मत्परः</text:span><text:span text:style-name="T2"> </text:span><text:span text:style-name="T5">से यही मतलब है। “उनको इस संसार में कुछ प्राप्त नहीं करना है। मैं उनका एकमात्र सहारा हूँ। </text:span><text:span text:style-name="T116">अनन्येनैव योगेन</text:span><text:span text:style-name="T163">—</text:span><text:span text:style-name="T5">वे अब अनंत से अलग नहीं खड़े</text:span><text:span text:style-name="T140">, </text:span><text:span text:style-name="T5">वे अनंत के साथ एक हो गये हैं। कोई अन्य नहीं है</text:span><text:span text:style-name="T140">; </text:span><text:span text:style-name="T5">उनका ‘मैं’</text:span><text:span text:style-name="T104">,</text:span><text:span text:style-name="T5"> </text:span><text:span text:style-name="T109">भूमा</text:span><text:span text:style-name="T2"> </text:span><text:span text:style-name="T5">अर्थात अनंत में</text:span><text:span text:style-name="T103"> मिल</text:span><text:span text:style-name="T5"> गया है। </text:span><text:span text:style-name="T116">मां ध्यायन्त उपासते</text:span><text:span text:style-name="T163">—</text:span><text:span text:style-name="T5">वे सदा सर्वदा मेरा ध्यान करते हैं और समाधि में‌ स्थित होते हैं।”</text:span></text:p>
      <text:p text:style-name="Standard_20_hindi_20_text"/>
      <text:p text:style-name="Standard_20_hindi_20_text"><text:span text:style-name="T276">भगवान शंकराचार्य कहते हैं</text:span><text:span text:style-name="T317">,</text:span></text:p>
      <text:p text:style-name="P40">अन्नादानविसर्गाभ्यामीषन्नास्ति क्रिया मुनेः।</text:p>
      <text:p text:style-name="P122"><text:span text:style-name="T1">    <text:s text:c="2"/> </text:span><text:span text:style-name="T106">तदेकनिष्ठया नित्यं स्वाध्यासापनयं कुरु।।</text:span><text:span text:style-name="T2"> </text:span><text:span text:style-name="T5">वि</text:span><text:span text:style-name="T140">.</text:span><text:span text:style-name="T5">चू</text:span><text:span text:style-name="T140">.</text:span><text:span text:style-name="T5">२८३</text:span></text:p>
      <text:p text:style-name="P122"><text:span text:style-name="T5"/></text:p>
      <text:p text:style-name="P49"><text:span text:style-name="T306">भोजन करने या अन्य शारीरिक आवश्यकताओं को पूरा करने के अतिरिक्त</text:span><text:span text:style-name="T323">, </text:span><text:span text:style-name="T306">संन्यास की महत्वाकांक्षा रखने वाले को किसी अन्य गतिविधि में नहीं लगना चाहिए। इसलिए</text:span><text:span text:style-name="T323">, </text:span><text:span text:style-name="T306">एकाग्र ध्यान से</text:span><text:span text:style-name="T323">, </text:span><text:span text:style-name="T306">निरंतर आत्म</text:span><text:span text:style-name="T323">-</text:span><text:span text:style-name="T306">संयम द्वारा स्वयं पर लगे आरोपण को हटाओ।</text:span></text:p>
      <text:p text:style-name="P137"/>
      <text:p text:style-name="Standard_20_hindi_20_text"><text:span text:style-name="T127">जिन्होनें संसार का त्याग कर दिया हो और ईश्वर में पूर्णतः शरण ले लिया हो</text:span><text:span text:style-name="T139">, </text:span><text:span text:style-name="T127">ऐसों के बारे में भगवान कहते हैं</text:span><text:span text:style-name="T139">, “</text:span><text:span text:style-name="T134">तेषां अहं मृत्युसंसारसागरात् समुद्धर्ता भवामि </text:span><text:span text:style-name="T171">- </text:span><text:span text:style-name="T127">मैं उनका कष्टों से उद्धार</text:span><text:span text:style-name="T128"> </text:span><text:span text:style-name="T127">करने वाला बनूँगा। मैं उनकी रक्षा करू</text:span><text:span text:style-name="T129">ं</text:span><text:span text:style-name="T127">गा। </text:span><text:span text:style-name="T190">मृत्यु के सागर रूपी </text:span><text:span text:style-name="T127">संसार से जूझने के कारण उन्हें जो पीड़ा होती है</text:span><text:span text:style-name="T165">,</text:span><text:span text:style-name="T139"> </text:span><text:span text:style-name="T127">मैं उन्हे उससे मुक्ति दूँगा। जब उनका मन मुझमें प्रवेश करता है</text:span><text:span text:style-name="T197">—</text:span><text:span text:style-name="T134">मय्यावेशित चेतसाम्</text:span><text:span text:style-name="T139">, </text:span><text:span text:style-name="T127">उसी क्षण</text:span><text:span text:style-name="T139">, </text:span><text:span text:style-name="T127">बिना विलंब के</text:span><text:span text:style-name="T139">, </text:span><text:span text:style-name="T134">न चिरात्</text:span><text:span text:style-name="T139">, </text:span><text:span text:style-name="T127">वे सदा बह</text:span><text:span text:style-name="T191">ने वाली</text:span><text:span text:style-name="T127"> मृत्यु</text:span><text:span text:style-name="T130">-</text:span><text:span text:style-name="T127">धारा से मुक्त हो जाते हैं।” यह जीवन ही मृत्यु की धारा है। जब मन बहिर्मुखी होता है</text:span><text:span text:style-name="T131">, </text:span><text:span text:style-name="T192">तब</text:span><text:span text:style-name="T127"> व्यक्ति मृत्यु की धारा में गिर जाता है। </text:span><text:span text:style-name="T189">वह</text:span><text:span text:style-name="T127"> क्षण </text:span><text:span text:style-name="T189">जब </text:span><text:span text:style-name="T127">मन अंतर्मुखी हो</text:span><text:span text:style-name="T189">कर</text:span><text:span text:style-name="T127"> आत्मा में स्थित हो जाता है</text:span><text:span text:style-name="T166">, </text:span><text:span text:style-name="T198">उसे ही </text:span><text:span text:style-name="T127">अमरता </text:span><text:span text:style-name="T189">कहते </text:span><text:span text:style-name="T127">है</text:span><text:span text:style-name="T132">ं</text:span><text:span text:style-name="T139">, </text:span><text:span text:style-name="T135">अमृतं</text:span><text:span text:style-name="T136"> </text:span><text:span text:style-name="T127">। वे तुर</text:span><text:span text:style-name="T133">ं</text:span><text:span text:style-name="T193">त</text:span><text:span text:style-name="T127"> मृत्यु से मुक्त हो जाते हैं।</text:span></text:p>
      <text:p text:style-name="Standard_20_hindi_20_text"><text:span text:style-name="T127"/></text:p>
      <text:p text:style-name="Standard_20_hindi_20_text"><text:span text:style-name="T116">तेषां अहं समुद्धर्ता</text:span><text:span text:style-name="T199">—</text:span><text:span text:style-name="T5">मैं उन्हें संसार से </text:span><text:span text:style-name="T189">पूर्णत</text:span><text:span text:style-name="T194">या</text:span><text:span text:style-name="T5"> ऊपर उठा</text:span><text:span text:style-name="T105"> </text:span><text:span text:style-name="T195">दूँगा</text:span><text:span text:style-name="T5">। कैसे</text:span><text:span text:style-name="T140">? </text:span><text:span text:style-name="T5">ज्ञानी सत्</text:span><text:span text:style-name="T140">-</text:span><text:span text:style-name="T5">गुरु के रूप में प्रकट होकर</text:span><text:span text:style-name="T140">, </text:span><text:span text:style-name="T5">यह उपदेश देकर </text:span><text:span text:style-name="T140">- “</text:span><text:span text:style-name="T5">अपने अंदर देखो और आत्मा का बोध करो।”</text:span></text:p>
      <text:p text:style-name="P120"/>
      <text:p text:style-name="P140"><text:span text:style-name="T218">विशेष बात</text:span></text:p>
      <text:p text:style-name="P132"><text:span text:style-name="T124">पिछले अध्याय में भगवान ने कहा </text:span><text:span text:style-name="T125">भक्त्या त्वनन्यया शक्यः</text:span><text:span text:style-name="T2"> </text:span><text:span text:style-name="T208">(</text:span><text:span text:style-name="T124">११</text:span><text:span text:style-name="T208">.</text:span><text:span text:style-name="T124">५४</text:span><text:span text:style-name="T208">)</text:span><text:span text:style-name="T124">। इस श्लोक में उस विषय को जारी रखते हुए</text:span><text:span text:style-name="T208">, </text:span><text:span text:style-name="T124">भगवान कहते हैं</text:span><text:span text:style-name="T208">, </text:span><text:span text:style-name="T126">अनन्येनैव योगेन</text:span><text:span text:style-name="T2"> </text:span><text:span text:style-name="T208">- </text:span><text:span text:style-name="T124">वो मुझसे अलग नहीं होता। ईश्वर से अलग कोई ‘मैं’ नही होता</text:span><text:span text:style-name="T208">; </text:span><text:span text:style-name="T124">केवल ईश्वर का अस्तित्व है। उसका अहंकार रूपी मैं ईश्वर में विलीन हो गया है</text:span><text:span text:style-name="T208">; </text:span><text:span text:style-name="T124">ईश्वर के साथ एक हो गया है</text:span><text:span text:style-name="T208">; </text:span><text:span text:style-name="T124">ईश्वर बन गया है। नदी नहीं रही</text:span><text:span text:style-name="T208">; </text:span><text:span text:style-name="T124">केवल सागर है। अतः </text:span><text:span text:style-name="T125">अनन्य योग</text:span><text:span text:style-name="T2"> </text:span><text:span text:style-name="T124">का अर्थ है कि केवल ईश्वर है</text:span><text:span text:style-name="T208">; </text:span><text:span text:style-name="T124">जीव भाव पूर्णतः समाप्त हो गयी है। इस प्रकार</text:span><text:span text:style-name="T208">, </text:span><text:span text:style-name="T126">अनन्येनैव योगेन</text:span><text:span text:style-name="T2"> </text:span><text:span text:style-name="T124">भक्ति की उस ऊंचाई को इंगित करता है</text:span><text:span text:style-name="T208">, </text:span><text:span text:style-name="T124">जहां अहंकार पूरी तरह ईश्वर को समर्पित हो जाता है।</text:span></text:p>
      <text:p text:style-name="P132"><text:span text:style-name="T126">मां ध्यायन्त उपासते</text:span><text:span text:style-name="T2"> </text:span><text:span text:style-name="T208">- </text:span><text:span text:style-name="T124">ऐसी एकाग्र भक्ति के साथ उनका मन मेरा ध्यान करता है</text:span><text:span text:style-name="T208">, </text:span><text:span text:style-name="T124">और शरीर मेरी पूजा करता है। </text:span><text:span text:style-name="T126">ये तु सर्वाणि कर्माणि मयि सन्न्यस्य</text:span><text:span text:style-name="T2"> </text:span><text:span text:style-name="T208">- </text:span><text:span text:style-name="T124">सारे कर्मों को मुझे अर्पण करके</text:span><text:span text:style-name="T208">, </text:span><text:span text:style-name="T124">उनका त्याग कर दिया गया है। यहाँ </text:span><text:span text:style-name="T125">सन्न्यास</text:span><text:span text:style-name="T2"> </text:span><text:span text:style-name="T124">का अर्थ है पूजा अथवा अर्पण करना। सारे कर्म ईश्वर को पूजा के रूप में अर्पण कर दिये गये हैं।</text:span></text:p>
      <text:p text:style-name="P132"><text:span text:style-name="T415">हम जहां भी हों</text:span><text:span text:style-name="T272">, </text:span><text:span text:style-name="T415">वहीं से अपनी आध्यात्मिक साधना शुरू करना श्रेष्ठतर होता है। हमें अपने कर्म की पूजा के रूप में करना चाहिए</text:span><text:span text:style-name="T272">, </text:span><text:span text:style-name="T415">इस निष्ठा के साथ कि हम जो कुछ भी देखते हैं उसके पीछे परमेश्वर हैं। इस प्रकार</text:span><text:span text:style-name="T272">, </text:span><text:span text:style-name="T415">भगवान और सतगुरु के निरंतर स्मरण के साथ</text:span><text:span text:style-name="T272">, </text:span><text:span text:style-name="T415">भगवन्नाम का जप करते हुए और दिखने वाले सभी रूपों में उनकी पूजा करते हुए</text:span><text:span text:style-name="T272">, </text:span><text:span text:style-name="T415">व्यक्ति को सतत</text:span><text:span text:style-name="T272">-</text:span><text:span text:style-name="T415">योगी बनना चाहिए।</text:span></text:p>
      <text:p text:style-name="P132">निम्नलिखित श्लोक भक्तों में प्रसिद्ध है। इस गीता श्लोक का सार एक प्रार्थना के रूप में प्रस्तुत है।</text:p>
      <text:p text:style-name="P120"/>
      <text:p text:style-name="P40"><text:tab/><text:tab/>कायेन वाचा मनसेन्द्रियैर्वा बुध्द्यात्मना वा प्रकृते स्वभावात्।</text:p>
      <text:p text:style-name="P40"><text:tab/> <text:s text:c="3"/>करोमि यद्यत् सकलं परस्मै नारायणायेति समर्पयामि।।</text:p>
      <text:p text:style-name="P49"><text:span text:style-name="T306">अपने स्वभाव से प्रेरित होकर</text:span><text:span text:style-name="T323">, </text:span><text:span text:style-name="T306">मैं शरीर से</text:span><text:span text:style-name="T323">, </text:span><text:span text:style-name="T306">वाणी से</text:span><text:span text:style-name="T323">, </text:span><text:span text:style-name="T306">मन से</text:span><text:span text:style-name="T323">, </text:span><text:span text:style-name="T306">इंद्रियों से या बुद्धि से जो भी कर्म करता हूं </text:span><text:span text:style-name="T323">- </text:span><text:span text:style-name="T306">वह सब मैं नारायण को अर्पित करता हूं।</text:span></text:p>
      <text:p text:style-name="P49"><text:span text:style-name="T276">इस श्लोक में भक्त अपना सर्वस्व</text:span><text:span text:style-name="T317">, </text:span><text:span text:style-name="T276">अपना कर्तृत्व तथा अपना अहंकार ईश्वर के चरणों पर अर्पित करता है। यह है भक्ति।</text:span></text:p>
      <text:p text:style-name="P120"/>
      <text:p text:style-name="P49"><text:span text:style-name="T306">इसे प्राप्त करना कैसे संभव है</text:span><text:span text:style-name="T323">?</text:span></text:p>
      <text:p text:style-name="P119"><text:span text:style-name="T116">मत्परः</text:span><text:span text:style-name="T2"> </text:span><text:span text:style-name="T140">- </text:span><text:span text:style-name="T5">मैं उनका एकमात्र आधार हूँ। उनके लिये</text:span><text:span text:style-name="T140">, </text:span><text:span text:style-name="T5">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140">, </text:span><text:span text:style-name="T5">क्योंकि वे पूरी तरह से निःस्वार्थ</text:span><text:span text:style-name="T140">, </text:span><text:span text:style-name="T5">अहंकारहीन हैं। भगवान आगे कहते हैं</text:span><text:span text:style-name="T140">, "</text:span><text:span text:style-name="T5">मैं उन्हें सहारा दे रहा हूं</text:span><text:span text:style-name="T140">; </text:span><text:span text:style-name="T5">उन्होंने मुझे नहीं पकड़ रखा है।</text:span><text:span text:style-name="T140">"</text:span></text:p>
      <text:p text:style-name="P119"><text:span text:style-name="T5">भक्ति</text:span><text:span text:style-name="T140">-</text:span><text:span text:style-name="T5">मार्ग में दो पथ बताए गए हैं </text:span><text:span text:style-name="T140">- ‘</text:span><text:span text:style-name="T5">बंदर के बच्चे का पथ’ और ‘बिल्ली के बच्चे का पथ’। </text:span><text:span text:style-name="T109">मर्कट</text:span><text:span text:style-name="T169">-</text:span><text:span text:style-name="T109">किशोर</text:span><text:span text:style-name="T169">-</text:span><text:span text:style-name="T109">न्याय</text:span><text:span text:style-name="T2"> </text:span><text:span text:style-name="T5">अर्थात बंदर के बच्चे के मार्ग में बच्चा माँ को पकड़े होता है। यहां तक ​​कि जब मां</text:span><text:span text:style-name="T140">-</text:span><text:span text:style-name="T5">बंदर उछल</text:span><text:span text:style-name="T140">-</text:span><text:span text:style-name="T5">कूद करती है</text:span><text:span text:style-name="T140">, </text:span><text:span text:style-name="T5">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140">, </text:span><text:span text:style-name="T5">जहां भक्त भगवान को पकड़कर रहता है। इसका तात्पर्य यह है कि भक्त को निरंतर प्रयास के माध्यम से अपना ध्यान जारी रखना चाहिए। इसके लिए</text:span><text:span text:style-name="T140">, </text:span><text:span text:style-name="T5">वह विभिन्न भक्ति</text:span><text:span text:style-name="T140">-</text:span><text:span text:style-name="T5">साधनाएं करते हैं जैसे पूजा</text:span><text:span text:style-name="T140">, </text:span><text:span text:style-name="T5">भगवान के रूप का ध्यान करना</text:span><text:span text:style-name="T140">, </text:span><text:span text:style-name="T5">उनके नाम का जप करना</text:span><text:span text:style-name="T140">, </text:span><text:span text:style-name="T5">भक्ति ग्रंथों को पढ़ना</text:span><text:span text:style-name="T140">, </text:span><text:span text:style-name="T5">भक्तों के साथ संपर्क करना</text:span><text:span text:style-name="T140">, </text:span><text:span text:style-name="T5">इत्यादि। इस प्रकार वह प्रेमपूर्वक प्रभु का स्मरण करता रहता है। जब उसका मन भगवान का स्मरण करना भूल जाता है</text:span><text:span text:style-name="T140">, </text:span><text:span text:style-name="T5">तो वह बिन पानी की मछली की तरह खोया हुआ महसूस करता है। नारद</text:span><text:span text:style-name="T140">-</text:span><text:span text:style-name="T5">मुनि ने भक्ति</text:span><text:span text:style-name="T140">-</text:span><text:span text:style-name="T5">सूत्र में इसका चित्रण किया ह</text:span><text:span text:style-name="T5"><text:note text:id="ftn11" text:note-class="footnote"><text:note-citation>11</text:note-citation><text:note-body><text:p text:style-name="Standard"><text:bookmark text:name="docs-internal-guid-9b6dca6b-7fff-9de5-caa0-8aea5adc77ad"/><text:span text:style-name="T4"><text:s/></text:span><text:span text:style-name="T174">तदर्पिताखिलाचारता तद्विस्मरणे परमव्याकुलता च।</text:span><text:span text:style-name="T177"> </text:span><text:span text:style-name="T175">ना</text:span><text:span text:style-name="T181">.</text:span><text:span text:style-name="T175">भ</text:span><text:span text:style-name="T181">.</text:span><text:span text:style-name="T175">सू</text:span><text:span text:style-name="T181">.</text:span><text:span text:style-name="T175">१९</text:span></text:p><text:p text:style-name="Footnote"/></text:note-body></text:note></text:span><text:span text:style-name="T5">ै</text:span><text:span text:style-name="T140">,</text:span><text:span text:style-name="T137"> </text:span><text:span text:style-name="T140">"</text:span><text:span text:style-name="T5">वह अपने सभी कर्म उस </text:span><text:span text:style-name="T140">(</text:span><text:span text:style-name="T5">भगवान</text:span><text:span text:style-name="T140">) </text:span><text:span text:style-name="T5">को अर्पित करता है</text:span><text:span text:style-name="T140">, </text:span><text:span text:style-name="T5">और जब वह उस पर पकड़ खो देता है</text:span><text:span text:style-name="T140">, </text:span><text:span text:style-name="T5">तो उसे असहनीय व्याकुलता होती है।</text:span><text:span text:style-name="T140">" </text:span><text:span text:style-name="T5">इस स्थिति में भक्त अपने मन</text:span><text:span text:style-name="T140">, </text:span><text:span text:style-name="T5">इन्द्रियों और शरीर की सारी शक्ति लगाकर भगवान पर अपनी पकड़ बनाए रखता है। उसका हृदय पूर्णतः ईश्वर पर स्थित है। तथापि</text:span><text:span text:style-name="T140">, </text:span><text:span text:style-name="T5">जब प्रारब्ध की आक्रामक लहरें चलती हैं</text:span><text:span text:style-name="T140">, </text:span><text:span text:style-name="T5">और भक्ति भाव को भुला देती हैं</text:span><text:span text:style-name="T140">, </text:span><text:span text:style-name="T5">तो भक्त अत्यंत वेदना से जूझता है। इस पथ पर</text:span><text:span text:style-name="T140">, </text:span><text:span text:style-name="T5">भक्त की इच्छा शक्ति का‌ पूर्णतः प्रयोग तब तक होता‌ है जब तक वह समाप्त न हो जाए। इसे कहते हैं बंदर</text:span><text:span text:style-name="T140">-</text:span><text:span text:style-name="T5">के</text:span><text:span text:style-name="T140">-</text:span><text:span text:style-name="T5">बच्चे का‌ मार्ग।</text:span></text:p>
      <text:p text:style-name="P119"><text:span text:style-name="T5">दूसरा मार्ग है </text:span><text:span text:style-name="T109">मार्जार</text:span><text:span text:style-name="T169">-</text:span><text:span text:style-name="T109">किशोर</text:span><text:span text:style-name="T169">-</text:span><text:span text:style-name="T109">न्याय</text:span><text:span text:style-name="T2"> </text:span><text:span text:style-name="T140">- </text:span><text:span text:style-name="T5">बिल्ली और बिलौटे का मार्ग </text:span><text:span text:style-name="T140">- </text:span><text:span text:style-name="T5">बिलौटा अपनी माँ को पकडने का प्रयास नहीं</text:span></text:p>
      <text:p text:style-name="P49"> <text:span text:style-name="T276">करता। वह तब तक असहाय रहता है</text:span><text:span text:style-name="T317">, </text:span><text:span text:style-name="T276">करुण रूप से म्याऊं</text:span><text:span text:style-name="T317">-</text:span><text:span text:style-name="T276">म्याऊं करता रहता है जब तक कि माँ बिल्ली आकर उसे पकड़ नहीं लेती और उसकी देखभाल नहीं करती। इसी तरह</text:span><text:span text:style-name="T317">, </text:span><text:span text:style-name="T276">भगवान अपने भक्त को सहारा देते हैं</text:span><text:span text:style-name="T317">, </text:span><text:span text:style-name="T276">जो कि अनुग्रह स्थिति है। पहली है आत्मप्रयास की स्थिति</text:span><text:span text:style-name="T317">, </text:span><text:span text:style-name="T276">जबकि दूसरी है अनुग्रह की स्थिति। जब प्रभु की शक्ति आपके बारे में चिंतित हो</text:span><text:span text:style-name="T317">, </text:span><text:span text:style-name="T276">और उनकी करुणा आप पर बरस रही हो</text:span><text:span text:style-name="T317">, </text:span><text:span text:style-name="T276">तो जान लें कि उन्होंने आपको सुरक्षित पकड़ रहा है। फिर</text:span><text:span text:style-name="T317">, </text:span><text:span text:style-name="T276">आप अपने लिए बिना किसी चिंता के</text:span><text:span text:style-name="T317">, </text:span><text:span text:style-name="T276">बेहिचक आगे </text:span><text:soft-page-break/><text:span text:style-name="T276">बढ़ सकते हैं। समझें कि भगवान ने हमें वैसे पकड़ रखा है जैसे माता</text:span><text:span text:style-name="T317">-</text:span><text:span text:style-name="T276">पिता अपने बच्चे सुरक्षित रखते हैं। अब हमारा कोई पतन संभव नहीं है।</text:span></text:p>
      <text:p text:style-name="P120"/>
      <text:h text:style-name="Subsection_20_within_20_shloka" text:outline-level="4"><text:span text:style-name="T414">मर्कट</text:span><text:span text:style-name="T270">-</text:span><text:span text:style-name="T414">किशोर</text:span><text:span text:style-name="T270">-</text:span><text:span text:style-name="T414">न्याय और मार्जार</text:span><text:span text:style-name="T270">-</text:span><text:span text:style-name="T414">किशोर</text:span><text:span text:style-name="T270">-</text:span><text:span text:style-name="T414">न्याय</text:span></text:h>
      <text:p text:style-name="P49"><text:span text:style-name="T276">एक बार</text:span><text:span text:style-name="T317">, </text:span><text:span text:style-name="T276">एक चतुर भक्त ने रमण महर्षि से कहा</text:span><text:span text:style-name="T317">, "</text:span><text:span text:style-name="T276">भगवान</text:span><text:span text:style-name="T317">, </text:span><text:span text:style-name="T276">मैं केवल बिल्ली के बच्चे की तरह रो सकता हूं। मेरे पास बंदर की तरह पकड़ने की शक्ति नहीं है। आपको</text:span><text:span text:style-name="T317">, </text:span><text:span text:style-name="T276">बिल्ली की तरह</text:span><text:span text:style-name="T317">, </text:span><text:span text:style-name="T276">आकर मुझे पकड़ना चाहिए।</text:span><text:span text:style-name="T317">" </text:span><text:span text:style-name="T276">यह सुनकर</text:span><text:span text:style-name="T317">, </text:span><text:span text:style-name="T276">महर्षि मुस्कुराए</text:span><text:span text:style-name="T317">, </text:span><text:span text:style-name="T276">और कहा “यह संभव नहीं है। तुम्हारी ओर से</text:span><text:span text:style-name="T317">, </text:span><text:span text:style-name="T276">तुम बंदर के बच्चे की तरह बनो</text:span><text:span text:style-name="T317">, </text:span><text:span text:style-name="T276">और मेरी ओर से</text:span><text:span text:style-name="T317">, </text:span><text:span text:style-name="T276">मैं माँ बिल्ली जैसी रहूंगा।” यह उत्तम उत्तर इस पूरी प्रक्रिया का सारांश प्रस्तुत करता है।</text:span></text:p>
      <text:p text:style-name="P120"/>
      <text:p text:style-name="P119"><text:span text:style-name="T5">कभी</text:span><text:span text:style-name="T140">-</text:span><text:span text:style-name="T5">कभी सपने में हमें किसी विकट समस्या का सामना करना पड़ता है</text:span><text:span text:style-name="T140">, </text:span><text:span text:style-name="T5">लेकिन जब हम जागते हैं</text:span><text:span text:style-name="T140">, </text:span><text:span text:style-name="T5">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140">-</text:span><text:span text:style-name="T5">भाव अथवा व्यक्तित्व की भावना का आश्रय लेंगे</text:span><text:span text:style-name="T140">, </text:span><text:span text:style-name="T5">तब तक कष्ट जारी रहेंगे। अगर आप इस कष्ट का एक निवारण करेंगे</text:span><text:span text:style-name="T140">, </text:span><text:span text:style-name="T5">तो संभावना है कि वह किसी और रूप में दोबारा सामने आए। इससे बेहतर होगा कष्ट सहने वाले का त्याग </text:span><text:span text:style-name="T140">- </text:span><text:span text:style-name="T5">अहंकार का त्याग। यह केवल ईश्वर के प्रति आत्मसमर्पण द्वारा हो सकता है। तब भगवान आपको आत्मज्ञान प्रदान करेंगे। वे कहेंगे </text:span><text:span text:style-name="T140">- “</text:span><text:span text:style-name="T5">मेरे प्रिय</text:span><text:span text:style-name="T140">, </text:span><text:span text:style-name="T5">मेरा ही अस्तित्व है</text:span><text:span text:style-name="T140">; </text:span><text:span text:style-name="T5">तुम्हारा अस्तित्व नहीं है।” वे आपके कान में यह महावाक्य</text:span><text:span text:style-name="T140">, </text:span><text:span text:style-name="T5">यह रहस्य कहेंगे</text:span><text:span text:style-name="T140">, </text:span><text:span text:style-name="T5">और एक ही क्षण में</text:span><text:span text:style-name="T140">, </text:span><text:span text:style-name="T5">आप उनमें विलीन हो जाएंगे। यह बिना किसी विलंब के होता है। </text:span><text:span text:style-name="T116">न चिरात्</text:span><text:span text:style-name="T2"> </text:span><text:span text:style-name="T140">- </text:span><text:span text:style-name="T5">लम्बे अभ्यास के पश्चात नहीं। भक्ति सबसे छोटा रास्ता है। आप केवल कहते हैं</text:span><text:span text:style-name="T140">, “</text:span><text:span text:style-name="T5">प्रभु</text:span><text:span text:style-name="T140">, </text:span><text:span text:style-name="T5">मैं चल नहीं सकता</text:span><text:span text:style-name="T140">!” </text:span><text:span text:style-name="T5">और मानो वह आपको हवा में उठा लेते हैं</text:span><text:span text:style-name="T140">, </text:span><text:span text:style-name="T5">और आपकी जागरूकता बदल ही जाती है। आप बंधन की भूमि से स्वतंत्रता की भूमि में पहुँचा दिये जाते हैं। एक क्षण में आप जन्म</text:span><text:span text:style-name="T140">, </text:span><text:span text:style-name="T5">जरा</text:span><text:span text:style-name="T140">, </text:span><text:span text:style-name="T5">मृत्यु</text:span><text:span text:style-name="T140">, </text:span><text:span text:style-name="T5">रिशते</text:span><text:span text:style-name="T140">, </text:span><text:span text:style-name="T5">प्रेम</text:span><text:span text:style-name="T140">, </text:span><text:span text:style-name="T5">घृणा और ईर्ष्या के भयानक समुद्र से मुक्त हो जाते हैं। अज्ञानयुक्त जीवन का सागर कितना उपद्रवी है</text:span><text:span text:style-name="T140">! </text:span><text:span text:style-name="T5">भगवान घोषणा करते हैं</text:span><text:span text:style-name="T140">, “</text:span><text:span text:style-name="T5">मैं उस सागर से तत्काल ही तुम्हारा उद्धार कर दूंगा।” </text:span></text:p>
      <text:p text:style-name="P120"/>
      <text:p text:style-name="P49"><text:span text:style-name="T276">अतः</text:span><text:span text:style-name="T317">, </text:span><text:span text:style-name="T276">मुक्ति का सबसे सुरक्षित तरीका यह है कि व्यक्ति शरीर</text:span><text:span text:style-name="T317">, </text:span><text:span text:style-name="T276">इंद्रियों</text:span><text:span text:style-name="T317">, </text:span><text:span text:style-name="T276">मन </text:span><text:span text:style-name="T317">- </text:span><text:span text:style-name="T276">सब कुछ ईश्वर को अर्पित करे। आप जो कुछ भी करते हैं</text:span><text:span text:style-name="T317">, </text:span><text:span text:style-name="T276">उसे पूजा के रूप में करें</text:span><text:span text:style-name="T317">, </text:span><text:span text:style-name="T276">भक्ति के रूप में</text:span><text:span text:style-name="T317">, </text:span><text:span text:style-name="T276">और सदैव ईश्वर के चरणों को थामे रहें।</text:span></text:p>
      <text:p text:style-name="P120"/>
      <text:p text:style-name="P119"><text:span text:style-name="T5">अगले श्लोक में</text:span><text:span text:style-name="T140">, </text:span><text:span text:style-name="T5">जैसे माँ अपने बच्चे को प्रेम से कहती है</text:span><text:span text:style-name="T140">, </text:span><text:span text:style-name="T5">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340">१२</text:span><text:span text:style-name="T344">.</text:span><text:span text:style-name="T340">८</text:span></text:h>
      <text:p text:style-name="P4">मय्येव मन आधत्स्व मयि बुद्धिं निवेशय।</text:p>
      <text:p text:style-name="P4">निवसिष्यसि मय्येव अत ऊर्ध्वं न संशयः॥</text:p>
      <text:p text:style-name="P120"/>
      <text:p text:style-name="P14"><text:span text:style-name="T276">केवल मुझमें मन लगाओ</text:span><text:span text:style-name="T317">, </text:span><text:span text:style-name="T276">तुम्हारी बुद्धि मुझमें ही हो। फिर तुम्हारा निवास मुझमें ही होगा </text:span><text:span text:style-name="T317">- </text:span><text:span text:style-name="T276">इसमें कोई संदेह नही है।</text:span></text:p>
      <text:p text:style-name="P120"/>
      <text:p text:style-name="P119"><text:span text:style-name="T5">यह श्लोक पिछले कुछ श्लोकों के उपसंहार जैसा है। यह समाधि स्थिति का वर्णन करता है </text:span><text:span text:style-name="T140">- </text:span><text:span text:style-name="T5">वह ब्राह्मी स्थिति जहां मन और बुद्धि पूर्णतः आत्मा में स्थित हो जाते हैं। शुद्ध चित् में मन की छवि</text:span><text:span text:style-name="T140">-</text:span><text:span text:style-name="T5">निर्माण शक्ति और बुद्धि की निर्णय</text:span><text:span text:style-name="T140">-</text:span><text:span text:style-name="T5">शक्ति समाप्त हो जाती है। रह जाता है तो केवल शुद्ध जागरूकता का अनुभव </text:span><text:span text:style-name="T140">- </text:span><text:span text:style-name="T109">निर्विकल्प समाधि</text:span><text:span text:style-name="T5">। इस क्षण के पश्चात</text:span><text:span text:style-name="T140">, </text:span><text:span text:style-name="T5">मानो व्यक्ति उस अव्यक्त में लुप्त हो गया </text:span><text:span text:style-name="T140">- </text:span><text:span text:style-name="T5">उस परमेश्वर</text:span><text:span text:style-name="T140">, </text:span><text:span text:style-name="T5">पुरुषोत्तम में। केवल ईश्वर का अस्तित्व है।</text:span></text:p>
      <text:p text:style-name="P119"><text:span text:style-name="T5">यहाँ भगवान कहते हैं “</text:span><text:span text:style-name="T116">मयि एव मनः आधत्स्व</text:span><text:span text:style-name="T2"> </text:span><text:span text:style-name="T140">- </text:span><text:span text:style-name="T5">मन को केवल मुझमें लगाओ।” बिखरे हुए मन को समेट कर उसे केवल भगवान में लगाना </text:span><text:span text:style-name="T140">- </text:span><text:span text:style-name="T5">यह एक साधारण भक्त के लिए जीवन भर का प्रयास है। वास्तविक ध्यान तब होता है जब झिलमिलाहट</text:span><text:span text:style-name="T140">-</text:span><text:span text:style-name="T5">रहित लौ की तरह</text:span><text:span text:style-name="T140">, </text:span><text:span text:style-name="T5">मन ध्यान में स्थिर रहता है। वहाँ</text:span><text:span text:style-name="T140">, </text:span><text:span text:style-name="T5">सभी विकर्षण समाप्त हो जाते हैं।</text:span></text:p>
      <text:p text:style-name="P119"><text:span text:style-name="T116">मयि बुद्धिं निवेशय</text:span><text:span text:style-name="T2"> </text:span><text:span text:style-name="T140">- </text:span><text:span text:style-name="T5">बुद्धि भी ईश्वर पर स्थित है। यह श्रीमद्भागवद् आदि दिव्य ग्रंथों को पढ़कर होता है। जो व्यक्ति अपना सारा जीवन इस स्वाध्याय में लगाता है</text:span><text:span text:style-name="T140">, </text:span><text:span text:style-name="T5">वह अपनी बुद्धि शुद्ध रखता है। वेदों में </text:span><text:span text:style-name="T109">स्वाध्याय</text:span><text:span text:style-name="T2"> </text:span><text:span text:style-name="T5">को </text:span><text:span text:style-name="T109">देव</text:span><text:span text:style-name="T169">-</text:span><text:span text:style-name="T109">पवित्रं</text:span><text:span text:style-name="T2"> </text:span><text:span text:style-name="T5">कहा गया है </text:span><text:span text:style-name="T140">- </text:span><text:span text:style-name="T5">अर्थात स्वाध्याय दैवीय रूप से शुद्ध करने वाला है। दिव्यग्रंथों का निरंतर पाठ बुद्धि को धोकर साफ कर देता है। यह वास्तविक गंगा</text:span><text:span text:style-name="T140">-</text:span><text:span text:style-name="T5">स्नान है।</text:span></text:p>
      <text:p text:style-name="P120"><text:soft-page-break/></text:p>
      <text:p text:style-name="P49"><text:span text:style-name="T276">हमारी साधना में हमारे सारे प्रयास और संघर्ष का उद्देश्य मन को ईश्वर में स्थिर करना है। जब ऐसा होता है</text:span><text:span text:style-name="T317">, </text:span><text:span text:style-name="T276">तो </text:span><text:span text:style-name="T317">'</text:span><text:span text:style-name="T276">मैं</text:span><text:span text:style-name="T317">' </text:span><text:span text:style-name="T276">की स्मृति लुप्त हो जाती है</text:span><text:span text:style-name="T317">; '</text:span><text:span text:style-name="T276">मैं</text:span><text:span text:style-name="T317">'-</text:span><text:span text:style-name="T276">भाव निष्क्रिय हो जाता है। मानव मन </text:span><text:span text:style-name="T317">'</text:span><text:span text:style-name="T276">मैं ऐसा हूं</text:span><text:span text:style-name="T317">', '</text:span><text:span text:style-name="T276">मैंने ऐसा किया</text:span><text:span text:style-name="T317">', '</text:span><text:span text:style-name="T276">मैंने वैसा किया</text:span><text:span text:style-name="T317">', </text:span><text:span text:style-name="T276">इत्यादि का निरंतर प्रवाह है। अपने बारे में यह चिंतन ही संसार का प्रवाह है। यह या तो हमारी अच्छाई पर गर्व के रूप में हो सकता है या किसी गलत काम के लिए दोष अनुभव करने के रूप में हो सकता है। ‘मैं’</text:span><text:span text:style-name="T317">-</text:span><text:span text:style-name="T276">भावना के बुझने पर ही इस प्रवाह का अंत संभव है। प्रकाश के आने पर ही अंधकार समाप्त होता है। वैसे ही</text:span><text:span text:style-name="T317">, </text:span><text:span text:style-name="T276">मन के ईश्वर में स्थित होने पर ही अहंकार समाप्त होता है</text:span><text:span text:style-name="T317">; </text:span><text:span text:style-name="T276">केवल तब जब मन व्यक्तित्व में वास करना छोड देता है।</text:span></text:p>
      <text:p text:style-name="P120"/>
      <text:p text:style-name="P49"><text:span text:style-name="T276">मन तथा बुद्धि</text:span><text:span text:style-name="T317">, </text:span><text:span text:style-name="T276">दोनों मिलकर व्यक्तित्व बनाते हैं। बुद्धि निर्धारक क्षमता है। बुद्धि में अज्ञान</text:span><text:span text:style-name="T317">, </text:span><text:span text:style-name="T276">दृढ़ निश्चय के रूप में उत्पन्न होता है </text:span><text:span text:style-name="T317">- '</text:span><text:span text:style-name="T276">मैं यह व्यक्ति हूँ</text:span><text:span text:style-name="T317">' </text:span><text:span text:style-name="T276">या </text:span><text:span text:style-name="T317">'</text:span><text:span text:style-name="T276">मैं फलां हूँ</text:span><text:span text:style-name="T317">'</text:span><text:span text:style-name="T276">। श्रवण</text:span><text:span text:style-name="T317">, </text:span><text:span text:style-name="T276">मनन और निदिध्यासन से यह दृढ़ विश्वास होना चाहिए कि </text:span><text:span text:style-name="T317">'</text:span><text:span text:style-name="T276">मैं यह व्यक्ति नहीं हूँ</text:span><text:span text:style-name="T317">'</text:span><text:span text:style-name="T276">। अहंकार</text:span><text:span text:style-name="T317">, </text:span><text:span text:style-name="T276">मन में जागरूकता का प्रतिबिंब मात्र है। इस अज्ञान के मिटने पर बुद्धि शांत हो जाती है। वेदान्त के अनुसार</text:span><text:span text:style-name="T317">, </text:span><text:span text:style-name="T276">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317">, </text:span><text:span text:style-name="T276">तब बुद्धि स्वयं आत्मा बन जाती है। उसके पश्चात बुद्धि में किसी तरह की हलचल नही होती।</text:span></text:p>
      <text:p text:style-name="P120"/>
      <text:p text:style-name="P49"><text:span text:style-name="T276">इसके बाद मन आता है</text:span><text:span text:style-name="T317">, </text:span><text:span text:style-name="T276">जो संदेह</text:span><text:span text:style-name="T317">, </text:span><text:span text:style-name="T276">कल्पना</text:span><text:span text:style-name="T317">, </text:span><text:span text:style-name="T276">स्मृति</text:span><text:span text:style-name="T317">, </text:span><text:span text:style-name="T276">भावना आदि रूपों में आता है। मन केवल तभी कल्पना कर सकता है</text:span><text:span text:style-name="T317">, </text:span><text:span text:style-name="T276">संदेह कर सकता है</text:span><text:span text:style-name="T317">, </text:span><text:span text:style-name="T276">उत्तेजित या उदास हो सकता है जब अहं</text:span><text:span text:style-name="T317">-</text:span><text:span text:style-name="T276">बोध उपस्थित हो</text:span><text:span text:style-name="T317">; </text:span><text:span text:style-name="T276">और अहं</text:span><text:span text:style-name="T317">-</text:span><text:span text:style-name="T276">बोध इस अज्ञान पर आधारित है कि यह </text:span><text:span text:style-name="T317">'</text:span><text:span text:style-name="T276">मैं</text:span><text:span text:style-name="T317">' </text:span><text:span text:style-name="T276">वास्तविक है। जब यह भ्रम बुद्धि से निकल जाता है</text:span><text:span text:style-name="T317">, </text:span><text:span text:style-name="T276">तब मन भी शांत हो जाता है। यद्यपि वह अपनी पूर्व गति के अनुसार कार्य करना जारी रखता है</text:span><text:span text:style-name="T317">, </text:span><text:span text:style-name="T276">फिर भी उसकी गति धीमी होती जाती है</text:span><text:span text:style-name="T317">, </text:span><text:span text:style-name="T276">तथा वह अपने पीछे दिव्य</text:span><text:span text:style-name="T317">-</text:span><text:span text:style-name="T276">तत्व की सुगंध का आभास करने लगता है। धीरे</text:span><text:span text:style-name="T317">-</text:span><text:span text:style-name="T276">धीरे</text:span><text:span text:style-name="T317">, </text:span><text:span text:style-name="T276">वह ईश्वर का ध्यान करने लगता है</text:span><text:span text:style-name="T317">, </text:span><text:span text:style-name="T276">और शीघ्र ही</text:span><text:span text:style-name="T317">, </text:span><text:span text:style-name="T276">यह ध्यान के एक सतत प्रवाह में परिवर्तित हो जाता है। पहले जो </text:span><text:span text:style-name="T317">'</text:span><text:span text:style-name="T276">मैं यह हूँ</text:span><text:span text:style-name="T317">' </text:span><text:span text:style-name="T276">या </text:span><text:span text:style-name="T317">'</text:span><text:span text:style-name="T276">मैं वह हूँ</text:span><text:span text:style-name="T317">' </text:span><text:span text:style-name="T276">का निरंतर प्रवाह था</text:span><text:span text:style-name="T317">, </text:span><text:span text:style-name="T276">वह धीरे</text:span><text:span text:style-name="T317">-</text:span><text:span text:style-name="T276">धीरे उस स्तर से लुप्त हो जाता है। मन को ईश्वर पर केंद्रित रखने का यही अर्थ है।</text:span></text:p>
      <text:p text:style-name="P120"/>
      <text:p text:style-name="P119"><text:span text:style-name="T5">जैसे ही मन और बुद्धि आत्मा में स्थित होते हैं</text:span><text:span text:style-name="T140">, </text:span><text:span text:style-name="T5">व्यक्ति शरीर या संसार में नही</text:span><text:span text:style-name="T140">, </text:span><text:span text:style-name="T5">अपितु दिव्य लोक में रहता है। भगवान कहते हैं</text:span><text:span text:style-name="T140">, “</text:span><text:span text:style-name="T5">अब तुम मुझमें रहोगे</text:span><text:span text:style-name="T140">, </text:span><text:span text:style-name="T5">हे अर्जुन। जिस क्षण तुम मेरे प्रति समर्पित हो जाते हो</text:span><text:span text:style-name="T140">, </text:span><text:span text:style-name="T5">तब से तुम इस पृथ्वी पर नहीं</text:span><text:span text:style-name="T140">, </text:span><text:span text:style-name="T5">वैकुण्ठ में वास करते हो</text:span><text:span text:style-name="T140">! </text:span><text:span text:style-name="T5">मृत्यु के पश्चात वैकुण्ठ जाने का कोई प्रश्न ही नहीं उठता। इसी क्षण से तुम वैकुण्ठ में हो।” </text:span><text:span text:style-name="T109">कुण्ठ</text:span><text:span text:style-name="T2"> </text:span><text:span text:style-name="T5">का अर्थ है द्वैत</text:span><text:span text:style-name="T140">, </text:span><text:span text:style-name="T5">और वैकुण्ठ का अर्थ है अद्वैत</text:span><text:span text:style-name="T140">; </text:span><text:span text:style-name="T5">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140">, "</text:span><text:span text:style-name="T5">मैंने अपना सच्चा घर निष्कलंक </text:span><text:span text:style-name="T140">- </text:span><text:span text:style-name="T5">निरंजन में पा लिया है। यहीं मेरा वैकुण्ठ है</text:span><text:span text:style-name="T140">"</text:span></text:p>
      <text:p text:style-name="P119"><text:span text:style-name="T5">अतः अपना मन और अपनी बुद्धि मुझे अर्पण करो। बुद्धि व्यवसायात्मिका बने</text:span><text:span text:style-name="T140">, </text:span><text:span text:style-name="T5">और मन योग में स्थापित हो। जब मन और बुद्धि आत्मा में स्थापित होते हैं</text:span><text:span text:style-name="T140">, </text:span><text:span text:style-name="T5">फिर </text:span><text:span text:style-name="T116">निवसिष्यसि</text:span><text:span text:style-name="T2"> </text:span><text:span text:style-name="T140">- </text:span><text:span text:style-name="T5">तुम निवास करोगे। </text:span><text:span text:style-name="T116">मय्येव</text:span><text:span text:style-name="T2"> </text:span><text:span text:style-name="T140">- </text:span><text:span text:style-name="T5">केवल मुझमें। </text:span><text:span text:style-name="T116">अत ऊर्ध्वं न संशयः</text:span><text:span text:style-name="T2"> </text:span><text:span text:style-name="T140">- </text:span><text:span text:style-name="T5">इसमें लेशमात्र भी शंका नहीं है कि तुम मुझमें ही रहोगे।</text:span></text:p>
      <text:p text:style-name="P119"><text:span text:style-name="T5">भगवान शंकराचार्य कहते हैं</text:span><text:span text:style-name="T5"><text:note text:id="ftn12" text:note-class="footnote"><text:note-citation>12</text:note-citation><text:note-body><text:p text:style-name="P126"><text:bookmark text:name="docs-internal-guid-d4cbb8d7-7fff-827b-77fc-e2c7dd4bbfa6"/><text:span text:style-name="T4"><text:s/></text:span><text:span text:style-name="T174">शरीरपतात् ऊर्ध्वं</text:span><text:span text:style-name="T175">।</text:span><text:span text:style-name="T177"> </text:span><text:span text:style-name="T175">भ</text:span><text:span text:style-name="T181">.</text:span><text:span text:style-name="T175">गी</text:span><text:span text:style-name="T181">. </text:span><text:span text:style-name="T175">भा</text:span></text:p></text:note-body></text:note></text:span><text:span text:style-name="T2"> “</text:span><text:span text:style-name="T5">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140">, </text:span><text:span text:style-name="T5">मृत्यु के पश्चात भी शरीर का भार उठाना पडता है। “मैं कौन हूँ</text:span><text:span text:style-name="T140">?” - </text:span><text:span text:style-name="T5">इस अन्वेषण से ज्ञात होता है कि ‘मैं’ के पास कोई शरीर ही नहीं है। हम स्वाभाविक रूप से शरीर</text:span><text:span text:style-name="T140">-</text:span><text:span text:style-name="T5">रहित हैं</text:span><text:span text:style-name="T140">; </text:span><text:span text:style-name="T5">हमारा स्वभाव ही शरीर की धारणा से मुक्त है। इस सत्य का भान होने पर “मैं शरीर हूं” </text:span><text:span text:style-name="T140">- </text:span><text:span text:style-name="T5">यह भ्रम मिट जाता है। अतः </text:span><text:span text:style-name="T109">शरीरपतात् ऊर्ध्वं</text:span><text:span text:style-name="T2"> </text:span><text:span text:style-name="T5">का अर्थ है जब बुद्धि को सत्य का भान होता है</text:span><text:span text:style-name="T140">, </text:span><text:span text:style-name="T5">मन अहंकार</text:span><text:span text:style-name="T140">-</text:span><text:span text:style-name="T5">रहित अवस्था में स्थित हो जाता है</text:span><text:span text:style-name="T140">, </text:span><text:span text:style-name="T5">आत्मा में स्थित हो जाता है </text:span><text:span text:style-name="T140">- </text:span><text:span text:style-name="T5">तब मानो शरीर का पतन हो गया</text:span><text:span text:style-name="T140">, </text:span><text:span text:style-name="T5">और </text:span><text:span text:style-name="T116">निवसिष्यसि मय्येव</text:span><text:span text:style-name="T2"> </text:span><text:span text:style-name="T140">- </text:span><text:span text:style-name="T5">तुम सीमा</text:span><text:span text:style-name="T140">-</text:span><text:span text:style-name="T5">रहित स्थिति में रहोगे</text:span><text:span text:style-name="T140">; </text:span><text:span text:style-name="T5">अनंत में</text:span><text:span text:style-name="T140">, </text:span><text:span text:style-name="T5">ब्रह्म में।</text:span></text:p>
      <text:p text:style-name="P119"><text:span text:style-name="T116">न संशयः</text:span><text:span text:style-name="T2"> </text:span><text:span text:style-name="T140">- </text:span><text:span text:style-name="T5">लेशमात्र भी संशय नही। अहंकार ‘मैं’ के निष्क्रिय होते ही सारे संशयों का अंत हो जाता है</text:span><text:span text:style-name="T140">, </text:span><text:span text:style-name="T5">मन शांत हो जाता है</text:span><text:span text:style-name="T140">, </text:span><text:span text:style-name="T5">तथा बुद्धि स्वयं के सत्य के विषय में दृढ़ता से आश्वस्त होता है </text:span><text:span text:style-name="T140">- </text:span><text:span text:style-name="T5">वेदांत विज्ञान। फिर आध्यात्मिक जीवन का भव्य समापन उत्पन्न होता है</text:span><text:span text:style-name="T140">, </text:span><text:span text:style-name="T109">ब्राह्मी स्थिति</text:span><text:span text:style-name="T2"> </text:span><text:span text:style-name="T140">- </text:span><text:span text:style-name="T5">आत्मा में निरंतर स्थित रहना। </text:span><text:span text:style-name="T109">निर्विकल्प समाधि</text:span><text:span text:style-name="T2"> </text:span><text:span text:style-name="T5">सहज हो जाती है </text:span><text:span text:style-name="T140">- </text:span><text:span text:style-name="T109">सहज समाधि</text:span><text:span text:style-name="T5">। ये तीन श्लोक </text:span><text:span text:style-name="T140">(</text:span><text:span text:style-name="T5">१२</text:span><text:span text:style-name="T140">.</text:span><text:span text:style-name="T5">६</text:span><text:span text:style-name="T140">-</text:span><text:span text:style-name="T5">८</text:span><text:span text:style-name="T140">) </text:span><text:span text:style-name="T5">नवे अध्याय के श्लोक </text:span><text:span text:style-name="T109">अनन्याश्चिन्तयन्तो माम्…</text:span><text:span text:style-name="T2"> </text:span><text:span text:style-name="T140">(</text:span><text:span text:style-name="T5">९</text:span><text:span text:style-name="T140">.</text:span><text:span text:style-name="T5">२२</text:span><text:span text:style-name="T140">) </text:span><text:span text:style-name="T5">की टिप्पणी के समान हैं। इस अध्याय के छठे श्लोक में भगवान </text:span><text:soft-page-break/><text:span text:style-name="T5">कहते हैं “</text:span><text:span text:style-name="T116">अनन्येनैव योगेन माम् ध्यायन्त उपासते </text:span><text:span text:style-name="T2"> </text:span><text:span text:style-name="T140">- </text:span><text:span text:style-name="T5">वे सदा सर्वदा मेरा ध्यान करते हैं</text:span><text:span text:style-name="T140">, </text:span><text:span text:style-name="T5">समाधि में स्थित होते हैं</text:span><text:span text:style-name="T140">, </text:span><text:span text:style-name="T5">उनका अहंकार</text:span><text:span text:style-name="T140">-‘</text:span><text:span text:style-name="T5">मैं’ अनंत में मिल गया है।” सातवें श्लोक में भगवान </text:span><text:span text:style-name="T109">योगक्षेमं वहाम्यहम्</text:span><text:span text:style-name="T2"> </text:span><text:span text:style-name="T5">का अर्थ समझाते हैं। “</text:span><text:span text:style-name="T116">तेषां अहं मृत्यु</text:span><text:span text:style-name="T172">-</text:span><text:span text:style-name="T116">संसार</text:span><text:span text:style-name="T172">-</text:span><text:span text:style-name="T116">सागरात् समुद्धर्ता भवामि</text:span><text:span text:style-name="T2"> </text:span><text:span text:style-name="T140">- </text:span><text:span text:style-name="T5">मैं उन्हें उस दुख से मुक्त कराऊंगा जो संसार के साथ जुड़ने के कारण आता है।” आठवें श्लोक में भगवान </text:span><text:span text:style-name="T109">पर्युपासना</text:span><text:span text:style-name="T2"> </text:span><text:span text:style-name="T5">का अर्थ समझाते हैं </text:span><text:span text:style-name="T140">- “</text:span><text:span text:style-name="T116">मय्येव मन आधत्स्व मयि बुद्धिं निवेशय</text:span><text:span text:style-name="T2"> </text:span><text:span text:style-name="T140">- </text:span><text:span text:style-name="T5">मन और बुद्धि मुझ आत्मा पर लगाओ।” इन तीन छंदों से पता चलता है कि हमें कैसे बिना किसी अनवधान के</text:span><text:span text:style-name="T140">, </text:span><text:span text:style-name="T5">दृढ़ भक्ति के साथ प्रभु का ध्यान करना चाहिए। वह व्यक्ति जो अन्य सभी आश्रयों का त्याग करके केवल ईश्वर का ध्यान करता है</text:span><text:span text:style-name="T140">, </text:span><text:span text:style-name="T5">उसकी देखभाल ईश्वर</text:span><text:span text:style-name="T140">-</text:span><text:span text:style-name="T5">प्रेम की सर्वोच्च शक्ति करती है।</text:span></text:p>
      <text:p text:style-name="P49"><text:span text:style-name="T276">यह उनके लिए संभव नहीं है जिन्होंने अपना मन सांसारिक वस्तुओं और सांसारिक सुखों को दे रखा है। प्रश्न उठता है </text:span><text:span text:style-name="T317">- “</text:span><text:span text:style-name="T276">उन वस्तुओं से मन को हटाकर ईश्वर पर लगाने में अत्यंत परिश्रम लगता है। मैं क्या करूं प्रभु</text:span><text:span text:style-name="T317">?” </text:span><text:span text:style-name="T276">भगवान अगले श्लोक में इसका उत्तर देते हैं।</text:span></text:p>
      <text:h text:style-name="Shloka_20_number_20_heading" text:outline-level="3"><text:span text:style-name="T340">१२</text:span><text:span text:style-name="T344">.</text:span><text:span text:style-name="T340">९</text:span></text:h>
      <text:p text:style-name="P4">अथ चित्तं समाधातुं न शक्नोषि मयि स्थिरम्।</text:p>
      <text:p text:style-name="P4">अभ्यासयोगेन ततो मामिच्छाप्तुं धनञ्जय॥</text:p>
      <text:p text:style-name="P120"/>
      <text:p text:style-name="P14"><text:span text:style-name="T276">यदि तुम अपना मन स्थिर रूप से मुझ पर केंद्रित करने में असमर्थ हो</text:span><text:span text:style-name="T317">, </text:span><text:span text:style-name="T276">तो हे धनञ्जय</text:span><text:span text:style-name="T317">, </text:span><text:span text:style-name="T276">अभ्यास</text:span><text:span text:style-name="T317">-</text:span><text:span text:style-name="T276">योग के माध्यम से मुझ तक पहुँचने का प्रयास करो।</text:span></text:p>
      <text:p text:style-name="P120"/>
      <text:p text:style-name="P119"><text:span text:style-name="T5">जिस अवस्था में सारी इन्द्रियां अंतर्मुख हैं</text:span><text:span text:style-name="T140">, </text:span><text:span text:style-name="T5">मन शांत है</text:span><text:span text:style-name="T140">, </text:span><text:span text:style-name="T5">और बुद्धि भी कोई सुझाव नहीं देती</text:span><text:span text:style-name="T140">, </text:span><text:span text:style-name="T5">उसे समाधि कहते हैं। उस अवस्था में</text:span><text:span text:style-name="T140">, </text:span><text:span text:style-name="T5">अज्ञानता की सारी धूल से स्वच्छ होकर</text:span><text:span text:style-name="T140">, </text:span><text:span text:style-name="T5">शुद्ध चित् </text:span><text:span text:style-name="T140">'</text:span><text:span text:style-name="T5">मैं</text:span><text:span text:style-name="T140">-</text:span><text:span text:style-name="T5">मैं</text:span><text:span text:style-name="T140">' </text:span><text:span text:style-name="T5">के रूप में प्रकाशमान होता है। ध्यान के समय शुद्ध चित् का यह स्पंदन हृदय</text:span><text:span text:style-name="T140">-</text:span><text:span text:style-name="T5">केंद्र में स्पष्ट रूप से जाना जाता है। </text:span><text:span text:style-name="T109">हृदयं</text:span><text:span text:style-name="T2"> </text:span><text:span text:style-name="T140">- </text:span><text:span text:style-name="T5">वह केंद्र जहां समाधि का अनुभव होता है</text:span><text:span text:style-name="T140">, </text:span><text:span text:style-name="T5">वह अनंत है। यह हृदय केवल तब पहचान में आता है जब मन और बुद्धि शांत हो जाते हैं। इस अवस्था में हमने अपने वास्तविक घर को ढूंढ लिया है </text:span><text:span text:style-name="T140">- </text:span><text:span text:style-name="T5">ईश्वर की गोद</text:span><text:span text:style-name="T140">, </text:span><text:span text:style-name="T5">जहाँ हमें शाश्वत विश्राम प्राप्त है। पिछले श्लोक में अपना आश्वासन देते हुए भगवान ने कहा “</text:span><text:span text:style-name="T109">निवसिष्यसि मय्येव</text:span><text:span text:style-name="T2"> </text:span><text:span text:style-name="T140">- </text:span><text:span text:style-name="T5">तुम मुझमें ही वास करोगे।” जिसका मन </text:span><text:span text:style-name="T109">समाधि</text:span><text:span text:style-name="T2"> </text:span><text:span text:style-name="T5">में हो</text:span><text:span text:style-name="T140">, </text:span><text:span text:style-name="T5">वह ब्रह्मलोक में निवास करता है। वह इस लोक में वास नही करता</text:span><text:span text:style-name="T140">, </text:span><text:span text:style-name="T5">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140">, </text:span><text:span text:style-name="T5">या गुरु के मुख से एक शब्द या उपदेश सुन लेते हैं</text:span><text:span text:style-name="T140">, </text:span><text:span text:style-name="T5">उसी क्षण उनका हृदय</text:span><text:span text:style-name="T140">-</text:span><text:span text:style-name="T5">केंद्र खुल जाता है</text:span><text:span text:style-name="T140">; </text:span><text:span text:style-name="T5">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116">अथ चित्तं समाधातुं न शक्नोषि मयि स्थिरम्</text:span><text:span text:style-name="T2"> </text:span><text:span text:style-name="T140">- </text:span><text:span text:style-name="T5">यदि तुम अपने मन को स्थिर समाधि की अवस्था में लाने में असमर्थ हो</text:span><text:span text:style-name="T140">,” </text:span><text:span text:style-name="T5">भगवान कहते हैं “सही माध्यम से प्रयास करो</text:span><text:span text:style-name="T140">, </text:span><text:span text:style-name="T5">हे अर्जुन</text:span><text:span text:style-name="T140">!” </text:span><text:span text:style-name="T5">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140">, </text:span><text:span text:style-name="T5">कि बाहर कुछ आकर्षक वस्तुएं हमारी प्रतीक्षा कर रही हैं। इस व्याधि के लिए मारक औषधियां हैं </text:span><text:span text:style-name="T109">श्रवण</text:span><text:span text:style-name="T2"> </text:span><text:span text:style-name="T5">और </text:span><text:span text:style-name="T109">मनन </text:span><text:span text:style-name="T169">- </text:span><text:span text:style-name="T5">ध्यान से सुनना और निरंतर गहन चिंतन। यह समझना अनिवार्य है कि आत्मा से अन्य कुछ भी वास्तविक नहीं है। आत्मा से अन्य चाहे कोई भी वस्तु हो</text:span><text:span text:style-name="T140">, </text:span><text:span text:style-name="T5">वह एक</text:span><text:span text:style-name="T140">-</text:span><text:span text:style-name="T5">न</text:span><text:span text:style-name="T140">-</text:span><text:span text:style-name="T5">एक दिन हमें अत्यंत दुःख पहुँचा कर</text:span><text:span text:style-name="T140">, </text:span><text:span text:style-name="T5">हमें छोड कर चला जाएगा।  </text:span></text:p>
      <text:p text:style-name="P44"/>
      <text:p text:style-name="P119"><text:span text:style-name="T5">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140">- </text:span><text:span text:style-name="T5">वह पर्दा जो आत्मा को ढके हुए है। उस पर्दे को हटाना </text:span><text:span text:style-name="T109">आवर्ण</text:span><text:span text:style-name="T169">-</text:span><text:span text:style-name="T109">निवृत्ति</text:span><text:span text:style-name="T2"> </text:span><text:span text:style-name="T5">है </text:span><text:span text:style-name="T140">- </text:span><text:span text:style-name="T5">आवरण से मुक्ति। आत्मज्ञान या आत्मा</text:span><text:span text:style-name="T140">-</text:span><text:span text:style-name="T5">की</text:span><text:span text:style-name="T140">-</text:span><text:span text:style-name="T5">झलक मिलने पर भी पुरानी आदतों के कारण मन आकर्षक इन्द्रिय विषयों की ओर भाग सकता है। यह भी विनाशकारी सिद्ध हो सकता है।</text:span></text:p>
      <text:p text:style-name="P120"/>
      <text:h text:style-name="Subsection_20_within_20_shloka" text:outline-level="4"><text:span text:style-name="T415">गुरु और शिष्य </text:span><text:span text:style-name="T272">- </text:span><text:span text:style-name="T415">उग्र प्रारब्ध</text:span></text:h>
      <text:p text:style-name="P49"><text:span text:style-name="T276">एक शिष्य ने अपने गुरु के पास खेद व्यक्त किया कि वह अपनी सुंदर पत्नी के प्रति आसक्ति के कारण अपने मन को शांत नहीं कर पा रहा है। गुरु ने कहा “प्यारे</text:span><text:span text:style-name="T317">, </text:span><text:span text:style-name="T276">जानो कि यह केवल एक स्वप्न है।” इस पर शिष्य ने चौंका देने वाला जवाब दिया</text:span><text:span text:style-name="T317">. “</text:span><text:span text:style-name="T276">स्वामी</text:span><text:span text:style-name="T317">, </text:span><text:span text:style-name="T276">मैं जानता हूँ कि यह केवल एक स्वप्न है। परन्तु प्रायः ही स्वप्न जाग्रत अवस्था से अधिक मधुर होते हैं।” गुरु हँसे</text:span><text:span text:style-name="T317">, </text:span><text:span text:style-name="T276">और उन्होंने कहा </text:span><text:soft-page-break/><text:span text:style-name="T276">“इसको उग्र प्रारब्ध कहते हैं  </text:span><text:span text:style-name="T317">- </text:span><text:span text:style-name="T276">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317">, </text:span><text:span text:style-name="T276">ज्ञान को इतना शक्तिशाली होना होगा कि वह तुम्हें बता सके कि तुम संकट में हो। केवल तब ही तुम उससे बाहर आ सकोगे।” </text:span></text:p>
      <text:p text:style-name="P49"><text:span text:style-name="T276">मिथ्या ज्ञान भ्रम की ओर ले जाता है। बाध्य करने वाली सोच</text:span><text:span text:style-name="T317">, </text:span><text:span text:style-name="T276">विचारों का सिर चढ़ जाना </text:span><text:span text:style-name="T317">- </text:span><text:span text:style-name="T276">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317">- </text:span><text:span text:style-name="T276">दोनो को हटाने में सक्षम है।</text:span></text:p>
      <text:p text:style-name="P119"><text:span text:style-name="T5">इस रोग का निदान और उपचार दोहरी चिकित्सा से करना चाहिए </text:span><text:span text:style-name="T140">- </text:span><text:span text:style-name="T5">पहला है निरंतर साधु संग</text:span><text:span text:style-name="T140">, </text:span><text:span text:style-name="T5">और दूसरा है श्रद्धापूर्वक नियमित रूप से ध्यान अभ्यास करना। दीर्घ काल तक ध्यान का अभ्यास और सत्संग इन दोषों को धीरे धीरे मिटा देते हैं</text:span><text:span text:style-name="T140">, </text:span><text:span text:style-name="T5">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09">अभ्यास</text:span><text:span text:style-name="T2"> </text:span><text:span text:style-name="T5">और </text:span><text:span text:style-name="T109">वैराग्य</text:span><text:span text:style-name="T169">,</text:span><text:span text:style-name="T137"> </text:span><text:span text:style-name="T5">साधक रूपी पक्षी के दो परों के समान हैं जिनसे वह आध्यात्मिक अनुभव के दिव्य लोक तक उड़ान भरता है।  </text:span></text:p>
      <text:p text:style-name="P120"/>
      <text:p text:style-name="P49"><text:span text:style-name="T276">इसीलिए भगवान ने अभ्यास</text:span><text:span text:style-name="T317">-</text:span><text:span text:style-name="T276">योग का मार्ग बताया है </text:span><text:span text:style-name="T317">- </text:span><text:span text:style-name="T276">जिसका वर्णन उन्होंने छठे अध्याय में विस्तार में किया था। आध्यात्मिक साधना किसी भी प्रकार की हो सकती है। भक्ति साधना में भगवन्नाम का‌ जप हो सकता है</text:span><text:span text:style-name="T317">, </text:span><text:span text:style-name="T276">भगवान की दिव्य सन्निधि में आंसू बहाना</text:span><text:span text:style-name="T317">, </text:span><text:span text:style-name="T276">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317">, </text:span><text:span text:style-name="T276">निस्संदेह</text:span><text:span text:style-name="T317">, </text:span><text:span text:style-name="T276">आध्यात्मिक रूप से उन्नत प्राणियों के साथ संपर्क है। एक नये साधक के लिए</text:span><text:span text:style-name="T317">, </text:span><text:span text:style-name="T276">संतों के साथ यह बाहरी संपर्क</text:span><text:span text:style-name="T317">, </text:span><text:span text:style-name="T276">उसकी अपनी आध्यात्मिक साधना से भी अधिक महत्वपूर्ण है। धीरे</text:span><text:span text:style-name="T317">-</text:span><text:span text:style-name="T276">धीरे मन स्वाभाविक रूप से ध्यान की धारा में चला जाता है</text:span><text:span text:style-name="T317">, </text:span><text:span text:style-name="T276">जिससे दूसरा चरण प्रारंभ होता है </text:span><text:span text:style-name="T317">- </text:span><text:span text:style-name="T276">इसमें एकांत में रहना और लोगों के साथ मेलजोल बंद करना आवश्यक है। यहाँ व्यक्ति अपने मन को अनुशासित करने</text:span><text:span text:style-name="T317">, </text:span><text:span text:style-name="T276">ध्यान करने</text:span><text:span text:style-name="T317">, </text:span><text:span text:style-name="T276">स्थिर रहने के लिए उद्यत होता है। एक बार ये सुन लेने पर कि आपकी आत्मा ही ब्रह्म है</text:span><text:span text:style-name="T317">, </text:span><text:span text:style-name="T276">और क्या करना‌ बाकी रह गया है</text:span><text:span text:style-name="T317">? </text:span><text:span text:style-name="T276">बस शांत रहो। यहाँ सारी मानसिक क्रियायें भी समाप्त हो जाती हैं। ऐसे व्यक्ति के लिए अब कोई कर्तृत्व संभव नहीं है। वह अब बस सहज स्थिति में है </text:span><text:span text:style-name="T317">- </text:span><text:span text:style-name="T276">सहज</text:span><text:span text:style-name="T317">, </text:span><text:span text:style-name="T276">सुलभ शांति की स्थिति।</text:span></text:p>
      <text:p text:style-name="P120"/>
      <text:p text:style-name="P119"><text:span text:style-name="T5">यहाँ भगवान </text:span><text:span text:style-name="T109">अभ्यास</text:span><text:span text:style-name="T169">-</text:span><text:span text:style-name="T109">योग</text:span><text:span text:style-name="T2"> </text:span><text:span text:style-name="T5">के बारे में कहते हैं </text:span><text:span text:style-name="T140">- </text:span><text:span text:style-name="T5">जिसको </text:span><text:span text:style-name="T109">निदिध्यासन</text:span><text:span text:style-name="T2"> </text:span><text:span text:style-name="T5">भी कहा जाता है। इसका अर्थ है मन को परिश्रम के सहयोग से </text:span><text:span text:style-name="T109">समाधि</text:span><text:span text:style-name="T2"> </text:span><text:span text:style-name="T5">में रखना। भगवान कहते हैं </text:span><text:span text:style-name="T140">- “</text:span><text:span text:style-name="T5">यदि तुम अपने मन को समाधि में रखने में असमर्थ हो</text:span><text:span text:style-name="T140">, </text:span><text:span text:style-name="T5">तो अभ्यास</text:span><text:span text:style-name="T140">-</text:span><text:span text:style-name="T5">रूप योग का पालन करो।” </text:span><text:span text:style-name="T109">समाधि</text:span><text:span text:style-name="T2"> </text:span><text:span text:style-name="T5">वह स्थिति है जिसमें मन</text:span><text:span text:style-name="T140">, </text:span><text:span text:style-name="T5">बिना किसी‌ विचार के</text:span><text:span text:style-name="T140">, </text:span><text:span text:style-name="T5">आत्मा में रहता है </text:span><text:span text:style-name="T140">- </text:span><text:span text:style-name="T109">आत्म</text:span><text:span text:style-name="T169">-</text:span><text:span text:style-name="T109">संस्थम्</text:span><text:span text:style-name="T5">। परंतु यदि व्यक्ति ध्यान की करते समय अत्यंत आनंद का अनुभव करता है</text:span><text:span text:style-name="T140">, </text:span><text:span text:style-name="T5">और मन के ध्यान अवस्था से निकल जाने पर अत्यंत कष्ट का अनुभव करता है</text:span><text:span text:style-name="T140">, </text:span><text:span text:style-name="T5">तो वह अभी तक </text:span><text:span text:style-name="T109">स्थिरम्</text:span><text:span text:style-name="T2"> </text:span><text:span text:style-name="T5">अर्थात स्थिर नहीं है। इसे स्थिर करने के लिए</text:span><text:span text:style-name="T140">, </text:span><text:span text:style-name="T5">व्यक्ति को बार</text:span><text:span text:style-name="T140">-</text:span><text:span text:style-name="T5">बार मन को आत्मा में वापस लाने और उसे अपने वास्तविक स्वरूप में स्थापित करने की आध्यात्मिक साधना करनी चाहिए। इसे कहते हैं </text:span><text:span text:style-name="T109">अभ्यास</text:span><text:span text:style-name="T169">-</text:span><text:span text:style-name="T109">योग</text:span><text:span text:style-name="T5">। </text:span></text:p>
      <text:p text:style-name="P120"/>
      <text:p text:style-name="P119"><text:span text:style-name="T116">मामिच्छाप्तुं धनञ्जय</text:span><text:span text:style-name="T5">।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140">? </text:span><text:span text:style-name="T5">ध्यान करने के लिए किसी</text:span><text:span text:style-name="T140">-</text:span><text:span text:style-name="T5">न</text:span><text:span text:style-name="T140">-</text:span><text:span text:style-name="T5">किसी ईंधन ही आवश्यकता होती‌ है</text:span><text:span text:style-name="T140">, </text:span><text:span text:style-name="T5">और हमारे पास केवल इच्छा रूपी ईंधन है। यहाँ भगवान हमें दिखा रहे हैं कि इस ईंधन को अपने आध्यात्मिक विकास के लिए कैसे उपयोग में लाया जाए।</text:span></text:p>
      <text:p text:style-name="P120"/>
      <text:p text:style-name="P119"><text:span text:style-name="T116">हे धनञ्जय</text:span><text:span text:style-name="T140">! </text:span><text:span text:style-name="T5">यहाँ यह महत्वपूर्ण है कि भगवान अर्जुन को धनञ्जय कहकर संबोधित कर रहे हैं </text:span><text:span text:style-name="T140">- </text:span><text:span text:style-name="T5">जो व्यक्ति निरंतर धन</text:span><text:span text:style-name="T140">-</text:span><text:span text:style-name="T5">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140">, </text:span><text:span text:style-name="T5">जब हमारे अंदर ईश्वर को पाने की तीव्र इच्छा होती है</text:span><text:span text:style-name="T140">, </text:span><text:span text:style-name="T5">तो सभी शुभ चीजें उसके पीछे</text:span><text:span text:style-name="T140">-</text:span><text:span text:style-name="T5">पीछे आती हैं। निःसंदेह</text:span><text:span text:style-name="T140">, </text:span><text:span text:style-name="T5">जीवनमुक्त वह है जिसने सभी इच्छाओं को त्याग दिया है। लेकिन वह परम अवस्था है। यहाँ भगवान एक साधक के बारे में बोल रहे हैं।</text:span></text:p>
      <text:p text:style-name="P120"/>
      <text:p text:style-name="P119"><text:span text:style-name="T5">वे कहते हैं</text:span><text:span text:style-name="T140">, “</text:span><text:span text:style-name="T5">ईश्वर</text:span><text:span text:style-name="T140">-</text:span><text:span text:style-name="T5">साक्षात्कार की इच्छा में‌ सब कुछ भस्म कर दो। अपनी बाकी‌ सारी इच्छाएं ईश्वर की‌ इच्छा रूपी अग्नि में अर्पित कर दो–</text:span><text:span text:style-name="T116">माम् इच्छाप्तुं धनञ्जय</text:span><text:span text:style-name="T2">–</text:span><text:span text:style-name="T5">हे धन को जीतने वाले</text:span><text:span text:style-name="T140">! </text:span><text:span text:style-name="T5">मुझे प्राप्त करने की‌ इच्छा करो। अब से केवल मुझे ही अपना धन मानो। अब से केवल एक ही जय तुम्हारा लक्ष्य हो</text:span><text:span text:style-name="T140">, </text:span><text:span text:style-name="T5">और वो है ईश्वर की प्राप्ति।” इस श्लोक का यही रहस्य है। प्रभु के लिए असीम इच्छा रखें। वास्तव में यह उपाय</text:span><text:span text:style-name="T140">, </text:span><text:span text:style-name="T5">अपनी इच्छाओं को त्याग कर देने की तुलना‌ में कहीं अधिक सुलभ है–परमेश्वर के प्रति अपनी जो इच्छा की </text:span><text:soft-page-break/><text:span text:style-name="T5">अग्नि है</text:span><text:span text:style-name="T140">, </text:span><text:span text:style-name="T5">उसमें तेल डालते रहो ताकि वह जंगल की आग की तरह भड़क उठे और सभी सांसारिक इच्छाओं को जलाकर भस्म कर दे। यह परम मंगल की ओर ले जाएगा।</text:span></text:p>
      <text:p text:style-name="P120"/>
      <text:p text:style-name="P119"><text:span text:style-name="T5">यदि हमें आरंभ से ही यह कहा जाए कि कोई इच्छा मत करो</text:span><text:span text:style-name="T140">, </text:span><text:span text:style-name="T5">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140">, </text:span><text:span text:style-name="T5">वे मन को कष्ट देती हैं। इसलिए उपदेश यही है कि सभी इच्छाओं को एकत्रित करके उन्हें इस उच्च लक्ष्य की ओर मोड़ो। अपने आप से कहो</text:span><text:span text:style-name="T140">, ‘</text:span><text:span text:style-name="T106">मेरे पास जीने के लिए बस इतना ही समय बचा है। हर दिन मेरी जीवन अवधि कम होती जा रही है। मृत्यु से पहले मुझे समाधि अवस्था प्राप्त करनी ही है–</text:span><text:span text:style-name="T116">समाधातुं</text:span><text:span text:style-name="T106">। मुझे आत्मा के प्रति स्थिर जागरूकता प्राप्त करनी ही है।</text:span><text:span text:style-name="T2">’ </text:span><text:span text:style-name="T5">यह प्रारंभिक अवस्था में अनिवार्य है। अपनी तीव्र इच्छा को आत्मा पर टिकाओ। दूसरे अध्याय में इसी का विस्तार से वर्णन किया गया है–</text:span><text:span text:style-name="T109">व्यवसायात्मिका बुद्धि</text:span><text:span text:style-name="T5">। आम बोलचाल में</text:span><text:span text:style-name="T140">, '</text:span><text:span text:style-name="T5">व्यवसाय</text:span><text:span text:style-name="T140">' </text:span><text:span text:style-name="T5">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140">; </text:span><text:span text:style-name="T5">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109">मत्परः</text:span><text:span text:style-name="T2"> </text:span><text:span text:style-name="T5">कहकर संबोधित किया है। यह वह ईंधन है जो हमारे </text:span><text:span text:style-name="T116">अभ्यास</text:span><text:span text:style-name="T172">-</text:span><text:span text:style-name="T116">योग</text:span><text:span text:style-name="T2"> </text:span><text:span text:style-name="T5">को ऊर्जावान बनाएगा।</text:span></text:p>
      <text:p text:style-name="P119"><text:span text:style-name="T116">आप्तुम् इच्छा</text:span><text:span text:style-name="T2">–</text:span><text:span text:style-name="T5">केवल तीव्र इच्छा होने पर ही हम निरंतर अभ्यास कर सकेंगे। एक बार जब यह लक्ष्य हमारे जीवन में आ जाता है</text:span><text:span text:style-name="T140">, </text:span><text:span text:style-name="T5">तो ऐसा लगता है कि हमारा जीवन पवित्र हो गया है। अब से आगे</text:span><text:span text:style-name="T140">, </text:span><text:span text:style-name="T5">जीवन का सारा समय केवल मन को शांत करके आत्मा में‌ स्थित करने के लिए समर्पित है। धीरे</text:span><text:span text:style-name="T140">-</text:span><text:span text:style-name="T5">धीरे ऐसा व्यक्ति एक सच्चे भक्त और प्रबुद्ध संत के रूप में विकसित होगा।</text:span></text:p>
      <text:h text:style-name="Shloka_20_number_20_heading" text:outline-level="3">१२<text:span text:style-name="T270">.</text:span>१०</text:h>
      <text:p text:style-name="P1">अभ्यासेऽप्यसमर्थोऽसि मत्कर्मपरमो भव।</text:p>
      <text:p text:style-name="P1">मदर्थमपि कर्माणि कुर्वन्सिद्धिमवाप्स्यसि॥</text:p>
      <text:p text:style-name="P13"/>
      <text:p text:style-name="P119"><text:span text:style-name="T217">यदि तुम उपर्युक्त अभ्यास में असमर्थ हो</text:span><text:span text:style-name="T219">, </text:span><text:span text:style-name="T217">तो केवल मेरे लिए कर्म करने के परायण हो जाओ। मेरे लिए कर्मों को करते हुए तुम पूर्णता को प्राप्त हो जाओगे।</text:span></text:p>
      <text:p text:style-name="P13"/>
      <text:p text:style-name="P39">अभ्यासेऽप्यसमर्थोऽसि मत्कर्मपरमो भव</text:p>
      <text:p text:style-name="P119"><text:span text:style-name="T5">यहाँ भगवान करुणापूर्वक</text:span><text:span text:style-name="T140">, </text:span><text:span text:style-name="T5">जिस स्तर पर साधक है</text:span><text:span text:style-name="T140">, </text:span><text:span text:style-name="T5">उसी स्तर पर उतर आकर आध्यात्मिक अभ्यास को सरल बना रहे हैं। श्रीकृष्ण कहते हैं “हे अर्जुन</text:span><text:span text:style-name="T140">, </text:span><text:span text:style-name="T5">यदि तुम ध्यान नहीं कर पा रहे हो</text:span><text:span text:style-name="T140">, </text:span><text:span text:style-name="T5">तो मेरे लिए कर्म करो–</text:span><text:span text:style-name="T116">मत्कर्मपरमो भव </text:span><text:span text:style-name="T2">”</text:span><text:span text:style-name="T5">।</text:span></text:p>
      <text:p text:style-name="P120"/>
      <text:h text:style-name="Subsection_20_within_20_shloka" text:outline-level="4">अण्णामलै स्वामी की यात्रा</text:h>
      <text:p text:style-name="P132"><text:span text:style-name="T415">हम यहां एक सुंदर घटना सुनाते हैं जो रमण महर्षि के शिष्यों में से एक </text:span><text:span text:style-name="T272">,</text:span><text:span text:style-name="T415">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2">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221">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228">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229">‌ तुम मेरी ओर आते हो, तो ऐसा लगता है कि एक भवन चला आ रहा है।</text:span>”</text:p>
      <text:p text:style-name="P132"><text:soft-page-break/>वास्तव में अण्णामलै स्वामी के भीतर भवन-निर्माण का संस्कार था जिसका समाप्त होना आवश्यक था। अतः सोलह वर्षों तक उन्<text:span text:style-name="T230">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418">ं</text:span><text:span text:style-name="T231">ने महर्षि से पूछा, “मैं वहाँ क्या करूँ?” महर्षि ने उत्तर दिया, "</text:span><text:span text:style-name="T222">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233">आत्मनिष्ठा के</text:span><text:span text:style-name="T222"> <text:s/>रूप में अंकुरित होगा</text:span><text:span text:style-name="T231">।”</text:span></text:p>
      <text:p text:style-name="P132">उनका <text:span text:style-name="T271">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231">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274">न ही उनके प्राण थे।</text:span></text:p>
      <text:p text:style-name="P132">यहाँ हम देख सकते हैं<text:span text:style-name="T274"> कैसे कर्मों को ईश्वर-अर्पण की भावना के साथ करने पर उच्चतम योग की प्राप्ति हो सकती है। ऐसा जीवन भगवान के शब्दों के सार को दिखलाता है - “</text:span><text:span text:style-name="T234">मदर्थमपि कर्माणि कुर्वन् सिद्धिम् अवाप्स्यसि</text:span><text:span text:style-name="T274">--मेरे लिए कर्म करो, और तुम्हे परम मंगल प्राप्त होगा।”</text:span></text:p>
      <text:p text:style-name="P132"><text:span text:style-name="T237">मत्कर्म</text:span> <text:s/>का अर्थ भक्ति-कार्यकलाप के रूप में भी लगाया जा सकता है। अपने आप को किसी प्रकार की दैवी कार्यों में व्यस्त रखें। <text:span text:style-name="T274">ईश्वर के </text:span><text:span text:style-name="T252">नाम</text:span><text:span text:style-name="T274">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5"/>
      <text:h text:style-name="Subsection_20_within_20_shloka" text:outline-level="4">स्वामी<text:span text:style-name="T349"> चिदानन्द पण्ढरपुर में</text:span></text:h>
      <text:p text:style-name="P43">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6">सारे भक्ति सम्प्रदायों में देखा गया है कि भक्त मंदिरों अथवा आश्रमों के साथ जुडे रहते थे। ध्या<text:span text:style-name="T350">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6">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351">भ के बारे में</text:span> पूछा। महर्षि ने कहा, "तुम एक बार प्रद<text:span text:style-name="T351">क्षिणा पर</text:span> जाकर देखो, फिर मुझसे आकर बताना कि तुम्हारा अनुभव क्या था।" प्रद<text:span text:style-name="T351">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6"><text:soft-page-break/>यदि हम हमारे सारे कर्म बिना कर्तृत्व के करें, यह याद रखते हुए कि भगवान ही वास्तविक कर्ता है<text:span text:style-name="T351">ं, तो कर्म हमें नहीं बांधेंगे - ये है </text:span><text:span text:style-name="T235">मत्कर्मकृत्</text:span><text:span text:style-name="T351">।</text:span></text:p>
      <text:p text:style-name="P54"><text:span text:style-name="T275">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305">ईश्वर-साक्षात्कार प्राप्त करने का तरीका।</text:span></text:p>
      <text:h text:style-name="P131" text:outline-level="3"><text:span text:style-name="T339">१२</text:span><text:span text:style-name="T343">.</text:span><text:span text:style-name="T345">१</text:span><text:span text:style-name="T339">१</text:span></text:h>
      <text:p text:style-name="P6">अथैतदप्यशक्तोऽसि कर्तुं मद्योगमाश्रितः।</text:p>
      <text:p text:style-name="P2">सर्वकर्मफलत्यागं ततः कुरु यतात्मवान्॥</text:p>
      <text:p text:style-name="P17"/>
      <text:p text:style-name="P18"><text:span text:style-name="T276">यदि तुम उपर्</text:span><text:span text:style-name="T277">युक्त भी करने में असमर्थ हो, तो मुझ में शरण लो, आत्म-नियंत्रण से कर्म करो, और सारे कर्मों के फल का त्याग करो।</text:span></text:p>
      <text:p text:style-name="P55"/>
      <text:p text:style-name="P59">इस श्लोक में, भगवान <text:span text:style-name="T232">मद्योगम्</text:span>-<text:span text:style-name="T232">आश्रितः</text:span> पद का प्रयोग करते हैं। <text:span text:style-name="T251">मद्योगम्</text:span> का अर्थ है 'मेरा योग’। भगवान जिस योग को अपना बताते हैं, वह 'भक्ति योग' है--अपना सब कुछ भगवान को समर्पण करना। भगवान आगे कहते हैं, “<text:span text:style-name="T232">एतत् अपि कर्तुं अशक्तः असि</text:span>--यदि इतना भी करने में तुम असमर्थ हो, यदि तुम में सब कुछ भगवान को समर्पित करने की मानसिक शक्ति नहीं है, तो <text:span text:style-name="T232">सर्व-कर्म-फल-त्यागं ततः कुरु यतात्मवान्</text:span><text:span text:style-name="T352">--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0">अहंकार इच्छाओं से बनता है। <text:span text:style-name="T221">इच्छा कर्म के साथ नही, अपितु </text:span><text:span text:style-name="T232">कर्म-फल</text:span><text:span text:style-name="T221">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251">माम् इच्छाप्तुं</text:span>--मुझे प्राप्त करने की तीव्र इच्छा करो।”</text:p>
      <text:p text:style-name="P60">यह प्रभु का उपदेश है, “चाहे जीवन में जो कुछ भी करो, जो भी कमाओ, उसे चलने दो; परंतु यह याद रखो कि केवल <text:span text:style-name="T356">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0">कर्म-फल-त्याग के बारे में भगवान कहते हैं<text:span text:style-name="T356">, “</text:span><text:span text:style-name="T236">यतात्मवान</text:span><text:span text:style-name="T353">--आत्मनियंत्रण अथवा संयम के साथ।</text:span><text:span text:style-name="T356">”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1">क<text:span text:style-name="T356">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2"><text:span text:style-name="T276">ए</text:span><text:span text:style-name="T278">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279">ं</text:span><text:span text:style-name="T280">, परंतु मैं ऐसा नहीं कहूँगा। मेरे लिए यह मेहनत काम नहीं, पूजा है। मैं आप सब के घर केले लाता हूँ; आपको केले चाहिए भी</text:span><text:span text:style-name="T279">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278">” हम ये शब्द सुनकर आश्चर्यचकित हो गए। हमें लगा कि वह चोर भी सोचता होगा कि यह इस व्यक्ति ने कभी उस चोर को रोकने का प्रयास क्यों नही</text:span><text:span text:style-name="T283">ं</text:span><text:span text:style-name="T279"> किया, और कभी चोरी के बारे में पूछताछ भी नहीं</text:span><text:span text:style-name="T281"> किया</text:span><text:span text:style-name="T279">। य</text:span><text:span text:style-name="T281">ह </text:span><text:span text:style-name="T263">कर्म-फल-त्याग</text:span><text:span text:style-name="T281"> का उदाहरण है। </text:span><text:span text:style-name="T264">अक्षरशः</text:span><text:span text:style-name="T282"> फल-त्याग!</text:span></text:p>
      <text:p text:style-name="P22"><text:soft-page-break/></text:p>
      <text:h text:style-name="Subsection_20_within_20_shloka" text:outline-level="4">तमिल संत</text:h>
      <text:p text:style-name="P56">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360">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6">यह भाष्य एक सुदूर गाँव में एक आश्रम में लिखा जा रहा है। इस गाँव से कुछ मीलों की दूरी पर नूट्ट्रो<text:span text:style-name="T360">ण्डु नामक</text:span> एक गुफा है, जिसका अर्थ है एक-सौ-एक। कुछ साल पहले तक, वहाँ एक संत रहा करते थे। अपनी दैनि<text:span text:style-name="T360">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6">ये सारे उदाहर<text:span text:style-name="T360">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7">श्रीमद्भागवद् से निम्नलिखित अति-सुंदर श्लोक इस प्रकार के यज्ञ की गहनता को दर्शाता है।</text:p>
      <text:p text:style-name="P57"/>
      <text:p text:style-name="P71">यद्यदिष्टतमं लोके यच्चातिप्रियमात्मनः।</text:p>
      <text:p text:style-name="P58"><text:tab/><text:tab/><text:tab/><text:tab/><text:tab/><text:span text:style-name="T232">तत्तन्निवेदयेन्मह्यं तदानन्त्याय कल्पते॥</text:span> <text:s/>श्री.भा.११.११.४१</text:p>
      <text:p text:style-name="P58"><text:span text:style-name="T251">इस संसार में जो कुछ भी तुम्हें सबसे प्रिय है और जिसमें तुम सबसे अधिक प्रसन्न होते हो, उसे मुझे अर्पित कर दो। तब तुम हृदय में अनंत हो जाओगे</text:span>।</text:p>
      <text:p text:style-name="P58"/>
      <text:p text:style-name="P58">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339">१२</text:span><text:span text:style-name="T343">.</text:span><text:span text:style-name="T345">१</text:span><text:span text:style-name="T346">२</text:span></text:h>
      <text:p text:style-name="P7">श्रेयो हि ज्ञानमभ्यासाज्ज्ञानाद्ध्या<text:span text:style-name="T360">नं विशिष्यते</text:span>।</text:p>
      <text:p text:style-name="P3">ध्यानात्कर्मफलत्यगस्त्यागाच्छान्तिरनन्तरम्॥</text:p>
      <text:p text:style-name="P3"/>
      <text:p text:style-name="P19"><text:span text:style-name="T277">बिना मर्म को जानकर किये हुए अभ्यास से ज्ञान अधिक श्रेष्ठ है; सम्यक ज्ञान से ध्यान परिपूण हो जाता है; परिपूर्ण ध्यान कर्मफल त्या</text:span><text:span text:style-name="T283">ग की ओर ले जाता है; और त्याग से तत्काल ही परम शांति प्राप्त होती है।</text:span></text:p>
      <text:p text:style-name="P58"/>
      <text:p text:style-name="P64"><text:span text:style-name="T275">इस श्लोक में, ‘शांति त्याग का फल है--</text:span><text:span text:style-name="T246">त्यागात् शान्तिः‌ अनन्तरं</text:span><text:span text:style-name="T249"> ' <text:s/></text:span><text:span text:style-name="T354">यह मुख्य वाक्यांश है। वेद गाते हैं</text:span><text:span text:style-name="T354"><text:note text:id="ftn13" text:note-class="footnote"><text:note-citation>13</text:note-citation><text:note-body><text:p text:style-name="P127"><text:span text:style-name="T362">त्यागेनैके अमृतत्वमानशुः।</text:span><text:span text:style-name="T357"><text:tab/></text:span><text:span text:style-name="T361">कै.उप.३</text:span></text:p></text:note-body></text:note></text:span><text:span text:style-name="T354">, “केवल त्याग से ही अमृतत्व प्राप्त होता है।” त्याग आध्यात्मिक जीवन का हृदय है। त्याग सर्वदा विवेक, वैराग्य, शम (मन पर नियंत्रण) और दम </text:span><text:soft-page-break/><text:span text:style-name="T354">(इंद्रियों पर नियंत्रण) से समर्थित होता है। सारे दिव्य गुण त्याग में स्थित होते हैं। "</text:span><text:span text:style-name="T265">धन्यस्तु सन्न्यस्यति</text:span><text:span text:style-name="T354">--</text:span><text:span text:style-name="T227">धन्य है त्याग करने वाला</text:span><text:span text:style-name="T354">,” गाते हैं महात्मा कवि भर्तृहरि।</text:span></text:p>
      <text:p text:style-name="P64"><text:span text:style-name="T354">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265">ज्ञान</text:span><text:span text:style-name="T354">, </text:span><text:span text:style-name="T265">ध्यान</text:span><text:span text:style-name="T354"> और </text:span><text:span text:style-name="T265">त्याग</text:span><text:span text:style-name="T354">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265">निर्वाण </text:span><text:span text:style-name="T354">। एक बार जब कोई व्यक्ति पूरी तरह से निःस्वार्थ हो जाता है, तो उसके लिए शांति स्वाभाविक है।</text:span></text:p>
      <text:p text:style-name="P65"><text:span text:style-name="T354">यहाँ भगवान इस विषय का चरण-दर-चरण उपसंहार करते हैं। </text:span><text:span text:style-name="T246">अभ्यास</text:span><text:span text:style-name="T354">, </text:span><text:span text:style-name="T246">ज्ञान</text:span><text:span text:style-name="T354">, </text:span><text:span text:style-name="T246">ध्यान</text:span><text:span text:style-name="T354">, </text:span><text:span text:style-name="T246">कर्मफल</text:span><text:span text:style-name="T354">-</text:span><text:span text:style-name="T246">त्याग</text:span><text:span text:style-name="T354">, </text:span><text:span text:style-name="T246">शांति</text:span><text:span text:style-name="T354">--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5"><text:span text:style-name="T246">श्रेयो हि ज्ञानं अभ्यासात्</text:span><text:span text:style-name="T354">--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246">कर्मफल-त्याग</text:span><text:span text:style-name="T354"> हो जाता है।</text:span></text:p>
      <text:p text:style-name="P70">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5"><text:span text:style-name="T354">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355">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6"><text:span text:style-name="T247">श्रेयो हि ज्ञानं अभ्यासात् ज्ञानात् ध्यानं</text:span><text:span text:style-name="T355">--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69"/>
      <text:h text:style-name="Subsection_20_within_20_shloka" text:outline-level="4">एक आदर्श और उसका अनुप्रयोग</text:h>
      <text:p text:style-name="P69"><text:span text:style-name="T371">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250">ध्यान</text:span><text:span text:style-name="T371"> की आवश्यकता है; यह </text:span><text:span text:style-name="T250">त्याग</text:span><text:span text:style-name="T371"> की ओर ले जाता है, और त्याग </text:span><text:span text:style-name="T250">शांति</text:span><text:span text:style-name="T371"> की ओर।</text:span></text:p>
      <text:p text:style-name="P65"><text:span text:style-name="T354">अब हम इसकी व्याख्या ध्यान के दृष्टिकोण से करते है</text:span><text:span text:style-name="T355">ं</text:span><text:span text:style-name="T354"> जैसा कि छठे अध्याय में बताया गया है। अभ्यास का तात्पर्य किसी ऐसी आध्यात्मिक साधना से है जो इंद्रियों में </text:span><text:span text:style-name="T355">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247">कुछ </text:span><text:soft-page-break/><text:span text:style-name="T247">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268">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7"><text:span text:style-name="T268">शस्त्रों और ऋषियों ने जो कहा है, वह हमें जानना अनिवार्य है। भगवान ने पहले १२.८ में कहा "</text:span><text:span text:style-name="T266">मय्येव मन आधत्स्व</text:span><text:span text:style-name="T268">--भगवान में मन लगाकर।” इसी को </text:span><text:span text:style-name="T247">अभ्यास</text:span><text:span text:style-name="T268">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266">गीता भागवत वाचूंगी</text:span><text:span text:style-name="T268">।"</text:span></text:p>
      <text:p text:style-name="P67"><text:span text:style-name="T268">कई लोगों ने </text:span><text:span text:style-name="T266">ज्ञानात्-ध्यानं</text:span><text:span text:style-name="T268"> <text:s/>की व्याख्</text:span><text:span text:style-name="T269">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267">ज्ञानेन</text:span><text:span text:style-name="T269">, जिसका अर्थ है ' ज्ञान से’। </text:span><text:span text:style-name="T248">ज्ञानात् ध्यानं विशिष्यते</text:span><text:span text:style-name="T269">--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248">ज्ञानात्-ध्यानं</text:span><text:span text:style-name="T269"> की उपयुक्त व्याख्या है।</text:span></text:p>
      <text:p text:style-name="P68"><text:span text:style-name="T248">ज्ञानात् ध्यानं विशिष्यते</text:span><text:span text:style-name="T269">--आत्मज्ञान के साथ, साधक में ध्यान आध्यात्मिक रूप से जीवंत हो जाता है। ध्यान </text:span><text:span text:style-name="T267">विशिष्ट</text:span><text:span text:style-name="T269">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267">अविद्या-काम-कर्म—</text:span><text:span text:style-name="T269">अर्थात अज्ञान-इच्छा-कर्म, यही कर्म करने का क्रम है। इस क्रम को केवल ध्यान के गहनतम स्तर--समाधि में ही अभिभूत किया जा सकता है। इसी बात को </text:span><text:span text:style-name="T248">ध्यानात् कर्मफल त्यागः</text:span><text:span text:style-name="T269"> के रूप में प्रकट किया गया है।</text:span></text:p>
      <text:p text:style-name="P53"><text:span text:style-name="T324">ऐसा व्यक्ति </text:span><text:span text:style-name="T326">जीवनमुक्त</text:span><text:span text:style-name="T324"> है। वह पूर्ण संन्यासी है। भगवान कहते हैं, “वह मुझे सबसे अधिक प्रिय है; मैं उससे अलग नहीं हूँ--</text:span><text:span text:style-name="T326">ज्ञानी तु अत्मैव मे मतं <text:s/></text:span><text:span text:style-name="T324">”</text:span><text:span text:style-name="T338">(</text:span><text:span text:style-name="T327">गीता श्लोक ७.१८</text:span><text:span text:style-name="T338">)</text:span><text:span text:style-name="T325">।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340">१२</text:span><text:span text:style-name="T344">.</text:span><text:span text:style-name="T340">१३ </text:span><text:span text:style-name="T344">- </text:span><text:span text:style-name="T340">१४</text:span></text:h>
      <text:p text:style-name="P4">अद्वेष्टा सर्वभूतानां मैत्रः करुण एव च ।</text:p>
      <text:p text:style-name="P14"><text:span text:style-name="T333">निर्ममो निरहङ्कार</text:span><text:span text:style-name="T337">: </text:span><text:span text:style-name="T333">सम दुःखसुखः क्षमी ॥</text:span></text:p>
      <text:p text:style-name="P14"><text:span text:style-name="T333">सन्तुष्ट</text:span><text:span text:style-name="T337">: </text:span><text:span text:style-name="T333">सततं योगी यतात्मा दृढनिश्चय</text:span><text:span text:style-name="T337">: </text:span><text:span text:style-name="T333">।</text:span></text:p>
      <text:p text:style-name="P14"><text:span text:style-name="T333">मय्यर्पितमनोबुद्धिर्यो मद्भक्त</text:span><text:span text:style-name="T337">: </text:span><text:span text:style-name="T333">स मे प्रियः ॥</text:span></text:p>
      <text:p text:style-name="P120"/>
      <text:p text:style-name="P36"><text:span text:style-name="T316">जो किसी से विद्वेष नही करता</text:span><text:span text:style-name="T331">, सब</text:span><text:span text:style-name="T316"> के प्रति मित्रवत और करुणामय है</text:span><text:span text:style-name="T331">, </text:span><text:span text:style-name="T316">जो </text:span><text:span text:style-name="T331">" मैं </text:span><text:span text:style-name="T316">और मेरा</text:span><text:span text:style-name="T331">" </text:span><text:span text:style-name="T316">के भाव से मुक्त है</text:span><text:span text:style-name="T331">, </text:span><text:span text:style-name="T316">सुख और दुःख में भी संयम रखता है</text:span><text:span text:style-name="T331">, </text:span><text:span text:style-name="T316">क्षमावान है</text:span><text:span text:style-name="T331">, </text:span><text:span text:style-name="T316">वह योगी जो सदा ध्यान में स्थित</text:span><text:span text:style-name="T331">, </text:span><text:span text:style-name="T316">और संतुष्ट है</text:span><text:span text:style-name="T331">, </text:span><text:span text:style-name="T316">आत्मसंयमी और दृढ़ निश्चय युक्त है</text:span><text:span text:style-name="T331">, </text:span><text:span text:style-name="T316">जिसके मन और बुद्धि मुझ में अर्पित हैं</text:span><text:span text:style-name="T331">, वह </text:span><text:span text:style-name="T316">मेरा भक्त मुझे प्रिय है ।</text:span></text:p>
      <text:p text:style-name="P120"/>
      <text:p text:style-name="P119"><text:span text:style-name="T167">"</text:span><text:span text:style-name="T106">स मे प्रिय</text:span><text:span text:style-name="T140">: - </text:span><text:span text:style-name="T5">वह मुझे प्रिय है</text:span><text:span text:style-name="T140">"</text:span><text:span text:style-name="T5">। ये वचन स्वयं भगवान श्रीकृष्ण के हैं। वे कहते हैं </text:span><text:span text:style-name="T140">"</text:span><text:span text:style-name="T5">मैं इस पुण्यात्मा से प्रेम करता हूँ।</text:span><text:span text:style-name="T140">" </text:span><text:span text:style-name="T5">कहते हैं कि भगवान अपने भक्तों के भक्त हैं </text:span><text:span text:style-name="T140">- </text:span><text:span text:style-name="T109">भक्त-भक्तिमान</text:span><text:span text:style-name="T2"> </text:span><text:span text:style-name="T5">। इन दो श्लोको में भगवान ने अपने सच्चे भक्त के अनेक दिव्य गुणों का वर्णन किया है। इन सभी गुणों को सूचिबद्ध करने के पश्चात भगवान कहते हैं </text:span><text:span text:style-name="T140">"</text:span><text:span text:style-name="T5">जो इन गुणों से सम्पन्न है</text:span><text:span text:style-name="T140">, </text:span><text:span text:style-name="T5">वो मेरा प्रिय है </text:span><text:span text:style-name="T140">- </text:span><text:span text:style-name="T106">स मे प्रियः</text:span><text:span text:style-name="T5">।</text:span><text:span text:style-name="T140">" यह वाक्य एक अद्भुत सत्य की ओर संकेत करता है</text:span><text:span text:style-name="T5">। जिस अनंत तत्व को ईश्वर कहते हैं</text:span><text:span text:style-name="T140">, </text:span><text:span text:style-name="T5">जो जीवन का आधार है </text:span><text:span text:style-name="T140">- </text:span><text:span text:style-name="T5">वह सदैव उस व्यक्ति से प्रेम करता है जो पूर्णतः निरहंकार है।</text:span></text:p>
      <text:p text:style-name="P44"/>
      <text:p text:style-name="P123"><text:soft-page-break/><text:span text:style-name="T5">भगवान ने पहले ही कहा है कि जो भक्त उनके शरण में है</text:span><text:span text:style-name="T140">, </text:span><text:span text:style-name="T5">उसके कल्याण का भार स्वयं ईश्वर उठाते हैं </text:span><text:span text:style-name="T140">- </text:span><text:span text:style-name="T109">योगक्षेमं वहाम्यहं </text:span><text:span text:style-name="T5">।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202">स मे प्रियः </text:span><text:span text:style-name="T5">--वो मुझे प्यारा है!”</text:span></text:p>
      <text:h text:style-name="Subsection_20_within_20_shloka" text:outline-level="4">भगवान का कुचेल के प्रति प्रेम</text:h>
      <text:p text:style-name="P123"><text:span text:style-name="T5">अपने भक्त के प्रति भगवान को कितना प्रेम है, हम इसकी कल्पना भी नहीं कर सकते। भागवत में कुचेल नामक </text:span><text:span text:style-name="T6">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7">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7">अब उन सारे गुणों को देखते हैं जिनका वर्णन इस श्लोक में किया गया है, जो एक भक्त को भगवान का प्रिय बना देते हैं।</text:p>
      <text:p text:style-name="P47"/>
      <text:h text:style-name="Subsection_20_within_20_shloka" text:outline-level="4">अद्वेष्टा—द्वेष का अभाव</text:h>
      <text:p text:style-name="P27"><text:span text:style-name="T372">हम वहाँ रहते हैं जहाँ हमारे विचार होते हैं। मन में द्वेष रखना यहीं नरक में रहने के समान है। सच्चा भक्त किसी से द्वेष नही रखता--</text:span><text:span text:style-name="T375">अद्वेष्टा सर्वभूतानां </text:span><text:span text:style-name="T372">।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2"/>
      <text:p text:style-name="P23"><text:span text:style-name="T372"><text:tab/><text:tab/><text:tab/><text:tab/></text:span><text:span text:style-name="T374">यस्तु सर्वाणि भूतानि आत्मन्येवानुपश्यति।</text:span></text:p>
      <text:p text:style-name="P24"><text:span text:style-name="T374"><text:tab/><text:tab/><text:tab/><text:tab/>सर्वभूतेषु चात्मानं ततो न विजुगुप्सते॥</text:span><text:span text:style-name="T372"><text:tab/>ई.उप.६</text:span></text:p>
      <text:p text:style-name="P93">जो सब प्राणियों को आत्मा मे देखता है, और आत्मा को सब प्राणियों में देखता है--उस दृष्टि के कारण उसे किसी से घृणा नही होती।</text:p>
      <text:p text:style-name="P73"/>
      <text:p text:style-name="P25"><text:span text:style-name="T372">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378">भक्त</text:span><text:span text:style-name="T372"> <text:s/>के लिए असंभव हैं। उपनिषद् मंत्र कहता है, "</text:span><text:span text:style-name="T378">न विजुगुप्सते</text:span><text:span text:style-name="T372">--वह अब और घृणा नहीं करता।”</text:span></text:p>
      <text:p text:style-name="P25"><text:span text:style-name="T372">एक अन्य सुंदर अर्थ ये है कि वह स्वयं की रक्षा करने का प्रयत्न नहीं करता। </text:span><text:span text:style-name="T378">जुगुप्सा</text:span><text:span text:style-name="T372">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378">ज्ञानी‌</text:span><text:span text:style-name="T372">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372">जब </text:span><text:span text:style-name="T378">भक्त</text:span><text:span text:style-name="T372"> <text:s/>ईश्वर पर प्रेम के साथ ध्यान करता है, उसका हृदय और भी ऊँचे प्रेम के भाव पर पहुँच जाता है। इसे </text:span><text:span text:style-name="T378">प्रेम-समाधि</text:span><text:span text:style-name="T372"> <text:s/>कहते हैं। उस भाव में तनिक भी क्रोध असंभव है। ऐसा व्यक्ति कैसे क्रोधित हो अथवा घृणा करे? </text:span><text:span text:style-name="T378">भक्ति</text:span><text:span text:style-name="T372"> अति कोमल है; साधक के हृदय में एक शिशु की तरह, और साधक उसकी रक्षा वैसे ही करता है जैसे किसी </text:span><text:span text:style-name="T373">शिशु की रक्षा करते हैं। किसी भी कठोर शब्द या भावना का उनके निकाय में कोई स्थान नहीं है।</text:span></text:p>
      <text:p text:style-name="P26"><text:span text:style-name="T373">हमारे भीतर यदि लेशमात्र भी द्वेष है, यदि हमारे हृदय में तनिक भी दुर्भावना है,तो हमें शांति प्राप्त नहीं होगी। </text:span><text:span text:style-name="T379">द्वेष</text:span><text:span text:style-name="T373"> शब्द में 'द्वि’ का तात्पर्य द्वैत से है। जब तक द्वैत भावना उपस्थित है, दुर्भावना उत्पन्न हो सकती है। </text:span><text:span text:style-name="T376">अद्वेष्टा</text:span><text:span text:style-name="T373"> शब्द में </text:span><text:span text:style-name="T379">अ-द्वय</text:span><text:span text:style-name="T373"> अर्थात अद्वैत का स्वर </text:span><text:soft-page-break/><text:span text:style-name="T373">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4">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382">जब वे साँन-फ़्रां</text:span><text:span text:style-name="T383">सिस्को पहुँचे, और जहाज़ से उतरने का समय आया, तो एक अमरीकी ने उनसे पूछा, “आप कहाँ से हैं?”</text:span></text:p>
      <text:p text:style-name="P75">स्वामी जी ने उत्तर दिया, “सारा विश्व राम का है।” (स्वामी जी स्वयं को राम कहकर संबोधित करते थे।)</text:p>
      <text:p text:style-name="P75">उस उत्तर से मोहित होकर अमरीकी के फिर पूछा, “क्या आपके पास कोई सामान नहीं है?”</text:p>
      <text:p text:style-name="P75">“नहीं! राम केवल वही रखता है जिसकी उसे आवश्यकता होती है”, और उन्होंने एक छोटा सा झोला दिखाय।</text:p>
      <text:p text:style-name="P75">“क्या आपके पास कोई पैसे नहीं हैं?”</text:p>
      <text:p text:style-name="P75">“राम कभी पैसे नहीं रखता।”</text:p>
      <text:p text:style-name="P75">“फिर तो आपके यहाँ मित्र होंगे। आप कहाँ रहने वाले हैं?”</text:p>
      <text:p text:style-name="P75">मधुर मुस्कान के साथ स्वामी रामतीर्थ ने तुरंत कहा, "तुम मेरे मित्र हो!"</text:p>
      <text:p text:style-name="P75">यह अमरीकी आगे जाकर स्वामी जी का महान भक्त हुआ।</text:p>
      <text:p text:style-name="P75">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5">भागवत में एक मधुर श्लोक है, जिसमे भगवान-कपिल कहते हैं,</text:p>
      <text:p text:style-name="P89"><text:tab/><text:tab/><text:tab/><text:tab/>अथ मां सर्वभूतेषु भूतात्मानं कृतालयम्।</text:p>
      <text:p text:style-name="P34"><text:span text:style-name="T388"><text:tab/><text:tab/><text:tab/><text:tab/>अर्हयेद्यानमानाभ्यां मैत्र्याभिन्नेन चक्षुषा</text:span><text:span text:style-name="T389">॥</text:span><text:span text:style-name="T384"><text:tab/>श्री.भा.३.२</text:span><text:span text:style-name="T381">९.२७</text:span></text:p>
      <text:p text:style-name="P94">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5"/>
      <text:p text:style-name="P34"><text:span text:style-name="T381">इस भागवत श्लोक में '</text:span><text:span text:style-name="T377">मैत्रेय अभिन्नेन चक्षुषा</text:span><text:span text:style-name="T381">’ पद का प्रयोग किया गया है। </text:span><text:span text:style-name="T377">मैत्री भाव</text:span><text:span text:style-name="T381">--अर्थात मित्रता अथवा समदर्शिता मन की एक सुंदर अवस्था है। जब </text:span><text:span text:style-name="T377">मैत्री भाव</text:span><text:span text:style-name="T381">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377">मैत्री भाव</text:span><text:span text:style-name="T381">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377">वासुदेव सर्वं</text:span><text:span text:style-name="T381">--और जब हम किसी से कुछ नही चाहते, तब, और केवल तभी </text:span><text:span text:style-name="T377">मैत्री-भाव</text:span><text:span text:style-name="T381">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0"><text:tab/><text:tab/><text:tab/><text:tab/>सर्वभूतसुहृच्छान्तो ज्ञानविज्ञाननिश्चयः।</text:p>
      <text:p text:style-name="P35"><text:span text:style-name="T388"><text:tab/><text:tab/><text:tab/><text:tab/>पश्यन् मदात्मकं विश्वं न विपद्येत वै पुनः</text:span><text:span text:style-name="T389">॥<text:tab/></text:span><text:span text:style-name="T384">श्री.भा.११.७.२</text:span></text:p>
      <text:p text:style-name="P35"><text:soft-page-break/><text:span text:style-name="T384">ऐसा व्यक्ति स्वाभा</text:span><text:span text:style-name="T381">विक ही सभी प्राणियों का मित्र होता है--</text:span><text:span text:style-name="T377">सर्व-भूत-सुहृत </text:span><text:span text:style-name="T381">।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381">बौद्ध ग्रंथों में, बुद्ध को मैत्रेय नाम से भी जाना जाता है--सबका मित्र। ईश्वर </text:span><text:span text:style-name="T377">सर्वभूतसुहृत्</text:span><text:span text:style-name="T381"> हैं--सबके मित्र, और </text:span><text:span text:style-name="T377">ज्ञानी</text:span><text:span text:style-name="T381"> भी सबका मित्र है। उसके भाव में पूर्ण समानता होती है - श्रेष्ठ या निम्न की धारणा अब काम नहीं करती।</text:span></text:p>
      <text:p text:style-name="P76"/>
      <text:h text:style-name="Subsection_20_within_20_shloka" text:outline-level="4">मैत्री भाव — श्रीराम का उदाहरण</text:h>
      <text:p text:style-name="P35"><text:span text:style-name="T385">मैत्री भाव का उत्कृष्</text:span><text:span text:style-name="T381">ट उदाहरण श्रीराम में देखा जा सकता है। जब रावण के भाई विभीषण उनको अप्रत्याशित रूप से मिलने आए, <text:s/>और उनसे कहा "मैं</text:span><text:span text:style-name="T386"> आपका मित्र हूँ,</text:span><text:span text:style-name="T381">” तब श्रीराम ने विभीषण को गले लगाया और उन्हें अपना लिया। जब राम के परिषद के सभी लोगो</text:span><text:span text:style-name="T387">ं</text:span><text:span text:style-name="T386"> ने विभीषण के नीयत पर संदेह किया, तो राम ने कहा</text:span><text:span text:style-name="T386"><text:note text:id="ftn14" text:note-class="footnote"><text:note-citation>14</text:note-citation><text:note-body><text:p text:style-name="P128"><text:span text:style-name="T362">मित्रभावेन संप्राप्तं न त्यजेयं कथञ्चन। दोषो यद्यपि तस्य स्यात् सतामेतदगर्हितम्।</text:span><text:span text:style-name="T357"><text:tab/>वा.रा.६.१२.३</text:span></text:p></text:note-body></text:note></text:span><text:span text:style-name="T386">, “मैं उसका परित्याग नहीं करुंगा। यदि कोई व्यक्ति मेरे पास आकर कहे कि, 'मैं आपका मित्र हूं' तो मैं उसे अवश्य स्वीकार करुंगा, भले ही उसमें कितने भी दोष हों।”</text:span><text:span text:style-name="T381"> यह ऋषियों का उत्तम मार्ग है।</text:span></text:p>
      <text:p text:style-name="P35"><text:span text:style-name="T381">इस मैत्री-भाव में लोगों के साथ संबंधों की सारी जटिलता</text:span><text:span text:style-name="T386">एँ समाप्त हो जाती हैं। यह एक ऐसी अवस्था है जहां व्यक्ति बहुत हल्केपन के साथ बातचीत करने और जीवन जीने में सक्षम होता है। </text:span><text:span text:style-name="T380">भक्त</text:span><text:span text:style-name="T386">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380">संन्यासी</text:span><text:span text:style-name="T386"> के लिए ही संभव है। यहाँ संन्यासी का तात्पर्य केवल साधु या भिक्षु से नही, अपितु पूर्ण त्यागी से है, जिसकी कोई इच्छा नहीं है, जो ज्ञानी है।</text:span></text:p>
      <text:p text:style-name="P77">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390">ता</text:span> होती है। हमें भी यह ईश्वर से सीखना होगा­—किसी पर अपना भार न डालना। हम अंतरिक्ष की तरह बनें; उसका अस्तित्व है, परन्तु हमें उसका आभास नहीं<text:span text:style-name="T390"> होता; और जब भी कुछ होना है, वह अंतरिक्ष में ही होता है।</text:span></text:p>
      <text:p text:style-name="P77"/>
      <text:p text:style-name="P77">गुरु सदा सच्चा मित्र है। यहाँ हम देखते हैं<text:span text:style-name="T390"> कि अर्जुन को</text:span> श्री<text:span text:style-name="T390">कृष्ण एक मित्र के समान उपदेश दे रहे हैं, गुरु के समान नहीं। ऐसे ही, भागवत में उद्धव को उपदेश देते हुए, भगवान उन्हें 'सखे’ कहकर पुकारते हैं, न कि </text:span><text:span text:style-name="T253">शिष्य</text:span><text:span text:style-name="T390">।</text:span></text:p>
      <text:p text:style-name="P77">दिव्य तत्व एक मित्र की भां<text:span text:style-name="T390">ति</text:span> उस व्यक्ति के साथ चलता है जिसने अपने भीत<text:span text:style-name="T390">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7"/>
      <text:h text:style-name="Subsection_20_within_20_shloka" text:outline-level="4">करुणा</text:h>
      <text:p text:style-name="P78"><text:span text:style-name="T232">करुण एव च </text:span>। करुणा भक्त का स्वभा<text:span text:style-name="T390">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78"/>
      <text:p text:style-name="P91"><text:tab/><text:tab/><text:tab/><text:tab/>ईश्वरे तदधीनेषु बालिशेषु द्विषत्सु च।</text:p>
      <text:p text:style-name="P79"><text:span text:style-name="T221"><text:tab/><text:tab/><text:tab/><text:tab/>प्रेममैत्रीकृपोपेक्षा यः करोति स मध्यमः</text:span><text:span text:style-name="T223">॥<text:tab/></text:span><text:span text:style-name="T391">श्री.भा.१</text:span>१.२.४६</text:p>
      <text:p text:style-name="P95">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79"/>
      <text:p text:style-name="P79"><text:span text:style-name="T251">करुणा</text:span> <text:s/><text:span text:style-name="T251">ज्ञानी</text:span> की वह स्थिति है जिसमें वह किसी को भी अपने से अन्य नहीं देखता। जब ज्ञानी स्वयं को अन्य में देखता है, वह दृष्टि ही <text:span text:style-name="T251">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221">करुणा</text:span> रखता है। यह लक्षण केवल ईश्वर में या जीवनमुक्तों में देखा जा सकता है।</text:p>
      <text:p text:style-name="P79"/>
      <text:h text:style-name="Subsection_20_within_20_shloka" text:outline-level="4">निर्ममो निरहङ्कारः—'मैं' और 'मेरा' का अभाव</text:h>
      <text:p text:style-name="P79">‘मैं' और 'मेरा' का अभाव—यह एक और महत्वपूर्ण लक्षण है—<text:span text:style-name="T232">निर्ममो निरहङ्कारः</text:span>। 'मैं' और 'मेरा', ये दोनो ही अज्ञान के लक्षण हैं। वेदांत में जिसे <text:span text:style-name="T251">अध्यास</text:span> अथवा <text:span text:style-name="T251">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29">‘अहमिदम्' 'ममेदम्' इति नैसर्गिकोऽयं लोकव्यवहारः।</text:p></text:note-body></text:note>। 'मैं ये हूँ (शरीर-मन)’, ‘ये मेरा है'—ऐसी मान्यताएं <text:span text:style-name="T251">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0"><text:span text:style-name="T221">अध्यासोऽयं निरस्तव्यो विदुषा स्वात्मनिष्ठया।</text:span><text:tab/>वि.चू.२<text:span text:style-name="T390">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251">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5"/>
      <text:p text:style-name="P79"><text:span text:style-name="T251">अहं</text:span> <text:s/>का अर्थ है 'मैं'; <text:span text:style-name="T251">कार</text:span> <text:s/>का तात्पर्य कर्तृत्व से है। <text:span text:style-name="T251">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251">तामसिक</text:span> ऊर्जा से दूर हट जाते हैं। ध्यान करने वाले के भीतर यह सामर्थ्य उत्पन्न होता है; तथा, <text:span text:style-name="T251">ज्ञान</text:span> की चरम स्थिति में, यह ऊर्जा आंतरिक अंतरिक्ष में विलीन हो जाती है, और केवल आत्मा ही प्रकाशित होती है। फिर न तो अहंकार रहता है, न मेरापन।</text:p>
      <text:p text:style-name="P79"/>
      <text:p text:style-name="P79">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79">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79"/>
      <text:h text:style-name="Subsection_20_within_20_shloka" text:outline-level="4">पवहारी बाबा और चोर की निवृत्ति</text:h>
      <text:p text:style-name="P80">जब स्वामी विवेका<text:span text:style-name="T392">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97"><text:span text:style-name="T394">साधु ने पूछा, “क्या आपने </text:span><text:span text:style-name="T393">ग़ाज़ीपुर</text:span><text:span text:style-name="T394"> के पवहारी बाबा के बारे में सुना है?"</text:span></text:p>
      <text:p text:style-name="P97"><text:span text:style-name="T394">स्वामीजी: “हाँ, मैं</text:span><text:span text:style-name="T395"> उनके साथ रहा हूँ। वे बड़े महात्मा हैं।</text:span><text:span text:style-name="T394">”</text:span></text:p>
      <text:p text:style-name="P97"><text:span text:style-name="T394">साधु: “</text:span><text:span text:style-name="T395">उनके बारे में कोई वृत्तांत जानते हैं?</text:span><text:span text:style-name="T394">”</text:span></text:p>
      <text:p text:style-name="P97"><text:soft-page-break/><text:span text:style-name="T394">स्वामीजी: “हाँ, सुना है कि एक बार जब वे अपने आश्रम में ध्यान कर रहे थे, तब एक चोर ने आक</text:span><text:span text:style-name="T395">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394">टा दी। उन्हो</text:span><text:span text:style-name="T395">ं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394">"</text:span></text:p>
      <text:p text:style-name="P97"><text:span text:style-name="T394">जब स्वामीजी नें वृत्ता</text:span><text:span text:style-name="T396">ं</text:span><text:span text:style-name="T395">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1"><text:span text:style-name="T232">समदुखःसुखः क्षमी </text:span>। जीवन आनंद और पीड़ा, दोनो लाता है; सुख और दुख। उन्हें निमंत्रण देने की कोई आवश्यकता नही<text:span text:style-name="T397">ं;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238">क्षमा</text:span><text:span text:style-name="T397">—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254">सम-स्थिति</text:span><text:span text:style-name="T397"> में रहता है।</text:span></text:p>
      <text:p text:style-name="P81">हमने गीता में इतनी दूरी तय की है सम-स्थिति समझने के लिए। हमने गीता पढ़ना आरंभ किया अर्जुन के <text:span text:style-name="T251">विषम-स्थिति</text:span> से, और तब से लेकर अब तक भगवान यह समझा रहे हैं<text:span text:style-name="T397">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1"/>
      <text:h text:style-name="Subsection_20_within_20_shloka" text:outline-level="4">सदा संतुष्ट</text:h>
      <text:p text:style-name="P82"><text:span text:style-name="T232">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398">ऐसे ही हम योगी‌ को पहचान सकते हैं।</text:span></text:p>
      <text:p text:style-name="P82"><text:span text:style-name="T232">सततं</text:span> <text:s/>जिसका का अर्थ है सर्वदा—यह शब्द <text:span text:style-name="T232">संतुष्ट</text:span> और <text:span text:style-name="T232">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403">ं</text:span><text:span text:style-name="T399">द्र में</text:span> प्रवेश करता है, केव<text:span text:style-name="T400">ल </text:span>तब वास्तविक संतुष्टि या वास्तविक विश्राम सं<text:span text:style-name="T399">भव </text:span>है। दोनो एक ही है<text:span text:style-name="T403">ं</text:span><text:span text:style-name="T39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400">ंद्रित हो जाता है।</text:span></text:p>
      <text:p text:style-name="P82"/>
      <text:h text:style-name="Subsection_20_within_20_shloka" text:outline-level="4">भगवान रमण—सदा ब्रह्म</text:h>
      <text:p text:style-name="P83">एक बार, भगवा<text:span text:style-name="T400">न रमण महर्षि के भक्त बलराम रेड्डी का इंटरव्यू हो रहा था। इंटरव्यू करने वाले ने पूछा, “आपके लिये रमण महर्षि क्या थे?”</text:span></text:p>
      <text:p text:style-name="P83">बलराम रेड्डी ने उत्तर दिया, “मेरे लिये वे सदा ब्रह्म ही थे।”</text:p>
      <text:p text:style-name="P83"><text:soft-page-break/>“इसका क्या मतलब है?”</text:p>
      <text:p text:style-name="P83">“मतलब ये, कि मैनें उन्हे कभी ऐसी किसी स्थिति में नहीं<text:span text:style-name="T400">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3">यह योगी का असली लक्षण है। ऐसा नहीं<text:span text:style-name="T400">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239">सततं योगी </text:span><text:span text:style-name="T400">। भगवान भाष्यकार कहते हैं, “</text:span><text:span text:style-name="T255">योगी</text:span><text:span text:style-name="T400"> का अर्थ है </text:span><text:span text:style-name="T255">समाहित-चित्तः। </text:span><text:span text:style-name="T400">” उसका मन शांत है। उसने सब कुछ पा लिया है। उसने सारी उथल-पुथल की सीमा को पार कर पूर्ण शांति कि प्राप्त कर लिया है। ऐसा व्यक्ति सदैव समाधि में होता है।</text:span></text:p>
      <text:p text:style-name="P92"><text:tab/><text:tab/><text:tab/><text:tab/>सन्तुष्टस्य निरीहस्य स्वात्मारामस्य यत्सुखम्।</text:p>
      <text:p text:style-name="P84"><text:span text:style-name="T221"><text:tab/><text:tab/><text:tab/><text:tab/>कुतस्तत्कामलोभेन धावतोऽर्थेहया दिशः</text:span><text:span text:style-name="T223">॥<text:tab/></text:span><text:span text:style-name="T401">श्री.भा.७.१५.१६</text:span></text:p>
      <text:p text:style-name="P96">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6"/>
      <text:h text:style-name="Subsection_20_within_20_shloka" text:outline-level="4"><text:span text:style-name="T364">नृसिंह-भारती स्वामी—भीड़ में भी शा</text:span><text:span text:style-name="T365">ं</text:span><text:span text:style-name="T363">ति</text:span></text:h>
      <text:p text:style-name="P86">एक बार एक भक्त ने अपने अज्ञेयवादी मित्र को अपने साथ शृङ्गेरी मठ के उस समय के मठाधिपति स्वामी के दर्शन करने के लिए निमं<text:span text:style-name="T401">त्रित किया।</text:span> उस समय स्वामीजी का पड़ाव तिरुनल्वेली के पास एक गां<text:span text:style-name="T401">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7">ऐसा विश्राम केवल <text:span text:style-name="T232">संतुष्टि</text:span> से आता है। अधिकां<text:span text:style-name="T401">श भक्त इस संतुष्टि से ज्ञानी‌ महात्मा को पहचानते हैं।</text:span></text:p>
      <text:p text:style-name="P87"/>
      <text:h text:style-name="Subsection_20_within_20_shloka" text:outline-level="4">अनुशासन तथा दृढ़ विश्वास</text:h>
      <text:p text:style-name="P85"><text:span text:style-name="T232">यतात्मा</text:span>—उसका प्रत्येक अंग, प्रत्ये<text:span text:style-name="T402">क इंद्रिय अनुशासित है, और व्यवस्थित ढंग से रखा गया है। दीर्घ काल तक की गयी तपस्या का फल प्राप्त हुआ है।</text:span></text:p>
      <text:p text:style-name="P85"/>
      <text:p text:style-name="P87"><text:span text:style-name="T232">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7"/>
      <text:h text:style-name="Subsection_20_within_20_shloka" text:outline-level="4"><text:span text:style-name="T364">उनका हृदय मेरे साथ है और मेरा हृद</text:span><text:span text:style-name="T365">य उनके साथ</text:span></text:h>
      <text:p text:style-name="P87"><text:span text:style-name="T232">मय्यर्पित-मनो-बुद्धि</text:span>। हम पहले ही इस गुण पर विस्तार से चर्चा कर चुके हैं। उसका मन आत्मा में है; शां<text:span text:style-name="T402">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7"><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251">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232">स मे प्रियः, स मे प्रियः</text:span>।”</text:p>
      <text:p text:style-name="P87">निम्नलिखित भागवत के सबसे सुंदर श्लोकों में से एक है, जो <text:span text:style-name="T403">ईश्वर के हृदय की भावना को व्यक्त करता है।</text:span></text:p>
      <text:p text:style-name="P87"><text:tab/><text:tab/><text:tab/><text:tab/><text:span text:style-name="T221">साधवो हृदयं मह्यं साधूनां</text:span><text:span text:style-name="T224"> हृदयं त्वहम्।</text:span></text:p>
      <text:p text:style-name="P87"><text:span text:style-name="T221"><text:tab/><text:tab/><text:tab/><text:tab/>मदन्यत् ते न जानन्ति नाहं तेभ्यो मनागपि॥</text:span><text:tab/>श्री.भा.<text:span text:style-name="T403">९.४.६८</text:span></text:p>
      <text:p text:style-name="P87"><text:span text:style-name="T251">भक्त मेरे हृदय हैं</text:span><text:span text:style-name="T256">।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7"/>
      <text:p text:style-name="P87"><text:span text:style-name="T232">स मे प्रियः</text:span> से इंगित होता है कि ज्ञानी भगवान से अल<text:span text:style-name="T403">ग नहीं है। क्योंकि ज्ञानी में कोई अहंकार नहीं होता, वह ईश्वर के साथ एक ही है।</text:span></text:p>
      <text:p text:style-name="P88">प्रेम का यह रहस्य है।</text:p>
      <text:h text:style-name="Shloka_20_number_20_heading" text:outline-level="3"><text:span text:style-name="T340">१२</text:span><text:span text:style-name="T344">.</text:span><text:span text:style-name="T340">१</text:span><text:span text:style-name="T341">५</text:span></text:h>
      <text:p text:style-name="P8">यस्मान्नोद्विजते लोको लोकान्नोद्विजते च यः ।</text:p>
      <text:p text:style-name="P30"><text:span text:style-name="T334">हर्षामर्षभयोद्वेगैर्मुक्तो </text:span><text:span text:style-name="T336">यः</text:span><text:span text:style-name="T335"> स च मे प्रियः</text:span><text:span text:style-name="T334"> ॥</text:span></text:p>
      <text:p text:style-name="P30"/>
      <text:p text:style-name="P31">जिससे जगत् उद्वेलित नहीं होता और जिसे जगत उद्वेलित नहीं कर सकता, जो जोश, चिड़चिडेपन, भय और चिं<text:span text:style-name="T403">ता</text:span> से मुक्त है - ऐसा व्यक्ति मुझे प्रिय है।</text:p>
      <text:p text:style-name="P30"/>
      <text:p text:style-name="P103">योगी का मात्र अस्तित्व ही जगत के लिए मंगल है। दुनिया में रहने वाले सभी लोग <text:span text:style-name="T403">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240">यस्मात् न उद्विजते लोकाः</text:span><text:span text:style-name="T403">—किसी के लिए भी उससे किसी भी प्रकार की अशां</text:span><text:span text:style-name="T404">ति या परेशानी उत्पन्न नहीं हो सकती।</text:span><text:span text:style-name="T403">” केवल ऐसे ही व्यक्ति के बारे में कहा जा सकता है कि 'वह किसी को हानि नहीं</text:span><text:span text:style-name="T404"> पहुंचा सकता।</text:span><text:span text:style-name="T403">’ अन्यथा, अनजाने में अपने विचारों और भावनाओं के माध्यम से अच्छे लोग भी दूसरों को हानि पहुँचाते</text:span><text:span text:style-name="T404"> हैं। सच्चे योगी में उद्वेग अथवा व्यग्रता नहीं होती। वह ऐसा केंद्र है जिससे गहन शांति की लहरें निकलती हैं।</text:span></text:p>
      <text:p text:style-name="P103">महात्मा प्रायः पागलों या छोटे बच्चों के जैसे, अथवा भिखारियों के जैसे संसार में घूमते हैं<text:span text:style-name="T404">।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241">लोकान्नोद्विजते च यः</text:span><text:span text:style-name="T404">।</text:span></text:p>
      <text:p text:style-name="P103"/>
      <text:h text:style-name="Subsection_20_within_20_shloka" text:outline-level="4">अवंती ब्राह्मण का गीत</text:h>
      <text:p text:style-name="P104">श्रीमद्भागवद्<text:span text:style-name="T40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405">उसके पिछले कुछ पुण्यकर्मों के फल स्वरूप, उसे साधु-संग प्राप्त हुआ। इसके परिणामस्वरूप उसे </text:span><text:span text:style-name="T257">सत्य</text:span><text:span text:style-name="T405">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4"><text:tab/><text:tab/><text:tab/><text:tab/><text:span text:style-name="T221">नायं जनो मे सुखदुःखहेतु </text:span><text:span text:style-name="T225">न देवतात्मा ग्रहकर्मकालाः।</text:span></text:p>
      <text:p text:style-name="P113"><text:tab/><text:tab/><text:tab/><text:tab/>मनः परं कारणमामनन्ति संसारचक्रं परिवर्तयेद्यत्॥</text:p>
      <text:p text:style-name="P115">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5"/>
      <text:p text:style-name="P105">इस श्लोक का श्रद्धापूर्वक मनन सभी साधकों के लिये अत्यंत लाभदायक है।</text:p>
      <text:p text:style-name="P105">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5"><text:span text:style-name="T232">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5">अधिकांश व्याखाताओं ने <text:span text:style-name="T232">हर्ष</text:span> का आनंद और <text:span text:style-name="T232">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5"><text:span text:style-name="T232">उद्वेग</text:span> किसी भी प्रकार की प्रबल प्रेरणा को कहते हैं जो हमें कार्य करने के लिए बाध्य करती है। '<text:span text:style-name="T251">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251">उद्वेग</text:span> नहीं है।</text:p>
      <text:p text:style-name="P105">जब तक हम हमारे भीतर का वह केंद्र नहीं ढूं<text:span text:style-name="T406">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340">१२</text:span><text:span text:style-name="T344">.</text:span><text:span text:style-name="T340">१</text:span><text:span text:style-name="T342">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406"> है, जो शुद्ध और कौशलपूर्ण है, बेफिक्र है, परेशान नहीं है, और जिसने सभी नए प्रयासों को त्याग दिया है, वह मुझे अत्यंत प्रिय है</text:span>।</text:p>
      <text:p text:style-name="P32"/>
      <text:p text:style-name="P106"><text:soft-page-break/><text:span text:style-name="T232">अनपेक्षः</text:span>—वह सभी इच्छाओं से मुक्त है। उसका मन किसी वस्तु, व्यक्ति या भावना के पीछे नही<text:span text:style-name="T407">ं भागता। वह पूर्णता में जीता है, भले ही उसके पास कुछ भी न हो। भगवान श्रीमद्भागवद् में ऐसे भक्त के विषय में कहते हैं,</text:span></text:p>
      <text:p text:style-name="P106"/>
      <text:p text:style-name="P106"><text:tab/><text:tab/><text:tab/><text:tab/><text:span text:style-name="T221">निरपेक्षं मुनिं शान्तं निर्वैरं समदर्शनम्।</text:span></text:p>
      <text:p text:style-name="P114"><text:tab/><text:tab/><text:tab/><text:tab/>अनुव्रजाम्यहं नित्यं पूयेयेत्यङ्घ्रिरेणुभिः॥</text:p>
      <text:p text:style-name="P116">वह मुनि जो किसी भी वस्तु की इच्छा नहीं<text:span text:style-name="T407"> रखता, जो सदा शांत है, किसी से बैर नहीं रखता, सबको सम दृष्टि से देखता है—मैं उसके पीछे-पीछे चलता हूँ ताकि मैं उसके चरणों की धूल से शुद्ध हो जाऊँ।</text:span></text:p>
      <text:p text:style-name="P106"/>
      <text:h text:style-name="Subsection_20_within_20_shloka" text:outline-level="4">ज्ञानी की स्वतंत्रता</text:h>
      <text:p text:style-name="P107">एक बार, रमण महर्षि के महा तपस्वी शिष्य काव्यकंठ-गणपति-मुनि ने महर्षि से कहा, “शरीर के निर्वाह के लिये बहुत थोड़ी से चीजें, और बहुत कम पैसे ही लगते हैं<text:span text:style-name="T407">।</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408">कता नहीं। वह सत्य में, आत्मा में स्थित है, जहाँ कोई भी कमी नहीं है।</text:span></text:p>
      <text:p text:style-name="P107">वह परम शुद्ध है—<text:span text:style-name="T232">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408">ं करते थे। तथापि, उनकी अंतर्निहित पवित्रता पतित व्यक्तियों को भी शुद्ध कर देती थी।</text:span></text:p>
      <text:p text:style-name="P107">अपवित्रता के विषय में सारे विचार द्वैत भावना के कारण उत्पन्न होते हैं<text:span text:style-name="T408">। जब यह ज्ञात हो जाता है कि सब कुछ आत्मा ही है, तब व्यक्ति को परम पवित्रता प्राप्त हो जाती है। </text:span><text:span text:style-name="T258">न हि ज्ञानेन सदृशं पवित्रमिह विद्यते</text:span><text:span text:style-name="T408">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258">शुचित्व</text:span><text:span text:style-name="T408"> अर्थात शुद्धता है। ज्ञानी सबसे शुद्ध है, और वही परम भक्त है।</text:span></text:p>
      <text:p text:style-name="P107"/>
      <text:p text:style-name="P107">शास्त्रों में साधक के शरीर और मन को प्रशिक्षित करने के उद्देश्य से प्रारम्भ में 'शुद्ध' को 'अशुद्ध' से अलग करने की सलाह दी गई है। परंतु, ये अविद्या की बातें है<text:span text:style-name="T408">ं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07"/>
      <text:p text:style-name="P107"><text:span text:style-name="T232">दक्षः</text:span>—वह जो अपने आपको कार्यों से अप्रभावित रखने में निपुण हो। वास्तविक <text:span text:style-name="T251">दाक्ष्यं</text:span> कर्तृ<text:span text:style-name="T40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242">दक्षः</text:span><text:span text:style-name="T409"> है।</text:span></text:p>
      <text:p text:style-name="P108">किसी भी आध्यात्मिक उपदेश को सम्यक, उपयुक्त रूप से, लागू करना, इसे <text:span text:style-name="T251">दाक्ष्यं</text:span> कहते हैं<text:span text:style-name="T409">—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242">दक्षः</text:span><text:span text:style-name="T409"> कहते हैं।</text:span></text:p>
      <text:p text:style-name="P108"/>
      <text:p text:style-name="P108">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232">दाक्ष्य</text:span><text:span text:style-name="T242">ं</text:span> <text:s/>है।</text:p>
      <text:p text:style-name="P117"/>
      <text:p text:style-name="P109"><text:span text:style-name="T232">उदासीनः</text:span>—सामा<text:span text:style-name="T409">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410">, तो हम कह सकते हैं कि वह बेपर्वाह है। परंतु, ‘</text:span><text:span text:style-name="T259">उद् </text:span><text:span text:style-name="T410">' का अर्थ है </text:span><text:soft-page-break/><text:span text:style-name="T410">ऊपर, और '</text:span><text:span text:style-name="T259">आसीनः</text:span><text:span text:style-name="T410"> ' का अर्थ है बैठा-हुआ। अतः, </text:span><text:span text:style-name="T259">उदासीनः</text:span><text:span text:style-name="T410"> का अर्थ है वह जो उच्चतर जागरूकता में स्थापित है</text:span><text:span text:style-name="T410"><text:note text:id="ftn17" text:note-class="footnote"><text:note-citation>17</text:note-citation><text:note-body><text:p text:style-name="P130">हम इस पर <text:span text:style-name="T410">१४.२३</text:span> में अधिक विस्तार से विचार करेंगे</text:p></text:note-body></text:note></text:span><text:span text:style-name="T410">।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243">उदासीनः</text:span><text:span text:style-name="T410"> कहलाता है।</text:span></text:p>
      <text:p text:style-name="P106"/>
      <text:p text:style-name="P109">परंतु यह भी सत्य है कि <text:span text:style-name="T251">साधना</text:span> के दौरान साधक में आध्यात्मिक उदासीनता की एक अवस्था उत्पन्न होती है। संसार की समस्त गतिविधियां<text:span text:style-name="T410">, </text:span>जिससे सा<text:span text:style-name="T410">ंसारिक लोग अत्यधिक चिंतित रहते हैं, साधक उनके</text:span> प्रति पूर्णतया उदासीन हो जाता है<text:span text:style-name="T410">। ऐसों के लिए उपदेश है</text:span><text:span text:style-name="T410"><text:note text:id="ftn18" text:note-class="footnote"><text:note-citation>18</text:note-citation><text:note-body><text:p text:style-name="P130"><text:span text:style-name="T221">न कञ्चित् पक्षं समाश्रयेत्।<text:tab/><text:tab/></text:span>श्री.भा.१<text:span text:style-name="T410">१.१८.३०</text:span></text:p></text:note-body></text:note></text:span><text:span text:style-name="T41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09"/>
      <text:p text:style-name="P109">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410">और यदि उसे वहाँ रहना ही पड़े, तो घटनाओं में न उलझ कर, उदासीन रहना चाहिए।</text:span></text:p>
      <text:p text:style-name="P109"/>
      <text:h text:style-name="Subsection_20_within_20_shloka" text:outline-level="4">आध्यात्मिक जीवन में पतन</text:h>
      <text:p text:style-name="P109">एक आश्रम में कई ब्रह्मचारी निवास करते थे। एक दिन दो ब्रह्मचारी क्रिकेट विश्व-कप का मैच देख रहे थे। मैच में कौ<text:span text:style-name="T410">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09"/>
      <text:h text:style-name="Subsection_20_within_20_shloka" text:outline-level="4">“अपने काम से काम रखो”</text:h>
      <text:p text:style-name="P110">साधक का ध्यान केवल साधना और आध्यात्मिक अभ्यास पर होना चाहिए। कभी कभी, ज्ञानी महात्मा भी यह अवस्था साधक के लिए दर्शाते हैं। रमण महर्षि के कई भक्तों ने<text:span text:style-name="T41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1">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1">जब तक यह उदासी<text:span text:style-name="T41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251">व्यथा </text:span>कहते हैं। <text:span text:style-name="T412">ऐसी अवस्था में </text:span><text:span text:style-name="T260">जगन्मिथ्या</text:span><text:span text:style-name="T41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244">गतव्यथः</text:span><text:span text:style-name="T412"> है। </text:span><text:span text:style-name="T226">जब उनकी इच्छा के बिना घास का एक तिनका भी नहीं हिलता, तो व्यर्थ हम क्यों चिंता करें? सदा उनका ध्यान करो</text:span><text:span text:style-name="T412">। भगवान के सच्चे प्रेमी का यही मानना है।</text:span></text:p>
      <text:p text:style-name="P118"/>
      <text:p text:style-name="P111"><text:span text:style-name="T232">सर्वारम्भ-</text:span><text:span text:style-name="T244">परित्यागी</text:span><text:span text:style-name="T412">—जो कोई नया काम शुरू नहीं करता। बुद्धिमान साधक शांत रहता है। जो कुछ भी उसके कर्म की धारा में आता है, वह उस कार्य को स्वीकार करके, उसे श्रद्धा</text:span><text:span text:style-name="T413">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09"/>
      <text:p text:style-name="P112">भक्त सदा सहज ध्या<text:span text:style-name="T41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245">करणम् कारणम् कर्ता विकर्ता </text:span><text:span text:style-name="T413">।"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261">गुहः</text:span><text:span text:style-name="T413">।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2">श्रीकृष्ण कहते है, "ऐसा भक्त मुझे प्रिय है।"</text:p>
      <text:h text:style-name="Shloka_20_number_20_heading" text:outline-level="3"><text:span text:style-name="T340">१२</text:span><text:span text:style-name="T344">.</text:span><text:span text:style-name="T340">१७</text:span></text:h>
      <text:p text:style-name="P11">यो न हृष्यति न द्वेष्टि न शोचति न काङ्क्षति ।</text:p>
      <text:p text:style-name="P11">शुभाशुभपरित्यागी भक्तिमान्यः स मे प्रियः ॥</text:p>
      <text:p text:style-name="P120"/>
      <text:p text:style-name="P14"><text:span text:style-name="T306">जिसे न तो उत्तेजना है न द्वेष</text:span><text:span text:style-name="T323">, </text:span><text:span text:style-name="T306">जो न शोक मनाता है न कोई आकांक्षा रखता है </text:span><text:span text:style-name="T323">; </text:span><text:span text:style-name="T306">जिसने शुभ और अशुभ जैसी सोच का परित्याग कर दिया है</text:span><text:span text:style-name="T323">, </text:span><text:span text:style-name="T306">ऐसा भक्तिमान मुझे प्रिय है ।</text:span></text:p>
      <text:p text:style-name="P120"/>
      <text:p text:style-name="P119"><text:span text:style-name="T5">भक्त का हृदय भगवान के पास होता है । वह सर्वथा भगवान के ध्यान मे रहता है </text:span><text:span text:style-name="T140">- </text:span><text:span text:style-name="T106">भक्तिमान</text:span><text:span text:style-name="T5">। भक्ति </text:span><text:span text:style-name="T140">- </text:span><text:span text:style-name="T5">यह प्रेम का भाव</text:span><text:span text:style-name="T140">, </text:span><text:span text:style-name="T5">निरंतर ध्यान है । जैसा कि हमने देखा है</text:span><text:span text:style-name="T140">, </text:span><text:span text:style-name="T5">भक्त का भान ईश्वर पर केंद्रित होता है </text:span><text:span text:style-name="T140">; </text:span><text:span text:style-name="T5">वह सर्वथा दिव्य चेतना में रहता है । ऐसा व्यक्ति कभी किसी वस्तु को अच्छे या बुरे</text:span><text:span text:style-name="T140">, </text:span><text:span text:style-name="T5">अथवा शुभ या अशुभ की दृष्टि से नही देखता </text:span><text:span text:style-name="T140">- </text:span><text:span text:style-name="T106">शुभाशुभ</text:span><text:span text:style-name="T2"> </text:span><text:span text:style-name="T5">। ज्ञानसंबंधर</text:span><text:span text:style-name="T140">, </text:span><text:span text:style-name="T5">तमिल</text:span><text:span text:style-name="T140">-</text:span><text:span text:style-name="T5">नाड् के महान शिव</text:span><text:span text:style-name="T140">-</text:span><text:span text:style-name="T5">भक्त ने गाया </text:span><text:span text:style-name="T140">- </text:span><text:span text:style-name="T109">जब मेरे नाथ मेरे हृदय मे हैं</text:span><text:span text:style-name="T169">, </text:span><text:span text:style-name="T109">सातों दिन और नौओं ग्रह अच्छे हैं</text:span><text:span text:style-name="T169">, </text:span><text:span text:style-name="T109">शुभ हैं </text:span><text:span text:style-name="T5">। यह भक्त का दृष्टिकोण है । उसके लिये कुछ ऊंचा या नीचा नही है </text:span><text:span text:style-name="T140">- </text:span><text:span text:style-name="T5">सब कुछ भगवान ही है । यह ज्ञान उसका बल है । अतः वह जानता है कि जो कुछ होना है वह ईश्वर के संकल्प से ही होगा।</text:span></text:p>
      <text:p text:style-name="P120"/>
      <text:p text:style-name="P119"><text:span text:style-name="T106">यो न हृष्यति न द्वेष्टि </text:span><text:span text:style-name="T167">- </text:span><text:span text:style-name="T5">जिसे न तो उत्तेजना है न द्वेष । हमारी मनचाही घटना होने पर हमें हर्ष होता है </text:span><text:span text:style-name="T140">, </text:span><text:span text:style-name="T5">और अवांछित घटना होने पर द्वेष । जब हम सोचते हैं कि कोई अप्रिय घटना न हो</text:span><text:span text:style-name="T140">, </text:span><text:span text:style-name="T5">लेकिन अगर वह हो जाता है</text:span><text:span text:style-name="T140">, </text:span><text:span text:style-name="T5">तो हमारा पूरा अस्तित्व इसके विपरीत हो जाता है </text:span><text:span text:style-name="T140">- </text:span><text:span text:style-name="T5">यह है द्वेष । भक्त मे हर्ष और द्वेष </text:span><text:span text:style-name="T140">, </text:span><text:span text:style-name="T5">ये दोनो ही नही होते । भक्त सब कुछ अपने अंदर समा लेता है </text:span><text:span text:style-name="T140">- </text:span><text:span text:style-name="T5">यह जानकर कि सब कुछ ईश्वरीय संकल्प से ही होता है ।</text:span></text:p>
      <text:p text:style-name="P120"><text:soft-page-break/></text:p>
      <text:p text:style-name="P119"><text:span text:style-name="T106">न शोचति </text:span><text:span text:style-name="T140">- </text:span><text:span text:style-name="T5">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5"><text:note text:id="ftn19" text:note-class="footnote"><text:note-citation>19</text:note-citation><text:note-body><text:p text:style-name="Standard"><text:bookmark text:name="docs-internal-guid-7a708d8c-7fff-6f01-7cad-8b7823ee2150"/><text:span text:style-name="T4"><text:s/></text:span><text:span text:style-name="T174">तरति शोकमात्मवित् ।</text:span><text:span text:style-name="T177"> </text:span><text:span text:style-name="T178">छां</text:span><text:span text:style-name="T186">. </text:span><text:span text:style-name="T178">उ</text:span><text:span text:style-name="T186">. </text:span><text:span text:style-name="T178">७</text:span><text:span text:style-name="T186">.</text:span><text:span text:style-name="T178">१</text:span><text:span text:style-name="T186">.</text:span><text:span text:style-name="T178">३</text:span></text:p></text:note-body></text:note></text:span><text:span text:style-name="T2"> </text:span><text:span text:style-name="T140">"</text:span><text:span text:style-name="T5">आत्मज्ञानी शोक का तरण कर जाता है</text:span><text:span text:style-name="T140">"</text:span><text:span text:style-name="T5">।</text:span></text:p>
      <text:p text:style-name="P120"/>
      <text:p text:style-name="P119"><text:span text:style-name="T5">न काङ्क्षति </text:span><text:span text:style-name="T140">- </text:span><text:span text:style-name="T5">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140">? </text:span><text:span text:style-name="T5">लेशमात्र नही । भक्त सर्वथा भगवान के प्रति सचेत होता है । वह नित्य ही भगवद् स्मृति मे रमता रहता है । इसलिए भगवान उसे </text:span><text:span text:style-name="T106">भक्तिमान</text:span><text:span text:style-name="T2"> </text:span><text:span text:style-name="T5">कहकर संबोधित करते हैं </text:span><text:span text:style-name="T140">- </text:span><text:span text:style-name="T5">उसका हृदय आनंदमय अवस्था में है । </text:span><text:span text:style-name="T106">प्रियो नरः</text:span><text:span text:style-name="T2"> </text:span><text:span text:style-name="T140">- </text:span><text:span text:style-name="T5">वह मुझे प्रिय है । </text:span></text:p>
      <text:p text:style-name="P120"/>
      <text:p text:style-name="P49"><text:span text:style-name="T276">एक यथार्थ भक्त </text:span><text:span text:style-name="T317">- </text:span><text:span text:style-name="T276">जो अपने प्रगाढ़ प्रेम को प्रभु की ओर करना जानता है </text:span><text:span text:style-name="T317">- </text:span><text:span text:style-name="T276">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0"/>
      <text:p text:style-name="P119"><text:span text:style-name="T5">उस </text:span><text:span text:style-name="T106">भक्तिमान</text:span><text:span text:style-name="T2"> </text:span><text:span text:style-name="T5">के प्रेम का स्वरूप कैसा होता है </text:span><text:span text:style-name="T140">? </text:span><text:span text:style-name="T5">यह अनिर्वचनीय प्रेम है </text:span><text:span text:style-name="T140">- </text:span><text:span text:style-name="T5">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140">- </text:span><text:span text:style-name="T5">उसका प्रियतम </text:span><text:span text:style-name="T140">, </text:span><text:span text:style-name="T5">उसके नाथ </text:span><text:span text:style-name="T140">, </text:span><text:span text:style-name="T5">उसके हृदय मे स्थित हो चुके हैं।</text:span></text:p>
      <text:h text:style-name="Shloka_20_number_20_heading" text:outline-level="3"><text:span text:style-name="T340">१२</text:span><text:span text:style-name="T344">.</text:span><text:span text:style-name="T340">१८ </text:span><text:span text:style-name="T344">- </text:span><text:span text:style-name="T340">१९</text:span></text:h>
      <text:p text:style-name="P11">समः शत्रौ च मित्रे च तथा मानापमानयोः ।</text:p>
      <text:p text:style-name="P14"><text:span text:style-name="T304">शीतोष्णसुखदुःखेषु समः सङ्गविवर्जित</text:span><text:span text:style-name="T322">: </text:span><text:span text:style-name="T304">॥</text:span></text:p>
      <text:p text:style-name="P11">तुल्यनिन्दास्तुर्तिमौनी सन्तुष्टो येन केनचित् ।</text:p>
      <text:p text:style-name="P11">अनिकेतः स्थिरमतिर्भक्तिमान्मे प्रियो नरः ॥</text:p>
      <text:p text:style-name="P120"/>
      <text:p text:style-name="P14"><text:span text:style-name="T276">जो शत्रु तथा मित्र के प्रति समभाव रखता हो</text:span><text:span text:style-name="T317">, </text:span><text:span text:style-name="T276">मान अथवा अपमान  मे</text:span><text:span text:style-name="T317">, </text:span><text:span text:style-name="T276">सर्दी अथवा गर्मी मे</text:span><text:span text:style-name="T317">, </text:span><text:span text:style-name="T276">सुख अथवा दुःख मे जो समभाव रखता हो</text:span><text:span text:style-name="T317">; </text:span><text:span text:style-name="T276">जो किसी प्रकार के लगाव से मुक्त हो</text:span><text:span text:style-name="T317">, </text:span><text:span text:style-name="T276">जिसने मौन धारण किया हो </text:span><text:span text:style-name="T317">, </text:span><text:span text:style-name="T276">जो सभी अवस्था मे संतुष्ट हो</text:span><text:span text:style-name="T317">, </text:span><text:span text:style-name="T276">जिसका कोई निश्चित घर न हो </text:span><text:span text:style-name="T317">, </text:span><text:span text:style-name="T276">जिसका मन शांत और स्थिर हो</text:span><text:span text:style-name="T317">, </text:span><text:span text:style-name="T276">ऐसा भक्ति से पूर्ण व्यक्ति मुझे प्रिय है।</text:span></text:p>
      <text:p text:style-name="P120"/>
      <text:p text:style-name="P49"><text:span text:style-name="T276">पिछले कुछ पद्यों मे हमने भक्त के कई सद्‌गुणो का वर्णन किया है । वह शुद्ध तथा निर्दोष है । किसी को उसके प्रति विद्वेष कैसे हो सकता है</text:span><text:span text:style-name="T317">? </text:span><text:span text:style-name="T276">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317">, </text:span><text:span text:style-name="T276">न ही उनकी नाकारात्मक बातों का प्रत्युत्तर देता है । उसके भीतर की शांति अडिग है ।</text:span></text:p>
      <text:p text:style-name="P119"><text:span text:style-name="T106">समः शत्रौ च मित्रे च</text:span><text:span text:style-name="T2"> </text:span><text:span text:style-name="T140">- </text:span><text:span text:style-name="T5">जब हर कहीं वही परमेश्वर दिखते हैं</text:span><text:span text:style-name="T140">, </text:span><text:span text:style-name="T5">तब कोई भेद भावना नही होती । तब आप शत्रु और मित्र</text:span><text:span text:style-name="T140">, </text:span><text:span text:style-name="T5">दोनो मे परमात्मा देखते हैं ।</text:span></text:p>
      <text:p text:style-name="P120"/>
      <text:h text:style-name="Subsection_20_within_20_shloka" text:outline-level="4">न मित्र न शत्रु</text:h>
      <text:p text:style-name="P119"><text:span text:style-name="T5">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140">, </text:span><text:span text:style-name="T5">उन्होने कोई प्रतिक्रिया व्यक्त नही की</text:span><text:span text:style-name="T140">, </text:span><text:span text:style-name="T5">और शांत रहे। उनके साथी भिक्षु और शिष्य उन्हे आश्रम वापस ले आए और प्रेमपूर्वक उनका प्राथमिक उपचार किया । जब उन्हें होश आने लगा</text:span><text:span text:style-name="T140">, </text:span><text:span text:style-name="T5">तो एक शिष्य ने पूछा </text:span><text:span text:style-name="T140">- "</text:span><text:span text:style-name="T109">महाराज </text:span><text:span text:style-name="T169">, </text:span><text:span text:style-name="T109">क्या आप मुझे पहचान सकते हैं</text:span><text:span text:style-name="T169">?</text:span><text:span text:style-name="T140">" </text:span><text:span text:style-name="T5">संत ने कहा</text:span><text:span text:style-name="T2"> </text:span><text:span text:style-name="T169">"</text:span><text:span text:style-name="T109">मेरे प्रभु मेरे साथ ये विचित्र खेल खेल रहे हैं। </text:span><text:soft-page-break/><text:span text:style-name="T109">पहले एक रूप में आकर मुझे पीटा</text:span><text:span text:style-name="T169">, </text:span><text:span text:style-name="T109">और अब इन रूपों मे आकर मेरी सेवा कर रहे हैं </text:span><text:span text:style-name="T169">- </text:span><text:span text:style-name="T109">दोनो वो ही तो हैं।</text:span><text:span text:style-name="T140">" </text:span><text:span text:style-name="T106">समः शत्रौ च मित्रे च</text:span><text:span text:style-name="T2"> </text:span><text:span text:style-name="T140">- </text:span><text:span text:style-name="T5">इस वाक्यांश का उपयुक्त उदाहरण इस घटना से मिलता है ।</text:span></text:p>
      <text:p text:style-name="P120"/>
      <text:p text:style-name="P49"><text:span text:style-name="T276">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317">, </text:span><text:span text:style-name="T276">अर्जुन के सारथी बन गए </text:span><text:span text:style-name="T317">- </text:span><text:span text:style-name="T276">एक ओर राजा</text:span><text:span text:style-name="T317">, </text:span><text:span text:style-name="T276">और दूसरी ओर उनकी सेना </text:span><text:span text:style-name="T317">, </text:span><text:span text:style-name="T276">जो उनके विरुद्ध लड़ रही थी। श्रीकृष्ण ने अर्जुन के माध्यम से अपने ही सेना का विनाश सुनिश्चित किया । यहाँ हम देखते हैं कि श्रीकृष्ण के न तो शत्रु हैं </text:span><text:span text:style-name="T317">, </text:span><text:span text:style-name="T276">और न ही मित्र । परन्तु साधक के लिए ऐसा नही है। ईश्वर के लिए </text:span><text:span text:style-name="T317">, </text:span><text:span text:style-name="T276">विनाश सृष्टि का दूसरा पहलू है </text:span><text:span text:style-name="T317">- </text:span><text:span text:style-name="T276">यह पुनः सृजन उनके लिए मनोरंजन की भांति है ।</text:span></text:p>
      <text:p text:style-name="P120"/>
      <text:p text:style-name="P119"><text:span text:style-name="T106">तथा मानापमानयोः</text:span><text:span text:style-name="T2"> </text:span><text:span text:style-name="T140">- </text:span><text:span text:style-name="T5">भले ही कोई उनकी प्रशंसा करे और उनकी पूजा करे</text:span><text:span text:style-name="T140">, </text:span><text:span text:style-name="T5">अथवा उनका अपमान करे और उन्हे सूली पर चढ़ा दे </text:span><text:span text:style-name="T140">- </text:span><text:span text:style-name="T5">उनका हृदय समाधि की अवस्था मे रहता है । उनका मन </text:span><text:span text:style-name="T109">आत्मानुभूति</text:span><text:span text:style-name="T2"> </text:span><text:span text:style-name="T5">की शांत अवस्था से विचलित नही होता।</text:span></text:p>
      <text:p text:style-name="P44"/>
      <text:h text:style-name="Subsection_20_within_20_shloka" text:outline-level="4">ऋषि की साम्यावस्था</text:h>
      <text:p text:style-name="P49"><text:span text:style-name="T276">मान और अपमान हर किसी के जीवन मे संभव है। जिसे कीर्ति से लगाव है</text:span><text:span text:style-name="T317">, </text:span><text:span text:style-name="T276">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317">, </text:span><text:span text:style-name="T276">तब उन्होने उसे पढा </text:span><text:span text:style-name="T317">, </text:span><text:span text:style-name="T276">और पर्चे मे वर्तनी </text:span><text:span text:style-name="T317">(</text:span><text:span text:style-name="T276">स्पेलिंग</text:span><text:span text:style-name="T317">) </text:span><text:span text:style-name="T276">की गलतियाँ सुधारने लगे । उन्होने अकस्माक ही टिप्पणी की </text:span><text:span text:style-name="T317">"</text:span><text:span text:style-name="T276">इसे तो मेरी कुछ ही त्रुटियों का ज्ञान है । अगर यहाँ आता तो हम और भी कई किस्से सुना देते । उन्हे भी छाप लेता । </text:span><text:span text:style-name="T317">" </text:span><text:span text:style-name="T276">यह एक उल्लेखनीय कथन है। नाम और मान की चिंता न होने पर</text:span><text:span text:style-name="T317">, </text:span><text:span text:style-name="T276">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317">, </text:span><text:span text:style-name="T276">हमें उसके पार जाना होगा।</text:span></text:p>
      <text:p text:style-name="P120"/>
      <text:p text:style-name="P49"><text:span text:style-name="T276">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317">, </text:span><text:span text:style-name="T276">अपमानित </text:span><text:span text:style-name="T317">, </text:span><text:span text:style-name="T276">उल्लासित  या उदास होता है </text:span><text:span text:style-name="T317">- </text:span><text:span text:style-name="T276">न कि आत्मा । आदर का स्वागत करना और तिरस्कार पर द्वेष होना ही मनुष्य के अहंकार का स्वभाव है। मान तथा अपमान</text:span><text:span text:style-name="T317">, </text:span><text:span text:style-name="T276">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0"/>
      <text:p text:style-name="P119"><text:span text:style-name="T106">शीतोष्ण</text:span><text:span text:style-name="T167">- </text:span><text:span text:style-name="T106">सुखदुःखेषु</text:span><text:span text:style-name="T2"> </text:span><text:span text:style-name="T140">- </text:span><text:span text:style-name="T5">शरीर स्वाभाविक रूप से सर्दी और गर्मी पर प्रतिक्रिया करता है </text:span><text:span text:style-name="T140">- </text:span><text:span text:style-name="T5">यह कोई नही बदल सकता। पञ्चभूत रचित होने के कारण भक्त का शरीर भी ऐसा ही प्रभावित होता है </text:span><text:span text:style-name="T140">- </text:span><text:span text:style-name="T5">अंतर यह है कि भक्त उनसे उत्तेजित नही होता । व्यवहारिक तौर से गर्मी या सर्दी से राहत पाने के लिए जो संभव है </text:span><text:span text:style-name="T140">, </text:span><text:span text:style-name="T5">उसे हम कर सकते हैं </text:span><text:span text:style-name="T140">- </text:span><text:span text:style-name="T5">यथा</text:span><text:span text:style-name="T140">, </text:span><text:span text:style-name="T5">प्रतिकूल स्थानो से दूर रहना। भक्त सर्दी</text:span><text:span text:style-name="T140">-</text:span><text:span text:style-name="T5">गर्मी की चिंता से मुक्त है </text:span><text:span text:style-name="T140">- </text:span><text:span text:style-name="T5">यद्यपि ये परिवर्तित होते रहें</text:span><text:span text:style-name="T140">, </text:span><text:span text:style-name="T5">भक्त अपने ध्यान की अग्नि को सदा प्रज्वलित रखता है। हम जहा भी हों</text:span><text:span text:style-name="T140">, </text:span><text:span text:style-name="T5">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0"/>
      <text:p text:style-name="P119"><text:span text:style-name="T106">सुख</text:span><text:span text:style-name="T167">-</text:span><text:span text:style-name="T106">दुःख</text:span><text:span text:style-name="T2"> </text:span><text:span text:style-name="T5">भी ऐसे ही है। जीवन में घटनाएँ एक निश्चित क्रमानुसार प्रकट होती हैं । सुख</text:span><text:span text:style-name="T140">, </text:span><text:span text:style-name="T5">दुःख </text:span><text:span text:style-name="T140">, </text:span><text:span text:style-name="T5">और व्यथा का क्रम, प्रारब्ध निर्देशित है । जब कोई अनुकूल या सुखद घटना होती है</text:span><text:span text:style-name="T140">, </text:span><text:span text:style-name="T5">तो हम हर्षोल्लासित हो उठते हैं। वहीं दूसरी ओर</text:span><text:span text:style-name="T140">, </text:span><text:span text:style-name="T5">कोई दुखद घटना घटित होने पर</text:span><text:span text:style-name="T140">, </text:span><text:span text:style-name="T5">हम टूट कर बिखर जाते हैं। हमें ऐसी तीव्र भावनाओं के परे जाना होगा।</text:span></text:p>
      <text:p text:style-name="P119"><text:span text:style-name="T5">भक्त सुख और दुःख मे शांत रहता है। उसका ध्यान तथा भगवद् स्मरण हर अवस्था में अभिन्न होता है। </text:span><text:span text:style-name="T106">समः सङ्गविवर्जित</text:span><text:span text:style-name="T167">: </text:span><text:span text:style-name="T140">- </text:span><text:span text:style-name="T5">वह सदैव अंतर शातिं की अवस्था मे सम रहता है </text:span><text:span text:style-name="T140">- </text:span><text:span text:style-name="T109">समाधि</text:span><text:span text:style-name="T2"> </text:span><text:span text:style-name="T5">। उसका मन सदैव समाधि अवस्था में</text:span><text:span text:style-name="T140">, </text:span><text:span text:style-name="T5">शुद्ध चैतन्य पर अपनी पकड बनाए रखता है। साथ ही</text:span><text:span text:style-name="T140">, </text:span><text:span text:style-name="T106">सङ्गविवर्जित</text:span><text:span text:style-name="T167">:</text:span><text:span text:style-name="T137"> </text:span><text:span text:style-name="T140">- </text:span><text:span text:style-name="T5">वह सदैव अनासक्त है </text:span><text:span text:style-name="T140">, </text:span><text:span text:style-name="T5">जैसे कमल के पत्ते पर जल। उसकी बाहरी परिस्थिति कैसी भी हो</text:span><text:span text:style-name="T140">, </text:span><text:span text:style-name="T5">वह उनसे निर्लिप्त रहता है।</text:span></text:p>
      <text:p text:style-name="P119"><text:soft-page-break/><text:span text:style-name="T1"> </text:span><text:span text:style-name="T106">तुल्यनिन्दास्तुर्तिमौनी </text:span><text:span text:style-name="T167">- </text:span><text:span text:style-name="T5">संसार उसके लिए चाहे जो लेकर आए </text:span><text:span text:style-name="T140">, </text:span><text:span text:style-name="T5">वह प्रभावित नही होता। हर अवस्था मे</text:span><text:span text:style-name="T140">, </text:span><text:span text:style-name="T5">वह अपने </text:span><text:span text:style-name="T106">अस्तित्व </text:span><text:span text:style-name="T167">(</text:span><text:span text:style-name="T106">सत्</text:span><text:span text:style-name="T167">)</text:span><text:span text:style-name="T137"> </text:span><text:span text:style-name="T5">में स्थापित है।</text:span></text:p>
      <text:p text:style-name="P120"/>
      <text:h text:style-name="Subsection_20_within_20_shloka" text:outline-level="4">आनंदित बाह्मण</text:h>
      <text:p text:style-name="P119"><text:span text:style-name="T5">यह कहानी है केरल के एक साधारण ब्राह्मण की</text:span><text:span text:style-name="T140">, </text:span><text:span text:style-name="T5">जो सदैव आनंद की अवस्था में रहते थे। वे एक प्रबुद्ध संत थे। वे कभी गाँव के बच्चों के साथ नाचते थे</text:span><text:span text:style-name="T140">, </text:span><text:span text:style-name="T5">कभी ग्रामीणो के साथ निश्चित वार्तालाप करते थे</text:span><text:span text:style-name="T140">, </text:span><text:span text:style-name="T5">कभी किसानों के साथ धान के खेतों मे मज़दूरी करते थे</text:span><text:span text:style-name="T140">, </text:span><text:span text:style-name="T5">और कभी वो भक्तों की मंडली में मिलकर नाम</text:span><text:span text:style-name="T140">-</text:span><text:span text:style-name="T5">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140">, </text:span><text:span text:style-name="T5">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140">" </text:span><text:span text:style-name="T5">लोग मेरे बारे में चाहे जो भी कहें</text:span><text:span text:style-name="T140">, </text:span><text:span text:style-name="T5">मुझे विक्षुब्ध होने की क्या आवश्यकता</text:span><text:span text:style-name="T140">"? </text:span><text:span text:style-name="T5">संन्यासी ने जवाब में कहा </text:span><text:span text:style-name="T140">"</text:span><text:span text:style-name="T5">परन्तु यह पाप है </text:span><text:span text:style-name="T140">!"</text:span><text:span text:style-name="T5">। </text:span><text:span text:style-name="T140">"</text:span><text:span text:style-name="T141">भले ही ऐसा हो</text:span><text:span text:style-name="T140">,</text:span><text:span text:style-name="T5"> मुझे चिंतित होने की क्या आवश्यकता</text:span><text:span text:style-name="T140">?" </text:span><text:span text:style-name="T5">यह उत्तर सुनकर संन्यासी को ऐसा प्रतीत हुआ कि स्वयं गीता माता उनके सम्मुख खड़ी थीं।</text:span></text:p>
      <text:p text:style-name="P44"/>
      <text:h text:style-name="Subsection_20_within_20_shloka" text:outline-level="4">मुक्ताबाई का संत ज्ञानेश्वर को उपदेश</text:h>
      <text:p text:style-name="P119"><text:span text:style-name="T5">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140">, </text:span><text:span text:style-name="T5">निवृत्तिनाथ</text:span><text:span text:style-name="T140">, </text:span><text:span text:style-name="T5">ज्ञानेश्वर</text:span><text:span text:style-name="T140">, </text:span><text:span text:style-name="T5">सोपानदेव</text:span><text:span text:style-name="T140">, </text:span><text:span text:style-name="T5">और मुक्ताबाई </text:span><text:span text:style-name="T140">- </text:span><text:span text:style-name="T5">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140">, </text:span><text:span text:style-name="T5">परंतु ज्ञानेश्वर ने द्वार नही खोला। उनके अनुज सोपानदेव ने भी उन्हे बाहर आने की प्रार्थना की</text:span><text:span text:style-name="T140">, </text:span><text:span text:style-name="T5">परंतु इसका कोई प्रभाव नहीं पड़ा। तब सब की छोटी भगिनी नदी से जल लेकर लौटी। इस पाँच वर्ष की कन्या ने यह बात सुनकर ग्यारह अभंग गाए</text:span><text:span text:style-name="T140">, </text:span><text:span text:style-name="T5">जो </text:span><text:span text:style-name="T109">ताटीचे अभंग</text:span><text:span text:style-name="T2"> </text:span><text:span text:style-name="T5">नाम से प्रसिद्ध हैं।</text:span></text:p>
      <text:p text:style-name="P120"/>
      <text:p text:style-name="P119"><text:span text:style-name="T5">प्रथम अभंग मे वे गतीं हैं </text:span><text:span text:style-name="T140">-</text:span></text:p>
      <text:p text:style-name="P63"/>
      <text:p text:style-name="P98">संत जेणें व्हावें । जग बोलणे साहावें ॥</text:p>
      <text:p text:style-name="P98">तरीच अंगी थोरपण। जया नाही अभिमान ॥</text:p>
      <text:p text:style-name="P98">थोरपण जेथे वसें । तेथे भूतदया असें ॥</text:p>
      <text:p text:style-name="P98">रागें भरावे कवणाशी। आपण ब्रम्ह सर्वेदेशी ॥</text:p>
      <text:p text:style-name="P98">ऐशी समदृष्टी करा। ताटी उघडा ज्ञानेश्वरा ॥</text:p>
      <text:p text:style-name="P120"/>
      <text:p text:style-name="P101"><text:span text:style-name="T306">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323">, </text:span><text:span text:style-name="T306">तो आप किसी की बातों से कैसे प्रभावित हो सकते हैं</text:span><text:span text:style-name="T323">? </text:span><text:span text:style-name="T306">इस दिव्य दृष्टि</text:span><text:span text:style-name="T323">, </text:span><text:span text:style-name="T306">इसी समदृष्टि के साथ रहें</text:span><text:span text:style-name="T323">, </text:span><text:span text:style-name="T306">और द्वार खोलें</text:span><text:span text:style-name="T323">, </text:span><text:span text:style-name="T306">ज्ञानेश्वर</text:span><text:span text:style-name="T323">!</text:span></text:p>
      <text:p text:style-name="P120"/>
      <text:p text:style-name="P98">ब्रह्म जैसें तैशा परी।आम्हा वडील भूतें सारी ॥</text:p>
      <text:p text:style-name="P101"><text:span text:style-name="T304">हात आपुला आपणा लागे </text:span><text:span text:style-name="T322">| </text:span><text:span text:style-name="T304">त्याचा करू नये खेद ॥</text:span></text:p>
      <text:p text:style-name="P101"><text:span text:style-name="T304">जीभ दातांनी चाविली </text:span><text:span text:style-name="T322">| </text:span><text:span text:style-name="T304">कोणे बत्तीशी पाडिली ॥</text:span></text:p>
      <text:p text:style-name="P98">थोडें दुखावलें मन । पुढें उदंड साहाणें ॥</text:p>
      <text:p text:style-name="P102"><text:span text:style-name="T304">चणे खावे लोखंडाचे </text:span><text:span text:style-name="T322">| </text:span><text:span text:style-name="T304">मग ब्रह्मपदी नाचे ॥</text:span></text:p>
      <text:p text:style-name="P99">मन मारुनि मथन करा। ताटी उघडा ज्ञानेश्वरा ॥</text:p>
      <text:p text:style-name="P120"/>
      <text:p text:style-name="P119"><text:soft-page-break/><text:span text:style-name="T210">परमात्मा अपने अपरिवर्तित रूप में चारों ओर से सभी जीवों में व्याप्त है। क्या किसी को क्रोध आता है अगर कोई अकस्मात ही स्वयं को चोट पहुँचाता है</text:span><text:span text:style-name="T214">? </text:span><text:span text:style-name="T210">जब गलती से जीभ कट जाती है तो क्या गुस्से में सारे दांत तोड़ देते हैं</text:span><text:span text:style-name="T214">? </text:span><text:span text:style-name="T210">मन चिंता करने की आदत डाल ले</text:span><text:span text:style-name="T214">, </text:span><text:span text:style-name="T210">क्योंकि अभी तो बहुत से कष्टों का सामना करना है। जो लोहे के चने खाने और पचाने के लिए तत्पर है</text:span><text:span text:style-name="T214">, </text:span><text:span text:style-name="T210">वह परमानंद में नृत्य कर सकता है। इस प्रकार विचार करके सत्य का मंथन करें और द्वार खोलें </text:span><text:span text:style-name="T212">ज्ञानेश्वर</text:span><text:span text:style-name="T216">!</text:span></text:p>
      <text:p text:style-name="P120"/>
      <text:p text:style-name="P119"><text:span text:style-name="T210">मुक्ता नामक ये बच्ची</text:span><text:span text:style-name="T214">, </text:span><text:span text:style-name="T210">एक जीवनमुक्त महात्मा घोषणा करती है </text:span><text:span text:style-name="T214">" </text:span><text:span text:style-name="T210">संसार पीड़ा देगा</text:span><text:span text:style-name="T214">, </text:span><text:span text:style-name="T210">परंतु आप पीड़ित न हों। संसार के दुःखी करने की चेष्टाओं से प्रभावित न हों। </text:span><text:span text:style-name="T211">लोहे के चने चबाकर पचाने के लिए उद्यत हों और आनंद मे नाचो</text:span><text:span text:style-name="T215">!</text:span><text:span text:style-name="T213"> </text:span><text:span text:style-name="T210">इस अंतिम कथन पर ध्यान दें। कदाचित किसी और व्यक्ति ने एसा कथन नही कहा होगा। </text:span></text:p>
      <text:p text:style-name="P120"/>
      <text:p text:style-name="P119"><text:span text:style-name="T106">सन्तुष्टो येन केनचित् </text:span><text:span text:style-name="T167">- </text:span><text:span text:style-name="T5">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140">, </text:span><text:span text:style-name="T5">धनवान</text:span><text:span text:style-name="T140">, </text:span><text:span text:style-name="T5">सुखी युवक के लिए सब कुछ सही</text:span><text:span text:style-name="T140">-</text:span><text:span text:style-name="T5">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140">'</text:span><text:span text:style-name="T5">हा</text:span><text:span text:style-name="T140">! </text:span><text:span text:style-name="T5">यह जीवन एक पागल आदमी द्वारा लिखा गया हास्यास्पद नाटक है।</text:span><text:span text:style-name="T140">' </text:span><text:span text:style-name="T5">जीवन में नियति इसी तरह खेलती है।श्रीकृष्ण का जीवन इसका उत्कृष्ट उदाहरण है। सारे उथल</text:span><text:span text:style-name="T140">-</text:span><text:span text:style-name="T5">पुथल और अहंकारों के कोलाहल के मध्य केवल एक ही स्वस्थ</text:span><text:span text:style-name="T140">-</text:span><text:span text:style-name="T5">चित्त वाला है </text:span><text:span text:style-name="T140">- </text:span><text:span text:style-name="T5">श्रीकृष्ण। सदा शान्त</text:span><text:span text:style-name="T140">, </text:span><text:span text:style-name="T5">सदा आनंदित</text:span><text:span text:style-name="T140">, </text:span><text:span text:style-name="T5">सदा ऊर्जस्वी</text:span><text:span text:style-name="T140">, </text:span><text:span text:style-name="T5">कभी दुःखी न होने वाला भव्य योगी। उनका संतोष घटनाओं के साथ नही जुड़ा हुआ था</text:span><text:span text:style-name="T140">, </text:span><text:span text:style-name="T5">अपितु सदैव आत्मा मे था। वे सदैव आत्मा के आनंद स्वरूप मे विराजमान थें </text:span><text:span text:style-name="T140">- </text:span><text:span text:style-name="T5">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140">, </text:span><text:span text:style-name="T5">उन्होने उसका स्वागत किया। आत्मा का सत्य स्वरूप हमारा एकमात्र स्वस्थ केंद्र हैं। वहीं रहने में सुख है। </text:span></text:p>
      <text:p text:style-name="P120"/>
      <text:p text:style-name="P49"><text:span text:style-name="T276">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317">, </text:span><text:span text:style-name="T276">उत्तेजना और अवसाद</text:span><text:span text:style-name="T317">, </text:span><text:span text:style-name="T276">उससे संबंधित नहीं हैं। वह जानता है कि वो यह बुद्धि नही है </text:span><text:span text:style-name="T317">- </text:span><text:span text:style-name="T276">अतः वो ज्ञान और अज्ञान से भी परे है। उसे ज्ञान है कि वह इन सब का आश्रय</text:span><text:span text:style-name="T317">, </text:span><text:span text:style-name="T276">आत्मा है </text:span><text:span text:style-name="T317">- </text:span><text:span text:style-name="T276">जिस में सर्वदा पूर्ण संतोष है।</text:span></text:p>
      <text:p text:style-name="P120"/>
      <text:p text:style-name="P119"><text:span text:style-name="T106">येन केनचित्</text:span><text:span text:style-name="T2"> </text:span><text:span text:style-name="T5">शरीर</text:span><text:span text:style-name="T140">, </text:span><text:span text:style-name="T5">मन</text:span><text:span text:style-name="T140">, </text:span><text:span text:style-name="T5">बुद्धि</text:span><text:span text:style-name="T140">, </text:span><text:span text:style-name="T5">तथा अहंकार के क्षेत्र से संबंधित है</text:span><text:span text:style-name="T140">, </text:span><text:span text:style-name="T5">अपितु</text:span><text:span text:style-name="T140">, </text:span><text:span text:style-name="T106">संतुष्ट</text:span><text:span text:style-name="T2"> </text:span><text:span text:style-name="T5">का तात्पर्य आत्मा से है। </text:span><text:span text:style-name="T106">येन केनचित्</text:span><text:span text:style-name="T2"> </text:span><text:span text:style-name="T5">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06">येन केनचित्</text:span><text:span text:style-name="T2"> </text:span><text:span text:style-name="T5">नियति के अंतर्गत काम करता है</text:span><text:span text:style-name="T140">, </text:span><text:span text:style-name="T5">तथापि</text:span><text:span text:style-name="T140">, </text:span><text:span text:style-name="T5">संतोष आत्मा मे है। हमें यह ज्ञान होना चाहिए कि जो कुछ होना है</text:span><text:span text:style-name="T140">, </text:span><text:span text:style-name="T5">वह नियति के अनुसार होगा</text:span><text:span text:style-name="T140">, </text:span><text:span text:style-name="T5">यद्यापि हम चाहे जितनी भी चेष्टा कर लें उसे टालने के लिए । तथापि</text:span><text:span text:style-name="T140">, </text:span><text:span text:style-name="T5">आत्मा मे कभी कुछ नही होता</text:span><text:span text:style-name="T140">; </text:span><text:span text:style-name="T5">वह सर्वदा पूर्ण है। </text:span></text:p>
      <text:p text:style-name="P120"/>
      <text:p text:style-name="P49"><text:span text:style-name="T276">श्रीमद्भागवत में प्रबुद्ध महात्मा की स्थिति के बारे मे कहा गया है </text:span><text:span text:style-name="T317">- </text:span><text:span text:style-name="T276">आत्म स्वरूप मे रमता हुआ मुनि</text:span><text:span text:style-name="T317">, </text:span><text:span text:style-name="T276">पूर्णतः स्वतंत्र रूप से विश्व मे विचरण करता है।</text:span></text:p>
      <text:p text:style-name="P120"/>
      <text:p text:style-name="P101"><text:span text:style-name="T304">न स्तुवीत न निन्देत कुर्वत</text:span><text:span text:style-name="T322">: </text:span><text:span text:style-name="T304">साध्वसाधु वा ।</text:span></text:p>
      <text:p text:style-name="P119"><text:span text:style-name="T211">वदतो गुणदोषाभ्यां वर्जित</text:span><text:span text:style-name="T215">: </text:span><text:span text:style-name="T211">समद‍ृङ्‍मुनि</text:span><text:span text:style-name="T215">: </text:span><text:span text:style-name="T211">॥ </text:span><text:span text:style-name="T210">श्री</text:span><text:span text:style-name="T215">. </text:span><text:span text:style-name="T210">भा ११</text:span><text:span text:style-name="T214">.</text:span><text:span text:style-name="T210">११</text:span><text:span text:style-name="T214">.</text:span><text:span text:style-name="T210">१६</text:span></text:p>
      <text:p text:style-name="P120"/>
      <text:p text:style-name="P100">लोग चाहे पुण्यात्मा हों अथवा पापी</text:p>
      <text:p text:style-name="P100">वे चाहे सदाचार करें अथवा दुराचार</text:p>
      <text:p text:style-name="P100">न भला बोलो न बुरा</text:p>
      <text:p text:style-name="P100">अच्छे और बुरे से मुक्त रहो</text:p>
      <text:p text:style-name="P100">सभी में अद्वितीय आत्मा को देखो</text:p>
      <text:p text:style-name="P101"><text:span text:style-name="T306">तुम घूमो</text:span><text:span text:style-name="T323">, </text:span><text:span text:style-name="T306">जैसे शांत मुनि</text:span></text:p>
      <text:p text:style-name="P120"/>
      <text:p text:style-name="P119"><text:soft-page-break/><text:span text:style-name="T106">अनिकेतः स्थिरमति</text:span><text:span text:style-name="T167">: - </text:span><text:span text:style-name="T5">गृहहीन</text:span><text:span text:style-name="T140">, </text:span><text:span text:style-name="T5">अपितु</text:span><text:span text:style-name="T140">, </text:span><text:span text:style-name="T5">स्थिर मति वाला। ये दोनो विशेषण विरुध्द प्रतीत होते हैं। </text:span><text:span text:style-name="T106">अनिकेतः</text:span><text:span text:style-name="T2"> </text:span><text:span text:style-name="T5">का अर्थ है निवास स्थानहीन</text:span><text:span text:style-name="T140">; </text:span><text:span text:style-name="T5">वह किसी घर में ठहरा हुआ नही है। </text:span><text:span text:style-name="T106">स्थिरमति</text:span><text:span text:style-name="T167">:</text:span><text:span text:style-name="T137"> </text:span><text:span text:style-name="T5">का अर्थ है कि वह संपूर्ण रूप से अपने स्थल पर है। एक ऐसा ही श्लोक है जो बहुधा उद्धृत किया जाता है</text:span><text:span text:style-name="T140">, "</text:span><text:span text:style-name="T5">मुनि सर्वदा विचरण करते हुए भी अपने अचल स्थल पर स्थित हैं। जो कुछ भी प्रारब्द्ध लाता है</text:span><text:span text:style-name="T140">, </text:span><text:span text:style-name="T5">वह उसमे आचरण करता है।</text:span><text:span text:style-name="T140">"</text:span></text:p>
      <text:p text:style-name="P120"/>
      <text:p text:style-name="P119"><text:span text:style-name="T5">हम सर्वदा अपने स्थायी घर की खोज में हैं</text:span><text:span text:style-name="T140">- </text:span><text:span text:style-name="T5">एक ऐसा घर जो सर्वदा पूर्ण शांति और सुरक्षा प्रदान करे। क्या ऐसा कोई स्थान है</text:span><text:span text:style-name="T140">? </text:span><text:span text:style-name="T5">हॉ</text:span><text:span text:style-name="T140">, </text:span><text:span text:style-name="T5">ऐसा ही घर है आपका हृदय</text:span><text:span text:style-name="T140">- </text:span><text:span text:style-name="T5">आत्मा। यही एकमात्र ऐसा स्थान है। भगवद्गीता अठारहवे अध्याय मे </text:span><text:span text:style-name="T140">"</text:span><text:span text:style-name="T106">शाश्वतम् स्थानं</text:span><text:span text:style-name="T2">” </text:span><text:span text:style-name="T5">वाक्यांश का प्रयोग करती है</text:span><text:span text:style-name="T140">, </text:span><text:span text:style-name="T5">अर्थात नित्य निवास स्थान। इस निवास स्थान मे स्थापित होने पर बाहर के घर अप्रासंगिक हो जाते हैं। प्रायः संत</text:span><text:span text:style-name="T140">-</text:span><text:span text:style-name="T5">महात्मा परिव्राजक होते हैं। वे एक जगह तीन दिनों से अधिक ठहरते नही। वे जहाँ हैं</text:span><text:span text:style-name="T140">, </text:span><text:span text:style-name="T5">वहाँ के लोगों को प्रेम से अभिमंत्रित करते हैं</text:span><text:span text:style-name="T140">, </text:span><text:span text:style-name="T5">परंतु दीर्घ काल विलंब नही करते। </text:span><text:span text:style-name="T140">'</text:span><text:span text:style-name="T5">चरैवेति चरैवेति </text:span><text:span text:style-name="T140">- </text:span><text:span text:style-name="T5">चलो</text:span><text:span text:style-name="T140">, </text:span><text:span text:style-name="T5">चलो</text:span><text:span text:style-name="T140">' </text:span><text:span text:style-name="T5">यह उनका सिद्धांत है।</text:span></text:p>
      <text:p text:style-name="P120"/>
      <text:p text:style-name="P119"><text:span text:style-name="T5">बाह्य रूप से मुक्त आत्मा पंख फैलाकर उड़ते हुए गरुड़ की भांति है</text:span><text:span text:style-name="T140">, </text:span><text:span text:style-name="T5">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140">, </text:span><text:span text:style-name="T5">श्रीकृष्ण कहते हैं कि ध्यानमग्न संन्यासी को सावधान रहना चाहिए कि वो किसी संस्थान से संबंधित न हों</text:span><text:span text:style-name="T140">, </text:span><text:span text:style-name="T5">क्योंकि ये ध्यान मे बाधक बन सकते है। यहाँ यह उपदेश दिया जाता है कि सर्प की भांति विचरण करो</text:span><text:span text:style-name="T140">- </text:span><text:span text:style-name="T5">जहाँ भी रहने की जगह मिले</text:span><text:span text:style-name="T140">, </text:span><text:span text:style-name="T5">वहीं रहो।</text:span><text:span text:style-name="T140">' </text:span><text:span text:style-name="T5">सर्प स्वयं अपना घर नही बनाता</text:span><text:span text:style-name="T140">; </text:span><text:span text:style-name="T5">यह चूहे या खरगोश द्वारा बनाए गए बिल में रहता है। </text:span><text:span text:style-name="T109">जीवनमुक्त</text:span><text:span text:style-name="T2"> </text:span><text:span text:style-name="T5">भी धन</text:span><text:span text:style-name="T140">, </text:span><text:span text:style-name="T5">संस्थान आदि के बोझ से विमुक्त</text:span><text:span text:style-name="T140">, </text:span><text:span text:style-name="T5">स्वतंत्र विचरण करता है।</text:span></text:p>
      <text:p text:style-name="P120"/>
      <text:p text:style-name="P119"><text:span text:style-name="T106">स्थिरमतिः</text:span><text:span text:style-name="T2"> </text:span><text:span text:style-name="T140">- </text:span><text:span text:style-name="T5">उसके शरीर के विचरण करते हुए भी उसका मन आत्मा मे स्थिर रहता है। वह उस अचल केंद्र मे स्थित है</text:span><text:span text:style-name="T140">, </text:span><text:span text:style-name="T5">भले ही उसका शरीर किसी जगह स्थिर नही हो। योग वाशिष्ठ में कहा गया है </text:span><text:span text:style-name="T140">"</text:span><text:span text:style-name="T5">मुनि बाह्य रूप से सूखे पत्ते की भांति नदी पर तैरता हुआ</text:span><text:span text:style-name="T140">, </text:span><text:span text:style-name="T5">अंदर पर्वत के समान स्थिर है।</text:span><text:span text:style-name="T140">"</text:span></text:p>
      <text:p text:style-name="P120"/>
      <text:p text:style-name="P49"><text:span text:style-name="T276">उसके स्थिरमति का स्रोत क्या है</text:span><text:span text:style-name="T317">? </text:span><text:span text:style-name="T276">वह भक्तिमान है। इश्वर पर उसकी श्रद्धा भक्ति ही उसकी शक्ति का रहस्य है। प्रह्लाद कहते हैं </text:span><text:span text:style-name="T317">"</text:span><text:span text:style-name="T276">बलं मे वैकुठ</text:span><text:span text:style-name="T317">: - </text:span><text:span text:style-name="T276">मेरा बल स्वयं ईश्वर हैं</text:span><text:span text:style-name="T317">" (</text:span><text:span text:style-name="T276">नारा</text:span><text:span text:style-name="T317">. </text:span><text:span text:style-name="T276">२४</text:span><text:span text:style-name="T317">.</text:span><text:span text:style-name="T276">९</text:span><text:span text:style-name="T317">) </text:span><text:span text:style-name="T276">।  भक्त जिसकी शरण मे है</text:span><text:span text:style-name="T317">, </text:span><text:span text:style-name="T276">वही संधारण करता है । भक्त इस बात को जानता है </text:span><text:span text:style-name="T317">- </text:span><text:span text:style-name="T276">योगक्षेमं वहाम्यहं </text:span><text:span text:style-name="T317">( </text:span><text:span text:style-name="T276">भ</text:span><text:span text:style-name="T317">. </text:span><text:span text:style-name="T276">गी</text:span><text:span text:style-name="T317">. </text:span><text:span text:style-name="T276">९</text:span><text:span text:style-name="T317">.</text:span><text:span text:style-name="T276">२२</text:span><text:span text:style-name="T317">) </text:span><text:span text:style-name="T276">। यदि भोजन की आवश्यकता हो</text:span><text:span text:style-name="T317">, </text:span><text:span text:style-name="T276">तो वे भोजन प्रदान करेंगे। यदि जल चाहिए</text:span><text:span text:style-name="T317">, </text:span><text:span text:style-name="T276">तो वे जल प्रदान करेंगे। वे ही शरीर के अधिपति हैं। इस ज्ञान के साथ साधु स्वतंत्र होकर आत्मा मे ही रमता है। </text:span></text:p>
      <text:p text:style-name="P120"/>
      <text:p text:style-name="P49"><text:span text:style-name="T276">इन सब गुणों को सूचिबद्ध करने के पश्चात भगवान कहते हैं</text:span><text:span text:style-name="T317">, "</text:span><text:span text:style-name="T276">भक्तिमान मे प्रियो नरः </text:span><text:span text:style-name="T317">- </text:span><text:span text:style-name="T276">यह दिव्य प्रेमी मुझे प्रिय है” । कबीर एक दोहे में कहते हैं </text:span><text:span text:style-name="T317">"</text:span><text:span text:style-name="T276">पाछे लागा हरी फिरे</text:span><text:span text:style-name="T317">, </text:span><text:span text:style-name="T276">कहत कबीर</text:span><text:span text:style-name="T317">, </text:span><text:span text:style-name="T276">कबीर</text:span><text:span text:style-name="T317">" </text:span><text:span text:style-name="T276">। जी हाँ</text:span><text:span text:style-name="T317">, </text:span><text:span text:style-name="T276">यह ईश्वर का स्वभाव है। वे भक्त के प्रेम के प्यासे हैं। किसी भक्त ने गीत लिखा है</text:span><text:span text:style-name="T317">- </text:span><text:span text:style-name="T276">भगवान प्रेम के जाल से पकड़े जाते हैं। स्वामी विवेकानंद का एक गीत </text:span><text:span text:style-name="T317">(The Song of the Sannyasin) </text:span><text:span text:style-name="T276">यहाँ अति महत्वपूर्ण है।</text:span></text:p>
      <text:p text:style-name="P120"/>
      <text:p text:style-name="P48">कोई घर न हो तेरा</text:p>
      <text:p text:style-name="P49"><text:span text:style-name="T347">घर कैसा जो तुझे पकड़ सके</text:span><text:span text:style-name="T348">?</text:span></text:p>
      <text:p text:style-name="P49"><text:span text:style-name="T347">आकाश तेरा छत</text:span><text:span text:style-name="T348">, </text:span><text:span text:style-name="T347">घास तेरा बिस्तर</text:span><text:span text:style-name="T348">;</text:span></text:p>
      <text:p text:style-name="P49"><text:span text:style-name="T347">और आहार जो संयोग ले आए</text:span><text:span text:style-name="T348">;</text:span></text:p>
      <text:p text:style-name="P49"><text:span text:style-name="T347">भले अच्छा पका हुआ या नही</text:span><text:span text:style-name="T348">, </text:span><text:span text:style-name="T347">निर्विचार</text:span></text:p>
      <text:p text:style-name="P48">कोई भोजन या पेय आत्मा को कर पाता न दूषित</text:p>
      <text:p text:style-name="P48">जो स्वयं ही जाने स्वयं को</text:p>
      <text:p text:style-name="P48">बहती नदी की भांति सर्वदा स्वतंत्र तुम</text:p>
      <text:p text:style-name="P49"><text:span text:style-name="T347">निर्भीक सन्यासी</text:span><text:span text:style-name="T348">! </text:span><text:span text:style-name="T347">बोल </text:span><text:span text:style-name="T348">- '</text:span><text:span text:style-name="T347">ॐ तत्सत् ॐ</text:span><text:span text:style-name="T348">'</text:span></text:p>
      <text:p text:style-name="P120"/>
      <text:p text:style-name="P119"><text:span text:style-name="T5">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140">, </text:span><text:span text:style-name="T5">अवधूत</text:span><text:span text:style-name="T140">, </text:span><text:span text:style-name="T5">अथवा जीवनमुक्त या ब्रह्मज्ञानी ही उच्चतम कोटि के भक्त हैं।</text:span></text:p>
      <text:h text:style-name="Shloka_20_number_20_heading" text:outline-level="3"><text:soft-page-break/><text:span text:style-name="T340">१२</text:span><text:span text:style-name="T344">.</text:span><text:span text:style-name="T340">२०</text:span></text:h>
      <text:p text:style-name="P11">ये तु धर्म्यामृतमिदं यथोक्तं पर्युपासते</text:p>
      <text:p text:style-name="P11">श्रद्दधाना मत्परमा भक्तास्तेतीव मे प्रियाः ॥</text:p>
      <text:p text:style-name="P120"/>
      <text:p text:style-name="P14"><text:span text:style-name="T276">तथा</text:span><text:span text:style-name="T317">, </text:span><text:span text:style-name="T276">वे</text:span><text:span text:style-name="T317">, </text:span><text:span text:style-name="T276">जो श्रद्धा से परिपूर्ण मुझे ही अपना सर्वोच्च लक्ष्य जानकर</text:span><text:span text:style-name="T317">, </text:span><text:span text:style-name="T276">इस बतलाए हुए मार्ग पर चलते हैं</text:span><text:span text:style-name="T317">, </text:span><text:span text:style-name="T276">वे मुझे अति प्रिय हैं।</text:span></text:p>
      <text:p text:style-name="P120"/>
      <text:p text:style-name="P119"><text:span text:style-name="T5">यहाँ</text:span><text:span text:style-name="T140">, </text:span><text:span text:style-name="T5">भगवान ने</text:span><text:span text:style-name="T209"> </text:span><text:span text:style-name="T211">भक्ताः</text:span><text:span text:style-name="T2"> </text:span><text:span text:style-name="T5">कहकर बहुवचन का प्रयोग किया है। ऐसे भक्त मुझे अति प्रिय हैं। कौन हैं ऐसे भक्त</text:span><text:span text:style-name="T140">? </text:span><text:span text:style-name="T5">श्रद्दधाना</text:span><text:span text:style-name="T140">: - </text:span><text:span text:style-name="T5">जिनको इस विद्या मे श्रद्धा है</text:span><text:span text:style-name="T140">, </text:span><text:span text:style-name="T5">वे विमुक्त होंगे। उनका केवल एक लक्ष्य है</text:span><text:span text:style-name="T140">; </text:span><text:span text:style-name="T5">मै ही उनका सहारा हूँ। मैं उनका सर्वोच्च लक्ष हूँ </text:span><text:span text:style-name="T140">- </text:span><text:span text:style-name="T5">मत्परमः। वे मेरे भक्त हैं</text:span><text:span text:style-name="T140">, </text:span><text:span text:style-name="T5">तथा मेरे अत्यंत प्रिय।</text:span></text:p>
      <text:p text:style-name="P120"/>
      <text:p text:style-name="P119"><text:span text:style-name="T5">जो इस धर्म रूपी अमृत </text:span><text:span text:style-name="T140">-</text:span><text:span text:style-name="T213"> </text:span><text:span text:style-name="T211">धर्मयामृतम्</text:span><text:span text:style-name="T2"> </text:span><text:span text:style-name="T5">का पान करते हैं</text:span><text:span text:style-name="T140">, </text:span><text:span text:style-name="T5">अर्थात जो गीता के उपदेशों का अध्ययन करते हैं तथा भक्तों के उपर्युक्त गुणों को आत्मसात करते हैं</text:span><text:span text:style-name="T140">; </text:span><text:span text:style-name="T5">जो इस विद्या का मनन करते हैं तथा मुझ पर श्रद्धा सहित ध्यान करते हैं</text:span><text:span text:style-name="T140">, </text:span><text:span text:style-name="T5">वे अवश्य विमुक्त होंगे।</text:span></text:p>
      <text:p text:style-name="P119"><text:span text:style-name="T5">गीता उपदेश का श्रवण</text:span><text:span text:style-name="T140">, </text:span><text:span text:style-name="T5">अध्ययन तथा मनन को यहाँ उपासना कहा गया है। अपने सद्गुरु</text:span><text:span text:style-name="T140">, </text:span><text:span text:style-name="T5">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140">, </text:span><text:span text:style-name="T5">तो हमारे आध्यात्मिक स्वास्थ्य में प्रत्यक्ष सुधार होगा। अर्थात्</text:span><text:span text:style-name="T140">, </text:span><text:span text:style-name="T5">हमें शान्ति</text:span><text:span text:style-name="T140">, </text:span><text:span text:style-name="T5">प्रेम</text:span><text:span text:style-name="T140">, </text:span><text:span text:style-name="T5">तथा वैराग्य की प्राप्ति होगी। ऐसा भक्त ईश्वर को सदा प्रिय है।</text:span></text:p>
      <text:h text:style-name="Subsection_20_within_20_shloka" text:outline-level="4">नारद मुनि और ध्यानमग्न श्रीकृष्ण</text:h>
      <text:p text:style-name="P119"><text:span text:style-name="T5">एकदा श्रीकृष्ण को ध्यान में बैठे देख नारद मुनि ने उनसे पूछा </text:span><text:span text:style-name="T140">" </text:span><text:span text:style-name="T5">हे प्रभु</text:span><text:span text:style-name="T140">, </text:span><text:span text:style-name="T5">सारे भक्तजन तो आपके दिव्य रूप तथा चरणों का ध्यान करते हैं</text:span><text:span text:style-name="T140">, </text:span><text:span text:style-name="T5">प्रत्युत आप किसका ध्यान कर रहें हैं</text:span><text:span text:style-name="T140">?"</text:span><text:span text:style-name="T5">। श्रीकृष्ण ने कहा </text:span><text:span text:style-name="T140">" </text:span><text:span text:style-name="T5">मेरे प्रिय देवर्षि</text:span><text:span text:style-name="T140">, </text:span><text:span text:style-name="T5">आप एक रहस्य जानते है</text:span><text:span text:style-name="T140">? </text:span><text:span text:style-name="T5">मेरे इष्ट देवता</text:span><text:span text:style-name="T140">, </text:span><text:span text:style-name="T5">जिस रूप पर मैं ध्यान करता हूँ</text:span><text:span text:style-name="T140">, </text:span><text:span text:style-name="T5">वो मेरे भक्त का है। साधु मेरा हृदय हैं</text:span><text:span text:style-name="T140">, </text:span><text:span text:style-name="T5">और मैं उनका हृदय हूँ।</text:span><text:span text:style-name="T2"> </text:span><text:span text:style-name="T5">उन्ही का मैं ध्यान करता हूँ। यही रहस्य है।</text:span></text:p>
      <text:p text:style-name="P49"><text:span text:style-name="T276">यहाँ भगवान कह रहे हैं </text:span><text:span text:style-name="T317">"</text:span><text:span text:style-name="T276">हे अर्जुन</text:span><text:span text:style-name="T317">, </text:span><text:span text:style-name="T276">तुम मेरे प्रिय हो। तुम्हे मुक्ति प्राप्त होगी ।</text:span><text:span text:style-name="T317">" </text:span><text:span text:style-name="T276">यह भगवान की प्रतिज्ञा है। श्रीमद् भगवद्गीता ९</text:span><text:span text:style-name="T317">. </text:span><text:span text:style-name="T276">३१</text:span><text:span text:style-name="T317">. </text:span><text:span text:style-name="T276">मे भगवान कहते हैं </text:span><text:span text:style-name="T317">"</text:span><text:span text:style-name="T276">न मे भक्तः प्रणश्यति मेरे भक्त का नाश कभी नही होता।</text:span><text:span text:style-name="T317">" </text:span></text:p>
      <text:p text:style-name="P49"><text:span text:style-name="T276">यहाँ श्रद्दधाना</text:span><text:span text:style-name="T317">: </text:span><text:span text:style-name="T276">शब्द का प्रयोग किया गया है। अध्यात्मिक जीवन मे श्रद्धा अति महत्वपूर्ण कारक है। अतः यहाँ श्रद्धा भक्ति मार्ग से जुड़ा हुआ है। श्रद्धा</text:span><text:span text:style-name="T317">, </text:span><text:span text:style-name="T276">भक्ति</text:span><text:span text:style-name="T317">, </text:span><text:span text:style-name="T276">तथा ध्यानयोग तीन ऐसे कारक हैं जो व्यक्ति को अध्यात्मिक जीवन में स्थिर बनाते हैं। </text:span></text:p>
      <text:p text:style-name="P119"><text:span text:style-name="T106">धम्यमृतम्</text:span><text:span text:style-name="T2"> </text:span><text:span text:style-name="T140">- </text:span><text:span text:style-name="T5">अर्थात अमृत</text:span><text:span text:style-name="T140">-</text:span><text:span text:style-name="T5">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140">"</text:span><text:span text:style-name="T5">मै आत्मा हू</text:span><text:span text:style-name="T140">" </text:span><text:span text:style-name="T5">इस तत्व को जानकर सभी में इस दिव्य तत्व को देखें। इस दृष्टि से लोगों के साथ व्यवहार करना ही धर्म है। धर्म कोई बना</text:span><text:span text:style-name="T140">-</text:span><text:span text:style-name="T5">बनाया नियम</text:span><text:span text:style-name="T140">, </text:span><text:span text:style-name="T5">अथवा नैतिक शिक्षा नहीं है। धर्म सत्य पर आधारित है। क्या करें और क्या न करें </text:span><text:span text:style-name="T140">- </text:span><text:span text:style-name="T5">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140">; </text:span><text:span text:style-name="T5">सारा भय दूर हो जाता है</text:span><text:span text:style-name="T140">, </text:span><text:span text:style-name="T5">वही आत्मा सभी में दिखाई पड़ती है</text:span><text:span text:style-name="T140">, </text:span><text:span text:style-name="T5">और स्वार्थ मिट जाता है </text:span><text:span text:style-name="T140">- </text:span><text:span text:style-name="T5">यही धर्म का सार है। श्रीमद्भागवत में कहते हैं</text:span><text:span text:style-name="T140">, "</text:span><text:span text:style-name="T5">वह परम धर्म जो मन के कपट से शुद्ध</text:span><text:span text:style-name="T140">, </text:span><text:span text:style-name="T5">अहंकार की त्रुटियों और निर्बलता से परे है</text:span><text:span text:style-name="T140">, </text:span><text:span text:style-name="T5">वही भक्ति है</text:span><text:span text:style-name="T140">"</text:span><text:span text:style-name="T5">। उसी धर्म में संपूर्ण जगत तथा सारे जीव जन्तु स्थापित हैं।</text:span><text:span text:style-name="T2"> </text:span><text:span text:style-name="T5">इसमें स्थापित व्यक्ति समस्त प्राणियों को प्रिय है। इसके अतिरिक्त</text:span><text:span text:style-name="T140">, </text:span><text:span text:style-name="T5">यह भगवान का प्रेम है जो सभी प्राणियों के माध्यम से व्यक्त होता है।</text:span></text:p>
      <text:h text:style-name="Section_20_outside_20_of_20_shloka" text:outline-level="3">निष्कर्ष</text:h>
      <text:p text:style-name="P49"><text:span text:style-name="T276">भक्तियोग </text:span><text:span text:style-name="T317">- </text:span><text:span text:style-name="T276">श्रीमद्भगवद्गीता के सबसे मधुर अध्यायो में से एक</text:span><text:span text:style-name="T317">, </text:span><text:span text:style-name="T276">यहाँ समाप्त होता है। भगवान कहते हैं कि जो भक्त इस अध्याय का बार</text:span><text:span text:style-name="T317">-</text:span><text:span text:style-name="T276">बार ध्यान करते हैं और इसे आत्मसात करते हैं</text:span><text:span text:style-name="T317">, </text:span><text:span text:style-name="T276">वे मेरे लिए अति प्रिय हैं। जैसे भगवान ने श्रीमद्भागवत् में कहा</text:span><text:span text:style-name="T317">- "</text:span><text:span text:style-name="T276">मैं उसकी रक्षा करूंगा। उसकी जो भी कठिनाई होगी</text:span><text:span text:style-name="T317">, </text:span><text:span text:style-name="T276">मैं उसका समाधान करूंगा। मैं सदैव उसके साथ रहूंगा</text:span><text:span text:style-name="T317">, </text:span><text:span text:style-name="T276">और वह जब चाहे मेरा दर्शन कर सकता है।” भगवान ने राजा महाबली को यह वचन दिया था। ऐसा वचन केवल एक निर्दोष बाल</text:span><text:span text:style-name="T317">-</text:span><text:span text:style-name="T276">सुलभ भक्त को दिया जाता है। संपूर्ण आध्यात्मिक तपस का ध्येय मुख्यतः एक बच्चे की भांति सरलता और पवित्रता प्राप्त करना है। भगवान हमारे पिता है</text:span><text:span text:style-name="T317">, </text:span><text:span text:style-name="T276">हमारी माता है</text:span><text:span text:style-name="T317">, </text:span><text:span text:style-name="T276">हमारे स्वामी तथा गुरु हैं। वे ही इस जीवन की एकमात्र निधि हैं।</text:span></text:p>
      <text:p text:style-name="P120"/>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0"/>
      <text:p text:style-name="P38">ॐ तत् सत् </text:p>
      <text:p text:style-name="P121"><text:span text:style-name="T109">इस ग्रंथ में</text:span><text:span text:style-name="T169">, </text:span><text:span text:style-name="T109">जिसे श्रीमद्भगवद गीता के नाम से जाना जाता है</text:span><text:span text:style-name="T169">, </text:span><text:span text:style-name="T109">जिसमें उपनिषदों का सार है</text:span><text:span text:style-name="T169">, </text:span><text:span text:style-name="T109">जो ब्रह्म के ज्ञान और योग के विज्ञान को श्रीकृष्ण और अर्जुन के बीच एक संवाद के रूप में उजागर करता है</text:span><text:span text:style-name="T169">, </text:span><text:span text:style-name="T109">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7T11:12:59.999345990</dc:date>
    <meta:editing-duration>P4DT7H56M36S</meta:editing-duration>
    <meta:editing-cycles>1769</meta:editing-cycles>
    <meta:generator>LibreOffice/7.3.7.2$Linux_X86_64 LibreOffice_project/30$Build-2</meta:generator>
    <meta:document-statistic meta:table-count="0" meta:image-count="0" meta:object-count="0" meta:page-count="42" meta:paragraph-count="521" meta:word-count="28130" meta:character-count="93354" meta:non-whitespace-character-count="65624"/>
  </office:meta>
</office:document-meta>
</file>